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31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007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ST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xXX</text:p>
          </table:table-cell>
          <table:table-cell office:value-type="string">
            <text:p>y</text:p>
          </table:table-cell>
          <table:table-cell table:formula="of:=IF(&quot;XXX&quot;= [.A1];2*b#ref!*b#ref!/(b#ref!+b#ref!);0)" office:value-type="string" office:string-value="Err:508">
            <text:p>Err:508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2];2*b#ref!*[.B1]/(b#ref!+[.B1]);0)" office:value-type="string" office:string-value="Err:508">
            <text:p>Err:508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];2*[.B2]*[.B#REF!]/([.B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3/885</text:p>
          </table:table-cell>
          <table:table-cell table:formula="of:=IF(&quot;XXX&quot;= [.A4];2*[.B3]*[.B#REF!]/([.B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3/40</text:p>
          </table:table-cell>
          <table:table-cell table:formula="of:=IF(&quot;XXX&quot;= [.A5];2*[.B#REF!]*[.B4]/([.B#REF!]+[.B4]);0)" office:value-type="float" office:value="0">
            <text:p>0</text:p>
          </table:table-cell>
        </table:table-row>
        <table:table-row table:style-name="ro2">
          <table:table-cell office:value-type="string">
            <text:p>P:885,</text:p>
          </table:table-cell>
          <table:table-cell office:value-type="string">
            <text:p>TP:33,</text:p>
          </table:table-cell>
          <table:table-cell table:formula="of:=IF(&quot;XXX&quot;= [.A6];2*[.B4]*[.B5]/([.B4]+[.B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7];2*[.B5]*[.B6]/([.B5]+[.B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];2*[.B7]*[.B#REF!]/([.B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3/51</text:p>
          </table:table-cell>
          <table:table-cell table:formula="of:=IF(&quot;XXX&quot;= [.A9];2*[.B8]*[.B#REF!]/([.B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3/40</text:p>
          </table:table-cell>
          <table:table-cell table:formula="of:=IF(&quot;XXX&quot;= [.A10];2*[.B#REF!]*[.B9]/([.B#REF!]+[.B9]);0)" office:value-type="float" office:value="0">
            <text:p>0</text:p>
          </table:table-cell>
        </table:table-row>
        <table:table-row table:style-name="ro2">
          <table:table-cell office:value-type="string">
            <text:p>P:51,</text:p>
          </table:table-cell>
          <table:table-cell office:value-type="string">
            <text:p>TP:13,</text:p>
          </table:table-cell>
          <table:table-cell table:formula="of:=IF(&quot;XXX&quot;= [.A11];2*[.B9]*[.B10]/([.B9]+[.B1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12];2*[.B10]*[.B11]/([.B10]+[.B1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3];2*[.B12]*[.B#REF!]/([.B1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6/63</text:p>
          </table:table-cell>
          <table:table-cell table:formula="of:=IF(&quot;XXX&quot;= [.A14];2*[.B13]*[.B#REF!]/([.B1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6/40</text:p>
          </table:table-cell>
          <table:table-cell table:formula="of:=IF(&quot;XXX&quot;= [.A15];2*[.B#REF!]*[.B14]/([.B#REF!]+[.B14]);0)" office:value-type="float" office:value="0">
            <text:p>0</text:p>
          </table:table-cell>
        </table:table-row>
        <table:table-row table:style-name="ro2">
          <table:table-cell office:value-type="string">
            <text:p>P:63,</text:p>
          </table:table-cell>
          <table:table-cell office:value-type="string">
            <text:p>TP:16,</text:p>
          </table:table-cell>
          <table:table-cell table:formula="of:=IF(&quot;XXX&quot;= [.A16];2*[.B14]*[.B15]/([.B14]+[.B15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17];2*[.B15]*[.B16]/([.B15]+[.B16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18];2*[.B16]*[.B17]/([.B16]+[.B17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85/2157</text:p>
          </table:table-cell>
          <table:table-cell table:formula="of:=IF(&quot;XXX&quot;= [.A19];2*[.B18]*[.B#REF!]/([.B1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85/1267</text:p>
          </table:table-cell>
          <table:table-cell table:formula="of:=IF(&quot;XXX&quot;= [.A20];2*[.B#REF!]*[.B19]/([.B#REF!]+[.B19]);0)" office:value-type="float" office:value="0">
            <text:p>0</text:p>
          </table:table-cell>
        </table:table-row>
        <table:table-row table:style-name="ro2">
          <table:table-cell office:value-type="string">
            <text:p>P:2157,</text:p>
          </table:table-cell>
          <table:table-cell office:value-type="string">
            <text:p>TP:385,</text:p>
          </table:table-cell>
          <table:table-cell table:formula="of:=IF(&quot;XXX&quot;= [.A21];2*[.B19]*[.B20]/([.B19]+[.B2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2];2*[.B21]*[.B#REF!]/([.B21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23];2*[.B#REF!]*[.B22]/([.B#REF!]+[.B22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24];2*[.B22]*[.B23]/([.B22]+[.B23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25];2*[.B23]*[.B24]/([.B23]+[.B24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78488641631896">
            <text:p>0.1784886416</text:p>
          </table:table-cell>
          <table:table-cell table:formula="of:=IF(&quot;XXX&quot;= [.A26];2*[.B24]*[.B25]/([.B24]+[.B25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303867403314917">
            <text:p>0.3038674033</text:p>
          </table:table-cell>
          <table:table-cell table:formula="of:=IF(&quot;XXX&quot;= [.A27];2*[.B25]*[.B26]/([.B25]+[.B2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8];2*[.B26]*[.B27]/([.B26]+[.B27]);0)" office:value-type="float" office:value="0.224883177570093">
            <text:p>0.2248831776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29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0];2*[.B29]*[.B#REF!]/([.B2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136</text:p>
          </table:table-cell>
          <table:table-cell table:formula="of:=IF(&quot;XXX&quot;= [.A31];2*[.B30]*[.B#REF!]/([.B3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40</text:p>
          </table:table-cell>
          <table:table-cell table:formula="of:=IF(&quot;XXX&quot;= [.A32];2*[.B#REF!]*[.B31]/([.B#REF!]+[.B31]);0)" office:value-type="float" office:value="0">
            <text:p>0</text:p>
          </table:table-cell>
        </table:table-row>
        <table:table-row table:style-name="ro2">
          <table:table-cell office:value-type="string">
            <text:p>P:136,</text:p>
          </table:table-cell>
          <table:table-cell office:value-type="string">
            <text:p>TP:3,</text:p>
          </table:table-cell>
          <table:table-cell table:formula="of:=IF(&quot;XXX&quot;= [.A33];2*[.B31]*[.B32]/([.B31]+[.B3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34];2*[.B32]*[.B33]/([.B32]+[.B3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5];2*[.B34]*[.B#REF!]/([.B3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16</text:p>
          </table:table-cell>
          <table:table-cell table:formula="of:=IF(&quot;XXX&quot;= [.A36];2*[.B35]*[.B#REF!]/([.B3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40</text:p>
          </table:table-cell>
          <table:table-cell table:formula="of:=IF(&quot;XXX&quot;= [.A37];2*[.B#REF!]*[.B36]/([.B#REF!]+[.B36]);0)" office:value-type="float" office:value="0">
            <text:p>0</text:p>
          </table:table-cell>
        </table:table-row>
        <table:table-row table:style-name="ro2">
          <table:table-cell office:value-type="string">
            <text:p>P:16,</text:p>
          </table:table-cell>
          <table:table-cell office:value-type="string">
            <text:p>TP:5,</text:p>
          </table:table-cell>
          <table:table-cell table:formula="of:=IF(&quot;XXX&quot;= [.A38];2*[.B36]*[.B37]/([.B36]+[.B3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39];2*[.B37]*[.B38]/([.B37]+[.B3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0];2*[.B39]*[.B#REF!]/([.B3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7/33</text:p>
          </table:table-cell>
          <table:table-cell table:formula="of:=IF(&quot;XXX&quot;= [.A41];2*[.B40]*[.B#REF!]/([.B4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40</text:p>
          </table:table-cell>
          <table:table-cell table:formula="of:=IF(&quot;XXX&quot;= [.A42];2*[.B#REF!]*[.B41]/([.B#REF!]+[.B41]);0)" office:value-type="float" office:value="0">
            <text:p>0</text:p>
          </table:table-cell>
        </table:table-row>
        <table:table-row table:style-name="ro2">
          <table:table-cell office:value-type="string">
            <text:p>P:33,</text:p>
          </table:table-cell>
          <table:table-cell office:value-type="string">
            <text:p>TP:7,</text:p>
          </table:table-cell>
          <table:table-cell table:formula="of:=IF(&quot;XXX&quot;= [.A43];2*[.B41]*[.B42]/([.B41]+[.B42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44];2*[.B42]*[.B43]/([.B42]+[.B43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45];2*[.B43]*[.B44]/([.B43]+[.B44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64/1750</text:p>
          </table:table-cell>
          <table:table-cell table:formula="of:=IF(&quot;XXX&quot;= [.A46];2*[.B45]*[.B#REF!]/([.B4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64/1267</text:p>
          </table:table-cell>
          <table:table-cell table:formula="of:=IF(&quot;XXX&quot;= [.A47];2*[.B#REF!]*[.B46]/([.B#REF!]+[.B46]);0)" office:value-type="float" office:value="0">
            <text:p>0</text:p>
          </table:table-cell>
        </table:table-row>
        <table:table-row table:style-name="ro2">
          <table:table-cell office:value-type="string">
            <text:p>P:1750,</text:p>
          </table:table-cell>
          <table:table-cell office:value-type="string">
            <text:p>TP:464,</text:p>
          </table:table-cell>
          <table:table-cell table:formula="of:=IF(&quot;XXX&quot;= [.A48];2*[.B46]*[.B47]/([.B46]+[.B47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49];2*[.B48]*[.B#REF!]/([.B48]+[.B#REF!]);0)" office:value-type="float" office:value="0">
            <text:p>#VALUE!</text:p>
          </table:table-cell>
        </table:table-row>
        <table:table-row table:style-name="ro2">
          <table:table-cell table:style-name="ce1" office:value-type="string">
            <text:p>learning_rate</text:p>
          </table:table-cell>
          <table:table-cell table:style-name="ce1" office:value-type="string">
            <text:p>2e-06</text:p>
          </table:table-cell>
          <table:table-cell table:style-name="ce1" table:formula="of:=IF(&quot;XXX&quot;= [.A50];2*[.B#REF!]*[.B49]/([.B#REF!]+[.B49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oversampling_ratio</text:p>
          </table:table-cell>
          <table:table-cell table:style-name="ce1" office:value-type="float" office:value="1">
            <text:p>1</text:p>
          </table:table-cell>
          <table:table-cell table:style-name="ce1" table:formula="of:=IF(&quot;XXX&quot;= [.A51];2*[.B49]*[.B50]/([.B49]+[.B50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lass_ratio</text:p>
          </table:table-cell>
          <table:table-cell table:style-name="ce1" office:value-type="float" office:value="2">
            <text:p>2</text:p>
          </table:table-cell>
          <table:table-cell table:style-name="ce1" table:formula="of:=IF(&quot;XXX&quot;= [.A52];2*[.B50]*[.B51]/([.B50]+[.B51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precision</text:p>
          </table:table-cell>
          <table:table-cell table:style-name="ce1" office:value-type="float" office:value="0.265142857142857">
            <text:p>0.2651428571</text:p>
          </table:table-cell>
          <table:table-cell table:style-name="ce1" table:formula="of:=IF(&quot;XXX&quot;= [.A53];2*[.B51]*[.B52]/([.B51]+[.B52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recall</text:p>
          </table:table-cell>
          <table:table-cell table:style-name="ce1" office:value-type="float" office:value="0.366219415943173">
            <text:p>0.3662194159</text:p>
          </table:table-cell>
          <table:table-cell table:style-name="ce1" table:formula="of:=IF(&quot;XXX&quot;= [.A54];2*[.B52]*[.B53]/([.B52]+[.B53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55];2*[.B53]*[.B54]/([.B53]+[.B54]);0)" office:value-type="float" office:value="0.307590321511435">
            <text:p>0.3075903215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56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7];2*[.B56]*[.B#REF!]/([.B5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58];2*[.B57]*[.B#REF!]/([.B5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59];2*[.B#REF!]*[.B58]/([.B#REF!]+[.B58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60];2*[.B58]*[.B59]/([.B58]+[.B5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61];2*[.B59]*[.B60]/([.B59]+[.B6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2];2*[.B61]*[.B#REF!]/([.B6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78</text:p>
          </table:table-cell>
          <table:table-cell table:formula="of:=IF(&quot;XXX&quot;= [.A63];2*[.B62]*[.B#REF!]/([.B6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40</text:p>
          </table:table-cell>
          <table:table-cell table:formula="of:=IF(&quot;XXX&quot;= [.A64];2*[.B#REF!]*[.B63]/([.B#REF!]+[.B63]);0)" office:value-type="float" office:value="0">
            <text:p>0</text:p>
          </table:table-cell>
        </table:table-row>
        <table:table-row table:style-name="ro2">
          <table:table-cell office:value-type="string">
            <text:p>P:78,</text:p>
          </table:table-cell>
          <table:table-cell office:value-type="string">
            <text:p>TP:5,</text:p>
          </table:table-cell>
          <table:table-cell table:formula="of:=IF(&quot;XXX&quot;= [.A65];2*[.B63]*[.B64]/([.B63]+[.B6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66];2*[.B64]*[.B65]/([.B64]+[.B6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7];2*[.B66]*[.B#REF!]/([.B6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/31</text:p>
          </table:table-cell>
          <table:table-cell table:formula="of:=IF(&quot;XXX&quot;= [.A68];2*[.B67]*[.B#REF!]/([.B6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40</text:p>
          </table:table-cell>
          <table:table-cell table:formula="of:=IF(&quot;XXX&quot;= [.A69];2*[.B#REF!]*[.B68]/([.B#REF!]+[.B68]);0)" office:value-type="float" office:value="0">
            <text:p>0</text:p>
          </table:table-cell>
        </table:table-row>
        <table:table-row table:style-name="ro2">
          <table:table-cell office:value-type="string">
            <text:p>P:31,</text:p>
          </table:table-cell>
          <table:table-cell office:value-type="string">
            <text:p>TP:4,</text:p>
          </table:table-cell>
          <table:table-cell table:formula="of:=IF(&quot;XXX&quot;= [.A70];2*[.B68]*[.B69]/([.B68]+[.B69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71];2*[.B69]*[.B70]/([.B69]+[.B70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72];2*[.B70]*[.B71]/([.B70]+[.B71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89/1103</text:p>
          </table:table-cell>
          <table:table-cell table:formula="of:=IF(&quot;XXX&quot;= [.A73];2*[.B72]*[.B#REF!]/([.B7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89/1267</text:p>
          </table:table-cell>
          <table:table-cell table:formula="of:=IF(&quot;XXX&quot;= [.A74];2*[.B#REF!]*[.B73]/([.B#REF!]+[.B73]);0)" office:value-type="float" office:value="0">
            <text:p>0</text:p>
          </table:table-cell>
        </table:table-row>
        <table:table-row table:style-name="ro2">
          <table:table-cell office:value-type="string">
            <text:p>P:1103,</text:p>
          </table:table-cell>
          <table:table-cell office:value-type="string">
            <text:p>TP:189,</text:p>
          </table:table-cell>
          <table:table-cell table:formula="of:=IF(&quot;XXX&quot;= [.A75];2*[.B73]*[.B74]/([.B73]+[.B74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6];2*[.B75]*[.B#REF!]/([.B75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77];2*[.B#REF!]*[.B76]/([.B#REF!]+[.B76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78];2*[.B76]*[.B77]/([.B76]+[.B77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79];2*[.B77]*[.B78]/([.B77]+[.B78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71350861287398">
            <text:p>0.1713508613</text:p>
          </table:table-cell>
          <table:table-cell table:formula="of:=IF(&quot;XXX&quot;= [.A80];2*[.B78]*[.B79]/([.B78]+[.B79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49171270718232">
            <text:p>0.1491712707</text:p>
          </table:table-cell>
          <table:table-cell table:formula="of:=IF(&quot;XXX&quot;= [.A81];2*[.B79]*[.B80]/([.B79]+[.B8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2];2*[.B80]*[.B81]/([.B80]+[.B81]);0)" office:value-type="float" office:value="0.159493670886076">
            <text:p>0.1594936709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83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4];2*[.B83]*[.B#REF!]/([.B8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85];2*[.B84]*[.B#REF!]/([.B8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86];2*[.B#REF!]*[.B85]/([.B#REF!]+[.B85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87];2*[.B85]*[.B86]/([.B85]+[.B8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88];2*[.B86]*[.B87]/([.B86]+[.B8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9];2*[.B88]*[.B#REF!]/([.B8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2</text:p>
          </table:table-cell>
          <table:table-cell table:formula="of:=IF(&quot;XXX&quot;= [.A90];2*[.B89]*[.B#REF!]/([.B8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91];2*[.B#REF!]*[.B90]/([.B#REF!]+[.B90]);0)" office:value-type="float" office:value="0">
            <text:p>0</text:p>
          </table:table-cell>
        </table:table-row>
        <table:table-row table:style-name="ro2">
          <table:table-cell office:value-type="string">
            <text:p>P:2,</text:p>
          </table:table-cell>
          <table:table-cell office:value-type="string">
            <text:p>TP:0,</text:p>
          </table:table-cell>
          <table:table-cell table:formula="of:=IF(&quot;XXX&quot;= [.A92];2*[.B90]*[.B91]/([.B90]+[.B9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93];2*[.B91]*[.B92]/([.B91]+[.B9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94];2*[.B93]*[.B#REF!]/([.B9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/12</text:p>
          </table:table-cell>
          <table:table-cell table:formula="of:=IF(&quot;XXX&quot;= [.A95];2*[.B94]*[.B#REF!]/([.B9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/40</text:p>
          </table:table-cell>
          <table:table-cell table:formula="of:=IF(&quot;XXX&quot;= [.A96];2*[.B#REF!]*[.B95]/([.B#REF!]+[.B95]);0)" office:value-type="float" office:value="0">
            <text:p>0</text:p>
          </table:table-cell>
        </table:table-row>
        <table:table-row table:style-name="ro2">
          <table:table-cell office:value-type="string">
            <text:p>P:12,</text:p>
          </table:table-cell>
          <table:table-cell office:value-type="string">
            <text:p>TP:2,</text:p>
          </table:table-cell>
          <table:table-cell table:formula="of:=IF(&quot;XXX&quot;= [.A97];2*[.B95]*[.B96]/([.B95]+[.B96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98];2*[.B96]*[.B97]/([.B96]+[.B97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99];2*[.B97]*[.B98]/([.B97]+[.B98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06/439</text:p>
          </table:table-cell>
          <table:table-cell table:formula="of:=IF(&quot;XXX&quot;= [.A100];2*[.B99]*[.B#REF!]/([.B9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06/1267</text:p>
          </table:table-cell>
          <table:table-cell table:formula="of:=IF(&quot;XXX&quot;= [.A101];2*[.B#REF!]*[.B100]/([.B#REF!]+[.B100]);0)" office:value-type="float" office:value="0">
            <text:p>0</text:p>
          </table:table-cell>
        </table:table-row>
        <table:table-row table:style-name="ro2">
          <table:table-cell office:value-type="string">
            <text:p>P:439,</text:p>
          </table:table-cell>
          <table:table-cell office:value-type="string">
            <text:p>TP:206,</text:p>
          </table:table-cell>
          <table:table-cell table:formula="of:=IF(&quot;XXX&quot;= [.A102];2*[.B100]*[.B101]/([.B100]+[.B101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03];2*[.B102]*[.B#REF!]/([.B102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104];2*[.B#REF!]*[.B103]/([.B#REF!]+[.B103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105];2*[.B103]*[.B104]/([.B103]+[.B104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106];2*[.B104]*[.B105]/([.B104]+[.B105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469248291571754">
            <text:p>0.4692482916</text:p>
          </table:table-cell>
          <table:table-cell table:formula="of:=IF(&quot;XXX&quot;= [.A107];2*[.B105]*[.B106]/([.B105]+[.B106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62588792423047">
            <text:p>0.1625887924</text:p>
          </table:table-cell>
          <table:table-cell table:formula="of:=IF(&quot;XXX&quot;= [.A108];2*[.B106]*[.B107]/([.B106]+[.B107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09];2*[.B107]*[.B108]/([.B107]+[.B108]);0)" office:value-type="float" office:value="0.241500586166472">
            <text:p>0.2415005862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110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11];2*[.B110]*[.B#REF!]/([.B11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0/573</text:p>
          </table:table-cell>
          <table:table-cell table:formula="of:=IF(&quot;XXX&quot;= [.A112];2*[.B111]*[.B#REF!]/([.B11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0/40</text:p>
          </table:table-cell>
          <table:table-cell table:formula="of:=IF(&quot;XXX&quot;= [.A113];2*[.B#REF!]*[.B112]/([.B#REF!]+[.B112]);0)" office:value-type="float" office:value="0">
            <text:p>0</text:p>
          </table:table-cell>
        </table:table-row>
        <table:table-row table:style-name="ro2">
          <table:table-cell office:value-type="string">
            <text:p>P:573,</text:p>
          </table:table-cell>
          <table:table-cell office:value-type="string">
            <text:p>TP:10,</text:p>
          </table:table-cell>
          <table:table-cell table:formula="of:=IF(&quot;XXX&quot;= [.A114];2*[.B112]*[.B113]/([.B112]+[.B11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115];2*[.B113]*[.B114]/([.B113]+[.B11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16];2*[.B115]*[.B#REF!]/([.B11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/71</text:p>
          </table:table-cell>
          <table:table-cell table:formula="of:=IF(&quot;XXX&quot;= [.A117];2*[.B116]*[.B#REF!]/([.B11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/40</text:p>
          </table:table-cell>
          <table:table-cell table:formula="of:=IF(&quot;XXX&quot;= [.A118];2*[.B#REF!]*[.B117]/([.B#REF!]+[.B117]);0)" office:value-type="float" office:value="0">
            <text:p>0</text:p>
          </table:table-cell>
        </table:table-row>
        <table:table-row table:style-name="ro2">
          <table:table-cell office:value-type="string">
            <text:p>P:71,</text:p>
          </table:table-cell>
          <table:table-cell office:value-type="string">
            <text:p>TP:2,</text:p>
          </table:table-cell>
          <table:table-cell table:formula="of:=IF(&quot;XXX&quot;= [.A119];2*[.B117]*[.B118]/([.B117]+[.B11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120];2*[.B118]*[.B119]/([.B118]+[.B11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21];2*[.B120]*[.B#REF!]/([.B12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/33</text:p>
          </table:table-cell>
          <table:table-cell table:formula="of:=IF(&quot;XXX&quot;= [.A122];2*[.B121]*[.B#REF!]/([.B12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40</text:p>
          </table:table-cell>
          <table:table-cell table:formula="of:=IF(&quot;XXX&quot;= [.A123];2*[.B#REF!]*[.B122]/([.B#REF!]+[.B122]);0)" office:value-type="float" office:value="0">
            <text:p>0</text:p>
          </table:table-cell>
        </table:table-row>
        <table:table-row table:style-name="ro2">
          <table:table-cell office:value-type="string">
            <text:p>P:33,</text:p>
          </table:table-cell>
          <table:table-cell office:value-type="string">
            <text:p>TP:1,</text:p>
          </table:table-cell>
          <table:table-cell table:formula="of:=IF(&quot;XXX&quot;= [.A124];2*[.B122]*[.B123]/([.B122]+[.B123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125];2*[.B123]*[.B124]/([.B123]+[.B124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126];2*[.B124]*[.B125]/([.B124]+[.B125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16/503</text:p>
          </table:table-cell>
          <table:table-cell table:formula="of:=IF(&quot;XXX&quot;= [.A127];2*[.B126]*[.B#REF!]/([.B12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16/1267</text:p>
          </table:table-cell>
          <table:table-cell table:formula="of:=IF(&quot;XXX&quot;= [.A128];2*[.B#REF!]*[.B127]/([.B#REF!]+[.B127]);0)" office:value-type="float" office:value="0">
            <text:p>0</text:p>
          </table:table-cell>
        </table:table-row>
        <table:table-row table:style-name="ro2">
          <table:table-cell office:value-type="string">
            <text:p>P:503,</text:p>
          </table:table-cell>
          <table:table-cell office:value-type="string">
            <text:p>TP:216,</text:p>
          </table:table-cell>
          <table:table-cell table:formula="of:=IF(&quot;XXX&quot;= [.A129];2*[.B127]*[.B128]/([.B127]+[.B128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30];2*[.B129]*[.B#REF!]/([.B129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131];2*[.B#REF!]*[.B130]/([.B#REF!]+[.B130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132];2*[.B130]*[.B131]/([.B130]+[.B131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133];2*[.B131]*[.B132]/([.B131]+[.B132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429423459244533">
            <text:p>0.4294234592</text:p>
          </table:table-cell>
          <table:table-cell table:formula="of:=IF(&quot;XXX&quot;= [.A134];2*[.B132]*[.B133]/([.B132]+[.B133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70481452249408">
            <text:p>0.1704814522</text:p>
          </table:table-cell>
          <table:table-cell table:formula="of:=IF(&quot;XXX&quot;= [.A135];2*[.B133]*[.B134]/([.B133]+[.B134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36];2*[.B134]*[.B135]/([.B134]+[.B135]);0)" office:value-type="float" office:value="0.244067796610169">
            <text:p>0.2440677966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137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38];2*[.B137]*[.B#REF!]/([.B13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3</text:p>
          </table:table-cell>
          <table:table-cell table:formula="of:=IF(&quot;XXX&quot;= [.A139];2*[.B138]*[.B#REF!]/([.B13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140];2*[.B#REF!]*[.B139]/([.B#REF!]+[.B139]);0)" office:value-type="float" office:value="0">
            <text:p>0</text:p>
          </table:table-cell>
        </table:table-row>
        <table:table-row table:style-name="ro2">
          <table:table-cell office:value-type="string">
            <text:p>P:3,</text:p>
          </table:table-cell>
          <table:table-cell office:value-type="string">
            <text:p>TP:0,</text:p>
          </table:table-cell>
          <table:table-cell table:formula="of:=IF(&quot;XXX&quot;= [.A141];2*[.B139]*[.B140]/([.B139]+[.B14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142];2*[.B140]*[.B141]/([.B140]+[.B14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43];2*[.B142]*[.B#REF!]/([.B14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20</text:p>
          </table:table-cell>
          <table:table-cell table:formula="of:=IF(&quot;XXX&quot;= [.A144];2*[.B143]*[.B#REF!]/([.B14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40</text:p>
          </table:table-cell>
          <table:table-cell table:formula="of:=IF(&quot;XXX&quot;= [.A145];2*[.B#REF!]*[.B144]/([.B#REF!]+[.B144]);0)" office:value-type="float" office:value="0">
            <text:p>0</text:p>
          </table:table-cell>
        </table:table-row>
        <table:table-row table:style-name="ro2">
          <table:table-cell office:value-type="string">
            <text:p>P:20,</text:p>
          </table:table-cell>
          <table:table-cell office:value-type="string">
            <text:p>TP:3,</text:p>
          </table:table-cell>
          <table:table-cell table:formula="of:=IF(&quot;XXX&quot;= [.A146];2*[.B144]*[.B145]/([.B144]+[.B14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147];2*[.B145]*[.B146]/([.B145]+[.B14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48];2*[.B147]*[.B#REF!]/([.B14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7/71</text:p>
          </table:table-cell>
          <table:table-cell table:formula="of:=IF(&quot;XXX&quot;= [.A149];2*[.B148]*[.B#REF!]/([.B14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40</text:p>
          </table:table-cell>
          <table:table-cell table:formula="of:=IF(&quot;XXX&quot;= [.A150];2*[.B#REF!]*[.B149]/([.B#REF!]+[.B149]);0)" office:value-type="float" office:value="0">
            <text:p>0</text:p>
          </table:table-cell>
        </table:table-row>
        <table:table-row table:style-name="ro2">
          <table:table-cell office:value-type="string">
            <text:p>P:71,</text:p>
          </table:table-cell>
          <table:table-cell office:value-type="string">
            <text:p>TP:7,</text:p>
          </table:table-cell>
          <table:table-cell table:formula="of:=IF(&quot;XXX&quot;= [.A151];2*[.B149]*[.B150]/([.B149]+[.B150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152];2*[.B150]*[.B151]/([.B150]+[.B151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153];2*[.B151]*[.B152]/([.B151]+[.B152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75/1305</text:p>
          </table:table-cell>
          <table:table-cell table:formula="of:=IF(&quot;XXX&quot;= [.A154];2*[.B153]*[.B#REF!]/([.B15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75/1267</text:p>
          </table:table-cell>
          <table:table-cell table:formula="of:=IF(&quot;XXX&quot;= [.A155];2*[.B#REF!]*[.B154]/([.B#REF!]+[.B154]);0)" office:value-type="float" office:value="0">
            <text:p>0</text:p>
          </table:table-cell>
        </table:table-row>
        <table:table-row table:style-name="ro2">
          <table:table-cell office:value-type="string">
            <text:p>P:1305,</text:p>
          </table:table-cell>
          <table:table-cell office:value-type="string">
            <text:p>TP:275,</text:p>
          </table:table-cell>
          <table:table-cell table:formula="of:=IF(&quot;XXX&quot;= [.A156];2*[.B154]*[.B155]/([.B154]+[.B155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57];2*[.B156]*[.B#REF!]/([.B156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158];2*[.B#REF!]*[.B157]/([.B#REF!]+[.B157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159];2*[.B157]*[.B158]/([.B157]+[.B158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2">
            <text:p>2</text:p>
          </table:table-cell>
          <table:table-cell table:formula="of:=IF(&quot;XXX&quot;= [.A160];2*[.B158]*[.B159]/([.B158]+[.B159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210727969348659">
            <text:p>0.2107279693</text:p>
          </table:table-cell>
          <table:table-cell table:formula="of:=IF(&quot;XXX&quot;= [.A161];2*[.B159]*[.B160]/([.B159]+[.B160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17048145224941">
            <text:p>0.2170481452</text:p>
          </table:table-cell>
          <table:table-cell table:formula="of:=IF(&quot;XXX&quot;= [.A162];2*[.B160]*[.B161]/([.B160]+[.B161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63];2*[.B161]*[.B162]/([.B161]+[.B162]);0)" office:value-type="float" office:value="0.213841368584759">
            <text:p>0.2138413686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164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65];2*[.B164]*[.B#REF!]/([.B16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166];2*[.B165]*[.B#REF!]/([.B16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167];2*[.B#REF!]*[.B166]/([.B#REF!]+[.B166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168];2*[.B166]*[.B167]/([.B166]+[.B16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169];2*[.B167]*[.B168]/([.B167]+[.B16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70];2*[.B169]*[.B#REF!]/([.B16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7/118</text:p>
          </table:table-cell>
          <table:table-cell table:formula="of:=IF(&quot;XXX&quot;= [.A171];2*[.B170]*[.B#REF!]/([.B17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40</text:p>
          </table:table-cell>
          <table:table-cell table:formula="of:=IF(&quot;XXX&quot;= [.A172];2*[.B#REF!]*[.B171]/([.B#REF!]+[.B171]);0)" office:value-type="float" office:value="0">
            <text:p>0</text:p>
          </table:table-cell>
        </table:table-row>
        <table:table-row table:style-name="ro2">
          <table:table-cell office:value-type="string">
            <text:p>P:118,</text:p>
          </table:table-cell>
          <table:table-cell office:value-type="string">
            <text:p>TP:7,</text:p>
          </table:table-cell>
          <table:table-cell table:formula="of:=IF(&quot;XXX&quot;= [.A173];2*[.B171]*[.B172]/([.B171]+[.B17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174];2*[.B172]*[.B173]/([.B172]+[.B17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75];2*[.B174]*[.B#REF!]/([.B17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/14</text:p>
          </table:table-cell>
          <table:table-cell table:formula="of:=IF(&quot;XXX&quot;= [.A176];2*[.B175]*[.B#REF!]/([.B17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40</text:p>
          </table:table-cell>
          <table:table-cell table:formula="of:=IF(&quot;XXX&quot;= [.A177];2*[.B#REF!]*[.B176]/([.B#REF!]+[.B176]);0)" office:value-type="float" office:value="0">
            <text:p>0</text:p>
          </table:table-cell>
        </table:table-row>
        <table:table-row table:style-name="ro2">
          <table:table-cell office:value-type="string">
            <text:p>P:14,</text:p>
          </table:table-cell>
          <table:table-cell office:value-type="string">
            <text:p>TP:4,</text:p>
          </table:table-cell>
          <table:table-cell table:formula="of:=IF(&quot;XXX&quot;= [.A178];2*[.B176]*[.B177]/([.B176]+[.B177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179];2*[.B177]*[.B178]/([.B177]+[.B178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180];2*[.B178]*[.B179]/([.B178]+[.B179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79/386</text:p>
          </table:table-cell>
          <table:table-cell table:formula="of:=IF(&quot;XXX&quot;= [.A181];2*[.B180]*[.B#REF!]/([.B18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9/1267</text:p>
          </table:table-cell>
          <table:table-cell table:formula="of:=IF(&quot;XXX&quot;= [.A182];2*[.B#REF!]*[.B181]/([.B#REF!]+[.B181]);0)" office:value-type="float" office:value="0">
            <text:p>0</text:p>
          </table:table-cell>
        </table:table-row>
        <table:table-row table:style-name="ro2">
          <table:table-cell office:value-type="string">
            <text:p>P:386,</text:p>
          </table:table-cell>
          <table:table-cell office:value-type="string">
            <text:p>TP:79,</text:p>
          </table:table-cell>
          <table:table-cell table:formula="of:=IF(&quot;XXX&quot;= [.A183];2*[.B181]*[.B182]/([.B181]+[.B182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84];2*[.B183]*[.B#REF!]/([.B183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185];2*[.B#REF!]*[.B184]/([.B#REF!]+[.B184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186];2*[.B184]*[.B185]/([.B184]+[.B185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187];2*[.B185]*[.B186]/([.B185]+[.B186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204663212435233">
            <text:p>0.2046632124</text:p>
          </table:table-cell>
          <table:table-cell table:formula="of:=IF(&quot;XXX&quot;= [.A188];2*[.B186]*[.B187]/([.B186]+[.B187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0623520126282557">
            <text:p>0.0623520126</text:p>
          </table:table-cell>
          <table:table-cell table:formula="of:=IF(&quot;XXX&quot;= [.A189];2*[.B187]*[.B188]/([.B187]+[.B188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90];2*[.B188]*[.B189]/([.B188]+[.B189]);0)" office:value-type="float" office:value="0.0955837870538415">
            <text:p>0.0955837871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191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92];2*[.B191]*[.B#REF!]/([.B19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193];2*[.B192]*[.B#REF!]/([.B19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194];2*[.B#REF!]*[.B193]/([.B#REF!]+[.B193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195];2*[.B193]*[.B194]/([.B193]+[.B19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196];2*[.B194]*[.B195]/([.B194]+[.B19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97];2*[.B196]*[.B#REF!]/([.B19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198];2*[.B197]*[.B#REF!]/([.B19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199];2*[.B#REF!]*[.B198]/([.B#REF!]+[.B198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200];2*[.B198]*[.B199]/([.B198]+[.B19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201];2*[.B199]*[.B200]/([.B199]+[.B20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02];2*[.B201]*[.B#REF!]/([.B20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/19</text:p>
          </table:table-cell>
          <table:table-cell table:formula="of:=IF(&quot;XXX&quot;= [.A203];2*[.B202]*[.B#REF!]/([.B20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40</text:p>
          </table:table-cell>
          <table:table-cell table:formula="of:=IF(&quot;XXX&quot;= [.A204];2*[.B#REF!]*[.B203]/([.B#REF!]+[.B203]);0)" office:value-type="float" office:value="0">
            <text:p>0</text:p>
          </table:table-cell>
        </table:table-row>
        <table:table-row table:style-name="ro2">
          <table:table-cell office:value-type="string">
            <text:p>P:19,</text:p>
          </table:table-cell>
          <table:table-cell office:value-type="string">
            <text:p>TP:1,</text:p>
          </table:table-cell>
          <table:table-cell table:formula="of:=IF(&quot;XXX&quot;= [.A205];2*[.B203]*[.B204]/([.B203]+[.B204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206];2*[.B204]*[.B205]/([.B204]+[.B205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207];2*[.B205]*[.B206]/([.B205]+[.B206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25/673</text:p>
          </table:table-cell>
          <table:table-cell table:formula="of:=IF(&quot;XXX&quot;= [.A208];2*[.B207]*[.B#REF!]/([.B20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25/1267</text:p>
          </table:table-cell>
          <table:table-cell table:formula="of:=IF(&quot;XXX&quot;= [.A209];2*[.B#REF!]*[.B208]/([.B#REF!]+[.B208]);0)" office:value-type="float" office:value="0">
            <text:p>0</text:p>
          </table:table-cell>
        </table:table-row>
        <table:table-row table:style-name="ro2">
          <table:table-cell office:value-type="string">
            <text:p>P:673,</text:p>
          </table:table-cell>
          <table:table-cell office:value-type="string">
            <text:p>TP:225,</text:p>
          </table:table-cell>
          <table:table-cell table:formula="of:=IF(&quot;XXX&quot;= [.A210];2*[.B208]*[.B209]/([.B208]+[.B209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11];2*[.B210]*[.B#REF!]/([.B210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212];2*[.B#REF!]*[.B211]/([.B#REF!]+[.B211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213];2*[.B211]*[.B212]/([.B211]+[.B212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214];2*[.B212]*[.B213]/([.B212]+[.B213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334323922734027">
            <text:p>0.3343239227</text:p>
          </table:table-cell>
          <table:table-cell table:formula="of:=IF(&quot;XXX&quot;= [.A215];2*[.B213]*[.B214]/([.B213]+[.B214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77584846093133">
            <text:p>0.1775848461</text:p>
          </table:table-cell>
          <table:table-cell table:formula="of:=IF(&quot;XXX&quot;= [.A216];2*[.B214]*[.B215]/([.B214]+[.B215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17];2*[.B215]*[.B216]/([.B215]+[.B216]);0)" office:value-type="float" office:value="0.231958762886598">
            <text:p>0.2319587629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218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19];2*[.B218]*[.B#REF!]/([.B21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9/261</text:p>
          </table:table-cell>
          <table:table-cell table:formula="of:=IF(&quot;XXX&quot;= [.A220];2*[.B219]*[.B#REF!]/([.B21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9/40</text:p>
          </table:table-cell>
          <table:table-cell table:formula="of:=IF(&quot;XXX&quot;= [.A221];2*[.B#REF!]*[.B220]/([.B#REF!]+[.B220]);0)" office:value-type="float" office:value="0">
            <text:p>0</text:p>
          </table:table-cell>
        </table:table-row>
        <table:table-row table:style-name="ro2">
          <table:table-cell office:value-type="string">
            <text:p>P:261,</text:p>
          </table:table-cell>
          <table:table-cell office:value-type="string">
            <text:p>TP:19,</text:p>
          </table:table-cell>
          <table:table-cell table:formula="of:=IF(&quot;XXX&quot;= [.A222];2*[.B220]*[.B221]/([.B220]+[.B22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223];2*[.B221]*[.B222]/([.B221]+[.B22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24];2*[.B223]*[.B#REF!]/([.B22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6/54</text:p>
          </table:table-cell>
          <table:table-cell table:formula="of:=IF(&quot;XXX&quot;= [.A225];2*[.B224]*[.B#REF!]/([.B22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40</text:p>
          </table:table-cell>
          <table:table-cell table:formula="of:=IF(&quot;XXX&quot;= [.A226];2*[.B#REF!]*[.B225]/([.B#REF!]+[.B225]);0)" office:value-type="float" office:value="0">
            <text:p>0</text:p>
          </table:table-cell>
        </table:table-row>
        <table:table-row table:style-name="ro2">
          <table:table-cell office:value-type="string">
            <text:p>P:54,</text:p>
          </table:table-cell>
          <table:table-cell office:value-type="string">
            <text:p>TP:6,</text:p>
          </table:table-cell>
          <table:table-cell table:formula="of:=IF(&quot;XXX&quot;= [.A227];2*[.B225]*[.B226]/([.B225]+[.B22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228];2*[.B226]*[.B227]/([.B226]+[.B22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29];2*[.B228]*[.B#REF!]/([.B22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6/31</text:p>
          </table:table-cell>
          <table:table-cell table:formula="of:=IF(&quot;XXX&quot;= [.A230];2*[.B229]*[.B#REF!]/([.B22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40</text:p>
          </table:table-cell>
          <table:table-cell table:formula="of:=IF(&quot;XXX&quot;= [.A231];2*[.B#REF!]*[.B230]/([.B#REF!]+[.B230]);0)" office:value-type="float" office:value="0">
            <text:p>0</text:p>
          </table:table-cell>
        </table:table-row>
        <table:table-row table:style-name="ro2">
          <table:table-cell office:value-type="string">
            <text:p>P:31,</text:p>
          </table:table-cell>
          <table:table-cell office:value-type="string">
            <text:p>TP:6,</text:p>
          </table:table-cell>
          <table:table-cell table:formula="of:=IF(&quot;XXX&quot;= [.A232];2*[.B230]*[.B231]/([.B230]+[.B231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233];2*[.B231]*[.B232]/([.B231]+[.B232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234];2*[.B232]*[.B233]/([.B232]+[.B233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07/974</text:p>
          </table:table-cell>
          <table:table-cell table:formula="of:=IF(&quot;XXX&quot;= [.A235];2*[.B234]*[.B#REF!]/([.B23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07/1267</text:p>
          </table:table-cell>
          <table:table-cell table:formula="of:=IF(&quot;XXX&quot;= [.A236];2*[.B#REF!]*[.B235]/([.B#REF!]+[.B235]);0)" office:value-type="float" office:value="0">
            <text:p>0</text:p>
          </table:table-cell>
        </table:table-row>
        <table:table-row table:style-name="ro2">
          <table:table-cell office:value-type="string">
            <text:p>P:974,</text:p>
          </table:table-cell>
          <table:table-cell office:value-type="string">
            <text:p>TP:207,</text:p>
          </table:table-cell>
          <table:table-cell table:formula="of:=IF(&quot;XXX&quot;= [.A237];2*[.B235]*[.B236]/([.B235]+[.B23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38];2*[.B237]*[.B#REF!]/([.B237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239];2*[.B#REF!]*[.B238]/([.B#REF!]+[.B238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240];2*[.B238]*[.B239]/([.B238]+[.B239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241];2*[.B239]*[.B240]/([.B239]+[.B240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212525667351129">
            <text:p>0.2125256674</text:p>
          </table:table-cell>
          <table:table-cell table:formula="of:=IF(&quot;XXX&quot;= [.A242];2*[.B240]*[.B241]/([.B240]+[.B241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63378058405683">
            <text:p>0.1633780584</text:p>
          </table:table-cell>
          <table:table-cell table:formula="of:=IF(&quot;XXX&quot;= [.A243];2*[.B241]*[.B242]/([.B241]+[.B242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44];2*[.B242]*[.B243]/([.B242]+[.B243]);0)" office:value-type="float" office:value="0.184738955823293">
            <text:p>0.1847389558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245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46];2*[.B245]*[.B#REF!]/([.B24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47</text:p>
          </table:table-cell>
          <table:table-cell table:formula="of:=IF(&quot;XXX&quot;= [.A247];2*[.B246]*[.B#REF!]/([.B24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248];2*[.B#REF!]*[.B247]/([.B#REF!]+[.B247]);0)" office:value-type="float" office:value="0">
            <text:p>0</text:p>
          </table:table-cell>
        </table:table-row>
        <table:table-row table:style-name="ro2">
          <table:table-cell office:value-type="string">
            <text:p>P:47,</text:p>
          </table:table-cell>
          <table:table-cell office:value-type="string">
            <text:p>TP:0,</text:p>
          </table:table-cell>
          <table:table-cell table:formula="of:=IF(&quot;XXX&quot;= [.A249];2*[.B247]*[.B248]/([.B247]+[.B24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250];2*[.B248]*[.B249]/([.B248]+[.B24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51];2*[.B250]*[.B#REF!]/([.B25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/17</text:p>
          </table:table-cell>
          <table:table-cell table:formula="of:=IF(&quot;XXX&quot;= [.A252];2*[.B251]*[.B#REF!]/([.B25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/40</text:p>
          </table:table-cell>
          <table:table-cell table:formula="of:=IF(&quot;XXX&quot;= [.A253];2*[.B#REF!]*[.B252]/([.B#REF!]+[.B252]);0)" office:value-type="float" office:value="0">
            <text:p>0</text:p>
          </table:table-cell>
        </table:table-row>
        <table:table-row table:style-name="ro2">
          <table:table-cell office:value-type="string">
            <text:p>P:17,</text:p>
          </table:table-cell>
          <table:table-cell office:value-type="string">
            <text:p>TP:2,</text:p>
          </table:table-cell>
          <table:table-cell table:formula="of:=IF(&quot;XXX&quot;= [.A254];2*[.B252]*[.B253]/([.B252]+[.B25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255];2*[.B253]*[.B254]/([.B253]+[.B25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56];2*[.B255]*[.B#REF!]/([.B25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29</text:p>
          </table:table-cell>
          <table:table-cell table:formula="of:=IF(&quot;XXX&quot;= [.A257];2*[.B256]*[.B#REF!]/([.B25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40</text:p>
          </table:table-cell>
          <table:table-cell table:formula="of:=IF(&quot;XXX&quot;= [.A258];2*[.B#REF!]*[.B257]/([.B#REF!]+[.B257]);0)" office:value-type="float" office:value="0">
            <text:p>0</text:p>
          </table:table-cell>
        </table:table-row>
        <table:table-row table:style-name="ro2">
          <table:table-cell office:value-type="string">
            <text:p>P:29,</text:p>
          </table:table-cell>
          <table:table-cell office:value-type="string">
            <text:p>TP:5,</text:p>
          </table:table-cell>
          <table:table-cell table:formula="of:=IF(&quot;XXX&quot;= [.A259];2*[.B257]*[.B258]/([.B257]+[.B258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260];2*[.B258]*[.B259]/([.B258]+[.B259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261];2*[.B259]*[.B260]/([.B259]+[.B260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12/1217</text:p>
          </table:table-cell>
          <table:table-cell table:formula="of:=IF(&quot;XXX&quot;= [.A262];2*[.B261]*[.B#REF!]/([.B26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12/1267</text:p>
          </table:table-cell>
          <table:table-cell table:formula="of:=IF(&quot;XXX&quot;= [.A263];2*[.B#REF!]*[.B262]/([.B#REF!]+[.B262]);0)" office:value-type="float" office:value="0">
            <text:p>0</text:p>
          </table:table-cell>
        </table:table-row>
        <table:table-row table:style-name="ro2">
          <table:table-cell office:value-type="string">
            <text:p>P:1217,</text:p>
          </table:table-cell>
          <table:table-cell office:value-type="string">
            <text:p>TP:312,</text:p>
          </table:table-cell>
          <table:table-cell table:formula="of:=IF(&quot;XXX&quot;= [.A264];2*[.B262]*[.B263]/([.B262]+[.B263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265];2*[.B264]*[.B#REF!]/([.B264]+[.B#REF!]);0)" office:value-type="float" office:value="0">
            <text:p>#VALUE!</text:p>
          </table:table-cell>
        </table:table-row>
        <table:table-row table:style-name="ro2">
          <table:table-cell table:style-name="ce1" office:value-type="string">
            <text:p>learning_rate</text:p>
          </table:table-cell>
          <table:table-cell table:style-name="ce1" office:value-type="string">
            <text:p>2e-06</text:p>
          </table:table-cell>
          <table:table-cell table:style-name="ce1" table:formula="of:=IF(&quot;XXX&quot;= [.A266];2*[.B#REF!]*[.B265]/([.B#REF!]+[.B265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oversampling_ratio</text:p>
          </table:table-cell>
          <table:table-cell table:style-name="ce1" office:value-type="float" office:value="4">
            <text:p>4</text:p>
          </table:table-cell>
          <table:table-cell table:style-name="ce1" table:formula="of:=IF(&quot;XXX&quot;= [.A267];2*[.B265]*[.B266]/([.B265]+[.B266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lass_ratio</text:p>
          </table:table-cell>
          <table:table-cell table:style-name="ce1" office:value-type="float" office:value="2">
            <text:p>2</text:p>
          </table:table-cell>
          <table:table-cell table:style-name="ce1" table:formula="of:=IF(&quot;XXX&quot;= [.A268];2*[.B266]*[.B267]/([.B266]+[.B267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precision</text:p>
          </table:table-cell>
          <table:table-cell table:style-name="ce1" office:value-type="float" office:value="0.256368118323747">
            <text:p>0.2563681183</text:p>
          </table:table-cell>
          <table:table-cell table:style-name="ce1" table:formula="of:=IF(&quot;XXX&quot;= [.A269];2*[.B267]*[.B268]/([.B267]+[.B268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recall</text:p>
          </table:table-cell>
          <table:table-cell table:style-name="ce1" office:value-type="float" office:value="0.246250986582478">
            <text:p>0.2462509866</text:p>
          </table:table-cell>
          <table:table-cell table:style-name="ce1" table:formula="of:=IF(&quot;XXX&quot;= [.A270];2*[.B268]*[.B269]/([.B268]+[.B269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271];2*[.B269]*[.B270]/([.B269]+[.B270]);0)" office:value-type="float" office:value="0.251207729468599">
            <text:p>0.2512077295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272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73];2*[.B272]*[.B#REF!]/([.B27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274];2*[.B273]*[.B#REF!]/([.B27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275];2*[.B#REF!]*[.B274]/([.B#REF!]+[.B274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276];2*[.B274]*[.B275]/([.B274]+[.B27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277];2*[.B275]*[.B276]/([.B275]+[.B27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78];2*[.B277]*[.B#REF!]/([.B27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51</text:p>
          </table:table-cell>
          <table:table-cell table:formula="of:=IF(&quot;XXX&quot;= [.A279];2*[.B278]*[.B#REF!]/([.B27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280];2*[.B#REF!]*[.B279]/([.B#REF!]+[.B279]);0)" office:value-type="float" office:value="0">
            <text:p>0</text:p>
          </table:table-cell>
        </table:table-row>
        <table:table-row table:style-name="ro2">
          <table:table-cell office:value-type="string">
            <text:p>P:51,</text:p>
          </table:table-cell>
          <table:table-cell office:value-type="string">
            <text:p>TP:0,</text:p>
          </table:table-cell>
          <table:table-cell table:formula="of:=IF(&quot;XXX&quot;= [.A281];2*[.B279]*[.B280]/([.B279]+[.B28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282];2*[.B280]*[.B281]/([.B280]+[.B28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83];2*[.B282]*[.B#REF!]/([.B28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3</text:p>
          </table:table-cell>
          <table:table-cell table:formula="of:=IF(&quot;XXX&quot;= [.A284];2*[.B283]*[.B#REF!]/([.B28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285];2*[.B#REF!]*[.B284]/([.B#REF!]+[.B284]);0)" office:value-type="float" office:value="0">
            <text:p>0</text:p>
          </table:table-cell>
        </table:table-row>
        <table:table-row table:style-name="ro2">
          <table:table-cell office:value-type="string">
            <text:p>P:3,</text:p>
          </table:table-cell>
          <table:table-cell office:value-type="string">
            <text:p>TP:0,</text:p>
          </table:table-cell>
          <table:table-cell table:formula="of:=IF(&quot;XXX&quot;= [.A286];2*[.B284]*[.B285]/([.B284]+[.B285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287];2*[.B285]*[.B286]/([.B285]+[.B286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288];2*[.B286]*[.B287]/([.B286]+[.B287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52/317</text:p>
          </table:table-cell>
          <table:table-cell table:formula="of:=IF(&quot;XXX&quot;= [.A289];2*[.B288]*[.B#REF!]/([.B28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52/1267</text:p>
          </table:table-cell>
          <table:table-cell table:formula="of:=IF(&quot;XXX&quot;= [.A290];2*[.B#REF!]*[.B289]/([.B#REF!]+[.B289]);0)" office:value-type="float" office:value="0">
            <text:p>0</text:p>
          </table:table-cell>
        </table:table-row>
        <table:table-row table:style-name="ro2">
          <table:table-cell office:value-type="string">
            <text:p>P:317,</text:p>
          </table:table-cell>
          <table:table-cell office:value-type="string">
            <text:p>TP:152,</text:p>
          </table:table-cell>
          <table:table-cell table:formula="of:=IF(&quot;XXX&quot;= [.A291];2*[.B289]*[.B290]/([.B289]+[.B29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92];2*[.B291]*[.B#REF!]/([.B291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293];2*[.B#REF!]*[.B292]/([.B#REF!]+[.B292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294];2*[.B292]*[.B293]/([.B292]+[.B293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295];2*[.B293]*[.B294]/([.B293]+[.B294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479495268138801">
            <text:p>0.4794952681</text:p>
          </table:table-cell>
          <table:table-cell table:formula="of:=IF(&quot;XXX&quot;= [.A296];2*[.B294]*[.B295]/([.B294]+[.B295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19968429360695">
            <text:p>0.1199684294</text:p>
          </table:table-cell>
          <table:table-cell table:formula="of:=IF(&quot;XXX&quot;= [.A297];2*[.B295]*[.B296]/([.B295]+[.B29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98];2*[.B296]*[.B297]/([.B296]+[.B297]);0)" office:value-type="float" office:value="0.191919191919193">
            <text:p>0.1919191919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299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00];2*[.B299]*[.B#REF!]/([.B29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301];2*[.B300]*[.B#REF!]/([.B30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302];2*[.B#REF!]*[.B301]/([.B#REF!]+[.B301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303];2*[.B301]*[.B302]/([.B301]+[.B30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304];2*[.B302]*[.B303]/([.B302]+[.B30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05];2*[.B304]*[.B#REF!]/([.B30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13</text:p>
          </table:table-cell>
          <table:table-cell table:formula="of:=IF(&quot;XXX&quot;= [.A306];2*[.B305]*[.B#REF!]/([.B30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40</text:p>
          </table:table-cell>
          <table:table-cell table:formula="of:=IF(&quot;XXX&quot;= [.A307];2*[.B#REF!]*[.B306]/([.B#REF!]+[.B306]);0)" office:value-type="float" office:value="0">
            <text:p>0</text:p>
          </table:table-cell>
        </table:table-row>
        <table:table-row table:style-name="ro2">
          <table:table-cell office:value-type="string">
            <text:p>P:13,</text:p>
          </table:table-cell>
          <table:table-cell office:value-type="string">
            <text:p>TP:3,</text:p>
          </table:table-cell>
          <table:table-cell table:formula="of:=IF(&quot;XXX&quot;= [.A308];2*[.B306]*[.B307]/([.B306]+[.B30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309];2*[.B307]*[.B308]/([.B307]+[.B30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10];2*[.B309]*[.B#REF!]/([.B30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29</text:p>
          </table:table-cell>
          <table:table-cell table:formula="of:=IF(&quot;XXX&quot;= [.A311];2*[.B310]*[.B#REF!]/([.B31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40</text:p>
          </table:table-cell>
          <table:table-cell table:formula="of:=IF(&quot;XXX&quot;= [.A312];2*[.B#REF!]*[.B311]/([.B#REF!]+[.B311]);0)" office:value-type="float" office:value="0">
            <text:p>0</text:p>
          </table:table-cell>
        </table:table-row>
        <table:table-row table:style-name="ro2">
          <table:table-cell office:value-type="string">
            <text:p>P:29,</text:p>
          </table:table-cell>
          <table:table-cell office:value-type="string">
            <text:p>TP:3,</text:p>
          </table:table-cell>
          <table:table-cell table:formula="of:=IF(&quot;XXX&quot;= [.A313];2*[.B311]*[.B312]/([.B311]+[.B312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314];2*[.B312]*[.B313]/([.B312]+[.B313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315];2*[.B313]*[.B314]/([.B313]+[.B314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46/694</text:p>
          </table:table-cell>
          <table:table-cell table:formula="of:=IF(&quot;XXX&quot;= [.A316];2*[.B315]*[.B#REF!]/([.B31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46/1267</text:p>
          </table:table-cell>
          <table:table-cell table:formula="of:=IF(&quot;XXX&quot;= [.A317];2*[.B#REF!]*[.B316]/([.B#REF!]+[.B316]);0)" office:value-type="float" office:value="0">
            <text:p>0</text:p>
          </table:table-cell>
        </table:table-row>
        <table:table-row table:style-name="ro2">
          <table:table-cell office:value-type="string">
            <text:p>P:694,</text:p>
          </table:table-cell>
          <table:table-cell office:value-type="string">
            <text:p>TP:146,</text:p>
          </table:table-cell>
          <table:table-cell table:formula="of:=IF(&quot;XXX&quot;= [.A318];2*[.B316]*[.B317]/([.B316]+[.B317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19];2*[.B318]*[.B#REF!]/([.B318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320];2*[.B#REF!]*[.B319]/([.B#REF!]+[.B319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321];2*[.B319]*[.B320]/([.B319]+[.B320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322];2*[.B320]*[.B321]/([.B320]+[.B321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210374639769452">
            <text:p>0.2103746398</text:p>
          </table:table-cell>
          <table:table-cell table:formula="of:=IF(&quot;XXX&quot;= [.A323];2*[.B321]*[.B322]/([.B321]+[.B322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15232833464878">
            <text:p>0.1152328335</text:p>
          </table:table-cell>
          <table:table-cell table:formula="of:=IF(&quot;XXX&quot;= [.A324];2*[.B322]*[.B323]/([.B322]+[.B323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25];2*[.B323]*[.B324]/([.B323]+[.B324]);0)" office:value-type="float" office:value="0.148903620601734">
            <text:p>0.1489036206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326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27];2*[.B326]*[.B#REF!]/([.B32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6/526</text:p>
          </table:table-cell>
          <table:table-cell table:formula="of:=IF(&quot;XXX&quot;= [.A328];2*[.B327]*[.B#REF!]/([.B32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6/40</text:p>
          </table:table-cell>
          <table:table-cell table:formula="of:=IF(&quot;XXX&quot;= [.A329];2*[.B#REF!]*[.B328]/([.B#REF!]+[.B328]);0)" office:value-type="float" office:value="0">
            <text:p>0</text:p>
          </table:table-cell>
        </table:table-row>
        <table:table-row table:style-name="ro2">
          <table:table-cell office:value-type="string">
            <text:p>P:526,</text:p>
          </table:table-cell>
          <table:table-cell office:value-type="string">
            <text:p>TP:16,</text:p>
          </table:table-cell>
          <table:table-cell table:formula="of:=IF(&quot;XXX&quot;= [.A330];2*[.B328]*[.B329]/([.B328]+[.B32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331];2*[.B329]*[.B330]/([.B329]+[.B33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32];2*[.B331]*[.B#REF!]/([.B33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6/122</text:p>
          </table:table-cell>
          <table:table-cell table:formula="of:=IF(&quot;XXX&quot;= [.A333];2*[.B332]*[.B#REF!]/([.B33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6/40</text:p>
          </table:table-cell>
          <table:table-cell table:formula="of:=IF(&quot;XXX&quot;= [.A334];2*[.B#REF!]*[.B333]/([.B#REF!]+[.B333]);0)" office:value-type="float" office:value="0">
            <text:p>0</text:p>
          </table:table-cell>
        </table:table-row>
        <table:table-row table:style-name="ro2">
          <table:table-cell office:value-type="string">
            <text:p>P:122,</text:p>
          </table:table-cell>
          <table:table-cell office:value-type="string">
            <text:p>TP:16,</text:p>
          </table:table-cell>
          <table:table-cell table:formula="of:=IF(&quot;XXX&quot;= [.A335];2*[.B333]*[.B334]/([.B333]+[.B33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336];2*[.B334]*[.B335]/([.B334]+[.B33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37];2*[.B336]*[.B#REF!]/([.B33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5/81</text:p>
          </table:table-cell>
          <table:table-cell table:formula="of:=IF(&quot;XXX&quot;= [.A338];2*[.B337]*[.B#REF!]/([.B33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5/40</text:p>
          </table:table-cell>
          <table:table-cell table:formula="of:=IF(&quot;XXX&quot;= [.A339];2*[.B#REF!]*[.B338]/([.B#REF!]+[.B338]);0)" office:value-type="float" office:value="0">
            <text:p>0</text:p>
          </table:table-cell>
        </table:table-row>
        <table:table-row table:style-name="ro2">
          <table:table-cell office:value-type="string">
            <text:p>P:81,</text:p>
          </table:table-cell>
          <table:table-cell office:value-type="string">
            <text:p>TP:15,</text:p>
          </table:table-cell>
          <table:table-cell table:formula="of:=IF(&quot;XXX&quot;= [.A340];2*[.B338]*[.B339]/([.B338]+[.B339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341];2*[.B339]*[.B340]/([.B339]+[.B340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342];2*[.B340]*[.B341]/([.B340]+[.B341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05/2057</text:p>
          </table:table-cell>
          <table:table-cell table:formula="of:=IF(&quot;XXX&quot;= [.A343];2*[.B342]*[.B#REF!]/([.B34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05/1267</text:p>
          </table:table-cell>
          <table:table-cell table:formula="of:=IF(&quot;XXX&quot;= [.A344];2*[.B#REF!]*[.B343]/([.B#REF!]+[.B343]);0)" office:value-type="float" office:value="0">
            <text:p>0</text:p>
          </table:table-cell>
        </table:table-row>
        <table:table-row table:style-name="ro2">
          <table:table-cell office:value-type="string">
            <text:p>P:2057,</text:p>
          </table:table-cell>
          <table:table-cell office:value-type="string">
            <text:p>TP:305,</text:p>
          </table:table-cell>
          <table:table-cell table:formula="of:=IF(&quot;XXX&quot;= [.A345];2*[.B343]*[.B344]/([.B343]+[.B344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46];2*[.B345]*[.B#REF!]/([.B345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347];2*[.B#REF!]*[.B346]/([.B#REF!]+[.B346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348];2*[.B346]*[.B347]/([.B346]+[.B347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349];2*[.B347]*[.B348]/([.B347]+[.B348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48274185707341">
            <text:p>0.1482741857</text:p>
          </table:table-cell>
          <table:table-cell table:formula="of:=IF(&quot;XXX&quot;= [.A350];2*[.B348]*[.B349]/([.B348]+[.B349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40726124704025">
            <text:p>0.2407261247</text:p>
          </table:table-cell>
          <table:table-cell table:formula="of:=IF(&quot;XXX&quot;= [.A351];2*[.B349]*[.B350]/([.B349]+[.B35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52];2*[.B350]*[.B351]/([.B350]+[.B351]);0)" office:value-type="float" office:value="0.183513838748496">
            <text:p>0.1835138387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353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54];2*[.B353]*[.B#REF!]/([.B35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34</text:p>
          </table:table-cell>
          <table:table-cell table:formula="of:=IF(&quot;XXX&quot;= [.A355];2*[.B354]*[.B#REF!]/([.B35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356];2*[.B#REF!]*[.B355]/([.B#REF!]+[.B355]);0)" office:value-type="float" office:value="0">
            <text:p>0</text:p>
          </table:table-cell>
        </table:table-row>
        <table:table-row table:style-name="ro2">
          <table:table-cell office:value-type="string">
            <text:p>P:34,</text:p>
          </table:table-cell>
          <table:table-cell office:value-type="string">
            <text:p>TP:0,</text:p>
          </table:table-cell>
          <table:table-cell table:formula="of:=IF(&quot;XXX&quot;= [.A357];2*[.B355]*[.B356]/([.B355]+[.B35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358];2*[.B356]*[.B357]/([.B356]+[.B35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59];2*[.B358]*[.B#REF!]/([.B35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8/30</text:p>
          </table:table-cell>
          <table:table-cell table:formula="of:=IF(&quot;XXX&quot;= [.A360];2*[.B359]*[.B#REF!]/([.B35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8/40</text:p>
          </table:table-cell>
          <table:table-cell table:formula="of:=IF(&quot;XXX&quot;= [.A361];2*[.B#REF!]*[.B360]/([.B#REF!]+[.B360]);0)" office:value-type="float" office:value="0">
            <text:p>0</text:p>
          </table:table-cell>
        </table:table-row>
        <table:table-row table:style-name="ro2">
          <table:table-cell office:value-type="string">
            <text:p>P:30,</text:p>
          </table:table-cell>
          <table:table-cell office:value-type="string">
            <text:p>TP:8,</text:p>
          </table:table-cell>
          <table:table-cell table:formula="of:=IF(&quot;XXX&quot;= [.A362];2*[.B360]*[.B361]/([.B360]+[.B36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363];2*[.B361]*[.B362]/([.B361]+[.B36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64];2*[.B363]*[.B#REF!]/([.B36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8/79</text:p>
          </table:table-cell>
          <table:table-cell table:formula="of:=IF(&quot;XXX&quot;= [.A365];2*[.B364]*[.B#REF!]/([.B36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8/40</text:p>
          </table:table-cell>
          <table:table-cell table:formula="of:=IF(&quot;XXX&quot;= [.A366];2*[.B#REF!]*[.B365]/([.B#REF!]+[.B365]);0)" office:value-type="float" office:value="0">
            <text:p>0</text:p>
          </table:table-cell>
        </table:table-row>
        <table:table-row table:style-name="ro2">
          <table:table-cell office:value-type="string">
            <text:p>P:79,</text:p>
          </table:table-cell>
          <table:table-cell office:value-type="string">
            <text:p>TP:8,</text:p>
          </table:table-cell>
          <table:table-cell table:formula="of:=IF(&quot;XXX&quot;= [.A367];2*[.B365]*[.B366]/([.B365]+[.B366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368];2*[.B366]*[.B367]/([.B366]+[.B367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369];2*[.B367]*[.B368]/([.B367]+[.B368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94/1959</text:p>
          </table:table-cell>
          <table:table-cell table:formula="of:=IF(&quot;XXX&quot;= [.A370];2*[.B369]*[.B#REF!]/([.B36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94/1267</text:p>
          </table:table-cell>
          <table:table-cell table:formula="of:=IF(&quot;XXX&quot;= [.A371];2*[.B#REF!]*[.B370]/([.B#REF!]+[.B370]);0)" office:value-type="float" office:value="0">
            <text:p>0</text:p>
          </table:table-cell>
        </table:table-row>
        <table:table-row table:style-name="ro2">
          <table:table-cell office:value-type="string">
            <text:p>P:1959,</text:p>
          </table:table-cell>
          <table:table-cell office:value-type="string">
            <text:p>TP:394,</text:p>
          </table:table-cell>
          <table:table-cell table:formula="of:=IF(&quot;XXX&quot;= [.A372];2*[.B370]*[.B371]/([.B370]+[.B371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73];2*[.B372]*[.B#REF!]/([.B372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374];2*[.B#REF!]*[.B373]/([.B#REF!]+[.B373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375];2*[.B373]*[.B374]/([.B373]+[.B374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2">
            <text:p>2</text:p>
          </table:table-cell>
          <table:table-cell table:formula="of:=IF(&quot;XXX&quot;= [.A376];2*[.B374]*[.B375]/([.B374]+[.B375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201123021949974">
            <text:p>0.2011230219</text:p>
          </table:table-cell>
          <table:table-cell table:formula="of:=IF(&quot;XXX&quot;= [.A377];2*[.B375]*[.B376]/([.B375]+[.B376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310970797158642">
            <text:p>0.3109707972</text:p>
          </table:table-cell>
          <table:table-cell table:formula="of:=IF(&quot;XXX&quot;= [.A378];2*[.B376]*[.B377]/([.B376]+[.B377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79];2*[.B377]*[.B378]/([.B377]+[.B378]);0)" office:value-type="float" office:value="0.244265344079355">
            <text:p>0.2442653441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380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81];2*[.B380]*[.B#REF!]/([.B38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382];2*[.B381]*[.B#REF!]/([.B38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383];2*[.B#REF!]*[.B382]/([.B#REF!]+[.B382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384];2*[.B382]*[.B383]/([.B382]+[.B38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385];2*[.B383]*[.B384]/([.B383]+[.B38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86];2*[.B385]*[.B#REF!]/([.B38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14</text:p>
          </table:table-cell>
          <table:table-cell table:formula="of:=IF(&quot;XXX&quot;= [.A387];2*[.B386]*[.B#REF!]/([.B38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40</text:p>
          </table:table-cell>
          <table:table-cell table:formula="of:=IF(&quot;XXX&quot;= [.A388];2*[.B#REF!]*[.B387]/([.B#REF!]+[.B387]);0)" office:value-type="float" office:value="0">
            <text:p>0</text:p>
          </table:table-cell>
        </table:table-row>
        <table:table-row table:style-name="ro2">
          <table:table-cell office:value-type="string">
            <text:p>P:14,</text:p>
          </table:table-cell>
          <table:table-cell office:value-type="string">
            <text:p>TP:3,</text:p>
          </table:table-cell>
          <table:table-cell table:formula="of:=IF(&quot;XXX&quot;= [.A389];2*[.B387]*[.B388]/([.B387]+[.B38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390];2*[.B388]*[.B389]/([.B388]+[.B38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91];2*[.B390]*[.B#REF!]/([.B39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13</text:p>
          </table:table-cell>
          <table:table-cell table:formula="of:=IF(&quot;XXX&quot;= [.A392];2*[.B391]*[.B#REF!]/([.B39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40</text:p>
          </table:table-cell>
          <table:table-cell table:formula="of:=IF(&quot;XXX&quot;= [.A393];2*[.B#REF!]*[.B392]/([.B#REF!]+[.B392]);0)" office:value-type="float" office:value="0">
            <text:p>0</text:p>
          </table:table-cell>
        </table:table-row>
        <table:table-row table:style-name="ro2">
          <table:table-cell office:value-type="string">
            <text:p>P:13,</text:p>
          </table:table-cell>
          <table:table-cell office:value-type="string">
            <text:p>TP:3,</text:p>
          </table:table-cell>
          <table:table-cell table:formula="of:=IF(&quot;XXX&quot;= [.A394];2*[.B392]*[.B393]/([.B392]+[.B393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395];2*[.B393]*[.B394]/([.B393]+[.B394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396];2*[.B394]*[.B395]/([.B394]+[.B395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05/412</text:p>
          </table:table-cell>
          <table:table-cell table:formula="of:=IF(&quot;XXX&quot;= [.A397];2*[.B396]*[.B#REF!]/([.B39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05/1267</text:p>
          </table:table-cell>
          <table:table-cell table:formula="of:=IF(&quot;XXX&quot;= [.A398];2*[.B#REF!]*[.B397]/([.B#REF!]+[.B397]);0)" office:value-type="float" office:value="0">
            <text:p>0</text:p>
          </table:table-cell>
        </table:table-row>
        <table:table-row table:style-name="ro2">
          <table:table-cell office:value-type="string">
            <text:p>P:412,</text:p>
          </table:table-cell>
          <table:table-cell office:value-type="string">
            <text:p>TP:205,</text:p>
          </table:table-cell>
          <table:table-cell table:formula="of:=IF(&quot;XXX&quot;= [.A399];2*[.B397]*[.B398]/([.B397]+[.B398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00];2*[.B399]*[.B#REF!]/([.B399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401];2*[.B#REF!]*[.B400]/([.B#REF!]+[.B400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402];2*[.B400]*[.B401]/([.B400]+[.B401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403];2*[.B401]*[.B402]/([.B401]+[.B402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497572815533981">
            <text:p>0.4975728155</text:p>
          </table:table-cell>
          <table:table-cell table:formula="of:=IF(&quot;XXX&quot;= [.A404];2*[.B402]*[.B403]/([.B402]+[.B403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6179952644041">
            <text:p>0.1617995264</text:p>
          </table:table-cell>
          <table:table-cell table:formula="of:=IF(&quot;XXX&quot;= [.A405];2*[.B403]*[.B404]/([.B403]+[.B404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06];2*[.B404]*[.B405]/([.B404]+[.B405]);0)" office:value-type="float" office:value="0.244192972007147">
            <text:p>0.244192972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407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08];2*[.B407]*[.B#REF!]/([.B40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409];2*[.B408]*[.B#REF!]/([.B40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410];2*[.B#REF!]*[.B409]/([.B#REF!]+[.B409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411];2*[.B409]*[.B410]/([.B409]+[.B41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412];2*[.B410]*[.B411]/([.B410]+[.B41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13];2*[.B412]*[.B#REF!]/([.B41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4</text:p>
          </table:table-cell>
          <table:table-cell table:formula="of:=IF(&quot;XXX&quot;= [.A414];2*[.B413]*[.B#REF!]/([.B41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415];2*[.B#REF!]*[.B414]/([.B#REF!]+[.B414]);0)" office:value-type="float" office:value="0">
            <text:p>0</text:p>
          </table:table-cell>
        </table:table-row>
        <table:table-row table:style-name="ro2">
          <table:table-cell office:value-type="string">
            <text:p>P:4,</text:p>
          </table:table-cell>
          <table:table-cell office:value-type="string">
            <text:p>TP:0,</text:p>
          </table:table-cell>
          <table:table-cell table:formula="of:=IF(&quot;XXX&quot;= [.A416];2*[.B414]*[.B415]/([.B414]+[.B41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417];2*[.B415]*[.B416]/([.B415]+[.B41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18];2*[.B417]*[.B#REF!]/([.B41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/35</text:p>
          </table:table-cell>
          <table:table-cell table:formula="of:=IF(&quot;XXX&quot;= [.A419];2*[.B418]*[.B#REF!]/([.B41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/40</text:p>
          </table:table-cell>
          <table:table-cell table:formula="of:=IF(&quot;XXX&quot;= [.A420];2*[.B#REF!]*[.B419]/([.B#REF!]+[.B419]);0)" office:value-type="float" office:value="0">
            <text:p>0</text:p>
          </table:table-cell>
        </table:table-row>
        <table:table-row table:style-name="ro2">
          <table:table-cell office:value-type="string">
            <text:p>P:35,</text:p>
          </table:table-cell>
          <table:table-cell office:value-type="string">
            <text:p>TP:2,</text:p>
          </table:table-cell>
          <table:table-cell table:formula="of:=IF(&quot;XXX&quot;= [.A421];2*[.B419]*[.B420]/([.B419]+[.B420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422];2*[.B420]*[.B421]/([.B420]+[.B421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423];2*[.B421]*[.B422]/([.B421]+[.B422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50/555</text:p>
          </table:table-cell>
          <table:table-cell table:formula="of:=IF(&quot;XXX&quot;= [.A424];2*[.B423]*[.B#REF!]/([.B42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50/1267</text:p>
          </table:table-cell>
          <table:table-cell table:formula="of:=IF(&quot;XXX&quot;= [.A425];2*[.B#REF!]*[.B424]/([.B#REF!]+[.B424]);0)" office:value-type="float" office:value="0">
            <text:p>0</text:p>
          </table:table-cell>
        </table:table-row>
        <table:table-row table:style-name="ro2">
          <table:table-cell office:value-type="string">
            <text:p>P:555,</text:p>
          </table:table-cell>
          <table:table-cell office:value-type="string">
            <text:p>TP:250,</text:p>
          </table:table-cell>
          <table:table-cell table:formula="of:=IF(&quot;XXX&quot;= [.A426];2*[.B424]*[.B425]/([.B424]+[.B425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427];2*[.B426]*[.B#REF!]/([.B426]+[.B#REF!]);0)" office:value-type="float" office:value="0">
            <text:p>#VALUE!</text:p>
          </table:table-cell>
        </table:table-row>
        <table:table-row table:style-name="ro2">
          <table:table-cell table:style-name="ce1" office:value-type="string">
            <text:p>learning_rate</text:p>
          </table:table-cell>
          <table:table-cell table:style-name="ce1" office:value-type="string">
            <text:p>2e-06</text:p>
          </table:table-cell>
          <table:table-cell table:style-name="ce1" table:formula="of:=IF(&quot;XXX&quot;= [.A428];2*[.B#REF!]*[.B427]/([.B#REF!]+[.B427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oversampling_ratio</text:p>
          </table:table-cell>
          <table:table-cell table:style-name="ce1" office:value-type="float" office:value="-1">
            <text:p>-1</text:p>
          </table:table-cell>
          <table:table-cell table:style-name="ce1" table:formula="of:=IF(&quot;XXX&quot;= [.A429];2*[.B427]*[.B428]/([.B427]+[.B428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lass_ratio</text:p>
          </table:table-cell>
          <table:table-cell table:style-name="ce1" office:value-type="float" office:value="8">
            <text:p>8</text:p>
          </table:table-cell>
          <table:table-cell table:style-name="ce1" table:formula="of:=IF(&quot;XXX&quot;= [.A430];2*[.B428]*[.B429]/([.B428]+[.B429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precision</text:p>
          </table:table-cell>
          <table:table-cell table:style-name="ce1" office:value-type="float" office:value="0.450450450450451">
            <text:p>0.4504504505</text:p>
          </table:table-cell>
          <table:table-cell table:style-name="ce1" table:formula="of:=IF(&quot;XXX&quot;= [.A431];2*[.B429]*[.B430]/([.B429]+[.B430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recall</text:p>
          </table:table-cell>
          <table:table-cell table:style-name="ce1" office:value-type="float" office:value="0.197316495659037">
            <text:p>0.1973164957</text:p>
          </table:table-cell>
          <table:table-cell table:style-name="ce1" table:formula="of:=IF(&quot;XXX&quot;= [.A432];2*[.B430]*[.B431]/([.B430]+[.B431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433];2*[.B431]*[.B432]/([.B431]+[.B432]);0)" office:value-type="float" office:value="0.274423710208562">
            <text:p>0.2744237102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434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35];2*[.B434]*[.B#REF!]/([.B43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25</text:p>
          </table:table-cell>
          <table:table-cell table:formula="of:=IF(&quot;XXX&quot;= [.A436];2*[.B435]*[.B#REF!]/([.B43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437];2*[.B#REF!]*[.B436]/([.B#REF!]+[.B436]);0)" office:value-type="float" office:value="0">
            <text:p>0</text:p>
          </table:table-cell>
        </table:table-row>
        <table:table-row table:style-name="ro2">
          <table:table-cell office:value-type="string">
            <text:p>P:25,</text:p>
          </table:table-cell>
          <table:table-cell office:value-type="string">
            <text:p>TP:0,</text:p>
          </table:table-cell>
          <table:table-cell table:formula="of:=IF(&quot;XXX&quot;= [.A438];2*[.B436]*[.B437]/([.B436]+[.B43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439];2*[.B437]*[.B438]/([.B437]+[.B43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40];2*[.B439]*[.B#REF!]/([.B43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/17</text:p>
          </table:table-cell>
          <table:table-cell table:formula="of:=IF(&quot;XXX&quot;= [.A441];2*[.B440]*[.B#REF!]/([.B44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/40</text:p>
          </table:table-cell>
          <table:table-cell table:formula="of:=IF(&quot;XXX&quot;= [.A442];2*[.B#REF!]*[.B441]/([.B#REF!]+[.B441]);0)" office:value-type="float" office:value="0">
            <text:p>0</text:p>
          </table:table-cell>
        </table:table-row>
        <table:table-row table:style-name="ro2">
          <table:table-cell office:value-type="string">
            <text:p>P:17,</text:p>
          </table:table-cell>
          <table:table-cell office:value-type="string">
            <text:p>TP:2,</text:p>
          </table:table-cell>
          <table:table-cell table:formula="of:=IF(&quot;XXX&quot;= [.A443];2*[.B441]*[.B442]/([.B441]+[.B44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444];2*[.B442]*[.B443]/([.B442]+[.B44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45];2*[.B444]*[.B#REF!]/([.B44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5/153</text:p>
          </table:table-cell>
          <table:table-cell table:formula="of:=IF(&quot;XXX&quot;= [.A446];2*[.B445]*[.B#REF!]/([.B44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5/40</text:p>
          </table:table-cell>
          <table:table-cell table:formula="of:=IF(&quot;XXX&quot;= [.A447];2*[.B#REF!]*[.B446]/([.B#REF!]+[.B446]);0)" office:value-type="float" office:value="0">
            <text:p>0</text:p>
          </table:table-cell>
        </table:table-row>
        <table:table-row table:style-name="ro2">
          <table:table-cell office:value-type="string">
            <text:p>P:153,</text:p>
          </table:table-cell>
          <table:table-cell office:value-type="string">
            <text:p>TP:15,</text:p>
          </table:table-cell>
          <table:table-cell table:formula="of:=IF(&quot;XXX&quot;= [.A448];2*[.B446]*[.B447]/([.B446]+[.B447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449];2*[.B447]*[.B448]/([.B447]+[.B448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450];2*[.B448]*[.B449]/([.B448]+[.B449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21/2543</text:p>
          </table:table-cell>
          <table:table-cell table:formula="of:=IF(&quot;XXX&quot;= [.A451];2*[.B450]*[.B#REF!]/([.B45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21/1267</text:p>
          </table:table-cell>
          <table:table-cell table:formula="of:=IF(&quot;XXX&quot;= [.A452];2*[.B#REF!]*[.B451]/([.B#REF!]+[.B451]);0)" office:value-type="float" office:value="0">
            <text:p>0</text:p>
          </table:table-cell>
        </table:table-row>
        <table:table-row table:style-name="ro2">
          <table:table-cell office:value-type="string">
            <text:p>P:2543,</text:p>
          </table:table-cell>
          <table:table-cell office:value-type="string">
            <text:p>TP:321,</text:p>
          </table:table-cell>
          <table:table-cell table:formula="of:=IF(&quot;XXX&quot;= [.A453];2*[.B451]*[.B452]/([.B451]+[.B452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54];2*[.B453]*[.B#REF!]/([.B453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455];2*[.B#REF!]*[.B454]/([.B#REF!]+[.B454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456];2*[.B454]*[.B455]/([.B454]+[.B455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457];2*[.B455]*[.B456]/([.B455]+[.B456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26228863546992">
            <text:p>0.1262288635</text:p>
          </table:table-cell>
          <table:table-cell table:formula="of:=IF(&quot;XXX&quot;= [.A458];2*[.B456]*[.B457]/([.B456]+[.B457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53354380426204">
            <text:p>0.2533543804</text:p>
          </table:table-cell>
          <table:table-cell table:formula="of:=IF(&quot;XXX&quot;= [.A459];2*[.B457]*[.B458]/([.B457]+[.B458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60];2*[.B458]*[.B459]/([.B458]+[.B459]);0)" office:value-type="float" office:value="0.168503937007874">
            <text:p>0.168503937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461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62];2*[.B461]*[.B#REF!]/([.B46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9/158</text:p>
          </table:table-cell>
          <table:table-cell table:formula="of:=IF(&quot;XXX&quot;= [.A463];2*[.B462]*[.B#REF!]/([.B46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9/40</text:p>
          </table:table-cell>
          <table:table-cell table:formula="of:=IF(&quot;XXX&quot;= [.A464];2*[.B#REF!]*[.B463]/([.B#REF!]+[.B463]);0)" office:value-type="float" office:value="0">
            <text:p>0</text:p>
          </table:table-cell>
        </table:table-row>
        <table:table-row table:style-name="ro2">
          <table:table-cell office:value-type="string">
            <text:p>P:158,</text:p>
          </table:table-cell>
          <table:table-cell office:value-type="string">
            <text:p>TP:19,</text:p>
          </table:table-cell>
          <table:table-cell table:formula="of:=IF(&quot;XXX&quot;= [.A465];2*[.B463]*[.B464]/([.B463]+[.B46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466];2*[.B464]*[.B465]/([.B464]+[.B46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67];2*[.B466]*[.B#REF!]/([.B46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8/59</text:p>
          </table:table-cell>
          <table:table-cell table:formula="of:=IF(&quot;XXX&quot;= [.A468];2*[.B467]*[.B#REF!]/([.B46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8/40</text:p>
          </table:table-cell>
          <table:table-cell table:formula="of:=IF(&quot;XXX&quot;= [.A469];2*[.B#REF!]*[.B468]/([.B#REF!]+[.B468]);0)" office:value-type="float" office:value="0">
            <text:p>0</text:p>
          </table:table-cell>
        </table:table-row>
        <table:table-row table:style-name="ro2">
          <table:table-cell office:value-type="string">
            <text:p>P:59,</text:p>
          </table:table-cell>
          <table:table-cell office:value-type="string">
            <text:p>TP:8,</text:p>
          </table:table-cell>
          <table:table-cell table:formula="of:=IF(&quot;XXX&quot;= [.A470];2*[.B468]*[.B469]/([.B468]+[.B46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471];2*[.B469]*[.B470]/([.B469]+[.B47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72];2*[.B471]*[.B#REF!]/([.B47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1/51</text:p>
          </table:table-cell>
          <table:table-cell table:formula="of:=IF(&quot;XXX&quot;= [.A473];2*[.B472]*[.B#REF!]/([.B47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1/40</text:p>
          </table:table-cell>
          <table:table-cell table:formula="of:=IF(&quot;XXX&quot;= [.A474];2*[.B#REF!]*[.B473]/([.B#REF!]+[.B473]);0)" office:value-type="float" office:value="0">
            <text:p>0</text:p>
          </table:table-cell>
        </table:table-row>
        <table:table-row table:style-name="ro2">
          <table:table-cell office:value-type="string">
            <text:p>P:51,</text:p>
          </table:table-cell>
          <table:table-cell office:value-type="string">
            <text:p>TP:11,</text:p>
          </table:table-cell>
          <table:table-cell table:formula="of:=IF(&quot;XXX&quot;= [.A475];2*[.B473]*[.B474]/([.B473]+[.B474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476];2*[.B474]*[.B475]/([.B474]+[.B475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477];2*[.B475]*[.B476]/([.B475]+[.B476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22/1184</text:p>
          </table:table-cell>
          <table:table-cell table:formula="of:=IF(&quot;XXX&quot;= [.A478];2*[.B477]*[.B#REF!]/([.B47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22/1267</text:p>
          </table:table-cell>
          <table:table-cell table:formula="of:=IF(&quot;XXX&quot;= [.A479];2*[.B#REF!]*[.B478]/([.B#REF!]+[.B478]);0)" office:value-type="float" office:value="0">
            <text:p>0</text:p>
          </table:table-cell>
        </table:table-row>
        <table:table-row table:style-name="ro2">
          <table:table-cell office:value-type="string">
            <text:p>P:1184,</text:p>
          </table:table-cell>
          <table:table-cell office:value-type="string">
            <text:p>TP:322,</text:p>
          </table:table-cell>
          <table:table-cell table:formula="of:=IF(&quot;XXX&quot;= [.A480];2*[.B478]*[.B479]/([.B478]+[.B479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481];2*[.B480]*[.B#REF!]/([.B480]+[.B#REF!]);0)" office:value-type="float" office:value="0">
            <text:p>#VALUE!</text:p>
          </table:table-cell>
        </table:table-row>
        <table:table-row table:style-name="ro2">
          <table:table-cell table:style-name="ce1" office:value-type="string">
            <text:p>learning_rate</text:p>
          </table:table-cell>
          <table:table-cell table:style-name="ce1" office:value-type="string">
            <text:p>2e-05</text:p>
          </table:table-cell>
          <table:table-cell table:style-name="ce1" table:formula="of:=IF(&quot;XXX&quot;= [.A482];2*[.B#REF!]*[.B481]/([.B#REF!]+[.B481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oversampling_ratio</text:p>
          </table:table-cell>
          <table:table-cell table:style-name="ce1" office:value-type="float" office:value="1">
            <text:p>1</text:p>
          </table:table-cell>
          <table:table-cell table:style-name="ce1" table:formula="of:=IF(&quot;XXX&quot;= [.A483];2*[.B481]*[.B482]/([.B481]+[.B482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lass_ratio</text:p>
          </table:table-cell>
          <table:table-cell table:style-name="ce1" office:value-type="float" office:value="2">
            <text:p>2</text:p>
          </table:table-cell>
          <table:table-cell table:style-name="ce1" table:formula="of:=IF(&quot;XXX&quot;= [.A484];2*[.B482]*[.B483]/([.B482]+[.B483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precision</text:p>
          </table:table-cell>
          <table:table-cell table:style-name="ce1" office:value-type="float" office:value="0.271959459459459">
            <text:p>0.2719594595</text:p>
          </table:table-cell>
          <table:table-cell table:style-name="ce1" table:formula="of:=IF(&quot;XXX&quot;= [.A485];2*[.B483]*[.B484]/([.B483]+[.B484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recall</text:p>
          </table:table-cell>
          <table:table-cell table:style-name="ce1" office:value-type="float" office:value="0.25414364640884">
            <text:p>0.2541436464</text:p>
          </table:table-cell>
          <table:table-cell table:style-name="ce1" table:formula="of:=IF(&quot;XXX&quot;= [.A486];2*[.B484]*[.B485]/([.B484]+[.B485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487];2*[.B485]*[.B486]/([.B485]+[.B486]);0)" office:value-type="float" office:value="0.262749898000816">
            <text:p>0.262749898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488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89];2*[.B488]*[.B#REF!]/([.B48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52</text:p>
          </table:table-cell>
          <table:table-cell table:formula="of:=IF(&quot;XXX&quot;= [.A490];2*[.B489]*[.B#REF!]/([.B48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40</text:p>
          </table:table-cell>
          <table:table-cell table:formula="of:=IF(&quot;XXX&quot;= [.A491];2*[.B#REF!]*[.B490]/([.B#REF!]+[.B490]);0)" office:value-type="float" office:value="0">
            <text:p>0</text:p>
          </table:table-cell>
        </table:table-row>
        <table:table-row table:style-name="ro2">
          <table:table-cell office:value-type="string">
            <text:p>P:52,</text:p>
          </table:table-cell>
          <table:table-cell office:value-type="string">
            <text:p>TP:3,</text:p>
          </table:table-cell>
          <table:table-cell table:formula="of:=IF(&quot;XXX&quot;= [.A492];2*[.B490]*[.B491]/([.B490]+[.B49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493];2*[.B491]*[.B492]/([.B491]+[.B49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94];2*[.B493]*[.B#REF!]/([.B49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4</text:p>
          </table:table-cell>
          <table:table-cell table:formula="of:=IF(&quot;XXX&quot;= [.A495];2*[.B494]*[.B#REF!]/([.B49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496];2*[.B#REF!]*[.B495]/([.B#REF!]+[.B495]);0)" office:value-type="float" office:value="0">
            <text:p>0</text:p>
          </table:table-cell>
        </table:table-row>
        <table:table-row table:style-name="ro2">
          <table:table-cell office:value-type="string">
            <text:p>P:4,</text:p>
          </table:table-cell>
          <table:table-cell office:value-type="string">
            <text:p>TP:0,</text:p>
          </table:table-cell>
          <table:table-cell table:formula="of:=IF(&quot;XXX&quot;= [.A497];2*[.B495]*[.B496]/([.B495]+[.B49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498];2*[.B496]*[.B497]/([.B496]+[.B49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99];2*[.B498]*[.B#REF!]/([.B49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1/61</text:p>
          </table:table-cell>
          <table:table-cell table:formula="of:=IF(&quot;XXX&quot;= [.A500];2*[.B499]*[.B#REF!]/([.B49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1/40</text:p>
          </table:table-cell>
          <table:table-cell table:formula="of:=IF(&quot;XXX&quot;= [.A501];2*[.B#REF!]*[.B500]/([.B#REF!]+[.B500]);0)" office:value-type="float" office:value="0">
            <text:p>0</text:p>
          </table:table-cell>
        </table:table-row>
        <table:table-row table:style-name="ro2">
          <table:table-cell office:value-type="string">
            <text:p>P:61,</text:p>
          </table:table-cell>
          <table:table-cell office:value-type="string">
            <text:p>TP:11,</text:p>
          </table:table-cell>
          <table:table-cell table:formula="of:=IF(&quot;XXX&quot;= [.A502];2*[.B500]*[.B501]/([.B500]+[.B501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503];2*[.B501]*[.B502]/([.B501]+[.B502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504];2*[.B502]*[.B503]/([.B502]+[.B503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58/911</text:p>
          </table:table-cell>
          <table:table-cell table:formula="of:=IF(&quot;XXX&quot;= [.A505];2*[.B504]*[.B#REF!]/([.B50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58/1267</text:p>
          </table:table-cell>
          <table:table-cell table:formula="of:=IF(&quot;XXX&quot;= [.A506];2*[.B#REF!]*[.B505]/([.B#REF!]+[.B505]);0)" office:value-type="float" office:value="0">
            <text:p>0</text:p>
          </table:table-cell>
        </table:table-row>
        <table:table-row table:style-name="ro2">
          <table:table-cell office:value-type="string">
            <text:p>P:911,</text:p>
          </table:table-cell>
          <table:table-cell office:value-type="string">
            <text:p>TP:258,</text:p>
          </table:table-cell>
          <table:table-cell table:formula="of:=IF(&quot;XXX&quot;= [.A507];2*[.B505]*[.B506]/([.B505]+[.B50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08];2*[.B507]*[.B#REF!]/([.B507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509];2*[.B#REF!]*[.B508]/([.B#REF!]+[.B508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510];2*[.B508]*[.B509]/([.B508]+[.B509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511];2*[.B509]*[.B510]/([.B509]+[.B510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283205268935236">
            <text:p>0.2832052689</text:p>
          </table:table-cell>
          <table:table-cell table:formula="of:=IF(&quot;XXX&quot;= [.A512];2*[.B510]*[.B511]/([.B510]+[.B511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03630623520126">
            <text:p>0.2036306235</text:p>
          </table:table-cell>
          <table:table-cell table:formula="of:=IF(&quot;XXX&quot;= [.A513];2*[.B511]*[.B512]/([.B511]+[.B512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14];2*[.B512]*[.B513]/([.B512]+[.B513]);0)" office:value-type="float" office:value="0.236914600550964">
            <text:p>0.2369146006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515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16];2*[.B515]*[.B#REF!]/([.B51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6/134</text:p>
          </table:table-cell>
          <table:table-cell table:formula="of:=IF(&quot;XXX&quot;= [.A517];2*[.B516]*[.B#REF!]/([.B51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6/40</text:p>
          </table:table-cell>
          <table:table-cell table:formula="of:=IF(&quot;XXX&quot;= [.A518];2*[.B#REF!]*[.B517]/([.B#REF!]+[.B517]);0)" office:value-type="float" office:value="0">
            <text:p>0</text:p>
          </table:table-cell>
        </table:table-row>
        <table:table-row table:style-name="ro2">
          <table:table-cell office:value-type="string">
            <text:p>P:134,</text:p>
          </table:table-cell>
          <table:table-cell office:value-type="string">
            <text:p>TP:16,</text:p>
          </table:table-cell>
          <table:table-cell table:formula="of:=IF(&quot;XXX&quot;= [.A519];2*[.B517]*[.B518]/([.B517]+[.B51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520];2*[.B518]*[.B519]/([.B518]+[.B51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21];2*[.B520]*[.B#REF!]/([.B52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7/16</text:p>
          </table:table-cell>
          <table:table-cell table:formula="of:=IF(&quot;XXX&quot;= [.A522];2*[.B521]*[.B#REF!]/([.B52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40</text:p>
          </table:table-cell>
          <table:table-cell table:formula="of:=IF(&quot;XXX&quot;= [.A523];2*[.B#REF!]*[.B522]/([.B#REF!]+[.B522]);0)" office:value-type="float" office:value="0">
            <text:p>0</text:p>
          </table:table-cell>
        </table:table-row>
        <table:table-row table:style-name="ro2">
          <table:table-cell office:value-type="string">
            <text:p>P:16,</text:p>
          </table:table-cell>
          <table:table-cell office:value-type="string">
            <text:p>TP:7,</text:p>
          </table:table-cell>
          <table:table-cell table:formula="of:=IF(&quot;XXX&quot;= [.A524];2*[.B522]*[.B523]/([.B522]+[.B52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525];2*[.B523]*[.B524]/([.B523]+[.B52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26];2*[.B525]*[.B#REF!]/([.B52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/1</text:p>
          </table:table-cell>
          <table:table-cell table:formula="of:=IF(&quot;XXX&quot;= [.A527];2*[.B526]*[.B#REF!]/([.B52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40</text:p>
          </table:table-cell>
          <table:table-cell table:formula="of:=IF(&quot;XXX&quot;= [.A528];2*[.B#REF!]*[.B527]/([.B#REF!]+[.B527]);0)" office:value-type="float" office:value="0">
            <text:p>0</text:p>
          </table:table-cell>
        </table:table-row>
        <table:table-row table:style-name="ro2">
          <table:table-cell office:value-type="string">
            <text:p>P:1,</text:p>
          </table:table-cell>
          <table:table-cell office:value-type="string">
            <text:p>TP:1,</text:p>
          </table:table-cell>
          <table:table-cell table:formula="of:=IF(&quot;XXX&quot;= [.A529];2*[.B527]*[.B528]/([.B527]+[.B528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530];2*[.B528]*[.B529]/([.B528]+[.B529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531];2*[.B529]*[.B530]/([.B529]+[.B530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56/260</text:p>
          </table:table-cell>
          <table:table-cell table:formula="of:=IF(&quot;XXX&quot;= [.A532];2*[.B531]*[.B#REF!]/([.B53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56/1267</text:p>
          </table:table-cell>
          <table:table-cell table:formula="of:=IF(&quot;XXX&quot;= [.A533];2*[.B#REF!]*[.B532]/([.B#REF!]+[.B532]);0)" office:value-type="float" office:value="0">
            <text:p>0</text:p>
          </table:table-cell>
        </table:table-row>
        <table:table-row table:style-name="ro2">
          <table:table-cell office:value-type="string">
            <text:p>P:260,</text:p>
          </table:table-cell>
          <table:table-cell office:value-type="string">
            <text:p>TP:156,</text:p>
          </table:table-cell>
          <table:table-cell table:formula="of:=IF(&quot;XXX&quot;= [.A534];2*[.B532]*[.B533]/([.B532]+[.B533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35];2*[.B534]*[.B#REF!]/([.B534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536];2*[.B#REF!]*[.B535]/([.B#REF!]+[.B535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537];2*[.B535]*[.B536]/([.B535]+[.B536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538];2*[.B536]*[.B537]/([.B536]+[.B537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6">
            <text:p>0.6</text:p>
          </table:table-cell>
          <table:table-cell table:formula="of:=IF(&quot;XXX&quot;= [.A539];2*[.B537]*[.B538]/([.B537]+[.B538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23125493291239">
            <text:p>0.1231254933</text:p>
          </table:table-cell>
          <table:table-cell table:formula="of:=IF(&quot;XXX&quot;= [.A540];2*[.B538]*[.B539]/([.B538]+[.B539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41];2*[.B539]*[.B540]/([.B539]+[.B540]);0)" office:value-type="float" office:value="0.204322200392927">
            <text:p>0.2043222004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542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43];2*[.B542]*[.B#REF!]/([.B54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3/65</text:p>
          </table:table-cell>
          <table:table-cell table:formula="of:=IF(&quot;XXX&quot;= [.A544];2*[.B543]*[.B#REF!]/([.B54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3/40</text:p>
          </table:table-cell>
          <table:table-cell table:formula="of:=IF(&quot;XXX&quot;= [.A545];2*[.B#REF!]*[.B544]/([.B#REF!]+[.B544]);0)" office:value-type="float" office:value="0">
            <text:p>0</text:p>
          </table:table-cell>
        </table:table-row>
        <table:table-row table:style-name="ro2">
          <table:table-cell office:value-type="string">
            <text:p>P:65,</text:p>
          </table:table-cell>
          <table:table-cell office:value-type="string">
            <text:p>TP:13,</text:p>
          </table:table-cell>
          <table:table-cell table:formula="of:=IF(&quot;XXX&quot;= [.A546];2*[.B544]*[.B545]/([.B544]+[.B54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547];2*[.B545]*[.B546]/([.B545]+[.B54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48];2*[.B547]*[.B#REF!]/([.B54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9/49</text:p>
          </table:table-cell>
          <table:table-cell table:formula="of:=IF(&quot;XXX&quot;= [.A549];2*[.B548]*[.B#REF!]/([.B54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9/40</text:p>
          </table:table-cell>
          <table:table-cell table:formula="of:=IF(&quot;XXX&quot;= [.A550];2*[.B#REF!]*[.B549]/([.B#REF!]+[.B549]);0)" office:value-type="float" office:value="0">
            <text:p>0</text:p>
          </table:table-cell>
        </table:table-row>
        <table:table-row table:style-name="ro2">
          <table:table-cell office:value-type="string">
            <text:p>P:49,</text:p>
          </table:table-cell>
          <table:table-cell office:value-type="string">
            <text:p>TP:9,</text:p>
          </table:table-cell>
          <table:table-cell table:formula="of:=IF(&quot;XXX&quot;= [.A551];2*[.B549]*[.B550]/([.B549]+[.B55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552];2*[.B550]*[.B551]/([.B550]+[.B55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53];2*[.B552]*[.B#REF!]/([.B55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1/56</text:p>
          </table:table-cell>
          <table:table-cell table:formula="of:=IF(&quot;XXX&quot;= [.A554];2*[.B553]*[.B#REF!]/([.B55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1/40</text:p>
          </table:table-cell>
          <table:table-cell table:formula="of:=IF(&quot;XXX&quot;= [.A555];2*[.B#REF!]*[.B554]/([.B#REF!]+[.B554]);0)" office:value-type="float" office:value="0">
            <text:p>0</text:p>
          </table:table-cell>
        </table:table-row>
        <table:table-row table:style-name="ro2">
          <table:table-cell office:value-type="string">
            <text:p>P:56,</text:p>
          </table:table-cell>
          <table:table-cell office:value-type="string">
            <text:p>TP:11,</text:p>
          </table:table-cell>
          <table:table-cell table:formula="of:=IF(&quot;XXX&quot;= [.A556];2*[.B554]*[.B555]/([.B554]+[.B555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557];2*[.B555]*[.B556]/([.B555]+[.B556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558];2*[.B556]*[.B557]/([.B556]+[.B557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32/1118</text:p>
          </table:table-cell>
          <table:table-cell table:formula="of:=IF(&quot;XXX&quot;= [.A559];2*[.B558]*[.B#REF!]/([.B55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32/1267</text:p>
          </table:table-cell>
          <table:table-cell table:formula="of:=IF(&quot;XXX&quot;= [.A560];2*[.B#REF!]*[.B559]/([.B#REF!]+[.B559]);0)" office:value-type="float" office:value="0">
            <text:p>0</text:p>
          </table:table-cell>
        </table:table-row>
        <table:table-row table:style-name="ro2">
          <table:table-cell office:value-type="string">
            <text:p>P:1118,</text:p>
          </table:table-cell>
          <table:table-cell office:value-type="string">
            <text:p>TP:332,</text:p>
          </table:table-cell>
          <table:table-cell table:formula="of:=IF(&quot;XXX&quot;= [.A561];2*[.B559]*[.B560]/([.B559]+[.B560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562];2*[.B561]*[.B#REF!]/([.B561]+[.B#REF!]);0)" office:value-type="float" office:value="0">
            <text:p>#VALUE!</text:p>
          </table:table-cell>
        </table:table-row>
        <table:table-row table:style-name="ro2">
          <table:table-cell table:style-name="ce1" office:value-type="string">
            <text:p>learning_rate</text:p>
          </table:table-cell>
          <table:table-cell table:style-name="ce1" office:value-type="string">
            <text:p>2e-05</text:p>
          </table:table-cell>
          <table:table-cell table:style-name="ce1" table:formula="of:=IF(&quot;XXX&quot;= [.A563];2*[.B#REF!]*[.B562]/([.B#REF!]+[.B562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oversampling_ratio</text:p>
          </table:table-cell>
          <table:table-cell table:style-name="ce1" office:value-type="float" office:value="2">
            <text:p>2</text:p>
          </table:table-cell>
          <table:table-cell table:style-name="ce1" table:formula="of:=IF(&quot;XXX&quot;= [.A564];2*[.B562]*[.B563]/([.B562]+[.B563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lass_ratio</text:p>
          </table:table-cell>
          <table:table-cell table:style-name="ce1" office:value-type="float" office:value="1">
            <text:p>1</text:p>
          </table:table-cell>
          <table:table-cell table:style-name="ce1" table:formula="of:=IF(&quot;XXX&quot;= [.A565];2*[.B563]*[.B564]/([.B563]+[.B564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precision</text:p>
          </table:table-cell>
          <table:table-cell table:style-name="ce1" office:value-type="float" office:value="0.29695885509839">
            <text:p>0.2969588551</text:p>
          </table:table-cell>
          <table:table-cell table:style-name="ce1" table:formula="of:=IF(&quot;XXX&quot;= [.A566];2*[.B564]*[.B565]/([.B564]+[.B565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recall</text:p>
          </table:table-cell>
          <table:table-cell table:style-name="ce1" office:value-type="float" office:value="0.262036306235201">
            <text:p>0.2620363062</text:p>
          </table:table-cell>
          <table:table-cell table:style-name="ce1" table:formula="of:=IF(&quot;XXX&quot;= [.A567];2*[.B565]*[.B566]/([.B565]+[.B566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568];2*[.B566]*[.B567]/([.B566]+[.B567]);0)" office:value-type="float" office:value="0.278406708595388">
            <text:p>0.2784067086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569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70];2*[.B569]*[.B#REF!]/([.B56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31</text:p>
          </table:table-cell>
          <table:table-cell table:formula="of:=IF(&quot;XXX&quot;= [.A571];2*[.B570]*[.B#REF!]/([.B57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40</text:p>
          </table:table-cell>
          <table:table-cell table:formula="of:=IF(&quot;XXX&quot;= [.A572];2*[.B#REF!]*[.B571]/([.B#REF!]+[.B571]);0)" office:value-type="float" office:value="0">
            <text:p>0</text:p>
          </table:table-cell>
        </table:table-row>
        <table:table-row table:style-name="ro2">
          <table:table-cell office:value-type="string">
            <text:p>P:31,</text:p>
          </table:table-cell>
          <table:table-cell office:value-type="string">
            <text:p>TP:3,</text:p>
          </table:table-cell>
          <table:table-cell table:formula="of:=IF(&quot;XXX&quot;= [.A573];2*[.B571]*[.B572]/([.B571]+[.B57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574];2*[.B572]*[.B573]/([.B572]+[.B57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75];2*[.B574]*[.B#REF!]/([.B57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2</text:p>
          </table:table-cell>
          <table:table-cell table:formula="of:=IF(&quot;XXX&quot;= [.A576];2*[.B575]*[.B#REF!]/([.B57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577];2*[.B#REF!]*[.B576]/([.B#REF!]+[.B576]);0)" office:value-type="float" office:value="0">
            <text:p>0</text:p>
          </table:table-cell>
        </table:table-row>
        <table:table-row table:style-name="ro2">
          <table:table-cell office:value-type="string">
            <text:p>P:2,</text:p>
          </table:table-cell>
          <table:table-cell office:value-type="string">
            <text:p>TP:0,</text:p>
          </table:table-cell>
          <table:table-cell table:formula="of:=IF(&quot;XXX&quot;= [.A578];2*[.B576]*[.B577]/([.B576]+[.B57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579];2*[.B577]*[.B578]/([.B577]+[.B57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80];2*[.B579]*[.B#REF!]/([.B57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12</text:p>
          </table:table-cell>
          <table:table-cell table:formula="of:=IF(&quot;XXX&quot;= [.A581];2*[.B580]*[.B#REF!]/([.B58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582];2*[.B#REF!]*[.B581]/([.B#REF!]+[.B581]);0)" office:value-type="float" office:value="0">
            <text:p>0</text:p>
          </table:table-cell>
        </table:table-row>
        <table:table-row table:style-name="ro2">
          <table:table-cell office:value-type="string">
            <text:p>P:12,</text:p>
          </table:table-cell>
          <table:table-cell office:value-type="string">
            <text:p>TP:0,</text:p>
          </table:table-cell>
          <table:table-cell table:formula="of:=IF(&quot;XXX&quot;= [.A583];2*[.B581]*[.B582]/([.B581]+[.B582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584];2*[.B582]*[.B583]/([.B582]+[.B583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585];2*[.B583]*[.B584]/([.B583]+[.B584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42/366</text:p>
          </table:table-cell>
          <table:table-cell table:formula="of:=IF(&quot;XXX&quot;= [.A586];2*[.B585]*[.B#REF!]/([.B58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42/1267</text:p>
          </table:table-cell>
          <table:table-cell table:formula="of:=IF(&quot;XXX&quot;= [.A587];2*[.B#REF!]*[.B586]/([.B#REF!]+[.B586]);0)" office:value-type="float" office:value="0">
            <text:p>0</text:p>
          </table:table-cell>
        </table:table-row>
        <table:table-row table:style-name="ro2">
          <table:table-cell office:value-type="string">
            <text:p>P:366,</text:p>
          </table:table-cell>
          <table:table-cell office:value-type="string">
            <text:p>TP:242,</text:p>
          </table:table-cell>
          <table:table-cell table:formula="of:=IF(&quot;XXX&quot;= [.A588];2*[.B586]*[.B587]/([.B586]+[.B587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589];2*[.B588]*[.B#REF!]/([.B588]+[.B#REF!]);0)" office:value-type="float" office:value="0">
            <text:p>#VALUE!</text:p>
          </table:table-cell>
        </table:table-row>
        <table:table-row table:style-name="ro2">
          <table:table-cell table:style-name="ce1" office:value-type="string">
            <text:p>learning_rate</text:p>
          </table:table-cell>
          <table:table-cell table:style-name="ce1" office:value-type="string">
            <text:p>2e-05</text:p>
          </table:table-cell>
          <table:table-cell table:style-name="ce1" table:formula="of:=IF(&quot;XXX&quot;= [.A590];2*[.B#REF!]*[.B589]/([.B#REF!]+[.B589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oversampling_ratio</text:p>
          </table:table-cell>
          <table:table-cell table:style-name="ce1" office:value-type="float" office:value="2">
            <text:p>2</text:p>
          </table:table-cell>
          <table:table-cell table:style-name="ce1" table:formula="of:=IF(&quot;XXX&quot;= [.A591];2*[.B589]*[.B590]/([.B589]+[.B590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lass_ratio</text:p>
          </table:table-cell>
          <table:table-cell table:style-name="ce1" office:value-type="float" office:value="2">
            <text:p>2</text:p>
          </table:table-cell>
          <table:table-cell table:style-name="ce1" table:formula="of:=IF(&quot;XXX&quot;= [.A592];2*[.B590]*[.B591]/([.B590]+[.B591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precision</text:p>
          </table:table-cell>
          <table:table-cell table:style-name="ce1" office:value-type="float" office:value="0.66120218579235">
            <text:p>0.6612021858</text:p>
          </table:table-cell>
          <table:table-cell table:style-name="ce1" table:formula="of:=IF(&quot;XXX&quot;= [.A593];2*[.B591]*[.B592]/([.B591]+[.B592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recall</text:p>
          </table:table-cell>
          <table:table-cell table:style-name="ce1" office:value-type="float" office:value="0.191002367797948">
            <text:p>0.1910023678</text:p>
          </table:table-cell>
          <table:table-cell table:style-name="ce1" table:formula="of:=IF(&quot;XXX&quot;= [.A594];2*[.B592]*[.B593]/([.B592]+[.B593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595];2*[.B593]*[.B594]/([.B593]+[.B594]);0)" office:value-type="float" office:value="0.296387017758726">
            <text:p>0.2963870178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596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97];2*[.B596]*[.B#REF!]/([.B59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9/125</text:p>
          </table:table-cell>
          <table:table-cell table:formula="of:=IF(&quot;XXX&quot;= [.A598];2*[.B597]*[.B#REF!]/([.B59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9/40</text:p>
          </table:table-cell>
          <table:table-cell table:formula="of:=IF(&quot;XXX&quot;= [.A599];2*[.B#REF!]*[.B598]/([.B#REF!]+[.B598]);0)" office:value-type="float" office:value="0">
            <text:p>0</text:p>
          </table:table-cell>
        </table:table-row>
        <table:table-row table:style-name="ro2">
          <table:table-cell office:value-type="string">
            <text:p>P:125,</text:p>
          </table:table-cell>
          <table:table-cell office:value-type="string">
            <text:p>TP:9,</text:p>
          </table:table-cell>
          <table:table-cell table:formula="of:=IF(&quot;XXX&quot;= [.A600];2*[.B598]*[.B599]/([.B598]+[.B59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601];2*[.B599]*[.B600]/([.B599]+[.B60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02];2*[.B601]*[.B#REF!]/([.B60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6/48</text:p>
          </table:table-cell>
          <table:table-cell table:formula="of:=IF(&quot;XXX&quot;= [.A603];2*[.B602]*[.B#REF!]/([.B60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40</text:p>
          </table:table-cell>
          <table:table-cell table:formula="of:=IF(&quot;XXX&quot;= [.A604];2*[.B#REF!]*[.B603]/([.B#REF!]+[.B603]);0)" office:value-type="float" office:value="0">
            <text:p>0</text:p>
          </table:table-cell>
        </table:table-row>
        <table:table-row table:style-name="ro2">
          <table:table-cell office:value-type="string">
            <text:p>P:48,</text:p>
          </table:table-cell>
          <table:table-cell office:value-type="string">
            <text:p>TP:6,</text:p>
          </table:table-cell>
          <table:table-cell table:formula="of:=IF(&quot;XXX&quot;= [.A605];2*[.B603]*[.B604]/([.B603]+[.B60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606];2*[.B604]*[.B605]/([.B604]+[.B60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07];2*[.B606]*[.B#REF!]/([.B60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/8</text:p>
          </table:table-cell>
          <table:table-cell table:formula="of:=IF(&quot;XXX&quot;= [.A608];2*[.B607]*[.B#REF!]/([.B60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/40</text:p>
          </table:table-cell>
          <table:table-cell table:formula="of:=IF(&quot;XXX&quot;= [.A609];2*[.B#REF!]*[.B608]/([.B#REF!]+[.B608]);0)" office:value-type="float" office:value="0">
            <text:p>0</text:p>
          </table:table-cell>
        </table:table-row>
        <table:table-row table:style-name="ro2">
          <table:table-cell office:value-type="string">
            <text:p>P:8,</text:p>
          </table:table-cell>
          <table:table-cell office:value-type="string">
            <text:p>TP:2,</text:p>
          </table:table-cell>
          <table:table-cell table:formula="of:=IF(&quot;XXX&quot;= [.A610];2*[.B608]*[.B609]/([.B608]+[.B609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611];2*[.B609]*[.B610]/([.B609]+[.B610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612];2*[.B610]*[.B611]/([.B610]+[.B611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44/304</text:p>
          </table:table-cell>
          <table:table-cell table:formula="of:=IF(&quot;XXX&quot;= [.A613];2*[.B612]*[.B#REF!]/([.B61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44/1267</text:p>
          </table:table-cell>
          <table:table-cell table:formula="of:=IF(&quot;XXX&quot;= [.A614];2*[.B#REF!]*[.B613]/([.B#REF!]+[.B613]);0)" office:value-type="float" office:value="0">
            <text:p>0</text:p>
          </table:table-cell>
        </table:table-row>
        <table:table-row table:style-name="ro2">
          <table:table-cell office:value-type="string">
            <text:p>P:304,</text:p>
          </table:table-cell>
          <table:table-cell office:value-type="string">
            <text:p>TP:144,</text:p>
          </table:table-cell>
          <table:table-cell table:formula="of:=IF(&quot;XXX&quot;= [.A615];2*[.B613]*[.B614]/([.B613]+[.B614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616];2*[.B615]*[.B#REF!]/([.B615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617];2*[.B#REF!]*[.B616]/([.B#REF!]+[.B616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618];2*[.B616]*[.B617]/([.B616]+[.B617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619];2*[.B617]*[.B618]/([.B617]+[.B618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473684210526316">
            <text:p>0.4736842105</text:p>
          </table:table-cell>
          <table:table-cell table:formula="of:=IF(&quot;XXX&quot;= [.A620];2*[.B618]*[.B619]/([.B618]+[.B619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13654301499605">
            <text:p>0.1136543015</text:p>
          </table:table-cell>
          <table:table-cell table:formula="of:=IF(&quot;XXX&quot;= [.A621];2*[.B619]*[.B620]/([.B619]+[.B62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622];2*[.B620]*[.B621]/([.B620]+[.B621]);0)" office:value-type="float" office:value="0.183322724379376">
            <text:p>0.1833227244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623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24];2*[.B623]*[.B#REF!]/([.B62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24</text:p>
          </table:table-cell>
          <table:table-cell table:formula="of:=IF(&quot;XXX&quot;= [.A625];2*[.B624]*[.B#REF!]/([.B62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40</text:p>
          </table:table-cell>
          <table:table-cell table:formula="of:=IF(&quot;XXX&quot;= [.A626];2*[.B#REF!]*[.B625]/([.B#REF!]+[.B625]);0)" office:value-type="float" office:value="0">
            <text:p>0</text:p>
          </table:table-cell>
        </table:table-row>
        <table:table-row table:style-name="ro2">
          <table:table-cell office:value-type="string">
            <text:p>P:24,</text:p>
          </table:table-cell>
          <table:table-cell office:value-type="string">
            <text:p>TP:5,</text:p>
          </table:table-cell>
          <table:table-cell table:formula="of:=IF(&quot;XXX&quot;= [.A627];2*[.B625]*[.B626]/([.B625]+[.B62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628];2*[.B626]*[.B627]/([.B626]+[.B62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29];2*[.B628]*[.B#REF!]/([.B62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7/41</text:p>
          </table:table-cell>
          <table:table-cell table:formula="of:=IF(&quot;XXX&quot;= [.A630];2*[.B629]*[.B#REF!]/([.B62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40</text:p>
          </table:table-cell>
          <table:table-cell table:formula="of:=IF(&quot;XXX&quot;= [.A631];2*[.B#REF!]*[.B630]/([.B#REF!]+[.B630]);0)" office:value-type="float" office:value="0">
            <text:p>0</text:p>
          </table:table-cell>
        </table:table-row>
        <table:table-row table:style-name="ro2">
          <table:table-cell office:value-type="string">
            <text:p>P:41,</text:p>
          </table:table-cell>
          <table:table-cell office:value-type="string">
            <text:p>TP:7,</text:p>
          </table:table-cell>
          <table:table-cell table:formula="of:=IF(&quot;XXX&quot;= [.A632];2*[.B630]*[.B631]/([.B630]+[.B63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633];2*[.B631]*[.B632]/([.B631]+[.B63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34];2*[.B633]*[.B#REF!]/([.B63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11</text:p>
          </table:table-cell>
          <table:table-cell table:formula="of:=IF(&quot;XXX&quot;= [.A635];2*[.B634]*[.B#REF!]/([.B63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40</text:p>
          </table:table-cell>
          <table:table-cell table:formula="of:=IF(&quot;XXX&quot;= [.A636];2*[.B#REF!]*[.B635]/([.B#REF!]+[.B635]);0)" office:value-type="float" office:value="0">
            <text:p>0</text:p>
          </table:table-cell>
        </table:table-row>
        <table:table-row table:style-name="ro2">
          <table:table-cell office:value-type="string">
            <text:p>P:11,</text:p>
          </table:table-cell>
          <table:table-cell office:value-type="string">
            <text:p>TP:3,</text:p>
          </table:table-cell>
          <table:table-cell table:formula="of:=IF(&quot;XXX&quot;= [.A637];2*[.B635]*[.B636]/([.B635]+[.B636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638];2*[.B636]*[.B637]/([.B636]+[.B637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639];2*[.B637]*[.B638]/([.B637]+[.B638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69/179</text:p>
          </table:table-cell>
          <table:table-cell table:formula="of:=IF(&quot;XXX&quot;= [.A640];2*[.B639]*[.B#REF!]/([.B63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9/1267</text:p>
          </table:table-cell>
          <table:table-cell table:formula="of:=IF(&quot;XXX&quot;= [.A641];2*[.B#REF!]*[.B640]/([.B#REF!]+[.B640]);0)" office:value-type="float" office:value="0">
            <text:p>0</text:p>
          </table:table-cell>
        </table:table-row>
        <table:table-row table:style-name="ro2">
          <table:table-cell office:value-type="string">
            <text:p>P:179,</text:p>
          </table:table-cell>
          <table:table-cell office:value-type="string">
            <text:p>TP:69,</text:p>
          </table:table-cell>
          <table:table-cell table:formula="of:=IF(&quot;XXX&quot;= [.A642];2*[.B640]*[.B641]/([.B640]+[.B641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643];2*[.B642]*[.B#REF!]/([.B642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644];2*[.B#REF!]*[.B643]/([.B#REF!]+[.B643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645];2*[.B643]*[.B644]/([.B643]+[.B644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646];2*[.B644]*[.B645]/([.B644]+[.B645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385474860335195">
            <text:p>0.3854748603</text:p>
          </table:table-cell>
          <table:table-cell table:formula="of:=IF(&quot;XXX&quot;= [.A647];2*[.B645]*[.B646]/([.B645]+[.B646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0544593528018942">
            <text:p>0.0544593528</text:p>
          </table:table-cell>
          <table:table-cell table:formula="of:=IF(&quot;XXX&quot;= [.A648];2*[.B646]*[.B647]/([.B646]+[.B647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649];2*[.B647]*[.B648]/([.B647]+[.B648]);0)" office:value-type="float" office:value="0.0954356846473029">
            <text:p>0.0954356846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650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51];2*[.B650]*[.B#REF!]/([.B65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/4</text:p>
          </table:table-cell>
          <table:table-cell table:formula="of:=IF(&quot;XXX&quot;= [.A652];2*[.B651]*[.B#REF!]/([.B65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40</text:p>
          </table:table-cell>
          <table:table-cell table:formula="of:=IF(&quot;XXX&quot;= [.A653];2*[.B#REF!]*[.B652]/([.B#REF!]+[.B652]);0)" office:value-type="float" office:value="0">
            <text:p>0</text:p>
          </table:table-cell>
        </table:table-row>
        <table:table-row table:style-name="ro2">
          <table:table-cell office:value-type="string">
            <text:p>P:4,</text:p>
          </table:table-cell>
          <table:table-cell office:value-type="string">
            <text:p>TP:1,</text:p>
          </table:table-cell>
          <table:table-cell table:formula="of:=IF(&quot;XXX&quot;= [.A654];2*[.B652]*[.B653]/([.B652]+[.B65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655];2*[.B653]*[.B654]/([.B653]+[.B65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56];2*[.B655]*[.B#REF!]/([.B65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657];2*[.B656]*[.B#REF!]/([.B65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658];2*[.B#REF!]*[.B657]/([.B#REF!]+[.B657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659];2*[.B657]*[.B658]/([.B657]+[.B65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660];2*[.B658]*[.B659]/([.B658]+[.B65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61];2*[.B660]*[.B#REF!]/([.B66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87</text:p>
          </table:table-cell>
          <table:table-cell table:formula="of:=IF(&quot;XXX&quot;= [.A662];2*[.B661]*[.B#REF!]/([.B66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40</text:p>
          </table:table-cell>
          <table:table-cell table:formula="of:=IF(&quot;XXX&quot;= [.A663];2*[.B#REF!]*[.B662]/([.B#REF!]+[.B662]);0)" office:value-type="float" office:value="0">
            <text:p>0</text:p>
          </table:table-cell>
        </table:table-row>
        <table:table-row table:style-name="ro2">
          <table:table-cell office:value-type="string">
            <text:p>P:87,</text:p>
          </table:table-cell>
          <table:table-cell office:value-type="string">
            <text:p>TP:5,</text:p>
          </table:table-cell>
          <table:table-cell table:formula="of:=IF(&quot;XXX&quot;= [.A664];2*[.B662]*[.B663]/([.B662]+[.B663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665];2*[.B663]*[.B664]/([.B663]+[.B664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666];2*[.B664]*[.B665]/([.B664]+[.B665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73/1720</text:p>
          </table:table-cell>
          <table:table-cell table:formula="of:=IF(&quot;XXX&quot;= [.A667];2*[.B666]*[.B#REF!]/([.B66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73/1267</text:p>
          </table:table-cell>
          <table:table-cell table:formula="of:=IF(&quot;XXX&quot;= [.A668];2*[.B#REF!]*[.B667]/([.B#REF!]+[.B667]);0)" office:value-type="float" office:value="0">
            <text:p>0</text:p>
          </table:table-cell>
        </table:table-row>
        <table:table-row table:style-name="ro2">
          <table:table-cell office:value-type="string">
            <text:p>P:1720,</text:p>
          </table:table-cell>
          <table:table-cell office:value-type="string">
            <text:p>TP:273,</text:p>
          </table:table-cell>
          <table:table-cell table:formula="of:=IF(&quot;XXX&quot;= [.A669];2*[.B667]*[.B668]/([.B667]+[.B668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670];2*[.B669]*[.B#REF!]/([.B669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671];2*[.B#REF!]*[.B670]/([.B#REF!]+[.B670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672];2*[.B670]*[.B671]/([.B670]+[.B671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673];2*[.B671]*[.B672]/([.B671]+[.B672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58720930232558">
            <text:p>0.1587209302</text:p>
          </table:table-cell>
          <table:table-cell table:formula="of:=IF(&quot;XXX&quot;= [.A674];2*[.B672]*[.B673]/([.B672]+[.B673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15469613259668">
            <text:p>0.2154696133</text:p>
          </table:table-cell>
          <table:table-cell table:formula="of:=IF(&quot;XXX&quot;= [.A675];2*[.B673]*[.B674]/([.B673]+[.B674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676];2*[.B674]*[.B675]/([.B674]+[.B675]);0)" office:value-type="float" office:value="0.182792099096083">
            <text:p>0.1827920991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677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78];2*[.B677]*[.B#REF!]/([.B67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3/125</text:p>
          </table:table-cell>
          <table:table-cell table:formula="of:=IF(&quot;XXX&quot;= [.A679];2*[.B678]*[.B#REF!]/([.B67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3/40</text:p>
          </table:table-cell>
          <table:table-cell table:formula="of:=IF(&quot;XXX&quot;= [.A680];2*[.B#REF!]*[.B679]/([.B#REF!]+[.B679]);0)" office:value-type="float" office:value="0">
            <text:p>0</text:p>
          </table:table-cell>
        </table:table-row>
        <table:table-row table:style-name="ro2">
          <table:table-cell office:value-type="string">
            <text:p>P:125,</text:p>
          </table:table-cell>
          <table:table-cell office:value-type="string">
            <text:p>TP:23,</text:p>
          </table:table-cell>
          <table:table-cell table:formula="of:=IF(&quot;XXX&quot;= [.A681];2*[.B679]*[.B680]/([.B679]+[.B68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682];2*[.B680]*[.B681]/([.B680]+[.B68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83];2*[.B682]*[.B#REF!]/([.B68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/12</text:p>
          </table:table-cell>
          <table:table-cell table:formula="of:=IF(&quot;XXX&quot;= [.A684];2*[.B683]*[.B#REF!]/([.B68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40</text:p>
          </table:table-cell>
          <table:table-cell table:formula="of:=IF(&quot;XXX&quot;= [.A685];2*[.B#REF!]*[.B684]/([.B#REF!]+[.B684]);0)" office:value-type="float" office:value="0">
            <text:p>0</text:p>
          </table:table-cell>
        </table:table-row>
        <table:table-row table:style-name="ro2">
          <table:table-cell office:value-type="string">
            <text:p>P:12,</text:p>
          </table:table-cell>
          <table:table-cell office:value-type="string">
            <text:p>TP:1,</text:p>
          </table:table-cell>
          <table:table-cell table:formula="of:=IF(&quot;XXX&quot;= [.A686];2*[.B684]*[.B685]/([.B684]+[.B68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687];2*[.B685]*[.B686]/([.B685]+[.B68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88];2*[.B687]*[.B#REF!]/([.B68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45</text:p>
          </table:table-cell>
          <table:table-cell table:formula="of:=IF(&quot;XXX&quot;= [.A689];2*[.B688]*[.B#REF!]/([.B68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40</text:p>
          </table:table-cell>
          <table:table-cell table:formula="of:=IF(&quot;XXX&quot;= [.A690];2*[.B#REF!]*[.B689]/([.B#REF!]+[.B689]);0)" office:value-type="float" office:value="0">
            <text:p>0</text:p>
          </table:table-cell>
        </table:table-row>
        <table:table-row table:style-name="ro2">
          <table:table-cell office:value-type="string">
            <text:p>P:45,</text:p>
          </table:table-cell>
          <table:table-cell office:value-type="string">
            <text:p>TP:3,</text:p>
          </table:table-cell>
          <table:table-cell table:formula="of:=IF(&quot;XXX&quot;= [.A691];2*[.B689]*[.B690]/([.B689]+[.B690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692];2*[.B690]*[.B691]/([.B690]+[.B691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693];2*[.B691]*[.B692]/([.B691]+[.B692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02/828</text:p>
          </table:table-cell>
          <table:table-cell table:formula="of:=IF(&quot;XXX&quot;= [.A694];2*[.B693]*[.B#REF!]/([.B69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02/1267</text:p>
          </table:table-cell>
          <table:table-cell table:formula="of:=IF(&quot;XXX&quot;= [.A695];2*[.B#REF!]*[.B694]/([.B#REF!]+[.B694]);0)" office:value-type="float" office:value="0">
            <text:p>0</text:p>
          </table:table-cell>
        </table:table-row>
        <table:table-row table:style-name="ro2">
          <table:table-cell office:value-type="string">
            <text:p>P:828,</text:p>
          </table:table-cell>
          <table:table-cell office:value-type="string">
            <text:p>TP:302,</text:p>
          </table:table-cell>
          <table:table-cell table:formula="of:=IF(&quot;XXX&quot;= [.A696];2*[.B694]*[.B695]/([.B694]+[.B695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697];2*[.B696]*[.B#REF!]/([.B696]+[.B#REF!]);0)" office:value-type="float" office:value="0">
            <text:p>#VALUE!</text:p>
          </table:table-cell>
        </table:table-row>
        <table:table-row table:style-name="ro2">
          <table:table-cell table:style-name="ce1" office:value-type="string">
            <text:p>learning_rate</text:p>
          </table:table-cell>
          <table:table-cell table:style-name="ce1" office:value-type="string">
            <text:p>2e-05</text:p>
          </table:table-cell>
          <table:table-cell table:style-name="ce1" table:formula="of:=IF(&quot;XXX&quot;= [.A698];2*[.B#REF!]*[.B697]/([.B#REF!]+[.B697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oversampling_ratio</text:p>
          </table:table-cell>
          <table:table-cell table:style-name="ce1" office:value-type="float" office:value="4">
            <text:p>4</text:p>
          </table:table-cell>
          <table:table-cell table:style-name="ce1" table:formula="of:=IF(&quot;XXX&quot;= [.A699];2*[.B697]*[.B698]/([.B697]+[.B698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lass_ratio</text:p>
          </table:table-cell>
          <table:table-cell table:style-name="ce1" office:value-type="float" office:value="2">
            <text:p>2</text:p>
          </table:table-cell>
          <table:table-cell table:style-name="ce1" table:formula="of:=IF(&quot;XXX&quot;= [.A700];2*[.B698]*[.B699]/([.B698]+[.B699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precision</text:p>
          </table:table-cell>
          <table:table-cell table:style-name="ce1" office:value-type="float" office:value="0.364734299516908">
            <text:p>0.3647342995</text:p>
          </table:table-cell>
          <table:table-cell table:style-name="ce1" table:formula="of:=IF(&quot;XXX&quot;= [.A701];2*[.B699]*[.B700]/([.B699]+[.B700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recall</text:p>
          </table:table-cell>
          <table:table-cell table:style-name="ce1" office:value-type="float" office:value="0.238358326756117">
            <text:p>0.2383583268</text:p>
          </table:table-cell>
          <table:table-cell table:style-name="ce1" table:formula="of:=IF(&quot;XXX&quot;= [.A702];2*[.B700]*[.B701]/([.B700]+[.B701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703];2*[.B701]*[.B702]/([.B701]+[.B702]);0)" office:value-type="float" office:value="0.288305489260143">
            <text:p>0.2883054893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704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05];2*[.B704]*[.B#REF!]/([.B70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5/200</text:p>
          </table:table-cell>
          <table:table-cell table:formula="of:=IF(&quot;XXX&quot;= [.A706];2*[.B705]*[.B#REF!]/([.B70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5/40</text:p>
          </table:table-cell>
          <table:table-cell table:formula="of:=IF(&quot;XXX&quot;= [.A707];2*[.B#REF!]*[.B706]/([.B#REF!]+[.B706]);0)" office:value-type="float" office:value="0">
            <text:p>0</text:p>
          </table:table-cell>
        </table:table-row>
        <table:table-row table:style-name="ro2">
          <table:table-cell office:value-type="string">
            <text:p>P:200,</text:p>
          </table:table-cell>
          <table:table-cell office:value-type="string">
            <text:p>TP:25,</text:p>
          </table:table-cell>
          <table:table-cell table:formula="of:=IF(&quot;XXX&quot;= [.A708];2*[.B706]*[.B707]/([.B706]+[.B70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709];2*[.B707]*[.B708]/([.B707]+[.B70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10];2*[.B709]*[.B#REF!]/([.B70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36</text:p>
          </table:table-cell>
          <table:table-cell table:formula="of:=IF(&quot;XXX&quot;= [.A711];2*[.B710]*[.B#REF!]/([.B71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40</text:p>
          </table:table-cell>
          <table:table-cell table:formula="of:=IF(&quot;XXX&quot;= [.A712];2*[.B#REF!]*[.B711]/([.B#REF!]+[.B711]);0)" office:value-type="float" office:value="0">
            <text:p>0</text:p>
          </table:table-cell>
        </table:table-row>
        <table:table-row table:style-name="ro2">
          <table:table-cell office:value-type="string">
            <text:p>P:36,</text:p>
          </table:table-cell>
          <table:table-cell office:value-type="string">
            <text:p>TP:5,</text:p>
          </table:table-cell>
          <table:table-cell table:formula="of:=IF(&quot;XXX&quot;= [.A713];2*[.B711]*[.B712]/([.B711]+[.B71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714];2*[.B712]*[.B713]/([.B712]+[.B71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15];2*[.B714]*[.B#REF!]/([.B71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19</text:p>
          </table:table-cell>
          <table:table-cell table:formula="of:=IF(&quot;XXX&quot;= [.A716];2*[.B715]*[.B#REF!]/([.B71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40</text:p>
          </table:table-cell>
          <table:table-cell table:formula="of:=IF(&quot;XXX&quot;= [.A717];2*[.B#REF!]*[.B716]/([.B#REF!]+[.B716]);0)" office:value-type="float" office:value="0">
            <text:p>0</text:p>
          </table:table-cell>
        </table:table-row>
        <table:table-row table:style-name="ro2">
          <table:table-cell office:value-type="string">
            <text:p>P:19,</text:p>
          </table:table-cell>
          <table:table-cell office:value-type="string">
            <text:p>TP:3,</text:p>
          </table:table-cell>
          <table:table-cell table:formula="of:=IF(&quot;XXX&quot;= [.A718];2*[.B716]*[.B717]/([.B716]+[.B717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719];2*[.B717]*[.B718]/([.B717]+[.B718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720];2*[.B718]*[.B719]/([.B718]+[.B719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14/264</text:p>
          </table:table-cell>
          <table:table-cell table:formula="of:=IF(&quot;XXX&quot;= [.A721];2*[.B720]*[.B#REF!]/([.B72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14/1267</text:p>
          </table:table-cell>
          <table:table-cell table:formula="of:=IF(&quot;XXX&quot;= [.A722];2*[.B#REF!]*[.B721]/([.B#REF!]+[.B721]);0)" office:value-type="float" office:value="0">
            <text:p>0</text:p>
          </table:table-cell>
        </table:table-row>
        <table:table-row table:style-name="ro2">
          <table:table-cell office:value-type="string">
            <text:p>P:264,</text:p>
          </table:table-cell>
          <table:table-cell office:value-type="string">
            <text:p>TP:114,</text:p>
          </table:table-cell>
          <table:table-cell table:formula="of:=IF(&quot;XXX&quot;= [.A723];2*[.B721]*[.B722]/([.B721]+[.B722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24];2*[.B723]*[.B#REF!]/([.B723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725];2*[.B#REF!]*[.B724]/([.B#REF!]+[.B724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726];2*[.B724]*[.B725]/([.B724]+[.B725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727];2*[.B725]*[.B726]/([.B725]+[.B726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431818181818182">
            <text:p>0.4318181818</text:p>
          </table:table-cell>
          <table:table-cell table:formula="of:=IF(&quot;XXX&quot;= [.A728];2*[.B726]*[.B727]/([.B726]+[.B727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0899763220205209">
            <text:p>0.089976322</text:p>
          </table:table-cell>
          <table:table-cell table:formula="of:=IF(&quot;XXX&quot;= [.A729];2*[.B727]*[.B728]/([.B727]+[.B728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30];2*[.B728]*[.B729]/([.B728]+[.B729]);0)" office:value-type="float" office:value="0.148922273024167">
            <text:p>0.148922273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731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32];2*[.B731]*[.B#REF!]/([.B73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/5</text:p>
          </table:table-cell>
          <table:table-cell table:formula="of:=IF(&quot;XXX&quot;= [.A733];2*[.B732]*[.B#REF!]/([.B73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40</text:p>
          </table:table-cell>
          <table:table-cell table:formula="of:=IF(&quot;XXX&quot;= [.A734];2*[.B#REF!]*[.B733]/([.B#REF!]+[.B733]);0)" office:value-type="float" office:value="0">
            <text:p>0</text:p>
          </table:table-cell>
        </table:table-row>
        <table:table-row table:style-name="ro2">
          <table:table-cell office:value-type="string">
            <text:p>P:5,</text:p>
          </table:table-cell>
          <table:table-cell office:value-type="string">
            <text:p>TP:1,</text:p>
          </table:table-cell>
          <table:table-cell table:formula="of:=IF(&quot;XXX&quot;= [.A735];2*[.B733]*[.B734]/([.B733]+[.B73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736];2*[.B734]*[.B735]/([.B734]+[.B73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37];2*[.B736]*[.B#REF!]/([.B73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0/63</text:p>
          </table:table-cell>
          <table:table-cell table:formula="of:=IF(&quot;XXX&quot;= [.A738];2*[.B737]*[.B#REF!]/([.B73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0/40</text:p>
          </table:table-cell>
          <table:table-cell table:formula="of:=IF(&quot;XXX&quot;= [.A739];2*[.B#REF!]*[.B738]/([.B#REF!]+[.B738]);0)" office:value-type="float" office:value="0">
            <text:p>0</text:p>
          </table:table-cell>
        </table:table-row>
        <table:table-row table:style-name="ro2">
          <table:table-cell office:value-type="string">
            <text:p>P:63,</text:p>
          </table:table-cell>
          <table:table-cell office:value-type="string">
            <text:p>TP:10,</text:p>
          </table:table-cell>
          <table:table-cell table:formula="of:=IF(&quot;XXX&quot;= [.A740];2*[.B738]*[.B739]/([.B738]+[.B73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741];2*[.B739]*[.B740]/([.B739]+[.B74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42];2*[.B741]*[.B#REF!]/([.B74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15</text:p>
          </table:table-cell>
          <table:table-cell table:formula="of:=IF(&quot;XXX&quot;= [.A743];2*[.B742]*[.B#REF!]/([.B74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40</text:p>
          </table:table-cell>
          <table:table-cell table:formula="of:=IF(&quot;XXX&quot;= [.A744];2*[.B#REF!]*[.B743]/([.B#REF!]+[.B743]);0)" office:value-type="float" office:value="0">
            <text:p>0</text:p>
          </table:table-cell>
        </table:table-row>
        <table:table-row table:style-name="ro2">
          <table:table-cell office:value-type="string">
            <text:p>P:15,</text:p>
          </table:table-cell>
          <table:table-cell office:value-type="string">
            <text:p>TP:3,</text:p>
          </table:table-cell>
          <table:table-cell table:formula="of:=IF(&quot;XXX&quot;= [.A745];2*[.B743]*[.B744]/([.B743]+[.B744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746];2*[.B744]*[.B745]/([.B744]+[.B745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747];2*[.B745]*[.B746]/([.B745]+[.B746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03/233</text:p>
          </table:table-cell>
          <table:table-cell table:formula="of:=IF(&quot;XXX&quot;= [.A748];2*[.B747]*[.B#REF!]/([.B74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03/1267</text:p>
          </table:table-cell>
          <table:table-cell table:formula="of:=IF(&quot;XXX&quot;= [.A749];2*[.B#REF!]*[.B748]/([.B#REF!]+[.B748]);0)" office:value-type="float" office:value="0">
            <text:p>0</text:p>
          </table:table-cell>
        </table:table-row>
        <table:table-row table:style-name="ro2">
          <table:table-cell office:value-type="string">
            <text:p>P:233,</text:p>
          </table:table-cell>
          <table:table-cell office:value-type="string">
            <text:p>TP:103,</text:p>
          </table:table-cell>
          <table:table-cell table:formula="of:=IF(&quot;XXX&quot;= [.A750];2*[.B748]*[.B749]/([.B748]+[.B749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51];2*[.B750]*[.B#REF!]/([.B750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752];2*[.B#REF!]*[.B751]/([.B#REF!]+[.B751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753];2*[.B751]*[.B752]/([.B751]+[.B752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754];2*[.B752]*[.B753]/([.B752]+[.B753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44206008583691">
            <text:p>0.4420600858</text:p>
          </table:table-cell>
          <table:table-cell table:formula="of:=IF(&quot;XXX&quot;= [.A755];2*[.B753]*[.B754]/([.B753]+[.B754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0812943962115233">
            <text:p>0.0812943962</text:p>
          </table:table-cell>
          <table:table-cell table:formula="of:=IF(&quot;XXX&quot;= [.A756];2*[.B754]*[.B755]/([.B754]+[.B755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57];2*[.B755]*[.B756]/([.B755]+[.B756]);0)" office:value-type="float" office:value="0.137333333333333">
            <text:p>0.1373333333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758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59];2*[.B758]*[.B#REF!]/([.B75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1/110</text:p>
          </table:table-cell>
          <table:table-cell table:formula="of:=IF(&quot;XXX&quot;= [.A760];2*[.B759]*[.B#REF!]/([.B75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1/40</text:p>
          </table:table-cell>
          <table:table-cell table:formula="of:=IF(&quot;XXX&quot;= [.A761];2*[.B#REF!]*[.B760]/([.B#REF!]+[.B760]);0)" office:value-type="float" office:value="0">
            <text:p>0</text:p>
          </table:table-cell>
        </table:table-row>
        <table:table-row table:style-name="ro2">
          <table:table-cell office:value-type="string">
            <text:p>P:110,</text:p>
          </table:table-cell>
          <table:table-cell office:value-type="string">
            <text:p>TP:11,</text:p>
          </table:table-cell>
          <table:table-cell table:formula="of:=IF(&quot;XXX&quot;= [.A762];2*[.B760]*[.B761]/([.B760]+[.B76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763];2*[.B761]*[.B762]/([.B761]+[.B76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64];2*[.B763]*[.B#REF!]/([.B76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/25</text:p>
          </table:table-cell>
          <table:table-cell table:formula="of:=IF(&quot;XXX&quot;= [.A765];2*[.B764]*[.B#REF!]/([.B76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/40</text:p>
          </table:table-cell>
          <table:table-cell table:formula="of:=IF(&quot;XXX&quot;= [.A766];2*[.B#REF!]*[.B765]/([.B#REF!]+[.B765]);0)" office:value-type="float" office:value="0">
            <text:p>0</text:p>
          </table:table-cell>
        </table:table-row>
        <table:table-row table:style-name="ro2">
          <table:table-cell office:value-type="string">
            <text:p>P:25,</text:p>
          </table:table-cell>
          <table:table-cell office:value-type="string">
            <text:p>TP:2,</text:p>
          </table:table-cell>
          <table:table-cell table:formula="of:=IF(&quot;XXX&quot;= [.A767];2*[.B765]*[.B766]/([.B765]+[.B76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768];2*[.B766]*[.B767]/([.B766]+[.B76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69];2*[.B768]*[.B#REF!]/([.B76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9</text:p>
          </table:table-cell>
          <table:table-cell table:formula="of:=IF(&quot;XXX&quot;= [.A770];2*[.B769]*[.B#REF!]/([.B76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771];2*[.B#REF!]*[.B770]/([.B#REF!]+[.B770]);0)" office:value-type="float" office:value="0">
            <text:p>0</text:p>
          </table:table-cell>
        </table:table-row>
        <table:table-row table:style-name="ro2">
          <table:table-cell office:value-type="string">
            <text:p>P:9,</text:p>
          </table:table-cell>
          <table:table-cell office:value-type="string">
            <text:p>TP:0,</text:p>
          </table:table-cell>
          <table:table-cell table:formula="of:=IF(&quot;XXX&quot;= [.A772];2*[.B770]*[.B771]/([.B770]+[.B771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773];2*[.B771]*[.B772]/([.B771]+[.B772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774];2*[.B772]*[.B773]/([.B772]+[.B773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64/561</text:p>
          </table:table-cell>
          <table:table-cell table:formula="of:=IF(&quot;XXX&quot;= [.A775];2*[.B774]*[.B#REF!]/([.B77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64/1267</text:p>
          </table:table-cell>
          <table:table-cell table:formula="of:=IF(&quot;XXX&quot;= [.A776];2*[.B#REF!]*[.B775]/([.B#REF!]+[.B775]);0)" office:value-type="float" office:value="0">
            <text:p>0</text:p>
          </table:table-cell>
        </table:table-row>
        <table:table-row table:style-name="ro2">
          <table:table-cell office:value-type="string">
            <text:p>P:561,</text:p>
          </table:table-cell>
          <table:table-cell office:value-type="string">
            <text:p>TP:164,</text:p>
          </table:table-cell>
          <table:table-cell table:formula="of:=IF(&quot;XXX&quot;= [.A777];2*[.B775]*[.B776]/([.B775]+[.B77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78];2*[.B777]*[.B#REF!]/([.B777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779];2*[.B#REF!]*[.B778]/([.B#REF!]+[.B778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780];2*[.B778]*[.B779]/([.B778]+[.B779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781];2*[.B779]*[.B780]/([.B779]+[.B780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292335115864528">
            <text:p>0.2923351159</text:p>
          </table:table-cell>
          <table:table-cell table:formula="of:=IF(&quot;XXX&quot;= [.A782];2*[.B780]*[.B781]/([.B780]+[.B781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29439621152328">
            <text:p>0.1294396212</text:p>
          </table:table-cell>
          <table:table-cell table:formula="of:=IF(&quot;XXX&quot;= [.A783];2*[.B781]*[.B782]/([.B781]+[.B782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84];2*[.B782]*[.B783]/([.B782]+[.B783]);0)" office:value-type="float" office:value="0.179431072210065">
            <text:p>0.1794310722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785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86];2*[.B785]*[.B#REF!]/([.B78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5/260</text:p>
          </table:table-cell>
          <table:table-cell table:formula="of:=IF(&quot;XXX&quot;= [.A787];2*[.B786]*[.B#REF!]/([.B78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5/40</text:p>
          </table:table-cell>
          <table:table-cell table:formula="of:=IF(&quot;XXX&quot;= [.A788];2*[.B#REF!]*[.B787]/([.B#REF!]+[.B787]);0)" office:value-type="float" office:value="0">
            <text:p>0</text:p>
          </table:table-cell>
        </table:table-row>
        <table:table-row table:style-name="ro2">
          <table:table-cell office:value-type="string">
            <text:p>P:260,</text:p>
          </table:table-cell>
          <table:table-cell office:value-type="string">
            <text:p>TP:25,</text:p>
          </table:table-cell>
          <table:table-cell table:formula="of:=IF(&quot;XXX&quot;= [.A789];2*[.B787]*[.B788]/([.B787]+[.B78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790];2*[.B788]*[.B789]/([.B788]+[.B78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91];2*[.B790]*[.B#REF!]/([.B79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45</text:p>
          </table:table-cell>
          <table:table-cell table:formula="of:=IF(&quot;XXX&quot;= [.A792];2*[.B791]*[.B#REF!]/([.B79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793];2*[.B#REF!]*[.B792]/([.B#REF!]+[.B792]);0)" office:value-type="float" office:value="0">
            <text:p>0</text:p>
          </table:table-cell>
        </table:table-row>
        <table:table-row table:style-name="ro2">
          <table:table-cell office:value-type="string">
            <text:p>P:45,</text:p>
          </table:table-cell>
          <table:table-cell office:value-type="string">
            <text:p>TP:0,</text:p>
          </table:table-cell>
          <table:table-cell table:formula="of:=IF(&quot;XXX&quot;= [.A794];2*[.B792]*[.B793]/([.B792]+[.B79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795];2*[.B793]*[.B794]/([.B793]+[.B79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96];2*[.B795]*[.B#REF!]/([.B79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7</text:p>
          </table:table-cell>
          <table:table-cell table:formula="of:=IF(&quot;XXX&quot;= [.A797];2*[.B796]*[.B#REF!]/([.B79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798];2*[.B#REF!]*[.B797]/([.B#REF!]+[.B797]);0)" office:value-type="float" office:value="0">
            <text:p>0</text:p>
          </table:table-cell>
        </table:table-row>
        <table:table-row table:style-name="ro2">
          <table:table-cell office:value-type="string">
            <text:p>P:7,</text:p>
          </table:table-cell>
          <table:table-cell office:value-type="string">
            <text:p>TP:0,</text:p>
          </table:table-cell>
          <table:table-cell table:formula="of:=IF(&quot;XXX&quot;= [.A799];2*[.B797]*[.B798]/([.B797]+[.B798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800];2*[.B798]*[.B799]/([.B798]+[.B799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801];2*[.B799]*[.B800]/([.B799]+[.B800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50/279</text:p>
          </table:table-cell>
          <table:table-cell table:formula="of:=IF(&quot;XXX&quot;= [.A802];2*[.B801]*[.B#REF!]/([.B80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50/1267</text:p>
          </table:table-cell>
          <table:table-cell table:formula="of:=IF(&quot;XXX&quot;= [.A803];2*[.B#REF!]*[.B802]/([.B#REF!]+[.B802]);0)" office:value-type="float" office:value="0">
            <text:p>0</text:p>
          </table:table-cell>
        </table:table-row>
        <table:table-row table:style-name="ro2">
          <table:table-cell office:value-type="string">
            <text:p>P:279,</text:p>
          </table:table-cell>
          <table:table-cell office:value-type="string">
            <text:p>TP:150,</text:p>
          </table:table-cell>
          <table:table-cell table:formula="of:=IF(&quot;XXX&quot;= [.A804];2*[.B802]*[.B803]/([.B802]+[.B803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05];2*[.B804]*[.B#REF!]/([.B804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806];2*[.B#REF!]*[.B805]/([.B#REF!]+[.B805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807];2*[.B805]*[.B806]/([.B805]+[.B806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2">
            <text:p>2</text:p>
          </table:table-cell>
          <table:table-cell table:formula="of:=IF(&quot;XXX&quot;= [.A808];2*[.B806]*[.B807]/([.B806]+[.B807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537634408602151">
            <text:p>0.5376344086</text:p>
          </table:table-cell>
          <table:table-cell table:formula="of:=IF(&quot;XXX&quot;= [.A809];2*[.B807]*[.B808]/([.B807]+[.B808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18389897395422">
            <text:p>0.1183898974</text:p>
          </table:table-cell>
          <table:table-cell table:formula="of:=IF(&quot;XXX&quot;= [.A810];2*[.B808]*[.B809]/([.B808]+[.B809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11];2*[.B809]*[.B810]/([.B809]+[.B810]);0)" office:value-type="float" office:value="0.19404915912031">
            <text:p>0.1940491591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812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13];2*[.B812]*[.B#REF!]/([.B81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/30</text:p>
          </table:table-cell>
          <table:table-cell table:formula="of:=IF(&quot;XXX&quot;= [.A814];2*[.B813]*[.B#REF!]/([.B81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40</text:p>
          </table:table-cell>
          <table:table-cell table:formula="of:=IF(&quot;XXX&quot;= [.A815];2*[.B#REF!]*[.B814]/([.B#REF!]+[.B814]);0)" office:value-type="float" office:value="0">
            <text:p>0</text:p>
          </table:table-cell>
        </table:table-row>
        <table:table-row table:style-name="ro2">
          <table:table-cell office:value-type="string">
            <text:p>P:30,</text:p>
          </table:table-cell>
          <table:table-cell office:value-type="string">
            <text:p>TP:4,</text:p>
          </table:table-cell>
          <table:table-cell table:formula="of:=IF(&quot;XXX&quot;= [.A816];2*[.B814]*[.B815]/([.B814]+[.B81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817];2*[.B815]*[.B816]/([.B815]+[.B81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18];2*[.B817]*[.B#REF!]/([.B81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/13</text:p>
          </table:table-cell>
          <table:table-cell table:formula="of:=IF(&quot;XXX&quot;= [.A819];2*[.B818]*[.B#REF!]/([.B81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/40</text:p>
          </table:table-cell>
          <table:table-cell table:formula="of:=IF(&quot;XXX&quot;= [.A820];2*[.B#REF!]*[.B819]/([.B#REF!]+[.B819]);0)" office:value-type="float" office:value="0">
            <text:p>0</text:p>
          </table:table-cell>
        </table:table-row>
        <table:table-row table:style-name="ro2">
          <table:table-cell office:value-type="string">
            <text:p>P:13,</text:p>
          </table:table-cell>
          <table:table-cell office:value-type="string">
            <text:p>TP:2,</text:p>
          </table:table-cell>
          <table:table-cell table:formula="of:=IF(&quot;XXX&quot;= [.A821];2*[.B819]*[.B820]/([.B819]+[.B82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822];2*[.B820]*[.B821]/([.B820]+[.B82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23];2*[.B822]*[.B#REF!]/([.B82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31</text:p>
          </table:table-cell>
          <table:table-cell table:formula="of:=IF(&quot;XXX&quot;= [.A824];2*[.B823]*[.B#REF!]/([.B82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40</text:p>
          </table:table-cell>
          <table:table-cell table:formula="of:=IF(&quot;XXX&quot;= [.A825];2*[.B#REF!]*[.B824]/([.B#REF!]+[.B824]);0)" office:value-type="float" office:value="0">
            <text:p>0</text:p>
          </table:table-cell>
        </table:table-row>
        <table:table-row table:style-name="ro2">
          <table:table-cell office:value-type="string">
            <text:p>P:31,</text:p>
          </table:table-cell>
          <table:table-cell office:value-type="string">
            <text:p>TP:5,</text:p>
          </table:table-cell>
          <table:table-cell table:formula="of:=IF(&quot;XXX&quot;= [.A826];2*[.B824]*[.B825]/([.B824]+[.B825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827];2*[.B825]*[.B826]/([.B825]+[.B826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828];2*[.B826]*[.B827]/([.B826]+[.B827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12/339</text:p>
          </table:table-cell>
          <table:table-cell table:formula="of:=IF(&quot;XXX&quot;= [.A829];2*[.B828]*[.B#REF!]/([.B82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12/1267</text:p>
          </table:table-cell>
          <table:table-cell table:formula="of:=IF(&quot;XXX&quot;= [.A830];2*[.B#REF!]*[.B829]/([.B#REF!]+[.B829]);0)" office:value-type="float" office:value="0">
            <text:p>0</text:p>
          </table:table-cell>
        </table:table-row>
        <table:table-row table:style-name="ro2">
          <table:table-cell office:value-type="string">
            <text:p>P:339,</text:p>
          </table:table-cell>
          <table:table-cell office:value-type="string">
            <text:p>TP:112,</text:p>
          </table:table-cell>
          <table:table-cell table:formula="of:=IF(&quot;XXX&quot;= [.A831];2*[.B829]*[.B830]/([.B829]+[.B83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32];2*[.B831]*[.B#REF!]/([.B831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833];2*[.B#REF!]*[.B832]/([.B#REF!]+[.B832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834];2*[.B832]*[.B833]/([.B832]+[.B833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835];2*[.B833]*[.B834]/([.B833]+[.B834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330383480825959">
            <text:p>0.3303834808</text:p>
          </table:table-cell>
          <table:table-cell table:formula="of:=IF(&quot;XXX&quot;= [.A836];2*[.B834]*[.B835]/([.B834]+[.B835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0883977900552486">
            <text:p>0.0883977901</text:p>
          </table:table-cell>
          <table:table-cell table:formula="of:=IF(&quot;XXX&quot;= [.A837];2*[.B835]*[.B836]/([.B835]+[.B83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38];2*[.B836]*[.B837]/([.B836]+[.B837]);0)" office:value-type="float" office:value="0.13947696139477">
            <text:p>0.1394769614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839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40];2*[.B839]*[.B#REF!]/([.B83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4</text:p>
          </table:table-cell>
          <table:table-cell table:formula="of:=IF(&quot;XXX&quot;= [.A841];2*[.B840]*[.B#REF!]/([.B84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40</text:p>
          </table:table-cell>
          <table:table-cell table:formula="of:=IF(&quot;XXX&quot;= [.A842];2*[.B#REF!]*[.B841]/([.B#REF!]+[.B841]);0)" office:value-type="float" office:value="0">
            <text:p>0</text:p>
          </table:table-cell>
        </table:table-row>
        <table:table-row table:style-name="ro2">
          <table:table-cell office:value-type="string">
            <text:p>P:4,</text:p>
          </table:table-cell>
          <table:table-cell office:value-type="string">
            <text:p>TP:0,</text:p>
          </table:table-cell>
          <table:table-cell table:formula="of:=IF(&quot;XXX&quot;= [.A843];2*[.B841]*[.B842]/([.B841]+[.B84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844];2*[.B842]*[.B843]/([.B842]+[.B84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45];2*[.B844]*[.B#REF!]/([.B84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/15</text:p>
          </table:table-cell>
          <table:table-cell table:formula="of:=IF(&quot;XXX&quot;= [.A846];2*[.B845]*[.B#REF!]/([.B84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/40</text:p>
          </table:table-cell>
          <table:table-cell table:formula="of:=IF(&quot;XXX&quot;= [.A847];2*[.B#REF!]*[.B846]/([.B#REF!]+[.B846]);0)" office:value-type="float" office:value="0">
            <text:p>0</text:p>
          </table:table-cell>
        </table:table-row>
        <table:table-row table:style-name="ro2">
          <table:table-cell office:value-type="string">
            <text:p>P:15,</text:p>
          </table:table-cell>
          <table:table-cell office:value-type="string">
            <text:p>TP:2,</text:p>
          </table:table-cell>
          <table:table-cell table:formula="of:=IF(&quot;XXX&quot;= [.A848];2*[.B846]*[.B847]/([.B846]+[.B84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849];2*[.B847]*[.B848]/([.B847]+[.B84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50];2*[.B849]*[.B#REF!]/([.B84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/8</text:p>
          </table:table-cell>
          <table:table-cell table:formula="of:=IF(&quot;XXX&quot;= [.A851];2*[.B850]*[.B#REF!]/([.B85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/40</text:p>
          </table:table-cell>
          <table:table-cell table:formula="of:=IF(&quot;XXX&quot;= [.A852];2*[.B#REF!]*[.B851]/([.B#REF!]+[.B851]);0)" office:value-type="float" office:value="0">
            <text:p>0</text:p>
          </table:table-cell>
        </table:table-row>
        <table:table-row table:style-name="ro2">
          <table:table-cell office:value-type="string">
            <text:p>P:8,</text:p>
          </table:table-cell>
          <table:table-cell office:value-type="string">
            <text:p>TP:2,</text:p>
          </table:table-cell>
          <table:table-cell table:formula="of:=IF(&quot;XXX&quot;= [.A853];2*[.B851]*[.B852]/([.B851]+[.B852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854];2*[.B852]*[.B853]/([.B852]+[.B853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855];2*[.B853]*[.B854]/([.B853]+[.B854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77/613</text:p>
          </table:table-cell>
          <table:table-cell table:formula="of:=IF(&quot;XXX&quot;= [.A856];2*[.B855]*[.B#REF!]/([.B85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77/1267</text:p>
          </table:table-cell>
          <table:table-cell table:formula="of:=IF(&quot;XXX&quot;= [.A857];2*[.B#REF!]*[.B856]/([.B#REF!]+[.B856]);0)" office:value-type="float" office:value="0">
            <text:p>0</text:p>
          </table:table-cell>
        </table:table-row>
        <table:table-row table:style-name="ro2">
          <table:table-cell office:value-type="string">
            <text:p>P:613,</text:p>
          </table:table-cell>
          <table:table-cell office:value-type="string">
            <text:p>TP:177,</text:p>
          </table:table-cell>
          <table:table-cell table:formula="of:=IF(&quot;XXX&quot;= [.A858];2*[.B856]*[.B857]/([.B856]+[.B857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59];2*[.B858]*[.B#REF!]/([.B858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860];2*[.B#REF!]*[.B859]/([.B#REF!]+[.B859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861];2*[.B859]*[.B860]/([.B859]+[.B860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862];2*[.B860]*[.B861]/([.B860]+[.B861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288743882544861">
            <text:p>0.2887438825</text:p>
          </table:table-cell>
          <table:table-cell table:formula="of:=IF(&quot;XXX&quot;= [.A863];2*[.B861]*[.B862]/([.B861]+[.B862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39700078926598">
            <text:p>0.1397000789</text:p>
          </table:table-cell>
          <table:table-cell table:formula="of:=IF(&quot;XXX&quot;= [.A864];2*[.B862]*[.B863]/([.B862]+[.B863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65];2*[.B863]*[.B864]/([.B863]+[.B864]);0)" office:value-type="float" office:value="0.188297872340425">
            <text:p>0.1882978723</text:p>
          </table:table-cell>
        </table:table-row>
      </table:table>
      <table:table table:name="ADDED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xXX</text:p>
          </table:table-cell>
          <table:table-cell office:value-type="string">
            <text:p>q1</text:p>
          </table:table-cell>
          <table:table-cell table:formula="of:=IF(&quot;XXX&quot;= [.A1];2*b#ref!*b#ref!/(b#ref!+b#ref!);0)" office:value-type="string" office:string-value="Err:508">
            <text:p>Err:508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2];2*b#ref!*[.B1]/(b#ref!+[.B1]);0)" office:value-type="string" office:string-value="Err:508">
            <text:p>Err:508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];2*[.B2]*[.B#REF!]/([.B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7/646</text:p>
          </table:table-cell>
          <table:table-cell table:formula="of:=IF(&quot;XXX&quot;= [.A4];2*[.B3]*[.B#REF!]/([.B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21</text:p>
          </table:table-cell>
          <table:table-cell table:formula="of:=IF(&quot;XXX&quot;= [.A5];2*[.B#REF!]*[.B4]/([.B#REF!]+[.B4]);0)" office:value-type="float" office:value="0">
            <text:p>0</text:p>
          </table:table-cell>
        </table:table-row>
        <table:table-row table:style-name="ro2">
          <table:table-cell office:value-type="string">
            <text:p>P:646,</text:p>
          </table:table-cell>
          <table:table-cell office:value-type="string">
            <text:p>TP:7,</text:p>
          </table:table-cell>
          <table:table-cell table:formula="of:=IF(&quot;XXX&quot;= [.A6];2*[.B4]*[.B5]/([.B4]+[.B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7];2*[.B5]*[.B6]/([.B5]+[.B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];2*[.B7]*[.B#REF!]/([.B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/410</text:p>
          </table:table-cell>
          <table:table-cell table:formula="of:=IF(&quot;XXX&quot;= [.A9];2*[.B8]*[.B#REF!]/([.B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21</text:p>
          </table:table-cell>
          <table:table-cell table:formula="of:=IF(&quot;XXX&quot;= [.A10];2*[.B#REF!]*[.B9]/([.B#REF!]+[.B9]);0)" office:value-type="float" office:value="0">
            <text:p>0</text:p>
          </table:table-cell>
        </table:table-row>
        <table:table-row table:style-name="ro2">
          <table:table-cell office:value-type="string">
            <text:p>P:410,</text:p>
          </table:table-cell>
          <table:table-cell office:value-type="string">
            <text:p>TP:4,</text:p>
          </table:table-cell>
          <table:table-cell table:formula="of:=IF(&quot;XXX&quot;= [.A11];2*[.B9]*[.B10]/([.B9]+[.B1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12];2*[.B10]*[.B11]/([.B10]+[.B1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3];2*[.B12]*[.B#REF!]/([.B1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2/942</text:p>
          </table:table-cell>
          <table:table-cell table:formula="of:=IF(&quot;XXX&quot;= [.A14];2*[.B13]*[.B#REF!]/([.B1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2/21</text:p>
          </table:table-cell>
          <table:table-cell table:formula="of:=IF(&quot;XXX&quot;= [.A15];2*[.B#REF!]*[.B14]/([.B#REF!]+[.B14]);0)" office:value-type="float" office:value="0">
            <text:p>0</text:p>
          </table:table-cell>
        </table:table-row>
        <table:table-row table:style-name="ro2">
          <table:table-cell office:value-type="string">
            <text:p>P:942,</text:p>
          </table:table-cell>
          <table:table-cell office:value-type="string">
            <text:p>TP:12,</text:p>
          </table:table-cell>
          <table:table-cell table:formula="of:=IF(&quot;XXX&quot;= [.A16];2*[.B14]*[.B15]/([.B14]+[.B15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17];2*[.B15]*[.B16]/([.B15]+[.B16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18];2*[.B16]*[.B17]/([.B16]+[.B17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5/2673</text:p>
          </table:table-cell>
          <table:table-cell table:formula="of:=IF(&quot;XXX&quot;= [.A19];2*[.B18]*[.B#REF!]/([.B1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5/47</text:p>
          </table:table-cell>
          <table:table-cell table:formula="of:=IF(&quot;XXX&quot;= [.A20];2*[.B#REF!]*[.B19]/([.B#REF!]+[.B19]);0)" office:value-type="float" office:value="0">
            <text:p>0</text:p>
          </table:table-cell>
        </table:table-row>
        <table:table-row table:style-name="ro2">
          <table:table-cell office:value-type="string">
            <text:p>P:2673,</text:p>
          </table:table-cell>
          <table:table-cell office:value-type="string">
            <text:p>TP:35,</text:p>
          </table:table-cell>
          <table:table-cell table:formula="of:=IF(&quot;XXX&quot;= [.A21];2*[.B19]*[.B20]/([.B19]+[.B2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2];2*[.B21]*[.B#REF!]/([.B21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23];2*[.B#REF!]*[.B22]/([.B#REF!]+[.B22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24];2*[.B22]*[.B23]/([.B22]+[.B23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25];2*[.B23]*[.B24]/([.B23]+[.B24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130939019827909">
            <text:p>0.013093902</text:p>
          </table:table-cell>
          <table:table-cell table:formula="of:=IF(&quot;XXX&quot;= [.A26];2*[.B24]*[.B25]/([.B24]+[.B25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74468085106383">
            <text:p>0.7446808511</text:p>
          </table:table-cell>
          <table:table-cell table:formula="of:=IF(&quot;XXX&quot;= [.A27];2*[.B25]*[.B26]/([.B25]+[.B2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8];2*[.B26]*[.B27]/([.B26]+[.B27]);0)" office:value-type="float" office:value="0.0257352941176471">
            <text:p>0.0257352941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29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0];2*[.B29]*[.B#REF!]/([.B2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31];2*[.B30]*[.B#REF!]/([.B3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21</text:p>
          </table:table-cell>
          <table:table-cell table:formula="of:=IF(&quot;XXX&quot;= [.A32];2*[.B#REF!]*[.B31]/([.B#REF!]+[.B31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33];2*[.B31]*[.B32]/([.B31]+[.B3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34];2*[.B32]*[.B33]/([.B32]+[.B3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5];2*[.B34]*[.B#REF!]/([.B3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/49</text:p>
          </table:table-cell>
          <table:table-cell table:formula="of:=IF(&quot;XXX&quot;= [.A36];2*[.B35]*[.B#REF!]/([.B3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21</text:p>
          </table:table-cell>
          <table:table-cell table:formula="of:=IF(&quot;XXX&quot;= [.A37];2*[.B#REF!]*[.B36]/([.B#REF!]+[.B36]);0)" office:value-type="float" office:value="0">
            <text:p>0</text:p>
          </table:table-cell>
        </table:table-row>
        <table:table-row table:style-name="ro2">
          <table:table-cell office:value-type="string">
            <text:p>P:49,</text:p>
          </table:table-cell>
          <table:table-cell office:value-type="string">
            <text:p>TP:4,</text:p>
          </table:table-cell>
          <table:table-cell table:formula="of:=IF(&quot;XXX&quot;= [.A38];2*[.B36]*[.B37]/([.B36]+[.B3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39];2*[.B37]*[.B38]/([.B37]+[.B3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0];2*[.B39]*[.B#REF!]/([.B3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0/192</text:p>
          </table:table-cell>
          <table:table-cell table:formula="of:=IF(&quot;XXX&quot;= [.A41];2*[.B40]*[.B#REF!]/([.B4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0/21</text:p>
          </table:table-cell>
          <table:table-cell table:formula="of:=IF(&quot;XXX&quot;= [.A42];2*[.B#REF!]*[.B41]/([.B#REF!]+[.B41]);0)" office:value-type="float" office:value="0">
            <text:p>0</text:p>
          </table:table-cell>
        </table:table-row>
        <table:table-row table:style-name="ro2">
          <table:table-cell office:value-type="string">
            <text:p>P:192,</text:p>
          </table:table-cell>
          <table:table-cell office:value-type="string">
            <text:p>TP:10,</text:p>
          </table:table-cell>
          <table:table-cell table:formula="of:=IF(&quot;XXX&quot;= [.A43];2*[.B41]*[.B42]/([.B41]+[.B42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44];2*[.B42]*[.B43]/([.B42]+[.B43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857585139319</text:p>
          </table:table-cell>
          <table:table-cell table:formula="of:=IF(&quot;XXX&quot;= [.A45];2*[.B43]*[.B44]/([.B43]+[.B44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3/301</text:p>
          </table:table-cell>
          <table:table-cell table:formula="of:=IF(&quot;XXX&quot;= [.A46];2*[.B45]*[.B#REF!]/([.B4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3/47</text:p>
          </table:table-cell>
          <table:table-cell table:formula="of:=IF(&quot;XXX&quot;= [.A47];2*[.B#REF!]*[.B46]/([.B#REF!]+[.B46]);0)" office:value-type="float" office:value="0">
            <text:p>0</text:p>
          </table:table-cell>
        </table:table-row>
        <table:table-row table:style-name="ro2">
          <table:table-cell office:value-type="string">
            <text:p>P:301,</text:p>
          </table:table-cell>
          <table:table-cell office:value-type="string">
            <text:p>TP:23,</text:p>
          </table:table-cell>
          <table:table-cell table:formula="of:=IF(&quot;XXX&quot;= [.A48];2*[.B46]*[.B47]/([.B46]+[.B47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9];2*[.B48]*[.B#REF!]/([.B48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50];2*[.B#REF!]*[.B49]/([.B#REF!]+[.B49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51];2*[.B49]*[.B50]/([.B49]+[.B50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2">
            <text:p>2</text:p>
          </table:table-cell>
          <table:table-cell table:formula="of:=IF(&quot;XXX&quot;= [.A52];2*[.B50]*[.B51]/([.B50]+[.B51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764119601328904">
            <text:p>0.0764119601</text:p>
          </table:table-cell>
          <table:table-cell table:formula="of:=IF(&quot;XXX&quot;= [.A53];2*[.B51]*[.B52]/([.B51]+[.B52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48936170212766">
            <text:p>0.4893617021</text:p>
          </table:table-cell>
          <table:table-cell table:formula="of:=IF(&quot;XXX&quot;= [.A54];2*[.B52]*[.B53]/([.B52]+[.B53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5];2*[.B53]*[.B54]/([.B53]+[.B54]);0)" office:value-type="float" office:value="0.132183908045977">
            <text:p>0.132183908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56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7];2*[.B56]*[.B#REF!]/([.B5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58];2*[.B57]*[.B#REF!]/([.B5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21</text:p>
          </table:table-cell>
          <table:table-cell table:formula="of:=IF(&quot;XXX&quot;= [.A59];2*[.B#REF!]*[.B58]/([.B#REF!]+[.B58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60];2*[.B58]*[.B59]/([.B58]+[.B5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61];2*[.B59]*[.B60]/([.B59]+[.B6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2];2*[.B61]*[.B#REF!]/([.B6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/40</text:p>
          </table:table-cell>
          <table:table-cell table:formula="of:=IF(&quot;XXX&quot;= [.A63];2*[.B62]*[.B#REF!]/([.B6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21</text:p>
          </table:table-cell>
          <table:table-cell table:formula="of:=IF(&quot;XXX&quot;= [.A64];2*[.B#REF!]*[.B63]/([.B#REF!]+[.B63]);0)" office:value-type="float" office:value="0">
            <text:p>0</text:p>
          </table:table-cell>
        </table:table-row>
        <table:table-row table:style-name="ro2">
          <table:table-cell office:value-type="string">
            <text:p>P:40,</text:p>
          </table:table-cell>
          <table:table-cell office:value-type="string">
            <text:p>TP:1,</text:p>
          </table:table-cell>
          <table:table-cell table:formula="of:=IF(&quot;XXX&quot;= [.A65];2*[.B63]*[.B64]/([.B63]+[.B6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66];2*[.B64]*[.B65]/([.B64]+[.B6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7];2*[.B66]*[.B#REF!]/([.B6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/110</text:p>
          </table:table-cell>
          <table:table-cell table:formula="of:=IF(&quot;XXX&quot;= [.A68];2*[.B67]*[.B#REF!]/([.B6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21</text:p>
          </table:table-cell>
          <table:table-cell table:formula="of:=IF(&quot;XXX&quot;= [.A69];2*[.B#REF!]*[.B68]/([.B#REF!]+[.B68]);0)" office:value-type="float" office:value="0">
            <text:p>0</text:p>
          </table:table-cell>
        </table:table-row>
        <table:table-row table:style-name="ro2">
          <table:table-cell office:value-type="string">
            <text:p>P:110,</text:p>
          </table:table-cell>
          <table:table-cell office:value-type="string">
            <text:p>TP:4,</text:p>
          </table:table-cell>
          <table:table-cell table:formula="of:=IF(&quot;XXX&quot;= [.A70];2*[.B68]*[.B69]/([.B68]+[.B69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71];2*[.B69]*[.B70]/([.B69]+[.B70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0681959082455</text:p>
          </table:table-cell>
          <table:table-cell table:formula="of:=IF(&quot;XXX&quot;= [.A72];2*[.B70]*[.B71]/([.B70]+[.B71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4/138</text:p>
          </table:table-cell>
          <table:table-cell table:formula="of:=IF(&quot;XXX&quot;= [.A73];2*[.B72]*[.B#REF!]/([.B7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4/47</text:p>
          </table:table-cell>
          <table:table-cell table:formula="of:=IF(&quot;XXX&quot;= [.A74];2*[.B#REF!]*[.B73]/([.B#REF!]+[.B73]);0)" office:value-type="float" office:value="0">
            <text:p>0</text:p>
          </table:table-cell>
        </table:table-row>
        <table:table-row table:style-name="ro2">
          <table:table-cell office:value-type="string">
            <text:p>P:138,</text:p>
          </table:table-cell>
          <table:table-cell office:value-type="string">
            <text:p>TP:14,</text:p>
          </table:table-cell>
          <table:table-cell table:formula="of:=IF(&quot;XXX&quot;= [.A75];2*[.B73]*[.B74]/([.B73]+[.B74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6];2*[.B75]*[.B#REF!]/([.B75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77];2*[.B#REF!]*[.B76]/([.B#REF!]+[.B76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78];2*[.B76]*[.B77]/([.B76]+[.B77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79];2*[.B77]*[.B78]/([.B77]+[.B78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01449275362319">
            <text:p>0.1014492754</text:p>
          </table:table-cell>
          <table:table-cell table:formula="of:=IF(&quot;XXX&quot;= [.A80];2*[.B78]*[.B79]/([.B78]+[.B79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97872340425532">
            <text:p>0.2978723404</text:p>
          </table:table-cell>
          <table:table-cell table:formula="of:=IF(&quot;XXX&quot;= [.A81];2*[.B79]*[.B80]/([.B79]+[.B8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2];2*[.B80]*[.B81]/([.B80]+[.B81]);0)" office:value-type="float" office:value="0.151351351351352">
            <text:p>0.1513513514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83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4];2*[.B83]*[.B#REF!]/([.B8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85];2*[.B84]*[.B#REF!]/([.B8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21</text:p>
          </table:table-cell>
          <table:table-cell table:formula="of:=IF(&quot;XXX&quot;= [.A86];2*[.B#REF!]*[.B85]/([.B#REF!]+[.B85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87];2*[.B85]*[.B86]/([.B85]+[.B8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88];2*[.B86]*[.B87]/([.B86]+[.B8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9];2*[.B88]*[.B#REF!]/([.B8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9</text:p>
          </table:table-cell>
          <table:table-cell table:formula="of:=IF(&quot;XXX&quot;= [.A90];2*[.B89]*[.B#REF!]/([.B8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21</text:p>
          </table:table-cell>
          <table:table-cell table:formula="of:=IF(&quot;XXX&quot;= [.A91];2*[.B#REF!]*[.B90]/([.B#REF!]+[.B90]);0)" office:value-type="float" office:value="0">
            <text:p>0</text:p>
          </table:table-cell>
        </table:table-row>
        <table:table-row table:style-name="ro2">
          <table:table-cell office:value-type="string">
            <text:p>P:9,</text:p>
          </table:table-cell>
          <table:table-cell office:value-type="string">
            <text:p>TP:0,</text:p>
          </table:table-cell>
          <table:table-cell table:formula="of:=IF(&quot;XXX&quot;= [.A92];2*[.B90]*[.B91]/([.B90]+[.B9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93];2*[.B91]*[.B92]/([.B91]+[.B9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94];2*[.B93]*[.B#REF!]/([.B9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51</text:p>
          </table:table-cell>
          <table:table-cell table:formula="of:=IF(&quot;XXX&quot;= [.A95];2*[.B94]*[.B#REF!]/([.B9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21</text:p>
          </table:table-cell>
          <table:table-cell table:formula="of:=IF(&quot;XXX&quot;= [.A96];2*[.B#REF!]*[.B95]/([.B#REF!]+[.B95]);0)" office:value-type="float" office:value="0">
            <text:p>0</text:p>
          </table:table-cell>
        </table:table-row>
        <table:table-row table:style-name="ro2">
          <table:table-cell office:value-type="string">
            <text:p>P:51,</text:p>
          </table:table-cell>
          <table:table-cell office:value-type="string">
            <text:p>TP:5,</text:p>
          </table:table-cell>
          <table:table-cell table:formula="of:=IF(&quot;XXX&quot;= [.A97];2*[.B95]*[.B96]/([.B95]+[.B96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98];2*[.B96]*[.B97]/([.B96]+[.B97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</text:p>
          </table:table-cell>
          <table:table-cell table:formula="of:=IF(&quot;XXX&quot;= [.A99];2*[.B97]*[.B98]/([.B97]+[.B98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0/52</text:p>
          </table:table-cell>
          <table:table-cell table:formula="of:=IF(&quot;XXX&quot;= [.A100];2*[.B99]*[.B#REF!]/([.B9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0/47</text:p>
          </table:table-cell>
          <table:table-cell table:formula="of:=IF(&quot;XXX&quot;= [.A101];2*[.B#REF!]*[.B100]/([.B#REF!]+[.B100]);0)" office:value-type="float" office:value="0">
            <text:p>0</text:p>
          </table:table-cell>
        </table:table-row>
        <table:table-row table:style-name="ro2">
          <table:table-cell office:value-type="string">
            <text:p>P:52,</text:p>
          </table:table-cell>
          <table:table-cell office:value-type="string">
            <text:p>TP:10,</text:p>
          </table:table-cell>
          <table:table-cell table:formula="of:=IF(&quot;XXX&quot;= [.A102];2*[.B100]*[.B101]/([.B100]+[.B101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03];2*[.B102]*[.B#REF!]/([.B102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104];2*[.B#REF!]*[.B103]/([.B#REF!]+[.B103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105];2*[.B103]*[.B104]/([.B103]+[.B104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106];2*[.B104]*[.B105]/([.B104]+[.B105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92307692307692">
            <text:p>0.1923076923</text:p>
          </table:table-cell>
          <table:table-cell table:formula="of:=IF(&quot;XXX&quot;= [.A107];2*[.B105]*[.B106]/([.B105]+[.B106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12765957446808">
            <text:p>0.2127659574</text:p>
          </table:table-cell>
          <table:table-cell table:formula="of:=IF(&quot;XXX&quot;= [.A108];2*[.B106]*[.B107]/([.B106]+[.B107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09];2*[.B107]*[.B108]/([.B107]+[.B108]);0)" office:value-type="float" office:value="0.202020202020202">
            <text:p>0.202020202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110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11];2*[.B110]*[.B#REF!]/([.B11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1/1966</text:p>
          </table:table-cell>
          <table:table-cell table:formula="of:=IF(&quot;XXX&quot;= [.A112];2*[.B111]*[.B#REF!]/([.B11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1/21</text:p>
          </table:table-cell>
          <table:table-cell table:formula="of:=IF(&quot;XXX&quot;= [.A113];2*[.B#REF!]*[.B112]/([.B#REF!]+[.B112]);0)" office:value-type="float" office:value="0">
            <text:p>0</text:p>
          </table:table-cell>
        </table:table-row>
        <table:table-row table:style-name="ro2">
          <table:table-cell office:value-type="string">
            <text:p>P:1966,</text:p>
          </table:table-cell>
          <table:table-cell office:value-type="string">
            <text:p>TP:21,</text:p>
          </table:table-cell>
          <table:table-cell table:formula="of:=IF(&quot;XXX&quot;= [.A114];2*[.B112]*[.B113]/([.B112]+[.B11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115];2*[.B113]*[.B114]/([.B113]+[.B11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16];2*[.B115]*[.B#REF!]/([.B11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4/725</text:p>
          </table:table-cell>
          <table:table-cell table:formula="of:=IF(&quot;XXX&quot;= [.A117];2*[.B116]*[.B#REF!]/([.B11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4/21</text:p>
          </table:table-cell>
          <table:table-cell table:formula="of:=IF(&quot;XXX&quot;= [.A118];2*[.B#REF!]*[.B117]/([.B#REF!]+[.B117]);0)" office:value-type="float" office:value="0">
            <text:p>0</text:p>
          </table:table-cell>
        </table:table-row>
        <table:table-row table:style-name="ro2">
          <table:table-cell office:value-type="string">
            <text:p>P:725,</text:p>
          </table:table-cell>
          <table:table-cell office:value-type="string">
            <text:p>TP:14,</text:p>
          </table:table-cell>
          <table:table-cell table:formula="of:=IF(&quot;XXX&quot;= [.A119];2*[.B117]*[.B118]/([.B117]+[.B11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120];2*[.B118]*[.B119]/([.B118]+[.B11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21];2*[.B120]*[.B#REF!]/([.B12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1/264</text:p>
          </table:table-cell>
          <table:table-cell table:formula="of:=IF(&quot;XXX&quot;= [.A122];2*[.B121]*[.B#REF!]/([.B12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1/21</text:p>
          </table:table-cell>
          <table:table-cell table:formula="of:=IF(&quot;XXX&quot;= [.A123];2*[.B#REF!]*[.B122]/([.B#REF!]+[.B122]);0)" office:value-type="float" office:value="0">
            <text:p>0</text:p>
          </table:table-cell>
        </table:table-row>
        <table:table-row table:style-name="ro2">
          <table:table-cell office:value-type="string">
            <text:p>P:264,</text:p>
          </table:table-cell>
          <table:table-cell office:value-type="string">
            <text:p>TP:11,</text:p>
          </table:table-cell>
          <table:table-cell table:formula="of:=IF(&quot;XXX&quot;= [.A124];2*[.B122]*[.B123]/([.B122]+[.B123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125];2*[.B123]*[.B124]/([.B123]+[.B124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126];2*[.B124]*[.B125]/([.B124]+[.B125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5/351</text:p>
          </table:table-cell>
          <table:table-cell table:formula="of:=IF(&quot;XXX&quot;= [.A127];2*[.B126]*[.B#REF!]/([.B12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5/47</text:p>
          </table:table-cell>
          <table:table-cell table:formula="of:=IF(&quot;XXX&quot;= [.A128];2*[.B#REF!]*[.B127]/([.B#REF!]+[.B127]);0)" office:value-type="float" office:value="0">
            <text:p>0</text:p>
          </table:table-cell>
        </table:table-row>
        <table:table-row table:style-name="ro2">
          <table:table-cell office:value-type="string">
            <text:p>P:351,</text:p>
          </table:table-cell>
          <table:table-cell office:value-type="string">
            <text:p>TP:15,</text:p>
          </table:table-cell>
          <table:table-cell table:formula="of:=IF(&quot;XXX&quot;= [.A129];2*[.B127]*[.B128]/([.B127]+[.B128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30];2*[.B129]*[.B#REF!]/([.B129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131];2*[.B#REF!]*[.B130]/([.B#REF!]+[.B130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132];2*[.B130]*[.B131]/([.B130]+[.B131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133];2*[.B131]*[.B132]/([.B131]+[.B132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427350427350427">
            <text:p>0.0427350427</text:p>
          </table:table-cell>
          <table:table-cell table:formula="of:=IF(&quot;XXX&quot;= [.A134];2*[.B132]*[.B133]/([.B132]+[.B133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319148936170213">
            <text:p>0.3191489362</text:p>
          </table:table-cell>
          <table:table-cell table:formula="of:=IF(&quot;XXX&quot;= [.A135];2*[.B133]*[.B134]/([.B133]+[.B134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36];2*[.B134]*[.B135]/([.B134]+[.B135]);0)" office:value-type="float" office:value="0.0753768844221105">
            <text:p>0.0753768844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137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38];2*[.B137]*[.B#REF!]/([.B13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2</text:p>
          </table:table-cell>
          <table:table-cell table:formula="of:=IF(&quot;XXX&quot;= [.A139];2*[.B138]*[.B#REF!]/([.B13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21</text:p>
          </table:table-cell>
          <table:table-cell table:formula="of:=IF(&quot;XXX&quot;= [.A140];2*[.B#REF!]*[.B139]/([.B#REF!]+[.B139]);0)" office:value-type="float" office:value="0">
            <text:p>0</text:p>
          </table:table-cell>
        </table:table-row>
        <table:table-row table:style-name="ro2">
          <table:table-cell office:value-type="string">
            <text:p>P:2,</text:p>
          </table:table-cell>
          <table:table-cell office:value-type="string">
            <text:p>TP:0,</text:p>
          </table:table-cell>
          <table:table-cell table:formula="of:=IF(&quot;XXX&quot;= [.A141];2*[.B139]*[.B140]/([.B139]+[.B14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142];2*[.B140]*[.B141]/([.B140]+[.B14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43];2*[.B142]*[.B#REF!]/([.B14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9/186</text:p>
          </table:table-cell>
          <table:table-cell table:formula="of:=IF(&quot;XXX&quot;= [.A144];2*[.B143]*[.B#REF!]/([.B14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9/21</text:p>
          </table:table-cell>
          <table:table-cell table:formula="of:=IF(&quot;XXX&quot;= [.A145];2*[.B#REF!]*[.B144]/([.B#REF!]+[.B144]);0)" office:value-type="float" office:value="0">
            <text:p>0</text:p>
          </table:table-cell>
        </table:table-row>
        <table:table-row table:style-name="ro2">
          <table:table-cell office:value-type="string">
            <text:p>P:186,</text:p>
          </table:table-cell>
          <table:table-cell office:value-type="string">
            <text:p>TP:9,</text:p>
          </table:table-cell>
          <table:table-cell table:formula="of:=IF(&quot;XXX&quot;= [.A146];2*[.B144]*[.B145]/([.B144]+[.B14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147];2*[.B145]*[.B146]/([.B145]+[.B14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48];2*[.B147]*[.B#REF!]/([.B14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6/72</text:p>
          </table:table-cell>
          <table:table-cell table:formula="of:=IF(&quot;XXX&quot;= [.A149];2*[.B148]*[.B#REF!]/([.B14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21</text:p>
          </table:table-cell>
          <table:table-cell table:formula="of:=IF(&quot;XXX&quot;= [.A150];2*[.B#REF!]*[.B149]/([.B#REF!]+[.B149]);0)" office:value-type="float" office:value="0">
            <text:p>0</text:p>
          </table:table-cell>
        </table:table-row>
        <table:table-row table:style-name="ro2">
          <table:table-cell office:value-type="string">
            <text:p>P:72,</text:p>
          </table:table-cell>
          <table:table-cell office:value-type="string">
            <text:p>TP:6,</text:p>
          </table:table-cell>
          <table:table-cell table:formula="of:=IF(&quot;XXX&quot;= [.A151];2*[.B149]*[.B150]/([.B149]+[.B150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152];2*[.B150]*[.B151]/([.B150]+[.B151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</text:p>
          </table:table-cell>
          <table:table-cell table:formula="of:=IF(&quot;XXX&quot;= [.A153];2*[.B151]*[.B152]/([.B151]+[.B152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6/72</text:p>
          </table:table-cell>
          <table:table-cell table:formula="of:=IF(&quot;XXX&quot;= [.A154];2*[.B153]*[.B#REF!]/([.B15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47</text:p>
          </table:table-cell>
          <table:table-cell table:formula="of:=IF(&quot;XXX&quot;= [.A155];2*[.B#REF!]*[.B154]/([.B#REF!]+[.B154]);0)" office:value-type="float" office:value="0">
            <text:p>0</text:p>
          </table:table-cell>
        </table:table-row>
        <table:table-row table:style-name="ro2">
          <table:table-cell office:value-type="string">
            <text:p>P:72,</text:p>
          </table:table-cell>
          <table:table-cell office:value-type="string">
            <text:p>TP:6,</text:p>
          </table:table-cell>
          <table:table-cell table:formula="of:=IF(&quot;XXX&quot;= [.A156];2*[.B154]*[.B155]/([.B154]+[.B155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57];2*[.B156]*[.B#REF!]/([.B156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158];2*[.B#REF!]*[.B157]/([.B#REF!]+[.B157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159];2*[.B157]*[.B158]/([.B157]+[.B158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2">
            <text:p>2</text:p>
          </table:table-cell>
          <table:table-cell table:formula="of:=IF(&quot;XXX&quot;= [.A160];2*[.B158]*[.B159]/([.B158]+[.B159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833333333333333">
            <text:p>0.0833333333</text:p>
          </table:table-cell>
          <table:table-cell table:formula="of:=IF(&quot;XXX&quot;= [.A161];2*[.B159]*[.B160]/([.B159]+[.B160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27659574468085">
            <text:p>0.1276595745</text:p>
          </table:table-cell>
          <table:table-cell table:formula="of:=IF(&quot;XXX&quot;= [.A162];2*[.B160]*[.B161]/([.B160]+[.B161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63];2*[.B161]*[.B162]/([.B161]+[.B162]);0)" office:value-type="float" office:value="0.100840336134454">
            <text:p>0.1008403361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164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65];2*[.B164]*[.B#REF!]/([.B16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166];2*[.B165]*[.B#REF!]/([.B16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21</text:p>
          </table:table-cell>
          <table:table-cell table:formula="of:=IF(&quot;XXX&quot;= [.A167];2*[.B#REF!]*[.B166]/([.B#REF!]+[.B166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168];2*[.B166]*[.B167]/([.B166]+[.B16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169];2*[.B167]*[.B168]/([.B167]+[.B16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70];2*[.B169]*[.B#REF!]/([.B16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/29</text:p>
          </table:table-cell>
          <table:table-cell table:formula="of:=IF(&quot;XXX&quot;= [.A171];2*[.B170]*[.B#REF!]/([.B17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21</text:p>
          </table:table-cell>
          <table:table-cell table:formula="of:=IF(&quot;XXX&quot;= [.A172];2*[.B#REF!]*[.B171]/([.B#REF!]+[.B171]);0)" office:value-type="float" office:value="0">
            <text:p>0</text:p>
          </table:table-cell>
        </table:table-row>
        <table:table-row table:style-name="ro2">
          <table:table-cell office:value-type="string">
            <text:p>P:29,</text:p>
          </table:table-cell>
          <table:table-cell office:value-type="string">
            <text:p>TP:4,</text:p>
          </table:table-cell>
          <table:table-cell table:formula="of:=IF(&quot;XXX&quot;= [.A173];2*[.B171]*[.B172]/([.B171]+[.B17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174];2*[.B172]*[.B173]/([.B172]+[.B17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75];2*[.B174]*[.B#REF!]/([.B17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39</text:p>
          </table:table-cell>
          <table:table-cell table:formula="of:=IF(&quot;XXX&quot;= [.A176];2*[.B175]*[.B#REF!]/([.B17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21</text:p>
          </table:table-cell>
          <table:table-cell table:formula="of:=IF(&quot;XXX&quot;= [.A177];2*[.B#REF!]*[.B176]/([.B#REF!]+[.B176]);0)" office:value-type="float" office:value="0">
            <text:p>0</text:p>
          </table:table-cell>
        </table:table-row>
        <table:table-row table:style-name="ro2">
          <table:table-cell office:value-type="string">
            <text:p>P:39,</text:p>
          </table:table-cell>
          <table:table-cell office:value-type="string">
            <text:p>TP:5,</text:p>
          </table:table-cell>
          <table:table-cell table:formula="of:=IF(&quot;XXX&quot;= [.A178];2*[.B176]*[.B177]/([.B176]+[.B177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179];2*[.B177]*[.B178]/([.B177]+[.B178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180];2*[.B178]*[.B179]/([.B178]+[.B179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5/131</text:p>
          </table:table-cell>
          <table:table-cell table:formula="of:=IF(&quot;XXX&quot;= [.A181];2*[.B180]*[.B#REF!]/([.B18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5/47</text:p>
          </table:table-cell>
          <table:table-cell table:formula="of:=IF(&quot;XXX&quot;= [.A182];2*[.B#REF!]*[.B181]/([.B#REF!]+[.B181]);0)" office:value-type="float" office:value="0">
            <text:p>0</text:p>
          </table:table-cell>
        </table:table-row>
        <table:table-row table:style-name="ro2">
          <table:table-cell office:value-type="string">
            <text:p>P:131,</text:p>
          </table:table-cell>
          <table:table-cell office:value-type="string">
            <text:p>TP:15,</text:p>
          </table:table-cell>
          <table:table-cell table:formula="of:=IF(&quot;XXX&quot;= [.A183];2*[.B181]*[.B182]/([.B181]+[.B182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84];2*[.B183]*[.B#REF!]/([.B183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185];2*[.B#REF!]*[.B184]/([.B#REF!]+[.B184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186];2*[.B184]*[.B185]/([.B184]+[.B185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187];2*[.B185]*[.B186]/([.B185]+[.B186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14503816793893">
            <text:p>0.1145038168</text:p>
          </table:table-cell>
          <table:table-cell table:formula="of:=IF(&quot;XXX&quot;= [.A188];2*[.B186]*[.B187]/([.B186]+[.B187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319148936170213">
            <text:p>0.3191489362</text:p>
          </table:table-cell>
          <table:table-cell table:formula="of:=IF(&quot;XXX&quot;= [.A189];2*[.B187]*[.B188]/([.B187]+[.B188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90];2*[.B188]*[.B189]/([.B188]+[.B189]);0)" office:value-type="float" office:value="0.168539325842697">
            <text:p>0.1685393258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191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92];2*[.B191]*[.B#REF!]/([.B19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193];2*[.B192]*[.B#REF!]/([.B19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21</text:p>
          </table:table-cell>
          <table:table-cell table:formula="of:=IF(&quot;XXX&quot;= [.A194];2*[.B#REF!]*[.B193]/([.B#REF!]+[.B193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195];2*[.B193]*[.B194]/([.B193]+[.B19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196];2*[.B194]*[.B195]/([.B194]+[.B19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97];2*[.B196]*[.B#REF!]/([.B19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9</text:p>
          </table:table-cell>
          <table:table-cell table:formula="of:=IF(&quot;XXX&quot;= [.A198];2*[.B197]*[.B#REF!]/([.B19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21</text:p>
          </table:table-cell>
          <table:table-cell table:formula="of:=IF(&quot;XXX&quot;= [.A199];2*[.B#REF!]*[.B198]/([.B#REF!]+[.B198]);0)" office:value-type="float" office:value="0">
            <text:p>0</text:p>
          </table:table-cell>
        </table:table-row>
        <table:table-row table:style-name="ro2">
          <table:table-cell office:value-type="string">
            <text:p>P:9,</text:p>
          </table:table-cell>
          <table:table-cell office:value-type="string">
            <text:p>TP:0,</text:p>
          </table:table-cell>
          <table:table-cell table:formula="of:=IF(&quot;XXX&quot;= [.A200];2*[.B198]*[.B199]/([.B198]+[.B19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201];2*[.B199]*[.B200]/([.B199]+[.B20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02];2*[.B201]*[.B#REF!]/([.B20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72</text:p>
          </table:table-cell>
          <table:table-cell table:formula="of:=IF(&quot;XXX&quot;= [.A203];2*[.B202]*[.B#REF!]/([.B20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21</text:p>
          </table:table-cell>
          <table:table-cell table:formula="of:=IF(&quot;XXX&quot;= [.A204];2*[.B#REF!]*[.B203]/([.B#REF!]+[.B203]);0)" office:value-type="float" office:value="0">
            <text:p>0</text:p>
          </table:table-cell>
        </table:table-row>
        <table:table-row table:style-name="ro2">
          <table:table-cell office:value-type="string">
            <text:p>P:72,</text:p>
          </table:table-cell>
          <table:table-cell office:value-type="string">
            <text:p>TP:5,</text:p>
          </table:table-cell>
          <table:table-cell table:formula="of:=IF(&quot;XXX&quot;= [.A205];2*[.B203]*[.B204]/([.B203]+[.B204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206];2*[.B204]*[.B205]/([.B204]+[.B205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207];2*[.B205]*[.B206]/([.B205]+[.B206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2/114</text:p>
          </table:table-cell>
          <table:table-cell table:formula="of:=IF(&quot;XXX&quot;= [.A208];2*[.B207]*[.B#REF!]/([.B20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2/47</text:p>
          </table:table-cell>
          <table:table-cell table:formula="of:=IF(&quot;XXX&quot;= [.A209];2*[.B#REF!]*[.B208]/([.B#REF!]+[.B208]);0)" office:value-type="float" office:value="0">
            <text:p>0</text:p>
          </table:table-cell>
        </table:table-row>
        <table:table-row table:style-name="ro2">
          <table:table-cell office:value-type="string">
            <text:p>P:114,</text:p>
          </table:table-cell>
          <table:table-cell office:value-type="string">
            <text:p>TP:12,</text:p>
          </table:table-cell>
          <table:table-cell table:formula="of:=IF(&quot;XXX&quot;= [.A210];2*[.B208]*[.B209]/([.B208]+[.B209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11];2*[.B210]*[.B#REF!]/([.B210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212];2*[.B#REF!]*[.B211]/([.B#REF!]+[.B211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213];2*[.B211]*[.B212]/([.B211]+[.B212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214];2*[.B212]*[.B213]/([.B212]+[.B213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05263157894737">
            <text:p>0.1052631579</text:p>
          </table:table-cell>
          <table:table-cell table:formula="of:=IF(&quot;XXX&quot;= [.A215];2*[.B213]*[.B214]/([.B213]+[.B214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5531914893617">
            <text:p>0.2553191489</text:p>
          </table:table-cell>
          <table:table-cell table:formula="of:=IF(&quot;XXX&quot;= [.A216];2*[.B214]*[.B215]/([.B214]+[.B215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17];2*[.B215]*[.B216]/([.B215]+[.B216]);0)" office:value-type="float" office:value="0.149068322981367">
            <text:p>0.149068323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218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19];2*[.B218]*[.B#REF!]/([.B21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8/143</text:p>
          </table:table-cell>
          <table:table-cell table:formula="of:=IF(&quot;XXX&quot;= [.A220];2*[.B219]*[.B#REF!]/([.B21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8/21</text:p>
          </table:table-cell>
          <table:table-cell table:formula="of:=IF(&quot;XXX&quot;= [.A221];2*[.B#REF!]*[.B220]/([.B#REF!]+[.B220]);0)" office:value-type="float" office:value="0">
            <text:p>0</text:p>
          </table:table-cell>
        </table:table-row>
        <table:table-row table:style-name="ro2">
          <table:table-cell office:value-type="string">
            <text:p>P:143,</text:p>
          </table:table-cell>
          <table:table-cell office:value-type="string">
            <text:p>TP:8,</text:p>
          </table:table-cell>
          <table:table-cell table:formula="of:=IF(&quot;XXX&quot;= [.A222];2*[.B220]*[.B221]/([.B220]+[.B22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223];2*[.B221]*[.B222]/([.B221]+[.B22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24];2*[.B223]*[.B#REF!]/([.B22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1/124</text:p>
          </table:table-cell>
          <table:table-cell table:formula="of:=IF(&quot;XXX&quot;= [.A225];2*[.B224]*[.B#REF!]/([.B22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1/21</text:p>
          </table:table-cell>
          <table:table-cell table:formula="of:=IF(&quot;XXX&quot;= [.A226];2*[.B#REF!]*[.B225]/([.B#REF!]+[.B225]);0)" office:value-type="float" office:value="0">
            <text:p>0</text:p>
          </table:table-cell>
        </table:table-row>
        <table:table-row table:style-name="ro2">
          <table:table-cell office:value-type="string">
            <text:p>P:124,</text:p>
          </table:table-cell>
          <table:table-cell office:value-type="string">
            <text:p>TP:11,</text:p>
          </table:table-cell>
          <table:table-cell table:formula="of:=IF(&quot;XXX&quot;= [.A227];2*[.B225]*[.B226]/([.B225]+[.B22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228];2*[.B226]*[.B227]/([.B226]+[.B22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29];2*[.B228]*[.B#REF!]/([.B22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0/83</text:p>
          </table:table-cell>
          <table:table-cell table:formula="of:=IF(&quot;XXX&quot;= [.A230];2*[.B229]*[.B#REF!]/([.B22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0/21</text:p>
          </table:table-cell>
          <table:table-cell table:formula="of:=IF(&quot;XXX&quot;= [.A231];2*[.B#REF!]*[.B230]/([.B#REF!]+[.B230]);0)" office:value-type="float" office:value="0">
            <text:p>0</text:p>
          </table:table-cell>
        </table:table-row>
        <table:table-row table:style-name="ro2">
          <table:table-cell office:value-type="string">
            <text:p>P:83,</text:p>
          </table:table-cell>
          <table:table-cell office:value-type="string">
            <text:p>TP:10,</text:p>
          </table:table-cell>
          <table:table-cell table:formula="of:=IF(&quot;XXX&quot;= [.A232];2*[.B230]*[.B231]/([.B230]+[.B231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233];2*[.B231]*[.B232]/([.B231]+[.B232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234];2*[.B232]*[.B233]/([.B232]+[.B233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0/67</text:p>
          </table:table-cell>
          <table:table-cell table:formula="of:=IF(&quot;XXX&quot;= [.A235];2*[.B234]*[.B#REF!]/([.B23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0/47</text:p>
          </table:table-cell>
          <table:table-cell table:formula="of:=IF(&quot;XXX&quot;= [.A236];2*[.B#REF!]*[.B235]/([.B#REF!]+[.B235]);0)" office:value-type="float" office:value="0">
            <text:p>0</text:p>
          </table:table-cell>
        </table:table-row>
        <table:table-row table:style-name="ro2">
          <table:table-cell office:value-type="string">
            <text:p>P:67,</text:p>
          </table:table-cell>
          <table:table-cell office:value-type="string">
            <text:p>TP:10,</text:p>
          </table:table-cell>
          <table:table-cell table:formula="of:=IF(&quot;XXX&quot;= [.A237];2*[.B235]*[.B236]/([.B235]+[.B23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38];2*[.B237]*[.B#REF!]/([.B237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239];2*[.B#REF!]*[.B238]/([.B#REF!]+[.B238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240];2*[.B238]*[.B239]/([.B238]+[.B239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241];2*[.B239]*[.B240]/([.B239]+[.B240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49253731343284">
            <text:p>0.1492537313</text:p>
          </table:table-cell>
          <table:table-cell table:formula="of:=IF(&quot;XXX&quot;= [.A242];2*[.B240]*[.B241]/([.B240]+[.B241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12765957446808">
            <text:p>0.2127659574</text:p>
          </table:table-cell>
          <table:table-cell table:formula="of:=IF(&quot;XXX&quot;= [.A243];2*[.B241]*[.B242]/([.B241]+[.B242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44];2*[.B242]*[.B243]/([.B242]+[.B243]);0)" office:value-type="float" office:value="0.175438596491228">
            <text:p>0.1754385965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245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46];2*[.B245]*[.B#REF!]/([.B24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6/746</text:p>
          </table:table-cell>
          <table:table-cell table:formula="of:=IF(&quot;XXX&quot;= [.A247];2*[.B246]*[.B#REF!]/([.B24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21</text:p>
          </table:table-cell>
          <table:table-cell table:formula="of:=IF(&quot;XXX&quot;= [.A248];2*[.B#REF!]*[.B247]/([.B#REF!]+[.B247]);0)" office:value-type="float" office:value="0">
            <text:p>0</text:p>
          </table:table-cell>
        </table:table-row>
        <table:table-row table:style-name="ro2">
          <table:table-cell office:value-type="string">
            <text:p>P:746,</text:p>
          </table:table-cell>
          <table:table-cell office:value-type="string">
            <text:p>TP:6,</text:p>
          </table:table-cell>
          <table:table-cell table:formula="of:=IF(&quot;XXX&quot;= [.A249];2*[.B247]*[.B248]/([.B247]+[.B24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250];2*[.B248]*[.B249]/([.B248]+[.B24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51];2*[.B250]*[.B#REF!]/([.B25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36</text:p>
          </table:table-cell>
          <table:table-cell table:formula="of:=IF(&quot;XXX&quot;= [.A252];2*[.B251]*[.B#REF!]/([.B25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21</text:p>
          </table:table-cell>
          <table:table-cell table:formula="of:=IF(&quot;XXX&quot;= [.A253];2*[.B#REF!]*[.B252]/([.B#REF!]+[.B252]);0)" office:value-type="float" office:value="0">
            <text:p>0</text:p>
          </table:table-cell>
        </table:table-row>
        <table:table-row table:style-name="ro2">
          <table:table-cell office:value-type="string">
            <text:p>P:36,</text:p>
          </table:table-cell>
          <table:table-cell office:value-type="string">
            <text:p>TP:5,</text:p>
          </table:table-cell>
          <table:table-cell table:formula="of:=IF(&quot;XXX&quot;= [.A254];2*[.B252]*[.B253]/([.B252]+[.B25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255];2*[.B253]*[.B254]/([.B253]+[.B25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56];2*[.B255]*[.B#REF!]/([.B25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/48</text:p>
          </table:table-cell>
          <table:table-cell table:formula="of:=IF(&quot;XXX&quot;= [.A257];2*[.B256]*[.B#REF!]/([.B25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21</text:p>
          </table:table-cell>
          <table:table-cell table:formula="of:=IF(&quot;XXX&quot;= [.A258];2*[.B#REF!]*[.B257]/([.B#REF!]+[.B257]);0)" office:value-type="float" office:value="0">
            <text:p>0</text:p>
          </table:table-cell>
        </table:table-row>
        <table:table-row table:style-name="ro2">
          <table:table-cell office:value-type="string">
            <text:p>P:48,</text:p>
          </table:table-cell>
          <table:table-cell office:value-type="string">
            <text:p>TP:4,</text:p>
          </table:table-cell>
          <table:table-cell table:formula="of:=IF(&quot;XXX&quot;= [.A259];2*[.B257]*[.B258]/([.B257]+[.B258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260];2*[.B258]*[.B259]/([.B258]+[.B259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261];2*[.B259]*[.B260]/([.B259]+[.B260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58</text:p>
          </table:table-cell>
          <table:table-cell table:formula="of:=IF(&quot;XXX&quot;= [.A262];2*[.B261]*[.B#REF!]/([.B26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47</text:p>
          </table:table-cell>
          <table:table-cell table:formula="of:=IF(&quot;XXX&quot;= [.A263];2*[.B#REF!]*[.B262]/([.B#REF!]+[.B262]);0)" office:value-type="float" office:value="0">
            <text:p>0</text:p>
          </table:table-cell>
        </table:table-row>
        <table:table-row table:style-name="ro2">
          <table:table-cell office:value-type="string">
            <text:p>P:58,</text:p>
          </table:table-cell>
          <table:table-cell office:value-type="string">
            <text:p>TP:3,</text:p>
          </table:table-cell>
          <table:table-cell table:formula="of:=IF(&quot;XXX&quot;= [.A264];2*[.B262]*[.B263]/([.B262]+[.B263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65];2*[.B264]*[.B#REF!]/([.B264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266];2*[.B#REF!]*[.B265]/([.B#REF!]+[.B265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267];2*[.B265]*[.B266]/([.B265]+[.B266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2">
            <text:p>2</text:p>
          </table:table-cell>
          <table:table-cell table:formula="of:=IF(&quot;XXX&quot;= [.A268];2*[.B266]*[.B267]/([.B266]+[.B267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517241379310345">
            <text:p>0.0517241379</text:p>
          </table:table-cell>
          <table:table-cell table:formula="of:=IF(&quot;XXX&quot;= [.A269];2*[.B267]*[.B268]/([.B267]+[.B268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0638297872340425">
            <text:p>0.0638297872</text:p>
          </table:table-cell>
          <table:table-cell table:formula="of:=IF(&quot;XXX&quot;= [.A270];2*[.B268]*[.B269]/([.B268]+[.B269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71];2*[.B269]*[.B270]/([.B269]+[.B270]);0)" office:value-type="float" office:value="0.0571428571428571">
            <text:p>0.0571428571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272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73];2*[.B272]*[.B#REF!]/([.B27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274];2*[.B273]*[.B#REF!]/([.B27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21</text:p>
          </table:table-cell>
          <table:table-cell table:formula="of:=IF(&quot;XXX&quot;= [.A275];2*[.B#REF!]*[.B274]/([.B#REF!]+[.B274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276];2*[.B274]*[.B275]/([.B274]+[.B27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277];2*[.B275]*[.B276]/([.B275]+[.B27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78];2*[.B277]*[.B#REF!]/([.B27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7/115</text:p>
          </table:table-cell>
          <table:table-cell table:formula="of:=IF(&quot;XXX&quot;= [.A279];2*[.B278]*[.B#REF!]/([.B27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21</text:p>
          </table:table-cell>
          <table:table-cell table:formula="of:=IF(&quot;XXX&quot;= [.A280];2*[.B#REF!]*[.B279]/([.B#REF!]+[.B279]);0)" office:value-type="float" office:value="0">
            <text:p>0</text:p>
          </table:table-cell>
        </table:table-row>
        <table:table-row table:style-name="ro2">
          <table:table-cell office:value-type="string">
            <text:p>P:115,</text:p>
          </table:table-cell>
          <table:table-cell office:value-type="string">
            <text:p>TP:7,</text:p>
          </table:table-cell>
          <table:table-cell table:formula="of:=IF(&quot;XXX&quot;= [.A281];2*[.B279]*[.B280]/([.B279]+[.B28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282];2*[.B280]*[.B281]/([.B280]+[.B28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83];2*[.B282]*[.B#REF!]/([.B28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62</text:p>
          </table:table-cell>
          <table:table-cell table:formula="of:=IF(&quot;XXX&quot;= [.A284];2*[.B283]*[.B#REF!]/([.B28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21</text:p>
          </table:table-cell>
          <table:table-cell table:formula="of:=IF(&quot;XXX&quot;= [.A285];2*[.B#REF!]*[.B284]/([.B#REF!]+[.B284]);0)" office:value-type="float" office:value="0">
            <text:p>0</text:p>
          </table:table-cell>
        </table:table-row>
        <table:table-row table:style-name="ro2">
          <table:table-cell office:value-type="string">
            <text:p>P:62,</text:p>
          </table:table-cell>
          <table:table-cell office:value-type="string">
            <text:p>TP:5,</text:p>
          </table:table-cell>
          <table:table-cell table:formula="of:=IF(&quot;XXX&quot;= [.A286];2*[.B284]*[.B285]/([.B284]+[.B285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287];2*[.B285]*[.B286]/([.B285]+[.B286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288];2*[.B286]*[.B287]/([.B286]+[.B287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3/106</text:p>
          </table:table-cell>
          <table:table-cell table:formula="of:=IF(&quot;XXX&quot;= [.A289];2*[.B288]*[.B#REF!]/([.B28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3/47</text:p>
          </table:table-cell>
          <table:table-cell table:formula="of:=IF(&quot;XXX&quot;= [.A290];2*[.B#REF!]*[.B289]/([.B#REF!]+[.B289]);0)" office:value-type="float" office:value="0">
            <text:p>0</text:p>
          </table:table-cell>
        </table:table-row>
        <table:table-row table:style-name="ro2">
          <table:table-cell office:value-type="string">
            <text:p>P:106,</text:p>
          </table:table-cell>
          <table:table-cell office:value-type="string">
            <text:p>TP:13,</text:p>
          </table:table-cell>
          <table:table-cell table:formula="of:=IF(&quot;XXX&quot;= [.A291];2*[.B289]*[.B290]/([.B289]+[.B29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92];2*[.B291]*[.B#REF!]/([.B291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293];2*[.B#REF!]*[.B292]/([.B#REF!]+[.B292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294];2*[.B292]*[.B293]/([.B292]+[.B293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295];2*[.B293]*[.B294]/([.B293]+[.B294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22641509433962">
            <text:p>0.1226415094</text:p>
          </table:table-cell>
          <table:table-cell table:formula="of:=IF(&quot;XXX&quot;= [.A296];2*[.B294]*[.B295]/([.B294]+[.B295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76595744680851">
            <text:p>0.2765957447</text:p>
          </table:table-cell>
          <table:table-cell table:formula="of:=IF(&quot;XXX&quot;= [.A297];2*[.B295]*[.B296]/([.B295]+[.B29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98];2*[.B296]*[.B297]/([.B296]+[.B297]);0)" office:value-type="float" office:value="0.169934640522876">
            <text:p>0.1699346405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299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00];2*[.B299]*[.B#REF!]/([.B29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301];2*[.B300]*[.B#REF!]/([.B30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21</text:p>
          </table:table-cell>
          <table:table-cell table:formula="of:=IF(&quot;XXX&quot;= [.A302];2*[.B#REF!]*[.B301]/([.B#REF!]+[.B301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303];2*[.B301]*[.B302]/([.B301]+[.B30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304];2*[.B302]*[.B303]/([.B302]+[.B30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05];2*[.B304]*[.B#REF!]/([.B30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/47</text:p>
          </table:table-cell>
          <table:table-cell table:formula="of:=IF(&quot;XXX&quot;= [.A306];2*[.B305]*[.B#REF!]/([.B30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21</text:p>
          </table:table-cell>
          <table:table-cell table:formula="of:=IF(&quot;XXX&quot;= [.A307];2*[.B#REF!]*[.B306]/([.B#REF!]+[.B306]);0)" office:value-type="float" office:value="0">
            <text:p>0</text:p>
          </table:table-cell>
        </table:table-row>
        <table:table-row table:style-name="ro2">
          <table:table-cell office:value-type="string">
            <text:p>P:47,</text:p>
          </table:table-cell>
          <table:table-cell office:value-type="string">
            <text:p>TP:4,</text:p>
          </table:table-cell>
          <table:table-cell table:formula="of:=IF(&quot;XXX&quot;= [.A308];2*[.B306]*[.B307]/([.B306]+[.B30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309];2*[.B307]*[.B308]/([.B307]+[.B30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10];2*[.B309]*[.B#REF!]/([.B30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31</text:p>
          </table:table-cell>
          <table:table-cell table:formula="of:=IF(&quot;XXX&quot;= [.A311];2*[.B310]*[.B#REF!]/([.B31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21</text:p>
          </table:table-cell>
          <table:table-cell table:formula="of:=IF(&quot;XXX&quot;= [.A312];2*[.B#REF!]*[.B311]/([.B#REF!]+[.B311]);0)" office:value-type="float" office:value="0">
            <text:p>0</text:p>
          </table:table-cell>
        </table:table-row>
        <table:table-row table:style-name="ro2">
          <table:table-cell office:value-type="string">
            <text:p>P:31,</text:p>
          </table:table-cell>
          <table:table-cell office:value-type="string">
            <text:p>TP:3,</text:p>
          </table:table-cell>
          <table:table-cell table:formula="of:=IF(&quot;XXX&quot;= [.A313];2*[.B311]*[.B312]/([.B311]+[.B312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314];2*[.B312]*[.B313]/([.B312]+[.B313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315];2*[.B313]*[.B314]/([.B313]+[.B314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6/27</text:p>
          </table:table-cell>
          <table:table-cell table:formula="of:=IF(&quot;XXX&quot;= [.A316];2*[.B315]*[.B#REF!]/([.B31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47</text:p>
          </table:table-cell>
          <table:table-cell table:formula="of:=IF(&quot;XXX&quot;= [.A317];2*[.B#REF!]*[.B316]/([.B#REF!]+[.B316]);0)" office:value-type="float" office:value="0">
            <text:p>0</text:p>
          </table:table-cell>
        </table:table-row>
        <table:table-row table:style-name="ro2">
          <table:table-cell office:value-type="string">
            <text:p>P:27,</text:p>
          </table:table-cell>
          <table:table-cell office:value-type="string">
            <text:p>TP:6,</text:p>
          </table:table-cell>
          <table:table-cell table:formula="of:=IF(&quot;XXX&quot;= [.A318];2*[.B316]*[.B317]/([.B316]+[.B317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19];2*[.B318]*[.B#REF!]/([.B318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320];2*[.B#REF!]*[.B319]/([.B#REF!]+[.B319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321];2*[.B319]*[.B320]/([.B319]+[.B320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322];2*[.B320]*[.B321]/([.B320]+[.B321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222222222222222">
            <text:p>0.2222222222</text:p>
          </table:table-cell>
          <table:table-cell table:formula="of:=IF(&quot;XXX&quot;= [.A323];2*[.B321]*[.B322]/([.B321]+[.B322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27659574468085">
            <text:p>0.1276595745</text:p>
          </table:table-cell>
          <table:table-cell table:formula="of:=IF(&quot;XXX&quot;= [.A324];2*[.B322]*[.B323]/([.B322]+[.B323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25];2*[.B323]*[.B324]/([.B323]+[.B324]);0)" office:value-type="float" office:value="0.162162162162162">
            <text:p>0.1621621622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326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27];2*[.B326]*[.B#REF!]/([.B32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8/1486</text:p>
          </table:table-cell>
          <table:table-cell table:formula="of:=IF(&quot;XXX&quot;= [.A328];2*[.B327]*[.B#REF!]/([.B32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8/21</text:p>
          </table:table-cell>
          <table:table-cell table:formula="of:=IF(&quot;XXX&quot;= [.A329];2*[.B#REF!]*[.B328]/([.B#REF!]+[.B328]);0)" office:value-type="float" office:value="0">
            <text:p>0</text:p>
          </table:table-cell>
        </table:table-row>
        <table:table-row table:style-name="ro2">
          <table:table-cell office:value-type="string">
            <text:p>P:1486,</text:p>
          </table:table-cell>
          <table:table-cell office:value-type="string">
            <text:p>TP:18,</text:p>
          </table:table-cell>
          <table:table-cell table:formula="of:=IF(&quot;XXX&quot;= [.A330];2*[.B328]*[.B329]/([.B328]+[.B32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331];2*[.B329]*[.B330]/([.B329]+[.B33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32];2*[.B331]*[.B#REF!]/([.B33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0/168</text:p>
          </table:table-cell>
          <table:table-cell table:formula="of:=IF(&quot;XXX&quot;= [.A333];2*[.B332]*[.B#REF!]/([.B33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0/21</text:p>
          </table:table-cell>
          <table:table-cell table:formula="of:=IF(&quot;XXX&quot;= [.A334];2*[.B#REF!]*[.B333]/([.B#REF!]+[.B333]);0)" office:value-type="float" office:value="0">
            <text:p>0</text:p>
          </table:table-cell>
        </table:table-row>
        <table:table-row table:style-name="ro2">
          <table:table-cell office:value-type="string">
            <text:p>P:168,</text:p>
          </table:table-cell>
          <table:table-cell office:value-type="string">
            <text:p>TP:10,</text:p>
          </table:table-cell>
          <table:table-cell table:formula="of:=IF(&quot;XXX&quot;= [.A335];2*[.B333]*[.B334]/([.B333]+[.B33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336];2*[.B334]*[.B335]/([.B334]+[.B33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37];2*[.B336]*[.B#REF!]/([.B33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6/65</text:p>
          </table:table-cell>
          <table:table-cell table:formula="of:=IF(&quot;XXX&quot;= [.A338];2*[.B337]*[.B#REF!]/([.B33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21</text:p>
          </table:table-cell>
          <table:table-cell table:formula="of:=IF(&quot;XXX&quot;= [.A339];2*[.B#REF!]*[.B338]/([.B#REF!]+[.B338]);0)" office:value-type="float" office:value="0">
            <text:p>0</text:p>
          </table:table-cell>
        </table:table-row>
        <table:table-row table:style-name="ro2">
          <table:table-cell office:value-type="string">
            <text:p>P:65,</text:p>
          </table:table-cell>
          <table:table-cell office:value-type="string">
            <text:p>TP:6,</text:p>
          </table:table-cell>
          <table:table-cell table:formula="of:=IF(&quot;XXX&quot;= [.A340];2*[.B338]*[.B339]/([.B338]+[.B339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341];2*[.B339]*[.B340]/([.B339]+[.B340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342];2*[.B340]*[.B341]/([.B340]+[.B341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0/79</text:p>
          </table:table-cell>
          <table:table-cell table:formula="of:=IF(&quot;XXX&quot;= [.A343];2*[.B342]*[.B#REF!]/([.B34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0/47</text:p>
          </table:table-cell>
          <table:table-cell table:formula="of:=IF(&quot;XXX&quot;= [.A344];2*[.B#REF!]*[.B343]/([.B#REF!]+[.B343]);0)" office:value-type="float" office:value="0">
            <text:p>0</text:p>
          </table:table-cell>
        </table:table-row>
        <table:table-row table:style-name="ro2">
          <table:table-cell office:value-type="string">
            <text:p>P:79,</text:p>
          </table:table-cell>
          <table:table-cell office:value-type="string">
            <text:p>TP:10,</text:p>
          </table:table-cell>
          <table:table-cell table:formula="of:=IF(&quot;XXX&quot;= [.A345];2*[.B343]*[.B344]/([.B343]+[.B344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46];2*[.B345]*[.B#REF!]/([.B345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347];2*[.B#REF!]*[.B346]/([.B#REF!]+[.B346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348];2*[.B346]*[.B347]/([.B346]+[.B347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349];2*[.B347]*[.B348]/([.B347]+[.B348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26582278481013">
            <text:p>0.1265822785</text:p>
          </table:table-cell>
          <table:table-cell table:formula="of:=IF(&quot;XXX&quot;= [.A350];2*[.B348]*[.B349]/([.B348]+[.B349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12765957446808">
            <text:p>0.2127659574</text:p>
          </table:table-cell>
          <table:table-cell table:formula="of:=IF(&quot;XXX&quot;= [.A351];2*[.B349]*[.B350]/([.B349]+[.B35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52];2*[.B350]*[.B351]/([.B350]+[.B351]);0)" office:value-type="float" office:value="0.158730158730159">
            <text:p>0.1587301587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353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54];2*[.B353]*[.B#REF!]/([.B35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/33</text:p>
          </table:table-cell>
          <table:table-cell table:formula="of:=IF(&quot;XXX&quot;= [.A355];2*[.B354]*[.B#REF!]/([.B35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/21</text:p>
          </table:table-cell>
          <table:table-cell table:formula="of:=IF(&quot;XXX&quot;= [.A356];2*[.B#REF!]*[.B355]/([.B#REF!]+[.B355]);0)" office:value-type="float" office:value="0">
            <text:p>0</text:p>
          </table:table-cell>
        </table:table-row>
        <table:table-row table:style-name="ro2">
          <table:table-cell office:value-type="string">
            <text:p>P:33,</text:p>
          </table:table-cell>
          <table:table-cell office:value-type="string">
            <text:p>TP:2,</text:p>
          </table:table-cell>
          <table:table-cell table:formula="of:=IF(&quot;XXX&quot;= [.A357];2*[.B355]*[.B356]/([.B355]+[.B35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358];2*[.B356]*[.B357]/([.B356]+[.B35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59];2*[.B358]*[.B#REF!]/([.B35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92</text:p>
          </table:table-cell>
          <table:table-cell table:formula="of:=IF(&quot;XXX&quot;= [.A360];2*[.B359]*[.B#REF!]/([.B35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21</text:p>
          </table:table-cell>
          <table:table-cell table:formula="of:=IF(&quot;XXX&quot;= [.A361];2*[.B#REF!]*[.B360]/([.B#REF!]+[.B360]);0)" office:value-type="float" office:value="0">
            <text:p>0</text:p>
          </table:table-cell>
        </table:table-row>
        <table:table-row table:style-name="ro2">
          <table:table-cell office:value-type="string">
            <text:p>P:92,</text:p>
          </table:table-cell>
          <table:table-cell office:value-type="string">
            <text:p>TP:5,</text:p>
          </table:table-cell>
          <table:table-cell table:formula="of:=IF(&quot;XXX&quot;= [.A362];2*[.B360]*[.B361]/([.B360]+[.B36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363];2*[.B361]*[.B362]/([.B361]+[.B36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64];2*[.B363]*[.B#REF!]/([.B36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78</text:p>
          </table:table-cell>
          <table:table-cell table:formula="of:=IF(&quot;XXX&quot;= [.A365];2*[.B364]*[.B#REF!]/([.B36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21</text:p>
          </table:table-cell>
          <table:table-cell table:formula="of:=IF(&quot;XXX&quot;= [.A366];2*[.B#REF!]*[.B365]/([.B#REF!]+[.B365]);0)" office:value-type="float" office:value="0">
            <text:p>0</text:p>
          </table:table-cell>
        </table:table-row>
        <table:table-row table:style-name="ro2">
          <table:table-cell office:value-type="string">
            <text:p>P:78,</text:p>
          </table:table-cell>
          <table:table-cell office:value-type="string">
            <text:p>TP:5,</text:p>
          </table:table-cell>
          <table:table-cell table:formula="of:=IF(&quot;XXX&quot;= [.A367];2*[.B365]*[.B366]/([.B365]+[.B366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368];2*[.B366]*[.B367]/([.B366]+[.B367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369];2*[.B367]*[.B368]/([.B367]+[.B368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110</text:p>
          </table:table-cell>
          <table:table-cell table:formula="of:=IF(&quot;XXX&quot;= [.A370];2*[.B369]*[.B#REF!]/([.B36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47</text:p>
          </table:table-cell>
          <table:table-cell table:formula="of:=IF(&quot;XXX&quot;= [.A371];2*[.B#REF!]*[.B370]/([.B#REF!]+[.B370]);0)" office:value-type="float" office:value="0">
            <text:p>0</text:p>
          </table:table-cell>
        </table:table-row>
        <table:table-row table:style-name="ro2">
          <table:table-cell office:value-type="string">
            <text:p>P:110,</text:p>
          </table:table-cell>
          <table:table-cell office:value-type="string">
            <text:p>TP:5,</text:p>
          </table:table-cell>
          <table:table-cell table:formula="of:=IF(&quot;XXX&quot;= [.A372];2*[.B370]*[.B371]/([.B370]+[.B371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73];2*[.B372]*[.B#REF!]/([.B372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374];2*[.B#REF!]*[.B373]/([.B#REF!]+[.B373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375];2*[.B373]*[.B374]/([.B373]+[.B374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2">
            <text:p>2</text:p>
          </table:table-cell>
          <table:table-cell table:formula="of:=IF(&quot;XXX&quot;= [.A376];2*[.B374]*[.B375]/([.B374]+[.B375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454545454545455">
            <text:p>0.0454545455</text:p>
          </table:table-cell>
          <table:table-cell table:formula="of:=IF(&quot;XXX&quot;= [.A377];2*[.B375]*[.B376]/([.B375]+[.B376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06382978723404">
            <text:p>0.1063829787</text:p>
          </table:table-cell>
          <table:table-cell table:formula="of:=IF(&quot;XXX&quot;= [.A378];2*[.B376]*[.B377]/([.B376]+[.B377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79];2*[.B377]*[.B378]/([.B377]+[.B378]);0)" office:value-type="float" office:value="0.0636942675159236">
            <text:p>0.0636942675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380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81];2*[.B380]*[.B#REF!]/([.B38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382];2*[.B381]*[.B#REF!]/([.B38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21</text:p>
          </table:table-cell>
          <table:table-cell table:formula="of:=IF(&quot;XXX&quot;= [.A383];2*[.B#REF!]*[.B382]/([.B#REF!]+[.B382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384];2*[.B382]*[.B383]/([.B382]+[.B38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385];2*[.B383]*[.B384]/([.B383]+[.B38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86];2*[.B385]*[.B#REF!]/([.B38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49</text:p>
          </table:table-cell>
          <table:table-cell table:formula="of:=IF(&quot;XXX&quot;= [.A387];2*[.B386]*[.B#REF!]/([.B38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21</text:p>
          </table:table-cell>
          <table:table-cell table:formula="of:=IF(&quot;XXX&quot;= [.A388];2*[.B#REF!]*[.B387]/([.B#REF!]+[.B387]);0)" office:value-type="float" office:value="0">
            <text:p>0</text:p>
          </table:table-cell>
        </table:table-row>
        <table:table-row table:style-name="ro2">
          <table:table-cell office:value-type="string">
            <text:p>P:49,</text:p>
          </table:table-cell>
          <table:table-cell office:value-type="string">
            <text:p>TP:3,</text:p>
          </table:table-cell>
          <table:table-cell table:formula="of:=IF(&quot;XXX&quot;= [.A389];2*[.B387]*[.B388]/([.B387]+[.B38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390];2*[.B388]*[.B389]/([.B388]+[.B38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91];2*[.B390]*[.B#REF!]/([.B39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39</text:p>
          </table:table-cell>
          <table:table-cell table:formula="of:=IF(&quot;XXX&quot;= [.A392];2*[.B391]*[.B#REF!]/([.B39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21</text:p>
          </table:table-cell>
          <table:table-cell table:formula="of:=IF(&quot;XXX&quot;= [.A393];2*[.B#REF!]*[.B392]/([.B#REF!]+[.B392]);0)" office:value-type="float" office:value="0">
            <text:p>0</text:p>
          </table:table-cell>
        </table:table-row>
        <table:table-row table:style-name="ro2">
          <table:table-cell office:value-type="string">
            <text:p>P:39,</text:p>
          </table:table-cell>
          <table:table-cell office:value-type="string">
            <text:p>TP:3,</text:p>
          </table:table-cell>
          <table:table-cell table:formula="of:=IF(&quot;XXX&quot;= [.A394];2*[.B392]*[.B393]/([.B392]+[.B393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395];2*[.B393]*[.B394]/([.B393]+[.B394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396];2*[.B394]*[.B395]/([.B394]+[.B395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9/49</text:p>
          </table:table-cell>
          <table:table-cell table:formula="of:=IF(&quot;XXX&quot;= [.A397];2*[.B396]*[.B#REF!]/([.B39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9/47</text:p>
          </table:table-cell>
          <table:table-cell table:formula="of:=IF(&quot;XXX&quot;= [.A398];2*[.B#REF!]*[.B397]/([.B#REF!]+[.B397]);0)" office:value-type="float" office:value="0">
            <text:p>0</text:p>
          </table:table-cell>
        </table:table-row>
        <table:table-row table:style-name="ro2">
          <table:table-cell office:value-type="string">
            <text:p>P:49,</text:p>
          </table:table-cell>
          <table:table-cell office:value-type="string">
            <text:p>TP:9,</text:p>
          </table:table-cell>
          <table:table-cell table:formula="of:=IF(&quot;XXX&quot;= [.A399];2*[.B397]*[.B398]/([.B397]+[.B398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00];2*[.B399]*[.B#REF!]/([.B399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401];2*[.B#REF!]*[.B400]/([.B#REF!]+[.B400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402];2*[.B400]*[.B401]/([.B400]+[.B401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403];2*[.B401]*[.B402]/([.B401]+[.B402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83673469387755">
            <text:p>0.1836734694</text:p>
          </table:table-cell>
          <table:table-cell table:formula="of:=IF(&quot;XXX&quot;= [.A404];2*[.B402]*[.B403]/([.B402]+[.B403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91489361702128">
            <text:p>0.1914893617</text:p>
          </table:table-cell>
          <table:table-cell table:formula="of:=IF(&quot;XXX&quot;= [.A405];2*[.B403]*[.B404]/([.B403]+[.B404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06];2*[.B404]*[.B405]/([.B404]+[.B405]);0)" office:value-type="float" office:value="0.1875">
            <text:p>0.1875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407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08];2*[.B407]*[.B#REF!]/([.B40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409];2*[.B408]*[.B#REF!]/([.B40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21</text:p>
          </table:table-cell>
          <table:table-cell table:formula="of:=IF(&quot;XXX&quot;= [.A410];2*[.B#REF!]*[.B409]/([.B#REF!]+[.B409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411];2*[.B409]*[.B410]/([.B409]+[.B41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412];2*[.B410]*[.B411]/([.B410]+[.B41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13];2*[.B412]*[.B#REF!]/([.B41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14</text:p>
          </table:table-cell>
          <table:table-cell table:formula="of:=IF(&quot;XXX&quot;= [.A414];2*[.B413]*[.B#REF!]/([.B41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21</text:p>
          </table:table-cell>
          <table:table-cell table:formula="of:=IF(&quot;XXX&quot;= [.A415];2*[.B#REF!]*[.B414]/([.B#REF!]+[.B414]);0)" office:value-type="float" office:value="0">
            <text:p>0</text:p>
          </table:table-cell>
        </table:table-row>
        <table:table-row table:style-name="ro2">
          <table:table-cell office:value-type="string">
            <text:p>P:14,</text:p>
          </table:table-cell>
          <table:table-cell office:value-type="string">
            <text:p>TP:3,</text:p>
          </table:table-cell>
          <table:table-cell table:formula="of:=IF(&quot;XXX&quot;= [.A416];2*[.B414]*[.B415]/([.B414]+[.B41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417];2*[.B415]*[.B416]/([.B415]+[.B41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18];2*[.B417]*[.B#REF!]/([.B41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29</text:p>
          </table:table-cell>
          <table:table-cell table:formula="of:=IF(&quot;XXX&quot;= [.A419];2*[.B418]*[.B#REF!]/([.B41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21</text:p>
          </table:table-cell>
          <table:table-cell table:formula="of:=IF(&quot;XXX&quot;= [.A420];2*[.B#REF!]*[.B419]/([.B#REF!]+[.B419]);0)" office:value-type="float" office:value="0">
            <text:p>0</text:p>
          </table:table-cell>
        </table:table-row>
        <table:table-row table:style-name="ro2">
          <table:table-cell office:value-type="string">
            <text:p>P:29,</text:p>
          </table:table-cell>
          <table:table-cell office:value-type="string">
            <text:p>TP:5,</text:p>
          </table:table-cell>
          <table:table-cell table:formula="of:=IF(&quot;XXX&quot;= [.A421];2*[.B419]*[.B420]/([.B419]+[.B420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422];2*[.B420]*[.B421]/([.B420]+[.B421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423];2*[.B421]*[.B422]/([.B421]+[.B422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8/51</text:p>
          </table:table-cell>
          <table:table-cell table:formula="of:=IF(&quot;XXX&quot;= [.A424];2*[.B423]*[.B#REF!]/([.B42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8/47</text:p>
          </table:table-cell>
          <table:table-cell table:formula="of:=IF(&quot;XXX&quot;= [.A425];2*[.B#REF!]*[.B424]/([.B#REF!]+[.B424]);0)" office:value-type="float" office:value="0">
            <text:p>0</text:p>
          </table:table-cell>
        </table:table-row>
        <table:table-row table:style-name="ro2">
          <table:table-cell office:value-type="string">
            <text:p>P:51,</text:p>
          </table:table-cell>
          <table:table-cell office:value-type="string">
            <text:p>TP:8,</text:p>
          </table:table-cell>
          <table:table-cell table:formula="of:=IF(&quot;XXX&quot;= [.A426];2*[.B424]*[.B425]/([.B424]+[.B425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27];2*[.B426]*[.B#REF!]/([.B426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428];2*[.B#REF!]*[.B427]/([.B#REF!]+[.B427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429];2*[.B427]*[.B428]/([.B427]+[.B428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430];2*[.B428]*[.B429]/([.B428]+[.B429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56862745098039">
            <text:p>0.1568627451</text:p>
          </table:table-cell>
          <table:table-cell table:formula="of:=IF(&quot;XXX&quot;= [.A431];2*[.B429]*[.B430]/([.B429]+[.B430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70212765957447">
            <text:p>0.170212766</text:p>
          </table:table-cell>
          <table:table-cell table:formula="of:=IF(&quot;XXX&quot;= [.A432];2*[.B430]*[.B431]/([.B430]+[.B431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33];2*[.B431]*[.B432]/([.B431]+[.B432]);0)" office:value-type="float" office:value="0.163265306122449">
            <text:p>0.1632653061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434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35];2*[.B434]*[.B#REF!]/([.B43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/428</text:p>
          </table:table-cell>
          <table:table-cell table:formula="of:=IF(&quot;XXX&quot;= [.A436];2*[.B435]*[.B#REF!]/([.B43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21</text:p>
          </table:table-cell>
          <table:table-cell table:formula="of:=IF(&quot;XXX&quot;= [.A437];2*[.B#REF!]*[.B436]/([.B#REF!]+[.B436]);0)" office:value-type="float" office:value="0">
            <text:p>0</text:p>
          </table:table-cell>
        </table:table-row>
        <table:table-row table:style-name="ro2">
          <table:table-cell office:value-type="string">
            <text:p>P:428,</text:p>
          </table:table-cell>
          <table:table-cell office:value-type="string">
            <text:p>TP:4,</text:p>
          </table:table-cell>
          <table:table-cell table:formula="of:=IF(&quot;XXX&quot;= [.A438];2*[.B436]*[.B437]/([.B436]+[.B43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439];2*[.B437]*[.B438]/([.B437]+[.B43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40];2*[.B439]*[.B#REF!]/([.B43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7/140</text:p>
          </table:table-cell>
          <table:table-cell table:formula="of:=IF(&quot;XXX&quot;= [.A441];2*[.B440]*[.B#REF!]/([.B44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21</text:p>
          </table:table-cell>
          <table:table-cell table:formula="of:=IF(&quot;XXX&quot;= [.A442];2*[.B#REF!]*[.B441]/([.B#REF!]+[.B441]);0)" office:value-type="float" office:value="0">
            <text:p>0</text:p>
          </table:table-cell>
        </table:table-row>
        <table:table-row table:style-name="ro2">
          <table:table-cell office:value-type="string">
            <text:p>P:140,</text:p>
          </table:table-cell>
          <table:table-cell office:value-type="string">
            <text:p>TP:7,</text:p>
          </table:table-cell>
          <table:table-cell table:formula="of:=IF(&quot;XXX&quot;= [.A443];2*[.B441]*[.B442]/([.B441]+[.B44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444];2*[.B442]*[.B443]/([.B442]+[.B44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45];2*[.B444]*[.B#REF!]/([.B44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6/76</text:p>
          </table:table-cell>
          <table:table-cell table:formula="of:=IF(&quot;XXX&quot;= [.A446];2*[.B445]*[.B#REF!]/([.B44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21</text:p>
          </table:table-cell>
          <table:table-cell table:formula="of:=IF(&quot;XXX&quot;= [.A447];2*[.B#REF!]*[.B446]/([.B#REF!]+[.B446]);0)" office:value-type="float" office:value="0">
            <text:p>0</text:p>
          </table:table-cell>
        </table:table-row>
        <table:table-row table:style-name="ro2">
          <table:table-cell office:value-type="string">
            <text:p>P:76,</text:p>
          </table:table-cell>
          <table:table-cell office:value-type="string">
            <text:p>TP:6,</text:p>
          </table:table-cell>
          <table:table-cell table:formula="of:=IF(&quot;XXX&quot;= [.A448];2*[.B446]*[.B447]/([.B446]+[.B447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449];2*[.B447]*[.B448]/([.B447]+[.B448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012399256044637</text:p>
          </table:table-cell>
          <table:table-cell table:formula="of:=IF(&quot;XXX&quot;= [.A450];2*[.B448]*[.B449]/([.B448]+[.B449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2/109</text:p>
          </table:table-cell>
          <table:table-cell table:formula="of:=IF(&quot;XXX&quot;= [.A451];2*[.B450]*[.B#REF!]/([.B45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2/47</text:p>
          </table:table-cell>
          <table:table-cell table:formula="of:=IF(&quot;XXX&quot;= [.A452];2*[.B#REF!]*[.B451]/([.B#REF!]+[.B451]);0)" office:value-type="float" office:value="0">
            <text:p>0</text:p>
          </table:table-cell>
        </table:table-row>
        <table:table-row table:style-name="ro2">
          <table:table-cell office:value-type="string">
            <text:p>P:109,</text:p>
          </table:table-cell>
          <table:table-cell office:value-type="string">
            <text:p>TP:12,</text:p>
          </table:table-cell>
          <table:table-cell table:formula="of:=IF(&quot;XXX&quot;= [.A453];2*[.B451]*[.B452]/([.B451]+[.B452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54];2*[.B453]*[.B#REF!]/([.B453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455];2*[.B#REF!]*[.B454]/([.B#REF!]+[.B454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456];2*[.B454]*[.B455]/([.B454]+[.B455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457];2*[.B455]*[.B456]/([.B455]+[.B456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10091743119266">
            <text:p>0.1100917431</text:p>
          </table:table-cell>
          <table:table-cell table:formula="of:=IF(&quot;XXX&quot;= [.A458];2*[.B456]*[.B457]/([.B456]+[.B457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5531914893617">
            <text:p>0.2553191489</text:p>
          </table:table-cell>
          <table:table-cell table:formula="of:=IF(&quot;XXX&quot;= [.A459];2*[.B457]*[.B458]/([.B457]+[.B458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60];2*[.B458]*[.B459]/([.B458]+[.B459]);0)" office:value-type="float" office:value="0.153846153846154">
            <text:p>0.1538461538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461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62];2*[.B461]*[.B#REF!]/([.B46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0/331</text:p>
          </table:table-cell>
          <table:table-cell table:formula="of:=IF(&quot;XXX&quot;= [.A463];2*[.B462]*[.B#REF!]/([.B46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0/21</text:p>
          </table:table-cell>
          <table:table-cell table:formula="of:=IF(&quot;XXX&quot;= [.A464];2*[.B#REF!]*[.B463]/([.B#REF!]+[.B463]);0)" office:value-type="float" office:value="0">
            <text:p>0</text:p>
          </table:table-cell>
        </table:table-row>
        <table:table-row table:style-name="ro2">
          <table:table-cell office:value-type="string">
            <text:p>P:331,</text:p>
          </table:table-cell>
          <table:table-cell office:value-type="string">
            <text:p>TP:10,</text:p>
          </table:table-cell>
          <table:table-cell table:formula="of:=IF(&quot;XXX&quot;= [.A465];2*[.B463]*[.B464]/([.B463]+[.B46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466];2*[.B464]*[.B465]/([.B464]+[.B46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67];2*[.B466]*[.B#REF!]/([.B46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83</text:p>
          </table:table-cell>
          <table:table-cell table:formula="of:=IF(&quot;XXX&quot;= [.A468];2*[.B467]*[.B#REF!]/([.B46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21</text:p>
          </table:table-cell>
          <table:table-cell table:formula="of:=IF(&quot;XXX&quot;= [.A469];2*[.B#REF!]*[.B468]/([.B#REF!]+[.B468]);0)" office:value-type="float" office:value="0">
            <text:p>0</text:p>
          </table:table-cell>
        </table:table-row>
        <table:table-row table:style-name="ro2">
          <table:table-cell office:value-type="string">
            <text:p>P:83,</text:p>
          </table:table-cell>
          <table:table-cell office:value-type="string">
            <text:p>TP:5,</text:p>
          </table:table-cell>
          <table:table-cell table:formula="of:=IF(&quot;XXX&quot;= [.A470];2*[.B468]*[.B469]/([.B468]+[.B46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471];2*[.B469]*[.B470]/([.B469]+[.B47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72];2*[.B471]*[.B#REF!]/([.B47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69</text:p>
          </table:table-cell>
          <table:table-cell table:formula="of:=IF(&quot;XXX&quot;= [.A473];2*[.B472]*[.B#REF!]/([.B47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21</text:p>
          </table:table-cell>
          <table:table-cell table:formula="of:=IF(&quot;XXX&quot;= [.A474];2*[.B#REF!]*[.B473]/([.B#REF!]+[.B473]);0)" office:value-type="float" office:value="0">
            <text:p>0</text:p>
          </table:table-cell>
        </table:table-row>
        <table:table-row table:style-name="ro2">
          <table:table-cell office:value-type="string">
            <text:p>P:69,</text:p>
          </table:table-cell>
          <table:table-cell office:value-type="string">
            <text:p>TP:5,</text:p>
          </table:table-cell>
          <table:table-cell table:formula="of:=IF(&quot;XXX&quot;= [.A475];2*[.B473]*[.B474]/([.B473]+[.B474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476];2*[.B474]*[.B475]/([.B474]+[.B475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</text:p>
          </table:table-cell>
          <table:table-cell table:formula="of:=IF(&quot;XXX&quot;= [.A477];2*[.B475]*[.B476]/([.B475]+[.B476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8/141</text:p>
          </table:table-cell>
          <table:table-cell table:formula="of:=IF(&quot;XXX&quot;= [.A478];2*[.B477]*[.B#REF!]/([.B47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8/47</text:p>
          </table:table-cell>
          <table:table-cell table:formula="of:=IF(&quot;XXX&quot;= [.A479];2*[.B#REF!]*[.B478]/([.B#REF!]+[.B478]);0)" office:value-type="float" office:value="0">
            <text:p>0</text:p>
          </table:table-cell>
        </table:table-row>
        <table:table-row table:style-name="ro2">
          <table:table-cell office:value-type="string">
            <text:p>P:141,</text:p>
          </table:table-cell>
          <table:table-cell office:value-type="string">
            <text:p>TP:18,</text:p>
          </table:table-cell>
          <table:table-cell table:formula="of:=IF(&quot;XXX&quot;= [.A480];2*[.B478]*[.B479]/([.B478]+[.B479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81];2*[.B480]*[.B#REF!]/([.B480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482];2*[.B#REF!]*[.B481]/([.B#REF!]+[.B481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483];2*[.B481]*[.B482]/([.B481]+[.B482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2">
            <text:p>2</text:p>
          </table:table-cell>
          <table:table-cell table:formula="of:=IF(&quot;XXX&quot;= [.A484];2*[.B482]*[.B483]/([.B482]+[.B483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27659574468085">
            <text:p>0.1276595745</text:p>
          </table:table-cell>
          <table:table-cell table:formula="of:=IF(&quot;XXX&quot;= [.A485];2*[.B483]*[.B484]/([.B483]+[.B484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382978723404255">
            <text:p>0.3829787234</text:p>
          </table:table-cell>
          <table:table-cell table:formula="of:=IF(&quot;XXX&quot;= [.A486];2*[.B484]*[.B485]/([.B484]+[.B485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87];2*[.B485]*[.B486]/([.B485]+[.B486]);0)" office:value-type="float" office:value="0.191489361702128">
            <text:p>0.1914893617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488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89];2*[.B488]*[.B#REF!]/([.B48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8/64</text:p>
          </table:table-cell>
          <table:table-cell table:formula="of:=IF(&quot;XXX&quot;= [.A490];2*[.B489]*[.B#REF!]/([.B48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8/21</text:p>
          </table:table-cell>
          <table:table-cell table:formula="of:=IF(&quot;XXX&quot;= [.A491];2*[.B#REF!]*[.B490]/([.B#REF!]+[.B490]);0)" office:value-type="float" office:value="0">
            <text:p>0</text:p>
          </table:table-cell>
        </table:table-row>
        <table:table-row table:style-name="ro2">
          <table:table-cell office:value-type="string">
            <text:p>P:64,</text:p>
          </table:table-cell>
          <table:table-cell office:value-type="string">
            <text:p>TP:8,</text:p>
          </table:table-cell>
          <table:table-cell table:formula="of:=IF(&quot;XXX&quot;= [.A492];2*[.B490]*[.B491]/([.B490]+[.B49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493];2*[.B491]*[.B492]/([.B491]+[.B49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94];2*[.B493]*[.B#REF!]/([.B49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0/123</text:p>
          </table:table-cell>
          <table:table-cell table:formula="of:=IF(&quot;XXX&quot;= [.A495];2*[.B494]*[.B#REF!]/([.B49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0/21</text:p>
          </table:table-cell>
          <table:table-cell table:formula="of:=IF(&quot;XXX&quot;= [.A496];2*[.B#REF!]*[.B495]/([.B#REF!]+[.B495]);0)" office:value-type="float" office:value="0">
            <text:p>0</text:p>
          </table:table-cell>
        </table:table-row>
        <table:table-row table:style-name="ro2">
          <table:table-cell office:value-type="string">
            <text:p>P:123,</text:p>
          </table:table-cell>
          <table:table-cell office:value-type="string">
            <text:p>TP:10,</text:p>
          </table:table-cell>
          <table:table-cell table:formula="of:=IF(&quot;XXX&quot;= [.A497];2*[.B495]*[.B496]/([.B495]+[.B49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498];2*[.B496]*[.B497]/([.B496]+[.B49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99];2*[.B498]*[.B#REF!]/([.B49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25</text:p>
          </table:table-cell>
          <table:table-cell table:formula="of:=IF(&quot;XXX&quot;= [.A500];2*[.B499]*[.B#REF!]/([.B49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21</text:p>
          </table:table-cell>
          <table:table-cell table:formula="of:=IF(&quot;XXX&quot;= [.A501];2*[.B#REF!]*[.B500]/([.B#REF!]+[.B500]);0)" office:value-type="float" office:value="0">
            <text:p>0</text:p>
          </table:table-cell>
        </table:table-row>
        <table:table-row table:style-name="ro2">
          <table:table-cell office:value-type="string">
            <text:p>P:25,</text:p>
          </table:table-cell>
          <table:table-cell office:value-type="string">
            <text:p>TP:3,</text:p>
          </table:table-cell>
          <table:table-cell table:formula="of:=IF(&quot;XXX&quot;= [.A502];2*[.B500]*[.B501]/([.B500]+[.B501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503];2*[.B501]*[.B502]/([.B501]+[.B502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03717472118959</text:p>
          </table:table-cell>
          <table:table-cell table:formula="of:=IF(&quot;XXX&quot;= [.A504];2*[.B502]*[.B503]/([.B502]+[.B503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7/43</text:p>
          </table:table-cell>
          <table:table-cell table:formula="of:=IF(&quot;XXX&quot;= [.A505];2*[.B504]*[.B#REF!]/([.B50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47</text:p>
          </table:table-cell>
          <table:table-cell table:formula="of:=IF(&quot;XXX&quot;= [.A506];2*[.B#REF!]*[.B505]/([.B#REF!]+[.B505]);0)" office:value-type="float" office:value="0">
            <text:p>0</text:p>
          </table:table-cell>
        </table:table-row>
        <table:table-row table:style-name="ro2">
          <table:table-cell office:value-type="string">
            <text:p>P:43,</text:p>
          </table:table-cell>
          <table:table-cell office:value-type="string">
            <text:p>TP:7,</text:p>
          </table:table-cell>
          <table:table-cell table:formula="of:=IF(&quot;XXX&quot;= [.A507];2*[.B505]*[.B506]/([.B505]+[.B50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08];2*[.B507]*[.B#REF!]/([.B507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509];2*[.B#REF!]*[.B508]/([.B#REF!]+[.B508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510];2*[.B508]*[.B509]/([.B508]+[.B509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511];2*[.B509]*[.B510]/([.B509]+[.B510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62790697674419">
            <text:p>0.1627906977</text:p>
          </table:table-cell>
          <table:table-cell table:formula="of:=IF(&quot;XXX&quot;= [.A512];2*[.B510]*[.B511]/([.B510]+[.B511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48936170212766">
            <text:p>0.1489361702</text:p>
          </table:table-cell>
          <table:table-cell table:formula="of:=IF(&quot;XXX&quot;= [.A513];2*[.B511]*[.B512]/([.B511]+[.B512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14];2*[.B512]*[.B513]/([.B512]+[.B513]);0)" office:value-type="float" office:value="0.155555555555556">
            <text:p>0.1555555556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515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16];2*[.B515]*[.B#REF!]/([.B51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55</text:p>
          </table:table-cell>
          <table:table-cell table:formula="of:=IF(&quot;XXX&quot;= [.A517];2*[.B516]*[.B#REF!]/([.B51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21</text:p>
          </table:table-cell>
          <table:table-cell table:formula="of:=IF(&quot;XXX&quot;= [.A518];2*[.B#REF!]*[.B517]/([.B#REF!]+[.B517]);0)" office:value-type="float" office:value="0">
            <text:p>0</text:p>
          </table:table-cell>
        </table:table-row>
        <table:table-row table:style-name="ro2">
          <table:table-cell office:value-type="string">
            <text:p>P:55,</text:p>
          </table:table-cell>
          <table:table-cell office:value-type="string">
            <text:p>TP:3,</text:p>
          </table:table-cell>
          <table:table-cell table:formula="of:=IF(&quot;XXX&quot;= [.A519];2*[.B517]*[.B518]/([.B517]+[.B51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520];2*[.B518]*[.B519]/([.B518]+[.B51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21];2*[.B520]*[.B#REF!]/([.B52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/14</text:p>
          </table:table-cell>
          <table:table-cell table:formula="of:=IF(&quot;XXX&quot;= [.A522];2*[.B521]*[.B#REF!]/([.B52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21</text:p>
          </table:table-cell>
          <table:table-cell table:formula="of:=IF(&quot;XXX&quot;= [.A523];2*[.B#REF!]*[.B522]/([.B#REF!]+[.B522]);0)" office:value-type="float" office:value="0">
            <text:p>0</text:p>
          </table:table-cell>
        </table:table-row>
        <table:table-row table:style-name="ro2">
          <table:table-cell office:value-type="string">
            <text:p>P:14,</text:p>
          </table:table-cell>
          <table:table-cell office:value-type="string">
            <text:p>TP:1,</text:p>
          </table:table-cell>
          <table:table-cell table:formula="of:=IF(&quot;XXX&quot;= [.A524];2*[.B522]*[.B523]/([.B522]+[.B52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525];2*[.B523]*[.B524]/([.B523]+[.B52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26];2*[.B525]*[.B#REF!]/([.B52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35</text:p>
          </table:table-cell>
          <table:table-cell table:formula="of:=IF(&quot;XXX&quot;= [.A527];2*[.B526]*[.B#REF!]/([.B52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21</text:p>
          </table:table-cell>
          <table:table-cell table:formula="of:=IF(&quot;XXX&quot;= [.A528];2*[.B#REF!]*[.B527]/([.B#REF!]+[.B527]);0)" office:value-type="float" office:value="0">
            <text:p>0</text:p>
          </table:table-cell>
        </table:table-row>
        <table:table-row table:style-name="ro2">
          <table:table-cell office:value-type="string">
            <text:p>P:35,</text:p>
          </table:table-cell>
          <table:table-cell office:value-type="string">
            <text:p>TP:3,</text:p>
          </table:table-cell>
          <table:table-cell table:formula="of:=IF(&quot;XXX&quot;= [.A529];2*[.B527]*[.B528]/([.B527]+[.B528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530];2*[.B528]*[.B529]/([.B528]+[.B529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11152416356877</text:p>
          </table:table-cell>
          <table:table-cell table:formula="of:=IF(&quot;XXX&quot;= [.A531];2*[.B529]*[.B530]/([.B529]+[.B530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3/85</text:p>
          </table:table-cell>
          <table:table-cell table:formula="of:=IF(&quot;XXX&quot;= [.A532];2*[.B531]*[.B#REF!]/([.B53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3/47</text:p>
          </table:table-cell>
          <table:table-cell table:formula="of:=IF(&quot;XXX&quot;= [.A533];2*[.B#REF!]*[.B532]/([.B#REF!]+[.B532]);0)" office:value-type="float" office:value="0">
            <text:p>0</text:p>
          </table:table-cell>
        </table:table-row>
        <table:table-row table:style-name="ro2">
          <table:table-cell office:value-type="string">
            <text:p>P:85,</text:p>
          </table:table-cell>
          <table:table-cell office:value-type="string">
            <text:p>TP:13,</text:p>
          </table:table-cell>
          <table:table-cell table:formula="of:=IF(&quot;XXX&quot;= [.A534];2*[.B532]*[.B533]/([.B532]+[.B533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35];2*[.B534]*[.B#REF!]/([.B534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536];2*[.B#REF!]*[.B535]/([.B#REF!]+[.B535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537];2*[.B535]*[.B536]/([.B535]+[.B536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538];2*[.B536]*[.B537]/([.B536]+[.B537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52941176470588">
            <text:p>0.1529411765</text:p>
          </table:table-cell>
          <table:table-cell table:formula="of:=IF(&quot;XXX&quot;= [.A539];2*[.B537]*[.B538]/([.B537]+[.B538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76595744680851">
            <text:p>0.2765957447</text:p>
          </table:table-cell>
          <table:table-cell table:formula="of:=IF(&quot;XXX&quot;= [.A540];2*[.B538]*[.B539]/([.B538]+[.B539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41];2*[.B539]*[.B540]/([.B539]+[.B540]);0)" office:value-type="float" office:value="0.196969696969697">
            <text:p>0.196969697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542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43];2*[.B542]*[.B#REF!]/([.B54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0/281</text:p>
          </table:table-cell>
          <table:table-cell table:formula="of:=IF(&quot;XXX&quot;= [.A544];2*[.B543]*[.B#REF!]/([.B54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0/21</text:p>
          </table:table-cell>
          <table:table-cell table:formula="of:=IF(&quot;XXX&quot;= [.A545];2*[.B#REF!]*[.B544]/([.B#REF!]+[.B544]);0)" office:value-type="float" office:value="0">
            <text:p>0</text:p>
          </table:table-cell>
        </table:table-row>
        <table:table-row table:style-name="ro2">
          <table:table-cell office:value-type="string">
            <text:p>P:281,</text:p>
          </table:table-cell>
          <table:table-cell office:value-type="string">
            <text:p>TP:10,</text:p>
          </table:table-cell>
          <table:table-cell table:formula="of:=IF(&quot;XXX&quot;= [.A546];2*[.B544]*[.B545]/([.B544]+[.B54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547];2*[.B545]*[.B546]/([.B545]+[.B54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48];2*[.B547]*[.B#REF!]/([.B54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3/335</text:p>
          </table:table-cell>
          <table:table-cell table:formula="of:=IF(&quot;XXX&quot;= [.A549];2*[.B548]*[.B#REF!]/([.B54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3/21</text:p>
          </table:table-cell>
          <table:table-cell table:formula="of:=IF(&quot;XXX&quot;= [.A550];2*[.B#REF!]*[.B549]/([.B#REF!]+[.B549]);0)" office:value-type="float" office:value="0">
            <text:p>0</text:p>
          </table:table-cell>
        </table:table-row>
        <table:table-row table:style-name="ro2">
          <table:table-cell office:value-type="string">
            <text:p>P:335,</text:p>
          </table:table-cell>
          <table:table-cell office:value-type="string">
            <text:p>TP:13,</text:p>
          </table:table-cell>
          <table:table-cell table:formula="of:=IF(&quot;XXX&quot;= [.A551];2*[.B549]*[.B550]/([.B549]+[.B55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552];2*[.B550]*[.B551]/([.B550]+[.B55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53];2*[.B552]*[.B#REF!]/([.B55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274</text:p>
          </table:table-cell>
          <table:table-cell table:formula="of:=IF(&quot;XXX&quot;= [.A554];2*[.B553]*[.B#REF!]/([.B55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21</text:p>
          </table:table-cell>
          <table:table-cell table:formula="of:=IF(&quot;XXX&quot;= [.A555];2*[.B#REF!]*[.B554]/([.B#REF!]+[.B554]);0)" office:value-type="float" office:value="0">
            <text:p>0</text:p>
          </table:table-cell>
        </table:table-row>
        <table:table-row table:style-name="ro2">
          <table:table-cell office:value-type="string">
            <text:p>P:274,</text:p>
          </table:table-cell>
          <table:table-cell office:value-type="string">
            <text:p>TP:5,</text:p>
          </table:table-cell>
          <table:table-cell table:formula="of:=IF(&quot;XXX&quot;= [.A556];2*[.B554]*[.B555]/([.B554]+[.B555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557];2*[.B555]*[.B556]/([.B555]+[.B556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558];2*[.B556]*[.B557]/([.B556]+[.B557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7/815</text:p>
          </table:table-cell>
          <table:table-cell table:formula="of:=IF(&quot;XXX&quot;= [.A559];2*[.B558]*[.B#REF!]/([.B55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7/47</text:p>
          </table:table-cell>
          <table:table-cell table:formula="of:=IF(&quot;XXX&quot;= [.A560];2*[.B#REF!]*[.B559]/([.B#REF!]+[.B559]);0)" office:value-type="float" office:value="0">
            <text:p>0</text:p>
          </table:table-cell>
        </table:table-row>
        <table:table-row table:style-name="ro2">
          <table:table-cell office:value-type="string">
            <text:p>P:815,</text:p>
          </table:table-cell>
          <table:table-cell office:value-type="string">
            <text:p>TP:17,</text:p>
          </table:table-cell>
          <table:table-cell table:formula="of:=IF(&quot;XXX&quot;= [.A561];2*[.B559]*[.B560]/([.B559]+[.B56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62];2*[.B561]*[.B#REF!]/([.B561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563];2*[.B#REF!]*[.B562]/([.B#REF!]+[.B562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564];2*[.B562]*[.B563]/([.B562]+[.B563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565];2*[.B563]*[.B564]/([.B563]+[.B564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208588957055215">
            <text:p>0.0208588957</text:p>
          </table:table-cell>
          <table:table-cell table:formula="of:=IF(&quot;XXX&quot;= [.A566];2*[.B564]*[.B565]/([.B564]+[.B565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361702127659574">
            <text:p>0.3617021277</text:p>
          </table:table-cell>
          <table:table-cell table:formula="of:=IF(&quot;XXX&quot;= [.A567];2*[.B565]*[.B566]/([.B565]+[.B56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68];2*[.B566]*[.B567]/([.B566]+[.B567]);0)" office:value-type="float" office:value="0.0394431554524362">
            <text:p>0.0394431555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569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70];2*[.B569]*[.B#REF!]/([.B56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4/349</text:p>
          </table:table-cell>
          <table:table-cell table:formula="of:=IF(&quot;XXX&quot;= [.A571];2*[.B570]*[.B#REF!]/([.B57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4/21</text:p>
          </table:table-cell>
          <table:table-cell table:formula="of:=IF(&quot;XXX&quot;= [.A572];2*[.B#REF!]*[.B571]/([.B#REF!]+[.B571]);0)" office:value-type="float" office:value="0">
            <text:p>0</text:p>
          </table:table-cell>
        </table:table-row>
        <table:table-row table:style-name="ro2">
          <table:table-cell office:value-type="string">
            <text:p>P:349,</text:p>
          </table:table-cell>
          <table:table-cell office:value-type="string">
            <text:p>TP:14,</text:p>
          </table:table-cell>
          <table:table-cell table:formula="of:=IF(&quot;XXX&quot;= [.A573];2*[.B571]*[.B572]/([.B571]+[.B57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574];2*[.B572]*[.B573]/([.B572]+[.B57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75];2*[.B574]*[.B#REF!]/([.B57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6/78</text:p>
          </table:table-cell>
          <table:table-cell table:formula="of:=IF(&quot;XXX&quot;= [.A576];2*[.B575]*[.B#REF!]/([.B57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21</text:p>
          </table:table-cell>
          <table:table-cell table:formula="of:=IF(&quot;XXX&quot;= [.A577];2*[.B#REF!]*[.B576]/([.B#REF!]+[.B576]);0)" office:value-type="float" office:value="0">
            <text:p>0</text:p>
          </table:table-cell>
        </table:table-row>
        <table:table-row table:style-name="ro2">
          <table:table-cell office:value-type="string">
            <text:p>P:78,</text:p>
          </table:table-cell>
          <table:table-cell office:value-type="string">
            <text:p>TP:6,</text:p>
          </table:table-cell>
          <table:table-cell table:formula="of:=IF(&quot;XXX&quot;= [.A578];2*[.B576]*[.B577]/([.B576]+[.B57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579];2*[.B577]*[.B578]/([.B577]+[.B57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80];2*[.B579]*[.B#REF!]/([.B57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40</text:p>
          </table:table-cell>
          <table:table-cell table:formula="of:=IF(&quot;XXX&quot;= [.A581];2*[.B580]*[.B#REF!]/([.B58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21</text:p>
          </table:table-cell>
          <table:table-cell table:formula="of:=IF(&quot;XXX&quot;= [.A582];2*[.B#REF!]*[.B581]/([.B#REF!]+[.B581]);0)" office:value-type="float" office:value="0">
            <text:p>0</text:p>
          </table:table-cell>
        </table:table-row>
        <table:table-row table:style-name="ro2">
          <table:table-cell office:value-type="string">
            <text:p>P:40,</text:p>
          </table:table-cell>
          <table:table-cell office:value-type="string">
            <text:p>TP:3,</text:p>
          </table:table-cell>
          <table:table-cell table:formula="of:=IF(&quot;XXX&quot;= [.A583];2*[.B581]*[.B582]/([.B581]+[.B582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584];2*[.B582]*[.B583]/([.B582]+[.B583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9981447124304268</text:p>
          </table:table-cell>
          <table:table-cell table:formula="of:=IF(&quot;XXX&quot;= [.A585];2*[.B583]*[.B584]/([.B583]+[.B584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2/64</text:p>
          </table:table-cell>
          <table:table-cell table:formula="of:=IF(&quot;XXX&quot;= [.A586];2*[.B585]*[.B#REF!]/([.B58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2/47</text:p>
          </table:table-cell>
          <table:table-cell table:formula="of:=IF(&quot;XXX&quot;= [.A587];2*[.B#REF!]*[.B586]/([.B#REF!]+[.B586]);0)" office:value-type="float" office:value="0">
            <text:p>0</text:p>
          </table:table-cell>
        </table:table-row>
        <table:table-row table:style-name="ro2">
          <table:table-cell office:value-type="string">
            <text:p>P:64,</text:p>
          </table:table-cell>
          <table:table-cell office:value-type="string">
            <text:p>TP:12,</text:p>
          </table:table-cell>
          <table:table-cell table:formula="of:=IF(&quot;XXX&quot;= [.A588];2*[.B586]*[.B587]/([.B586]+[.B587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89];2*[.B588]*[.B#REF!]/([.B588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590];2*[.B#REF!]*[.B589]/([.B#REF!]+[.B589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591];2*[.B589]*[.B590]/([.B589]+[.B590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2">
            <text:p>2</text:p>
          </table:table-cell>
          <table:table-cell table:formula="of:=IF(&quot;XXX&quot;= [.A592];2*[.B590]*[.B591]/([.B590]+[.B591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875">
            <text:p>0.1875</text:p>
          </table:table-cell>
          <table:table-cell table:formula="of:=IF(&quot;XXX&quot;= [.A593];2*[.B591]*[.B592]/([.B591]+[.B592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5531914893617">
            <text:p>0.2553191489</text:p>
          </table:table-cell>
          <table:table-cell table:formula="of:=IF(&quot;XXX&quot;= [.A594];2*[.B592]*[.B593]/([.B592]+[.B593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95];2*[.B593]*[.B594]/([.B593]+[.B594]);0)" office:value-type="float" office:value="0.216216216216216">
            <text:p>0.2162162162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596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97];2*[.B596]*[.B#REF!]/([.B59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3/162</text:p>
          </table:table-cell>
          <table:table-cell table:formula="of:=IF(&quot;XXX&quot;= [.A598];2*[.B597]*[.B#REF!]/([.B59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3/21</text:p>
          </table:table-cell>
          <table:table-cell table:formula="of:=IF(&quot;XXX&quot;= [.A599];2*[.B#REF!]*[.B598]/([.B#REF!]+[.B598]);0)" office:value-type="float" office:value="0">
            <text:p>0</text:p>
          </table:table-cell>
        </table:table-row>
        <table:table-row table:style-name="ro2">
          <table:table-cell office:value-type="string">
            <text:p>P:162,</text:p>
          </table:table-cell>
          <table:table-cell office:value-type="string">
            <text:p>TP:13,</text:p>
          </table:table-cell>
          <table:table-cell table:formula="of:=IF(&quot;XXX&quot;= [.A600];2*[.B598]*[.B599]/([.B598]+[.B59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601];2*[.B599]*[.B600]/([.B599]+[.B60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02];2*[.B601]*[.B#REF!]/([.B60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4/268</text:p>
          </table:table-cell>
          <table:table-cell table:formula="of:=IF(&quot;XXX&quot;= [.A603];2*[.B602]*[.B#REF!]/([.B60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4/21</text:p>
          </table:table-cell>
          <table:table-cell table:formula="of:=IF(&quot;XXX&quot;= [.A604];2*[.B#REF!]*[.B603]/([.B#REF!]+[.B603]);0)" office:value-type="float" office:value="0">
            <text:p>0</text:p>
          </table:table-cell>
        </table:table-row>
        <table:table-row table:style-name="ro2">
          <table:table-cell office:value-type="string">
            <text:p>P:268,</text:p>
          </table:table-cell>
          <table:table-cell office:value-type="string">
            <text:p>TP:14,</text:p>
          </table:table-cell>
          <table:table-cell table:formula="of:=IF(&quot;XXX&quot;= [.A605];2*[.B603]*[.B604]/([.B603]+[.B60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606];2*[.B604]*[.B605]/([.B604]+[.B60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07];2*[.B606]*[.B#REF!]/([.B60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/58</text:p>
          </table:table-cell>
          <table:table-cell table:formula="of:=IF(&quot;XXX&quot;= [.A608];2*[.B607]*[.B#REF!]/([.B60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21</text:p>
          </table:table-cell>
          <table:table-cell table:formula="of:=IF(&quot;XXX&quot;= [.A609];2*[.B#REF!]*[.B608]/([.B#REF!]+[.B608]);0)" office:value-type="float" office:value="0">
            <text:p>0</text:p>
          </table:table-cell>
        </table:table-row>
        <table:table-row table:style-name="ro2">
          <table:table-cell office:value-type="string">
            <text:p>P:58,</text:p>
          </table:table-cell>
          <table:table-cell office:value-type="string">
            <text:p>TP:4,</text:p>
          </table:table-cell>
          <table:table-cell table:formula="of:=IF(&quot;XXX&quot;= [.A610];2*[.B608]*[.B609]/([.B608]+[.B609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611];2*[.B609]*[.B610]/([.B609]+[.B610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612];2*[.B610]*[.B611]/([.B610]+[.B611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1/56</text:p>
          </table:table-cell>
          <table:table-cell table:formula="of:=IF(&quot;XXX&quot;= [.A613];2*[.B612]*[.B#REF!]/([.B61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1/47</text:p>
          </table:table-cell>
          <table:table-cell table:formula="of:=IF(&quot;XXX&quot;= [.A614];2*[.B#REF!]*[.B613]/([.B#REF!]+[.B613]);0)" office:value-type="float" office:value="0">
            <text:p>0</text:p>
          </table:table-cell>
        </table:table-row>
        <table:table-row table:style-name="ro2">
          <table:table-cell office:value-type="string">
            <text:p>P:56,</text:p>
          </table:table-cell>
          <table:table-cell office:value-type="string">
            <text:p>TP:11,</text:p>
          </table:table-cell>
          <table:table-cell table:formula="of:=IF(&quot;XXX&quot;= [.A615];2*[.B613]*[.B614]/([.B613]+[.B614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616];2*[.B615]*[.B#REF!]/([.B615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617];2*[.B#REF!]*[.B616]/([.B#REF!]+[.B616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618];2*[.B616]*[.B617]/([.B616]+[.B617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619];2*[.B617]*[.B618]/([.B617]+[.B618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96428571428571">
            <text:p>0.1964285714</text:p>
          </table:table-cell>
          <table:table-cell table:formula="of:=IF(&quot;XXX&quot;= [.A620];2*[.B618]*[.B619]/([.B618]+[.B619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34042553191489">
            <text:p>0.2340425532</text:p>
          </table:table-cell>
          <table:table-cell table:formula="of:=IF(&quot;XXX&quot;= [.A621];2*[.B619]*[.B620]/([.B619]+[.B62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622];2*[.B620]*[.B621]/([.B620]+[.B621]);0)" office:value-type="float" office:value="0.213592233009708">
            <text:p>0.213592233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623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24];2*[.B623]*[.B#REF!]/([.B62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625];2*[.B624]*[.B#REF!]/([.B62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21</text:p>
          </table:table-cell>
          <table:table-cell table:formula="of:=IF(&quot;XXX&quot;= [.A626];2*[.B#REF!]*[.B625]/([.B#REF!]+[.B625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627];2*[.B625]*[.B626]/([.B625]+[.B62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628];2*[.B626]*[.B627]/([.B626]+[.B62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29];2*[.B628]*[.B#REF!]/([.B62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33</text:p>
          </table:table-cell>
          <table:table-cell table:formula="of:=IF(&quot;XXX&quot;= [.A630];2*[.B629]*[.B#REF!]/([.B62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21</text:p>
          </table:table-cell>
          <table:table-cell table:formula="of:=IF(&quot;XXX&quot;= [.A631];2*[.B#REF!]*[.B630]/([.B#REF!]+[.B630]);0)" office:value-type="float" office:value="0">
            <text:p>0</text:p>
          </table:table-cell>
        </table:table-row>
        <table:table-row table:style-name="ro2">
          <table:table-cell office:value-type="string">
            <text:p>P:33,</text:p>
          </table:table-cell>
          <table:table-cell office:value-type="string">
            <text:p>TP:3,</text:p>
          </table:table-cell>
          <table:table-cell table:formula="of:=IF(&quot;XXX&quot;= [.A632];2*[.B630]*[.B631]/([.B630]+[.B63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633];2*[.B631]*[.B632]/([.B631]+[.B63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34];2*[.B633]*[.B#REF!]/([.B63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/19</text:p>
          </table:table-cell>
          <table:table-cell table:formula="of:=IF(&quot;XXX&quot;= [.A635];2*[.B634]*[.B#REF!]/([.B63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21</text:p>
          </table:table-cell>
          <table:table-cell table:formula="of:=IF(&quot;XXX&quot;= [.A636];2*[.B#REF!]*[.B635]/([.B#REF!]+[.B635]);0)" office:value-type="float" office:value="0">
            <text:p>0</text:p>
          </table:table-cell>
        </table:table-row>
        <table:table-row table:style-name="ro2">
          <table:table-cell office:value-type="string">
            <text:p>P:19,</text:p>
          </table:table-cell>
          <table:table-cell office:value-type="string">
            <text:p>TP:1,</text:p>
          </table:table-cell>
          <table:table-cell table:formula="of:=IF(&quot;XXX&quot;= [.A637];2*[.B635]*[.B636]/([.B635]+[.B636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638];2*[.B636]*[.B637]/([.B636]+[.B637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639];2*[.B637]*[.B638]/([.B637]+[.B638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1/38</text:p>
          </table:table-cell>
          <table:table-cell table:formula="of:=IF(&quot;XXX&quot;= [.A640];2*[.B639]*[.B#REF!]/([.B63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1/47</text:p>
          </table:table-cell>
          <table:table-cell table:formula="of:=IF(&quot;XXX&quot;= [.A641];2*[.B#REF!]*[.B640]/([.B#REF!]+[.B640]);0)" office:value-type="float" office:value="0">
            <text:p>0</text:p>
          </table:table-cell>
        </table:table-row>
        <table:table-row table:style-name="ro2">
          <table:table-cell office:value-type="string">
            <text:p>P:38,</text:p>
          </table:table-cell>
          <table:table-cell office:value-type="string">
            <text:p>TP:11,</text:p>
          </table:table-cell>
          <table:table-cell table:formula="of:=IF(&quot;XXX&quot;= [.A642];2*[.B640]*[.B641]/([.B640]+[.B641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643];2*[.B642]*[.B#REF!]/([.B642]+[.B#REF!]);0)" office:value-type="float" office:value="0">
            <text:p>#VALUE!</text:p>
          </table:table-cell>
        </table:table-row>
        <table:table-row table:style-name="ro2">
          <table:table-cell table:style-name="ce1" office:value-type="string">
            <text:p>learning_rate</text:p>
          </table:table-cell>
          <table:table-cell table:style-name="ce1" office:value-type="string">
            <text:p>2e-05</text:p>
          </table:table-cell>
          <table:table-cell table:style-name="ce1" table:formula="of:=IF(&quot;XXX&quot;= [.A644];2*[.B#REF!]*[.B643]/([.B#REF!]+[.B643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oversampling_ratio</text:p>
          </table:table-cell>
          <table:table-cell table:style-name="ce1" office:value-type="float" office:value="2">
            <text:p>2</text:p>
          </table:table-cell>
          <table:table-cell table:style-name="ce1" table:formula="of:=IF(&quot;XXX&quot;= [.A645];2*[.B643]*[.B644]/([.B643]+[.B644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lass_ratio</text:p>
          </table:table-cell>
          <table:table-cell table:style-name="ce1" office:value-type="float" office:value="8">
            <text:p>8</text:p>
          </table:table-cell>
          <table:table-cell table:style-name="ce1" table:formula="of:=IF(&quot;XXX&quot;= [.A646];2*[.B644]*[.B645]/([.B644]+[.B645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precision</text:p>
          </table:table-cell>
          <table:table-cell table:style-name="ce1" office:value-type="float" office:value="0.289473684210526">
            <text:p>0.2894736842</text:p>
          </table:table-cell>
          <table:table-cell table:style-name="ce1" table:formula="of:=IF(&quot;XXX&quot;= [.A647];2*[.B645]*[.B646]/([.B645]+[.B646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recall</text:p>
          </table:table-cell>
          <table:table-cell table:style-name="ce1" office:value-type="float" office:value="0.234042553191489">
            <text:p>0.2340425532</text:p>
          </table:table-cell>
          <table:table-cell table:style-name="ce1" table:formula="of:=IF(&quot;XXX&quot;= [.A648];2*[.B646]*[.B647]/([.B646]+[.B647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649];2*[.B647]*[.B648]/([.B647]+[.B648]);0)" office:value-type="float" office:value="0.258823529411764">
            <text:p>0.2588235294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650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51];2*[.B650]*[.B#REF!]/([.B65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6/105</text:p>
          </table:table-cell>
          <table:table-cell table:formula="of:=IF(&quot;XXX&quot;= [.A652];2*[.B651]*[.B#REF!]/([.B65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21</text:p>
          </table:table-cell>
          <table:table-cell table:formula="of:=IF(&quot;XXX&quot;= [.A653];2*[.B#REF!]*[.B652]/([.B#REF!]+[.B652]);0)" office:value-type="float" office:value="0">
            <text:p>0</text:p>
          </table:table-cell>
        </table:table-row>
        <table:table-row table:style-name="ro2">
          <table:table-cell office:value-type="string">
            <text:p>P:105,</text:p>
          </table:table-cell>
          <table:table-cell office:value-type="string">
            <text:p>TP:6,</text:p>
          </table:table-cell>
          <table:table-cell table:formula="of:=IF(&quot;XXX&quot;= [.A654];2*[.B652]*[.B653]/([.B652]+[.B65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655];2*[.B653]*[.B654]/([.B653]+[.B65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56];2*[.B655]*[.B#REF!]/([.B65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83</text:p>
          </table:table-cell>
          <table:table-cell table:formula="of:=IF(&quot;XXX&quot;= [.A657];2*[.B656]*[.B#REF!]/([.B65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21</text:p>
          </table:table-cell>
          <table:table-cell table:formula="of:=IF(&quot;XXX&quot;= [.A658];2*[.B#REF!]*[.B657]/([.B#REF!]+[.B657]);0)" office:value-type="float" office:value="0">
            <text:p>0</text:p>
          </table:table-cell>
        </table:table-row>
        <table:table-row table:style-name="ro2">
          <table:table-cell office:value-type="string">
            <text:p>P:83,</text:p>
          </table:table-cell>
          <table:table-cell office:value-type="string">
            <text:p>TP:5,</text:p>
          </table:table-cell>
          <table:table-cell table:formula="of:=IF(&quot;XXX&quot;= [.A659];2*[.B657]*[.B658]/([.B657]+[.B65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660];2*[.B658]*[.B659]/([.B658]+[.B65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61];2*[.B660]*[.B#REF!]/([.B66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5/288</text:p>
          </table:table-cell>
          <table:table-cell table:formula="of:=IF(&quot;XXX&quot;= [.A662];2*[.B661]*[.B#REF!]/([.B66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5/21</text:p>
          </table:table-cell>
          <table:table-cell table:formula="of:=IF(&quot;XXX&quot;= [.A663];2*[.B#REF!]*[.B662]/([.B#REF!]+[.B662]);0)" office:value-type="float" office:value="0">
            <text:p>0</text:p>
          </table:table-cell>
        </table:table-row>
        <table:table-row table:style-name="ro2">
          <table:table-cell office:value-type="string">
            <text:p>P:288,</text:p>
          </table:table-cell>
          <table:table-cell office:value-type="string">
            <text:p>TP:15,</text:p>
          </table:table-cell>
          <table:table-cell table:formula="of:=IF(&quot;XXX&quot;= [.A664];2*[.B662]*[.B663]/([.B662]+[.B663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665];2*[.B663]*[.B664]/([.B663]+[.B664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666];2*[.B664]*[.B665]/([.B664]+[.B665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2/450</text:p>
          </table:table-cell>
          <table:table-cell table:formula="of:=IF(&quot;XXX&quot;= [.A667];2*[.B666]*[.B#REF!]/([.B66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2/47</text:p>
          </table:table-cell>
          <table:table-cell table:formula="of:=IF(&quot;XXX&quot;= [.A668];2*[.B#REF!]*[.B667]/([.B#REF!]+[.B667]);0)" office:value-type="float" office:value="0">
            <text:p>0</text:p>
          </table:table-cell>
        </table:table-row>
        <table:table-row table:style-name="ro2">
          <table:table-cell office:value-type="string">
            <text:p>P:450,</text:p>
          </table:table-cell>
          <table:table-cell office:value-type="string">
            <text:p>TP:22,</text:p>
          </table:table-cell>
          <table:table-cell table:formula="of:=IF(&quot;XXX&quot;= [.A669];2*[.B667]*[.B668]/([.B667]+[.B668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670];2*[.B669]*[.B#REF!]/([.B669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671];2*[.B#REF!]*[.B670]/([.B#REF!]+[.B670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672];2*[.B670]*[.B671]/([.B670]+[.B671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673];2*[.B671]*[.B672]/([.B671]+[.B672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488888888888889">
            <text:p>0.0488888889</text:p>
          </table:table-cell>
          <table:table-cell table:formula="of:=IF(&quot;XXX&quot;= [.A674];2*[.B672]*[.B673]/([.B672]+[.B673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468085106382979">
            <text:p>0.4680851064</text:p>
          </table:table-cell>
          <table:table-cell table:formula="of:=IF(&quot;XXX&quot;= [.A675];2*[.B673]*[.B674]/([.B673]+[.B674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676];2*[.B674]*[.B675]/([.B674]+[.B675]);0)" office:value-type="float" office:value="0.0885311871227364">
            <text:p>0.0885311871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677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78];2*[.B677]*[.B#REF!]/([.B67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7/82</text:p>
          </table:table-cell>
          <table:table-cell table:formula="of:=IF(&quot;XXX&quot;= [.A679];2*[.B678]*[.B#REF!]/([.B67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21</text:p>
          </table:table-cell>
          <table:table-cell table:formula="of:=IF(&quot;XXX&quot;= [.A680];2*[.B#REF!]*[.B679]/([.B#REF!]+[.B679]);0)" office:value-type="float" office:value="0">
            <text:p>0</text:p>
          </table:table-cell>
        </table:table-row>
        <table:table-row table:style-name="ro2">
          <table:table-cell office:value-type="string">
            <text:p>P:82,</text:p>
          </table:table-cell>
          <table:table-cell office:value-type="string">
            <text:p>TP:7,</text:p>
          </table:table-cell>
          <table:table-cell table:formula="of:=IF(&quot;XXX&quot;= [.A681];2*[.B679]*[.B680]/([.B679]+[.B68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682];2*[.B680]*[.B681]/([.B680]+[.B68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83];2*[.B682]*[.B#REF!]/([.B68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/15</text:p>
          </table:table-cell>
          <table:table-cell table:formula="of:=IF(&quot;XXX&quot;= [.A684];2*[.B683]*[.B#REF!]/([.B68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21</text:p>
          </table:table-cell>
          <table:table-cell table:formula="of:=IF(&quot;XXX&quot;= [.A685];2*[.B#REF!]*[.B684]/([.B#REF!]+[.B684]);0)" office:value-type="float" office:value="0">
            <text:p>0</text:p>
          </table:table-cell>
        </table:table-row>
        <table:table-row table:style-name="ro2">
          <table:table-cell office:value-type="string">
            <text:p>P:15,</text:p>
          </table:table-cell>
          <table:table-cell office:value-type="string">
            <text:p>TP:1,</text:p>
          </table:table-cell>
          <table:table-cell table:formula="of:=IF(&quot;XXX&quot;= [.A686];2*[.B684]*[.B685]/([.B684]+[.B68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687];2*[.B685]*[.B686]/([.B685]+[.B68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88];2*[.B687]*[.B#REF!]/([.B68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/34</text:p>
          </table:table-cell>
          <table:table-cell table:formula="of:=IF(&quot;XXX&quot;= [.A689];2*[.B688]*[.B#REF!]/([.B68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21</text:p>
          </table:table-cell>
          <table:table-cell table:formula="of:=IF(&quot;XXX&quot;= [.A690];2*[.B#REF!]*[.B689]/([.B#REF!]+[.B689]);0)" office:value-type="float" office:value="0">
            <text:p>0</text:p>
          </table:table-cell>
        </table:table-row>
        <table:table-row table:style-name="ro2">
          <table:table-cell office:value-type="string">
            <text:p>P:34,</text:p>
          </table:table-cell>
          <table:table-cell office:value-type="string">
            <text:p>TP:4,</text:p>
          </table:table-cell>
          <table:table-cell table:formula="of:=IF(&quot;XXX&quot;= [.A691];2*[.B689]*[.B690]/([.B689]+[.B690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692];2*[.B690]*[.B691]/([.B690]+[.B691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693];2*[.B691]*[.B692]/([.B691]+[.B692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2/40</text:p>
          </table:table-cell>
          <table:table-cell table:formula="of:=IF(&quot;XXX&quot;= [.A694];2*[.B693]*[.B#REF!]/([.B69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2/47</text:p>
          </table:table-cell>
          <table:table-cell table:formula="of:=IF(&quot;XXX&quot;= [.A695];2*[.B#REF!]*[.B694]/([.B#REF!]+[.B694]);0)" office:value-type="float" office:value="0">
            <text:p>0</text:p>
          </table:table-cell>
        </table:table-row>
        <table:table-row table:style-name="ro2">
          <table:table-cell office:value-type="string">
            <text:p>P:40,</text:p>
          </table:table-cell>
          <table:table-cell office:value-type="string">
            <text:p>TP:12,</text:p>
          </table:table-cell>
          <table:table-cell table:formula="of:=IF(&quot;XXX&quot;= [.A696];2*[.B694]*[.B695]/([.B694]+[.B695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697];2*[.B696]*[.B#REF!]/([.B696]+[.B#REF!]);0)" office:value-type="float" office:value="0">
            <text:p>#VALUE!</text:p>
          </table:table-cell>
        </table:table-row>
        <table:table-row table:style-name="ro2">
          <table:table-cell table:style-name="ce1" office:value-type="string">
            <text:p>learning_rate</text:p>
          </table:table-cell>
          <table:table-cell table:style-name="ce1" office:value-type="string">
            <text:p>2e-05</text:p>
          </table:table-cell>
          <table:table-cell table:style-name="ce1" table:formula="of:=IF(&quot;XXX&quot;= [.A698];2*[.B#REF!]*[.B697]/([.B#REF!]+[.B697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oversampling_ratio</text:p>
          </table:table-cell>
          <table:table-cell table:style-name="ce1" office:value-type="float" office:value="4">
            <text:p>4</text:p>
          </table:table-cell>
          <table:table-cell table:style-name="ce1" table:formula="of:=IF(&quot;XXX&quot;= [.A699];2*[.B697]*[.B698]/([.B697]+[.B698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lass_ratio</text:p>
          </table:table-cell>
          <table:table-cell table:style-name="ce1" office:value-type="float" office:value="2">
            <text:p>2</text:p>
          </table:table-cell>
          <table:table-cell table:style-name="ce1" table:formula="of:=IF(&quot;XXX&quot;= [.A700];2*[.B698]*[.B699]/([.B698]+[.B699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precision</text:p>
          </table:table-cell>
          <table:table-cell table:style-name="ce1" office:value-type="float" office:value="0.3">
            <text:p>0.3</text:p>
          </table:table-cell>
          <table:table-cell table:style-name="ce1" table:formula="of:=IF(&quot;XXX&quot;= [.A701];2*[.B699]*[.B700]/([.B699]+[.B700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recall</text:p>
          </table:table-cell>
          <table:table-cell table:style-name="ce1" office:value-type="float" office:value="0.25531914893617">
            <text:p>0.2553191489</text:p>
          </table:table-cell>
          <table:table-cell table:style-name="ce1" table:formula="of:=IF(&quot;XXX&quot;= [.A702];2*[.B700]*[.B701]/([.B700]+[.B701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703];2*[.B701]*[.B702]/([.B701]+[.B702]);0)" office:value-type="float" office:value="0.275862068965517">
            <text:p>0.275862069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704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05];2*[.B704]*[.B#REF!]/([.B70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7/138</text:p>
          </table:table-cell>
          <table:table-cell table:formula="of:=IF(&quot;XXX&quot;= [.A706];2*[.B705]*[.B#REF!]/([.B70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21</text:p>
          </table:table-cell>
          <table:table-cell table:formula="of:=IF(&quot;XXX&quot;= [.A707];2*[.B#REF!]*[.B706]/([.B#REF!]+[.B706]);0)" office:value-type="float" office:value="0">
            <text:p>0</text:p>
          </table:table-cell>
        </table:table-row>
        <table:table-row table:style-name="ro2">
          <table:table-cell office:value-type="string">
            <text:p>P:138,</text:p>
          </table:table-cell>
          <table:table-cell office:value-type="string">
            <text:p>TP:7,</text:p>
          </table:table-cell>
          <table:table-cell table:formula="of:=IF(&quot;XXX&quot;= [.A708];2*[.B706]*[.B707]/([.B706]+[.B70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709];2*[.B707]*[.B708]/([.B707]+[.B70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10];2*[.B709]*[.B#REF!]/([.B70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52</text:p>
          </table:table-cell>
          <table:table-cell table:formula="of:=IF(&quot;XXX&quot;= [.A711];2*[.B710]*[.B#REF!]/([.B71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21</text:p>
          </table:table-cell>
          <table:table-cell table:formula="of:=IF(&quot;XXX&quot;= [.A712];2*[.B#REF!]*[.B711]/([.B#REF!]+[.B711]);0)" office:value-type="float" office:value="0">
            <text:p>0</text:p>
          </table:table-cell>
        </table:table-row>
        <table:table-row table:style-name="ro2">
          <table:table-cell office:value-type="string">
            <text:p>P:52,</text:p>
          </table:table-cell>
          <table:table-cell office:value-type="string">
            <text:p>TP:5,</text:p>
          </table:table-cell>
          <table:table-cell table:formula="of:=IF(&quot;XXX&quot;= [.A713];2*[.B711]*[.B712]/([.B711]+[.B71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714];2*[.B712]*[.B713]/([.B712]+[.B71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15];2*[.B714]*[.B#REF!]/([.B71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/23</text:p>
          </table:table-cell>
          <table:table-cell table:formula="of:=IF(&quot;XXX&quot;= [.A716];2*[.B715]*[.B#REF!]/([.B71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21</text:p>
          </table:table-cell>
          <table:table-cell table:formula="of:=IF(&quot;XXX&quot;= [.A717];2*[.B#REF!]*[.B716]/([.B#REF!]+[.B716]);0)" office:value-type="float" office:value="0">
            <text:p>0</text:p>
          </table:table-cell>
        </table:table-row>
        <table:table-row table:style-name="ro2">
          <table:table-cell office:value-type="string">
            <text:p>P:23,</text:p>
          </table:table-cell>
          <table:table-cell office:value-type="string">
            <text:p>TP:4,</text:p>
          </table:table-cell>
          <table:table-cell table:formula="of:=IF(&quot;XXX&quot;= [.A718];2*[.B716]*[.B717]/([.B716]+[.B717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719];2*[.B717]*[.B718]/([.B717]+[.B718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720];2*[.B718]*[.B719]/([.B718]+[.B719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/32</text:p>
          </table:table-cell>
          <table:table-cell table:formula="of:=IF(&quot;XXX&quot;= [.A721];2*[.B720]*[.B#REF!]/([.B72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47</text:p>
          </table:table-cell>
          <table:table-cell table:formula="of:=IF(&quot;XXX&quot;= [.A722];2*[.B#REF!]*[.B721]/([.B#REF!]+[.B721]);0)" office:value-type="float" office:value="0">
            <text:p>0</text:p>
          </table:table-cell>
        </table:table-row>
        <table:table-row table:style-name="ro2">
          <table:table-cell office:value-type="string">
            <text:p>P:32,</text:p>
          </table:table-cell>
          <table:table-cell office:value-type="string">
            <text:p>TP:4,</text:p>
          </table:table-cell>
          <table:table-cell table:formula="of:=IF(&quot;XXX&quot;= [.A723];2*[.B721]*[.B722]/([.B721]+[.B722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24];2*[.B723]*[.B#REF!]/([.B723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725];2*[.B#REF!]*[.B724]/([.B#REF!]+[.B724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726];2*[.B724]*[.B725]/([.B724]+[.B725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727];2*[.B725]*[.B726]/([.B725]+[.B726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25">
            <text:p>0.125</text:p>
          </table:table-cell>
          <table:table-cell table:formula="of:=IF(&quot;XXX&quot;= [.A728];2*[.B726]*[.B727]/([.B726]+[.B727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0851063829787234">
            <text:p>0.085106383</text:p>
          </table:table-cell>
          <table:table-cell table:formula="of:=IF(&quot;XXX&quot;= [.A729];2*[.B727]*[.B728]/([.B727]+[.B728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30];2*[.B728]*[.B729]/([.B728]+[.B729]);0)" office:value-type="float" office:value="0.10126582278481">
            <text:p>0.1012658228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731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32];2*[.B731]*[.B#REF!]/([.B73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7/45</text:p>
          </table:table-cell>
          <table:table-cell table:formula="of:=IF(&quot;XXX&quot;= [.A733];2*[.B732]*[.B#REF!]/([.B73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21</text:p>
          </table:table-cell>
          <table:table-cell table:formula="of:=IF(&quot;XXX&quot;= [.A734];2*[.B#REF!]*[.B733]/([.B#REF!]+[.B733]);0)" office:value-type="float" office:value="0">
            <text:p>0</text:p>
          </table:table-cell>
        </table:table-row>
        <table:table-row table:style-name="ro2">
          <table:table-cell office:value-type="string">
            <text:p>P:45,</text:p>
          </table:table-cell>
          <table:table-cell office:value-type="string">
            <text:p>TP:7,</text:p>
          </table:table-cell>
          <table:table-cell table:formula="of:=IF(&quot;XXX&quot;= [.A735];2*[.B733]*[.B734]/([.B733]+[.B73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736];2*[.B734]*[.B735]/([.B734]+[.B73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37];2*[.B736]*[.B#REF!]/([.B73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6/34</text:p>
          </table:table-cell>
          <table:table-cell table:formula="of:=IF(&quot;XXX&quot;= [.A738];2*[.B737]*[.B#REF!]/([.B73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21</text:p>
          </table:table-cell>
          <table:table-cell table:formula="of:=IF(&quot;XXX&quot;= [.A739];2*[.B#REF!]*[.B738]/([.B#REF!]+[.B738]);0)" office:value-type="float" office:value="0">
            <text:p>0</text:p>
          </table:table-cell>
        </table:table-row>
        <table:table-row table:style-name="ro2">
          <table:table-cell office:value-type="string">
            <text:p>P:34,</text:p>
          </table:table-cell>
          <table:table-cell office:value-type="string">
            <text:p>TP:6,</text:p>
          </table:table-cell>
          <table:table-cell table:formula="of:=IF(&quot;XXX&quot;= [.A740];2*[.B738]*[.B739]/([.B738]+[.B73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741];2*[.B739]*[.B740]/([.B739]+[.B74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42];2*[.B741]*[.B#REF!]/([.B74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7/38</text:p>
          </table:table-cell>
          <table:table-cell table:formula="of:=IF(&quot;XXX&quot;= [.A743];2*[.B742]*[.B#REF!]/([.B74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21</text:p>
          </table:table-cell>
          <table:table-cell table:formula="of:=IF(&quot;XXX&quot;= [.A744];2*[.B#REF!]*[.B743]/([.B#REF!]+[.B743]);0)" office:value-type="float" office:value="0">
            <text:p>0</text:p>
          </table:table-cell>
        </table:table-row>
        <table:table-row table:style-name="ro2">
          <table:table-cell office:value-type="string">
            <text:p>P:38,</text:p>
          </table:table-cell>
          <table:table-cell office:value-type="string">
            <text:p>TP:7,</text:p>
          </table:table-cell>
          <table:table-cell table:formula="of:=IF(&quot;XXX&quot;= [.A745];2*[.B743]*[.B744]/([.B743]+[.B744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746];2*[.B744]*[.B745]/([.B744]+[.B745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747];2*[.B745]*[.B746]/([.B745]+[.B746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1/54</text:p>
          </table:table-cell>
          <table:table-cell table:formula="of:=IF(&quot;XXX&quot;= [.A748];2*[.B747]*[.B#REF!]/([.B74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1/47</text:p>
          </table:table-cell>
          <table:table-cell table:formula="of:=IF(&quot;XXX&quot;= [.A749];2*[.B#REF!]*[.B748]/([.B#REF!]+[.B748]);0)" office:value-type="float" office:value="0">
            <text:p>0</text:p>
          </table:table-cell>
        </table:table-row>
        <table:table-row table:style-name="ro2">
          <table:table-cell office:value-type="string">
            <text:p>P:54,</text:p>
          </table:table-cell>
          <table:table-cell office:value-type="string">
            <text:p>TP:11,</text:p>
          </table:table-cell>
          <table:table-cell table:formula="of:=IF(&quot;XXX&quot;= [.A750];2*[.B748]*[.B749]/([.B748]+[.B749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51];2*[.B750]*[.B#REF!]/([.B750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752];2*[.B#REF!]*[.B751]/([.B#REF!]+[.B751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753];2*[.B751]*[.B752]/([.B751]+[.B752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754];2*[.B752]*[.B753]/([.B752]+[.B753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203703703703704">
            <text:p>0.2037037037</text:p>
          </table:table-cell>
          <table:table-cell table:formula="of:=IF(&quot;XXX&quot;= [.A755];2*[.B753]*[.B754]/([.B753]+[.B754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34042553191489">
            <text:p>0.2340425532</text:p>
          </table:table-cell>
          <table:table-cell table:formula="of:=IF(&quot;XXX&quot;= [.A756];2*[.B754]*[.B755]/([.B754]+[.B755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57];2*[.B755]*[.B756]/([.B755]+[.B756]);0)" office:value-type="float" office:value="0.217821782178218">
            <text:p>0.2178217822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758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59];2*[.B758]*[.B#REF!]/([.B75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59</text:p>
          </table:table-cell>
          <table:table-cell table:formula="of:=IF(&quot;XXX&quot;= [.A760];2*[.B759]*[.B#REF!]/([.B75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21</text:p>
          </table:table-cell>
          <table:table-cell table:formula="of:=IF(&quot;XXX&quot;= [.A761];2*[.B#REF!]*[.B760]/([.B#REF!]+[.B760]);0)" office:value-type="float" office:value="0">
            <text:p>0</text:p>
          </table:table-cell>
        </table:table-row>
        <table:table-row table:style-name="ro2">
          <table:table-cell office:value-type="string">
            <text:p>P:59,</text:p>
          </table:table-cell>
          <table:table-cell office:value-type="string">
            <text:p>TP:5,</text:p>
          </table:table-cell>
          <table:table-cell table:formula="of:=IF(&quot;XXX&quot;= [.A762];2*[.B760]*[.B761]/([.B760]+[.B76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763];2*[.B761]*[.B762]/([.B761]+[.B76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64];2*[.B763]*[.B#REF!]/([.B76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/45</text:p>
          </table:table-cell>
          <table:table-cell table:formula="of:=IF(&quot;XXX&quot;= [.A765];2*[.B764]*[.B#REF!]/([.B76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21</text:p>
          </table:table-cell>
          <table:table-cell table:formula="of:=IF(&quot;XXX&quot;= [.A766];2*[.B#REF!]*[.B765]/([.B#REF!]+[.B765]);0)" office:value-type="float" office:value="0">
            <text:p>0</text:p>
          </table:table-cell>
        </table:table-row>
        <table:table-row table:style-name="ro2">
          <table:table-cell office:value-type="string">
            <text:p>P:45,</text:p>
          </table:table-cell>
          <table:table-cell office:value-type="string">
            <text:p>TP:4,</text:p>
          </table:table-cell>
          <table:table-cell table:formula="of:=IF(&quot;XXX&quot;= [.A767];2*[.B765]*[.B766]/([.B765]+[.B76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768];2*[.B766]*[.B767]/([.B766]+[.B76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69];2*[.B768]*[.B#REF!]/([.B76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50</text:p>
          </table:table-cell>
          <table:table-cell table:formula="of:=IF(&quot;XXX&quot;= [.A770];2*[.B769]*[.B#REF!]/([.B76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21</text:p>
          </table:table-cell>
          <table:table-cell table:formula="of:=IF(&quot;XXX&quot;= [.A771];2*[.B#REF!]*[.B770]/([.B#REF!]+[.B770]);0)" office:value-type="float" office:value="0">
            <text:p>0</text:p>
          </table:table-cell>
        </table:table-row>
        <table:table-row table:style-name="ro2">
          <table:table-cell office:value-type="string">
            <text:p>P:50,</text:p>
          </table:table-cell>
          <table:table-cell office:value-type="string">
            <text:p>TP:5,</text:p>
          </table:table-cell>
          <table:table-cell table:formula="of:=IF(&quot;XXX&quot;= [.A772];2*[.B770]*[.B771]/([.B770]+[.B771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773];2*[.B771]*[.B772]/([.B771]+[.B772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774];2*[.B772]*[.B773]/([.B772]+[.B773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7/62</text:p>
          </table:table-cell>
          <table:table-cell table:formula="of:=IF(&quot;XXX&quot;= [.A775];2*[.B774]*[.B#REF!]/([.B77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47</text:p>
          </table:table-cell>
          <table:table-cell table:formula="of:=IF(&quot;XXX&quot;= [.A776];2*[.B#REF!]*[.B775]/([.B#REF!]+[.B775]);0)" office:value-type="float" office:value="0">
            <text:p>0</text:p>
          </table:table-cell>
        </table:table-row>
        <table:table-row table:style-name="ro2">
          <table:table-cell office:value-type="string">
            <text:p>P:62,</text:p>
          </table:table-cell>
          <table:table-cell office:value-type="string">
            <text:p>TP:7,</text:p>
          </table:table-cell>
          <table:table-cell table:formula="of:=IF(&quot;XXX&quot;= [.A777];2*[.B775]*[.B776]/([.B775]+[.B77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78];2*[.B777]*[.B#REF!]/([.B777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779];2*[.B#REF!]*[.B778]/([.B#REF!]+[.B778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780];2*[.B778]*[.B779]/([.B778]+[.B779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781];2*[.B779]*[.B780]/([.B779]+[.B780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12903225806452">
            <text:p>0.1129032258</text:p>
          </table:table-cell>
          <table:table-cell table:formula="of:=IF(&quot;XXX&quot;= [.A782];2*[.B780]*[.B781]/([.B780]+[.B781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48936170212766">
            <text:p>0.1489361702</text:p>
          </table:table-cell>
          <table:table-cell table:formula="of:=IF(&quot;XXX&quot;= [.A783];2*[.B781]*[.B782]/([.B781]+[.B782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84];2*[.B782]*[.B783]/([.B782]+[.B783]);0)" office:value-type="float" office:value="0.128440366972477">
            <text:p>0.128440367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785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86];2*[.B785]*[.B#REF!]/([.B78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6/69</text:p>
          </table:table-cell>
          <table:table-cell table:formula="of:=IF(&quot;XXX&quot;= [.A787];2*[.B786]*[.B#REF!]/([.B78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21</text:p>
          </table:table-cell>
          <table:table-cell table:formula="of:=IF(&quot;XXX&quot;= [.A788];2*[.B#REF!]*[.B787]/([.B#REF!]+[.B787]);0)" office:value-type="float" office:value="0">
            <text:p>0</text:p>
          </table:table-cell>
        </table:table-row>
        <table:table-row table:style-name="ro2">
          <table:table-cell office:value-type="string">
            <text:p>P:69,</text:p>
          </table:table-cell>
          <table:table-cell office:value-type="string">
            <text:p>TP:6,</text:p>
          </table:table-cell>
          <table:table-cell table:formula="of:=IF(&quot;XXX&quot;= [.A789];2*[.B787]*[.B788]/([.B787]+[.B78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790];2*[.B788]*[.B789]/([.B788]+[.B78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91];2*[.B790]*[.B#REF!]/([.B79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0/82</text:p>
          </table:table-cell>
          <table:table-cell table:formula="of:=IF(&quot;XXX&quot;= [.A792];2*[.B791]*[.B#REF!]/([.B79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0/21</text:p>
          </table:table-cell>
          <table:table-cell table:formula="of:=IF(&quot;XXX&quot;= [.A793];2*[.B#REF!]*[.B792]/([.B#REF!]+[.B792]);0)" office:value-type="float" office:value="0">
            <text:p>0</text:p>
          </table:table-cell>
        </table:table-row>
        <table:table-row table:style-name="ro2">
          <table:table-cell office:value-type="string">
            <text:p>P:82,</text:p>
          </table:table-cell>
          <table:table-cell office:value-type="string">
            <text:p>TP:10,</text:p>
          </table:table-cell>
          <table:table-cell table:formula="of:=IF(&quot;XXX&quot;= [.A794];2*[.B792]*[.B793]/([.B792]+[.B79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795];2*[.B793]*[.B794]/([.B793]+[.B79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96];2*[.B795]*[.B#REF!]/([.B79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7/50</text:p>
          </table:table-cell>
          <table:table-cell table:formula="of:=IF(&quot;XXX&quot;= [.A797];2*[.B796]*[.B#REF!]/([.B79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21</text:p>
          </table:table-cell>
          <table:table-cell table:formula="of:=IF(&quot;XXX&quot;= [.A798];2*[.B#REF!]*[.B797]/([.B#REF!]+[.B797]);0)" office:value-type="float" office:value="0">
            <text:p>0</text:p>
          </table:table-cell>
        </table:table-row>
        <table:table-row table:style-name="ro2">
          <table:table-cell office:value-type="string">
            <text:p>P:50,</text:p>
          </table:table-cell>
          <table:table-cell office:value-type="string">
            <text:p>TP:7,</text:p>
          </table:table-cell>
          <table:table-cell table:formula="of:=IF(&quot;XXX&quot;= [.A799];2*[.B797]*[.B798]/([.B797]+[.B798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800];2*[.B798]*[.B799]/([.B798]+[.B799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801];2*[.B799]*[.B800]/([.B799]+[.B800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0/57</text:p>
          </table:table-cell>
          <table:table-cell table:formula="of:=IF(&quot;XXX&quot;= [.A802];2*[.B801]*[.B#REF!]/([.B80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0/47</text:p>
          </table:table-cell>
          <table:table-cell table:formula="of:=IF(&quot;XXX&quot;= [.A803];2*[.B#REF!]*[.B802]/([.B#REF!]+[.B802]);0)" office:value-type="float" office:value="0">
            <text:p>0</text:p>
          </table:table-cell>
        </table:table-row>
        <table:table-row table:style-name="ro2">
          <table:table-cell office:value-type="string">
            <text:p>P:57,</text:p>
          </table:table-cell>
          <table:table-cell office:value-type="string">
            <text:p>TP:10,</text:p>
          </table:table-cell>
          <table:table-cell table:formula="of:=IF(&quot;XXX&quot;= [.A804];2*[.B802]*[.B803]/([.B802]+[.B803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05];2*[.B804]*[.B#REF!]/([.B804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806];2*[.B#REF!]*[.B805]/([.B#REF!]+[.B805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807];2*[.B805]*[.B806]/([.B805]+[.B806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2">
            <text:p>2</text:p>
          </table:table-cell>
          <table:table-cell table:formula="of:=IF(&quot;XXX&quot;= [.A808];2*[.B806]*[.B807]/([.B806]+[.B807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75438596491228">
            <text:p>0.1754385965</text:p>
          </table:table-cell>
          <table:table-cell table:formula="of:=IF(&quot;XXX&quot;= [.A809];2*[.B807]*[.B808]/([.B807]+[.B808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12765957446808">
            <text:p>0.2127659574</text:p>
          </table:table-cell>
          <table:table-cell table:formula="of:=IF(&quot;XXX&quot;= [.A810];2*[.B808]*[.B809]/([.B808]+[.B809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11];2*[.B809]*[.B810]/([.B809]+[.B810]);0)" office:value-type="float" office:value="0.192307692307692">
            <text:p>0.1923076923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812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13];2*[.B812]*[.B#REF!]/([.B81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8/66</text:p>
          </table:table-cell>
          <table:table-cell table:formula="of:=IF(&quot;XXX&quot;= [.A814];2*[.B813]*[.B#REF!]/([.B81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8/21</text:p>
          </table:table-cell>
          <table:table-cell table:formula="of:=IF(&quot;XXX&quot;= [.A815];2*[.B#REF!]*[.B814]/([.B#REF!]+[.B814]);0)" office:value-type="float" office:value="0">
            <text:p>0</text:p>
          </table:table-cell>
        </table:table-row>
        <table:table-row table:style-name="ro2">
          <table:table-cell office:value-type="string">
            <text:p>P:66,</text:p>
          </table:table-cell>
          <table:table-cell office:value-type="string">
            <text:p>TP:8,</text:p>
          </table:table-cell>
          <table:table-cell table:formula="of:=IF(&quot;XXX&quot;= [.A816];2*[.B814]*[.B815]/([.B814]+[.B81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817];2*[.B815]*[.B816]/([.B815]+[.B81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18];2*[.B817]*[.B#REF!]/([.B81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/25</text:p>
          </table:table-cell>
          <table:table-cell table:formula="of:=IF(&quot;XXX&quot;= [.A819];2*[.B818]*[.B#REF!]/([.B81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/21</text:p>
          </table:table-cell>
          <table:table-cell table:formula="of:=IF(&quot;XXX&quot;= [.A820];2*[.B#REF!]*[.B819]/([.B#REF!]+[.B819]);0)" office:value-type="float" office:value="0">
            <text:p>0</text:p>
          </table:table-cell>
        </table:table-row>
        <table:table-row table:style-name="ro2">
          <table:table-cell office:value-type="string">
            <text:p>P:25,</text:p>
          </table:table-cell>
          <table:table-cell office:value-type="string">
            <text:p>TP:2,</text:p>
          </table:table-cell>
          <table:table-cell table:formula="of:=IF(&quot;XXX&quot;= [.A821];2*[.B819]*[.B820]/([.B819]+[.B82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822];2*[.B820]*[.B821]/([.B820]+[.B82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23];2*[.B822]*[.B#REF!]/([.B82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/11</text:p>
          </table:table-cell>
          <table:table-cell table:formula="of:=IF(&quot;XXX&quot;= [.A824];2*[.B823]*[.B#REF!]/([.B82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/21</text:p>
          </table:table-cell>
          <table:table-cell table:formula="of:=IF(&quot;XXX&quot;= [.A825];2*[.B#REF!]*[.B824]/([.B#REF!]+[.B824]);0)" office:value-type="float" office:value="0">
            <text:p>0</text:p>
          </table:table-cell>
        </table:table-row>
        <table:table-row table:style-name="ro2">
          <table:table-cell office:value-type="string">
            <text:p>P:11,</text:p>
          </table:table-cell>
          <table:table-cell office:value-type="string">
            <text:p>TP:2,</text:p>
          </table:table-cell>
          <table:table-cell table:formula="of:=IF(&quot;XXX&quot;= [.A826];2*[.B824]*[.B825]/([.B824]+[.B825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827];2*[.B825]*[.B826]/([.B825]+[.B826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828];2*[.B826]*[.B827]/([.B826]+[.B827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23</text:p>
          </table:table-cell>
          <table:table-cell table:formula="of:=IF(&quot;XXX&quot;= [.A829];2*[.B828]*[.B#REF!]/([.B82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47</text:p>
          </table:table-cell>
          <table:table-cell table:formula="of:=IF(&quot;XXX&quot;= [.A830];2*[.B#REF!]*[.B829]/([.B#REF!]+[.B829]);0)" office:value-type="float" office:value="0">
            <text:p>0</text:p>
          </table:table-cell>
        </table:table-row>
        <table:table-row table:style-name="ro2">
          <table:table-cell office:value-type="string">
            <text:p>P:23,</text:p>
          </table:table-cell>
          <table:table-cell office:value-type="string">
            <text:p>TP:5,</text:p>
          </table:table-cell>
          <table:table-cell table:formula="of:=IF(&quot;XXX&quot;= [.A831];2*[.B829]*[.B830]/([.B829]+[.B83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32];2*[.B831]*[.B#REF!]/([.B831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833];2*[.B#REF!]*[.B832]/([.B#REF!]+[.B832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834];2*[.B832]*[.B833]/([.B832]+[.B833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835];2*[.B833]*[.B834]/([.B833]+[.B834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217391304347826">
            <text:p>0.2173913043</text:p>
          </table:table-cell>
          <table:table-cell table:formula="of:=IF(&quot;XXX&quot;= [.A836];2*[.B834]*[.B835]/([.B834]+[.B835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06382978723404">
            <text:p>0.1063829787</text:p>
          </table:table-cell>
          <table:table-cell table:formula="of:=IF(&quot;XXX&quot;= [.A837];2*[.B835]*[.B836]/([.B835]+[.B83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38];2*[.B836]*[.B837]/([.B836]+[.B837]);0)" office:value-type="float" office:value="0.142857142857143">
            <text:p>0.1428571429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839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40];2*[.B839]*[.B#REF!]/([.B83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13</text:p>
          </table:table-cell>
          <table:table-cell table:formula="of:=IF(&quot;XXX&quot;= [.A841];2*[.B840]*[.B#REF!]/([.B84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21</text:p>
          </table:table-cell>
          <table:table-cell table:formula="of:=IF(&quot;XXX&quot;= [.A842];2*[.B#REF!]*[.B841]/([.B#REF!]+[.B841]);0)" office:value-type="float" office:value="0">
            <text:p>0</text:p>
          </table:table-cell>
        </table:table-row>
        <table:table-row table:style-name="ro2">
          <table:table-cell office:value-type="string">
            <text:p>P:13,</text:p>
          </table:table-cell>
          <table:table-cell office:value-type="string">
            <text:p>TP:3,</text:p>
          </table:table-cell>
          <table:table-cell table:formula="of:=IF(&quot;XXX&quot;= [.A843];2*[.B841]*[.B842]/([.B841]+[.B84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844];2*[.B842]*[.B843]/([.B842]+[.B84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45];2*[.B844]*[.B#REF!]/([.B84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/19</text:p>
          </table:table-cell>
          <table:table-cell table:formula="of:=IF(&quot;XXX&quot;= [.A846];2*[.B845]*[.B#REF!]/([.B84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/21</text:p>
          </table:table-cell>
          <table:table-cell table:formula="of:=IF(&quot;XXX&quot;= [.A847];2*[.B#REF!]*[.B846]/([.B#REF!]+[.B846]);0)" office:value-type="float" office:value="0">
            <text:p>0</text:p>
          </table:table-cell>
        </table:table-row>
        <table:table-row table:style-name="ro2">
          <table:table-cell office:value-type="string">
            <text:p>P:19,</text:p>
          </table:table-cell>
          <table:table-cell office:value-type="string">
            <text:p>TP:2,</text:p>
          </table:table-cell>
          <table:table-cell table:formula="of:=IF(&quot;XXX&quot;= [.A848];2*[.B846]*[.B847]/([.B846]+[.B84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849];2*[.B847]*[.B848]/([.B847]+[.B84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50];2*[.B849]*[.B#REF!]/([.B84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6/87</text:p>
          </table:table-cell>
          <table:table-cell table:formula="of:=IF(&quot;XXX&quot;= [.A851];2*[.B850]*[.B#REF!]/([.B85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21</text:p>
          </table:table-cell>
          <table:table-cell table:formula="of:=IF(&quot;XXX&quot;= [.A852];2*[.B#REF!]*[.B851]/([.B#REF!]+[.B851]);0)" office:value-type="float" office:value="0">
            <text:p>0</text:p>
          </table:table-cell>
        </table:table-row>
        <table:table-row table:style-name="ro2">
          <table:table-cell office:value-type="string">
            <text:p>P:87,</text:p>
          </table:table-cell>
          <table:table-cell office:value-type="string">
            <text:p>TP:6,</text:p>
          </table:table-cell>
          <table:table-cell table:formula="of:=IF(&quot;XXX&quot;= [.A853];2*[.B851]*[.B852]/([.B851]+[.B852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854];2*[.B852]*[.B853]/([.B852]+[.B853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855];2*[.B853]*[.B854]/([.B853]+[.B854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0/87</text:p>
          </table:table-cell>
          <table:table-cell table:formula="of:=IF(&quot;XXX&quot;= [.A856];2*[.B855]*[.B#REF!]/([.B85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0/47</text:p>
          </table:table-cell>
          <table:table-cell table:formula="of:=IF(&quot;XXX&quot;= [.A857];2*[.B#REF!]*[.B856]/([.B#REF!]+[.B856]);0)" office:value-type="float" office:value="0">
            <text:p>0</text:p>
          </table:table-cell>
        </table:table-row>
        <table:table-row table:style-name="ro2">
          <table:table-cell office:value-type="string">
            <text:p>P:87,</text:p>
          </table:table-cell>
          <table:table-cell office:value-type="string">
            <text:p>TP:10,</text:p>
          </table:table-cell>
          <table:table-cell table:formula="of:=IF(&quot;XXX&quot;= [.A858];2*[.B856]*[.B857]/([.B856]+[.B857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59];2*[.B858]*[.B#REF!]/([.B858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860];2*[.B#REF!]*[.B859]/([.B#REF!]+[.B859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861];2*[.B859]*[.B860]/([.B859]+[.B860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862];2*[.B860]*[.B861]/([.B860]+[.B861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14942528735632">
            <text:p>0.1149425287</text:p>
          </table:table-cell>
          <table:table-cell table:formula="of:=IF(&quot;XXX&quot;= [.A863];2*[.B861]*[.B862]/([.B861]+[.B862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12765957446808">
            <text:p>0.2127659574</text:p>
          </table:table-cell>
          <table:table-cell table:formula="of:=IF(&quot;XXX&quot;= [.A864];2*[.B862]*[.B863]/([.B862]+[.B863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65];2*[.B863]*[.B864]/([.B863]+[.B864]);0)" office:value-type="float" office:value="0.149253731343283">
            <text:p>0.1492537313</text:p>
          </table:table-cell>
        </table:table-row>
      </table:table>
      <table:table table:name="EDITS" table:style-name="ta1" table:print="false">
        <table:table-column table:style-name="co1" table:number-columns-repeated="3" table:default-cell-style-name="Default"/>
        <table:table-row table:style-name="ro2">
          <table:table-cell table:number-columns-repeated="3"/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/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];2*[.B2]*[.B#REF!]/([.B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5/1973</text:p>
          </table:table-cell>
          <table:table-cell table:formula="of:=IF(&quot;XXX&quot;= [.A4];2*[.B3]*[.B#REF!]/([.B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5/16</text:p>
          </table:table-cell>
          <table:table-cell table:formula="of:=IF(&quot;XXX&quot;= [.A5];2*[.B#REF!]*[.B4]/([.B#REF!]+[.B4]);0)" office:value-type="float" office:value="0">
            <text:p>0</text:p>
          </table:table-cell>
        </table:table-row>
        <table:table-row table:style-name="ro2">
          <table:table-cell office:value-type="string">
            <text:p>P:1973,</text:p>
          </table:table-cell>
          <table:table-cell office:value-type="string">
            <text:p>TP:15,</text:p>
          </table:table-cell>
          <table:table-cell table:formula="of:=IF(&quot;XXX&quot;= [.A6];2*[.B4]*[.B5]/([.B4]+[.B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7];2*[.B5]*[.B6]/([.B5]+[.B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];2*[.B7]*[.B#REF!]/([.B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5/1983</text:p>
          </table:table-cell>
          <table:table-cell table:formula="of:=IF(&quot;XXX&quot;= [.A9];2*[.B8]*[.B#REF!]/([.B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5/16</text:p>
          </table:table-cell>
          <table:table-cell table:formula="of:=IF(&quot;XXX&quot;= [.A10];2*[.B#REF!]*[.B9]/([.B#REF!]+[.B9]);0)" office:value-type="float" office:value="0">
            <text:p>0</text:p>
          </table:table-cell>
        </table:table-row>
        <table:table-row table:style-name="ro2">
          <table:table-cell office:value-type="string">
            <text:p>P:1983,</text:p>
          </table:table-cell>
          <table:table-cell office:value-type="string">
            <text:p>TP:15,</text:p>
          </table:table-cell>
          <table:table-cell table:formula="of:=IF(&quot;XXX&quot;= [.A11];2*[.B9]*[.B10]/([.B9]+[.B1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12];2*[.B10]*[.B11]/([.B10]+[.B1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3];2*[.B12]*[.B#REF!]/([.B1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195</text:p>
          </table:table-cell>
          <table:table-cell table:formula="of:=IF(&quot;XXX&quot;= [.A14];2*[.B13]*[.B#REF!]/([.B1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16</text:p>
          </table:table-cell>
          <table:table-cell table:formula="of:=IF(&quot;XXX&quot;= [.A15];2*[.B#REF!]*[.B14]/([.B#REF!]+[.B14]);0)" office:value-type="float" office:value="0">
            <text:p>0</text:p>
          </table:table-cell>
        </table:table-row>
        <table:table-row table:style-name="ro2">
          <table:table-cell office:value-type="string">
            <text:p>P:195,</text:p>
          </table:table-cell>
          <table:table-cell office:value-type="string">
            <text:p>TP:3,</text:p>
          </table:table-cell>
          <table:table-cell table:formula="of:=IF(&quot;XXX&quot;= [.A16];2*[.B14]*[.B15]/([.B14]+[.B15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17];2*[.B15]*[.B16]/([.B15]+[.B16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18];2*[.B16]*[.B17]/([.B16]+[.B17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1/915</text:p>
          </table:table-cell>
          <table:table-cell table:formula="of:=IF(&quot;XXX&quot;= [.A19];2*[.B18]*[.B#REF!]/([.B1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1/98</text:p>
          </table:table-cell>
          <table:table-cell table:formula="of:=IF(&quot;XXX&quot;= [.A20];2*[.B#REF!]*[.B19]/([.B#REF!]+[.B19]);0)" office:value-type="float" office:value="0">
            <text:p>0</text:p>
          </table:table-cell>
        </table:table-row>
        <table:table-row table:style-name="ro2">
          <table:table-cell office:value-type="string">
            <text:p>P:915,</text:p>
          </table:table-cell>
          <table:table-cell office:value-type="string">
            <text:p>TP:21,</text:p>
          </table:table-cell>
          <table:table-cell table:formula="of:=IF(&quot;XXX&quot;= [.A21];2*[.B19]*[.B20]/([.B19]+[.B2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2];2*[.B21]*[.B#REF!]/([.B21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23];2*[.B#REF!]*[.B22]/([.B#REF!]+[.B22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24];2*[.B22]*[.B23]/([.B22]+[.B23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25];2*[.B23]*[.B24]/([.B23]+[.B24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229508196721311">
            <text:p>0.0229508197</text:p>
          </table:table-cell>
          <table:table-cell table:formula="of:=IF(&quot;XXX&quot;= [.A26];2*[.B24]*[.B25]/([.B24]+[.B25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14285714285714">
            <text:p>0.2142857143</text:p>
          </table:table-cell>
          <table:table-cell table:formula="of:=IF(&quot;XXX&quot;= [.A27];2*[.B25]*[.B26]/([.B25]+[.B2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8];2*[.B26]*[.B27]/([.B26]+[.B27]);0)" office:value-type="float" office:value="0.0414610069101677">
            <text:p>0.0414610069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29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0];2*[.B29]*[.B#REF!]/([.B2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31];2*[.B30]*[.B#REF!]/([.B3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16</text:p>
          </table:table-cell>
          <table:table-cell table:formula="of:=IF(&quot;XXX&quot;= [.A32];2*[.B#REF!]*[.B31]/([.B#REF!]+[.B31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33];2*[.B31]*[.B32]/([.B31]+[.B3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34];2*[.B32]*[.B33]/([.B32]+[.B3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5];2*[.B34]*[.B#REF!]/([.B3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36];2*[.B35]*[.B#REF!]/([.B3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16</text:p>
          </table:table-cell>
          <table:table-cell table:formula="of:=IF(&quot;XXX&quot;= [.A37];2*[.B#REF!]*[.B36]/([.B#REF!]+[.B36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38];2*[.B36]*[.B37]/([.B36]+[.B3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39];2*[.B37]*[.B38]/([.B37]+[.B3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0];2*[.B39]*[.B#REF!]/([.B3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141</text:p>
          </table:table-cell>
          <table:table-cell table:formula="of:=IF(&quot;XXX&quot;= [.A41];2*[.B40]*[.B#REF!]/([.B4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16</text:p>
          </table:table-cell>
          <table:table-cell table:formula="of:=IF(&quot;XXX&quot;= [.A42];2*[.B#REF!]*[.B41]/([.B#REF!]+[.B41]);0)" office:value-type="float" office:value="0">
            <text:p>0</text:p>
          </table:table-cell>
        </table:table-row>
        <table:table-row table:style-name="ro2">
          <table:table-cell office:value-type="string">
            <text:p>P:141,</text:p>
          </table:table-cell>
          <table:table-cell office:value-type="string">
            <text:p>TP:3,</text:p>
          </table:table-cell>
          <table:table-cell table:formula="of:=IF(&quot;XXX&quot;= [.A43];2*[.B41]*[.B42]/([.B41]+[.B42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44];2*[.B42]*[.B43]/([.B42]+[.B43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5408320493067</text:p>
          </table:table-cell>
          <table:table-cell table:formula="of:=IF(&quot;XXX&quot;= [.A45];2*[.B43]*[.B44]/([.B43]+[.B44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6/621</text:p>
          </table:table-cell>
          <table:table-cell table:formula="of:=IF(&quot;XXX&quot;= [.A46];2*[.B45]*[.B#REF!]/([.B4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6/98</text:p>
          </table:table-cell>
          <table:table-cell table:formula="of:=IF(&quot;XXX&quot;= [.A47];2*[.B#REF!]*[.B46]/([.B#REF!]+[.B46]);0)" office:value-type="float" office:value="0">
            <text:p>0</text:p>
          </table:table-cell>
        </table:table-row>
        <table:table-row table:style-name="ro2">
          <table:table-cell office:value-type="string">
            <text:p>P:621,</text:p>
          </table:table-cell>
          <table:table-cell office:value-type="string">
            <text:p>TP:26,</text:p>
          </table:table-cell>
          <table:table-cell table:formula="of:=IF(&quot;XXX&quot;= [.A48];2*[.B46]*[.B47]/([.B46]+[.B47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9];2*[.B48]*[.B#REF!]/([.B48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50];2*[.B#REF!]*[.B49]/([.B#REF!]+[.B49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51];2*[.B49]*[.B50]/([.B49]+[.B50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2">
            <text:p>2</text:p>
          </table:table-cell>
          <table:table-cell table:formula="of:=IF(&quot;XXX&quot;= [.A52];2*[.B50]*[.B51]/([.B50]+[.B51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418679549114332">
            <text:p>0.0418679549</text:p>
          </table:table-cell>
          <table:table-cell table:formula="of:=IF(&quot;XXX&quot;= [.A53];2*[.B51]*[.B52]/([.B51]+[.B52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6530612244898">
            <text:p>0.2653061224</text:p>
          </table:table-cell>
          <table:table-cell table:formula="of:=IF(&quot;XXX&quot;= [.A54];2*[.B52]*[.B53]/([.B52]+[.B53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5];2*[.B53]*[.B54]/([.B53]+[.B54]);0)" office:value-type="float" office:value="0.0723226703755216">
            <text:p>0.0723226704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56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7];2*[.B56]*[.B#REF!]/([.B5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58];2*[.B57]*[.B#REF!]/([.B5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16</text:p>
          </table:table-cell>
          <table:table-cell table:formula="of:=IF(&quot;XXX&quot;= [.A59];2*[.B#REF!]*[.B58]/([.B#REF!]+[.B58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60];2*[.B58]*[.B59]/([.B58]+[.B5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61];2*[.B59]*[.B60]/([.B59]+[.B6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2];2*[.B61]*[.B#REF!]/([.B6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/27</text:p>
          </table:table-cell>
          <table:table-cell table:formula="of:=IF(&quot;XXX&quot;= [.A63];2*[.B62]*[.B#REF!]/([.B6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16</text:p>
          </table:table-cell>
          <table:table-cell table:formula="of:=IF(&quot;XXX&quot;= [.A64];2*[.B#REF!]*[.B63]/([.B#REF!]+[.B63]);0)" office:value-type="float" office:value="0">
            <text:p>0</text:p>
          </table:table-cell>
        </table:table-row>
        <table:table-row table:style-name="ro2">
          <table:table-cell office:value-type="string">
            <text:p>P:27,</text:p>
          </table:table-cell>
          <table:table-cell office:value-type="string">
            <text:p>TP:1,</text:p>
          </table:table-cell>
          <table:table-cell table:formula="of:=IF(&quot;XXX&quot;= [.A65];2*[.B63]*[.B64]/([.B63]+[.B6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66];2*[.B64]*[.B65]/([.B64]+[.B6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7];2*[.B66]*[.B#REF!]/([.B6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/20</text:p>
          </table:table-cell>
          <table:table-cell table:formula="of:=IF(&quot;XXX&quot;= [.A68];2*[.B67]*[.B#REF!]/([.B6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16</text:p>
          </table:table-cell>
          <table:table-cell table:formula="of:=IF(&quot;XXX&quot;= [.A69];2*[.B#REF!]*[.B68]/([.B#REF!]+[.B68]);0)" office:value-type="float" office:value="0">
            <text:p>0</text:p>
          </table:table-cell>
        </table:table-row>
        <table:table-row table:style-name="ro2">
          <table:table-cell office:value-type="string">
            <text:p>P:20,</text:p>
          </table:table-cell>
          <table:table-cell office:value-type="string">
            <text:p>TP:1,</text:p>
          </table:table-cell>
          <table:table-cell table:formula="of:=IF(&quot;XXX&quot;= [.A70];2*[.B68]*[.B69]/([.B68]+[.B69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71];2*[.B69]*[.B70]/([.B69]+[.B70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3.999486916367368</text:p>
          </table:table-cell>
          <table:table-cell table:formula="of:=IF(&quot;XXX&quot;= [.A72];2*[.B70]*[.B71]/([.B70]+[.B71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1/117</text:p>
          </table:table-cell>
          <table:table-cell table:formula="of:=IF(&quot;XXX&quot;= [.A73];2*[.B72]*[.B#REF!]/([.B7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1/98</text:p>
          </table:table-cell>
          <table:table-cell table:formula="of:=IF(&quot;XXX&quot;= [.A74];2*[.B#REF!]*[.B73]/([.B#REF!]+[.B73]);0)" office:value-type="float" office:value="0">
            <text:p>0</text:p>
          </table:table-cell>
        </table:table-row>
        <table:table-row table:style-name="ro2">
          <table:table-cell office:value-type="string">
            <text:p>P:117,</text:p>
          </table:table-cell>
          <table:table-cell office:value-type="string">
            <text:p>TP:11,</text:p>
          </table:table-cell>
          <table:table-cell table:formula="of:=IF(&quot;XXX&quot;= [.A75];2*[.B73]*[.B74]/([.B73]+[.B74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6];2*[.B75]*[.B#REF!]/([.B75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77];2*[.B#REF!]*[.B76]/([.B#REF!]+[.B76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78];2*[.B76]*[.B77]/([.B76]+[.B77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79];2*[.B77]*[.B78]/([.B77]+[.B78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94017094017094">
            <text:p>0.094017094</text:p>
          </table:table-cell>
          <table:table-cell table:formula="of:=IF(&quot;XXX&quot;= [.A80];2*[.B78]*[.B79]/([.B78]+[.B79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12244897959184">
            <text:p>0.112244898</text:p>
          </table:table-cell>
          <table:table-cell table:formula="of:=IF(&quot;XXX&quot;= [.A81];2*[.B79]*[.B80]/([.B79]+[.B8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2];2*[.B80]*[.B81]/([.B80]+[.B81]);0)" office:value-type="float" office:value="0.102325581395349">
            <text:p>0.1023255814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83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4];2*[.B83]*[.B#REF!]/([.B8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85];2*[.B84]*[.B#REF!]/([.B8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16</text:p>
          </table:table-cell>
          <table:table-cell table:formula="of:=IF(&quot;XXX&quot;= [.A86];2*[.B#REF!]*[.B85]/([.B#REF!]+[.B85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87];2*[.B85]*[.B86]/([.B85]+[.B8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88];2*[.B86]*[.B87]/([.B86]+[.B8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9];2*[.B88]*[.B#REF!]/([.B8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6</text:p>
          </table:table-cell>
          <table:table-cell table:formula="of:=IF(&quot;XXX&quot;= [.A90];2*[.B89]*[.B#REF!]/([.B8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16</text:p>
          </table:table-cell>
          <table:table-cell table:formula="of:=IF(&quot;XXX&quot;= [.A91];2*[.B#REF!]*[.B90]/([.B#REF!]+[.B90]);0)" office:value-type="float" office:value="0">
            <text:p>0</text:p>
          </table:table-cell>
        </table:table-row>
        <table:table-row table:style-name="ro2">
          <table:table-cell office:value-type="string">
            <text:p>P:6,</text:p>
          </table:table-cell>
          <table:table-cell office:value-type="string">
            <text:p>TP:3,</text:p>
          </table:table-cell>
          <table:table-cell table:formula="of:=IF(&quot;XXX&quot;= [.A92];2*[.B90]*[.B91]/([.B90]+[.B9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93];2*[.B91]*[.B92]/([.B91]+[.B9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94];2*[.B93]*[.B#REF!]/([.B9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/14</text:p>
          </table:table-cell>
          <table:table-cell table:formula="of:=IF(&quot;XXX&quot;= [.A95];2*[.B94]*[.B#REF!]/([.B9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16</text:p>
          </table:table-cell>
          <table:table-cell table:formula="of:=IF(&quot;XXX&quot;= [.A96];2*[.B#REF!]*[.B95]/([.B#REF!]+[.B95]);0)" office:value-type="float" office:value="0">
            <text:p>0</text:p>
          </table:table-cell>
        </table:table-row>
        <table:table-row table:style-name="ro2">
          <table:table-cell office:value-type="string">
            <text:p>P:14,</text:p>
          </table:table-cell>
          <table:table-cell office:value-type="string">
            <text:p>TP:4,</text:p>
          </table:table-cell>
          <table:table-cell table:formula="of:=IF(&quot;XXX&quot;= [.A97];2*[.B95]*[.B96]/([.B95]+[.B96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98];2*[.B96]*[.B97]/([.B96]+[.B97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99];2*[.B97]*[.B98]/([.B97]+[.B98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/36</text:p>
          </table:table-cell>
          <table:table-cell table:formula="of:=IF(&quot;XXX&quot;= [.A100];2*[.B99]*[.B#REF!]/([.B9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98</text:p>
          </table:table-cell>
          <table:table-cell table:formula="of:=IF(&quot;XXX&quot;= [.A101];2*[.B#REF!]*[.B100]/([.B#REF!]+[.B100]);0)" office:value-type="float" office:value="0">
            <text:p>0</text:p>
          </table:table-cell>
        </table:table-row>
        <table:table-row table:style-name="ro2">
          <table:table-cell office:value-type="string">
            <text:p>P:36,</text:p>
          </table:table-cell>
          <table:table-cell office:value-type="string">
            <text:p>TP:4,</text:p>
          </table:table-cell>
          <table:table-cell table:formula="of:=IF(&quot;XXX&quot;= [.A102];2*[.B100]*[.B101]/([.B100]+[.B101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03];2*[.B102]*[.B#REF!]/([.B102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104];2*[.B#REF!]*[.B103]/([.B#REF!]+[.B103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105];2*[.B103]*[.B104]/([.B103]+[.B104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106];2*[.B104]*[.B105]/([.B104]+[.B105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11111111111111">
            <text:p>0.1111111111</text:p>
          </table:table-cell>
          <table:table-cell table:formula="of:=IF(&quot;XXX&quot;= [.A107];2*[.B105]*[.B106]/([.B105]+[.B106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0408163265306122">
            <text:p>0.0408163265</text:p>
          </table:table-cell>
          <table:table-cell table:formula="of:=IF(&quot;XXX&quot;= [.A108];2*[.B106]*[.B107]/([.B106]+[.B107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09];2*[.B107]*[.B108]/([.B107]+[.B108]);0)" office:value-type="float" office:value="0.0597014925373134">
            <text:p>0.0597014925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110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11];2*[.B110]*[.B#REF!]/([.B11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/181</text:p>
          </table:table-cell>
          <table:table-cell table:formula="of:=IF(&quot;XXX&quot;= [.A112];2*[.B111]*[.B#REF!]/([.B11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16</text:p>
          </table:table-cell>
          <table:table-cell table:formula="of:=IF(&quot;XXX&quot;= [.A113];2*[.B#REF!]*[.B112]/([.B#REF!]+[.B112]);0)" office:value-type="float" office:value="0">
            <text:p>0</text:p>
          </table:table-cell>
        </table:table-row>
        <table:table-row table:style-name="ro2">
          <table:table-cell office:value-type="string">
            <text:p>P:181,</text:p>
          </table:table-cell>
          <table:table-cell office:value-type="string">
            <text:p>TP:4,</text:p>
          </table:table-cell>
          <table:table-cell table:formula="of:=IF(&quot;XXX&quot;= [.A114];2*[.B112]*[.B113]/([.B112]+[.B11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115];2*[.B113]*[.B114]/([.B113]+[.B11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16];2*[.B115]*[.B#REF!]/([.B11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7/224</text:p>
          </table:table-cell>
          <table:table-cell table:formula="of:=IF(&quot;XXX&quot;= [.A117];2*[.B116]*[.B#REF!]/([.B11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16</text:p>
          </table:table-cell>
          <table:table-cell table:formula="of:=IF(&quot;XXX&quot;= [.A118];2*[.B#REF!]*[.B117]/([.B#REF!]+[.B117]);0)" office:value-type="float" office:value="0">
            <text:p>0</text:p>
          </table:table-cell>
        </table:table-row>
        <table:table-row table:style-name="ro2">
          <table:table-cell office:value-type="string">
            <text:p>P:224,</text:p>
          </table:table-cell>
          <table:table-cell office:value-type="string">
            <text:p>TP:7,</text:p>
          </table:table-cell>
          <table:table-cell table:formula="of:=IF(&quot;XXX&quot;= [.A119];2*[.B117]*[.B118]/([.B117]+[.B11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120];2*[.B118]*[.B119]/([.B118]+[.B11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21];2*[.B120]*[.B#REF!]/([.B12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6/97</text:p>
          </table:table-cell>
          <table:table-cell table:formula="of:=IF(&quot;XXX&quot;= [.A122];2*[.B121]*[.B#REF!]/([.B12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16</text:p>
          </table:table-cell>
          <table:table-cell table:formula="of:=IF(&quot;XXX&quot;= [.A123];2*[.B#REF!]*[.B122]/([.B#REF!]+[.B122]);0)" office:value-type="float" office:value="0">
            <text:p>0</text:p>
          </table:table-cell>
        </table:table-row>
        <table:table-row table:style-name="ro2">
          <table:table-cell office:value-type="string">
            <text:p>P:97,</text:p>
          </table:table-cell>
          <table:table-cell office:value-type="string">
            <text:p>TP:6,</text:p>
          </table:table-cell>
          <table:table-cell table:formula="of:=IF(&quot;XXX&quot;= [.A124];2*[.B122]*[.B123]/([.B122]+[.B123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125];2*[.B123]*[.B124]/([.B123]+[.B124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126];2*[.B124]*[.B125]/([.B124]+[.B125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8/405</text:p>
          </table:table-cell>
          <table:table-cell table:formula="of:=IF(&quot;XXX&quot;= [.A127];2*[.B126]*[.B#REF!]/([.B12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8/98</text:p>
          </table:table-cell>
          <table:table-cell table:formula="of:=IF(&quot;XXX&quot;= [.A128];2*[.B#REF!]*[.B127]/([.B#REF!]+[.B127]);0)" office:value-type="float" office:value="0">
            <text:p>0</text:p>
          </table:table-cell>
        </table:table-row>
        <table:table-row table:style-name="ro2">
          <table:table-cell office:value-type="string">
            <text:p>P:405,</text:p>
          </table:table-cell>
          <table:table-cell office:value-type="string">
            <text:p>TP:18,</text:p>
          </table:table-cell>
          <table:table-cell table:formula="of:=IF(&quot;XXX&quot;= [.A129];2*[.B127]*[.B128]/([.B127]+[.B128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30];2*[.B129]*[.B#REF!]/([.B129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131];2*[.B#REF!]*[.B130]/([.B#REF!]+[.B130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132];2*[.B130]*[.B131]/([.B130]+[.B131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133];2*[.B131]*[.B132]/([.B131]+[.B132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444444444444445">
            <text:p>0.0444444444</text:p>
          </table:table-cell>
          <table:table-cell table:formula="of:=IF(&quot;XXX&quot;= [.A134];2*[.B132]*[.B133]/([.B132]+[.B133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83673469387755">
            <text:p>0.1836734694</text:p>
          </table:table-cell>
          <table:table-cell table:formula="of:=IF(&quot;XXX&quot;= [.A135];2*[.B133]*[.B134]/([.B133]+[.B134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36];2*[.B134]*[.B135]/([.B134]+[.B135]);0)" office:value-type="float" office:value="0.0715705765407555">
            <text:p>0.0715705765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137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38];2*[.B137]*[.B#REF!]/([.B13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4</text:p>
          </table:table-cell>
          <table:table-cell table:formula="of:=IF(&quot;XXX&quot;= [.A139];2*[.B138]*[.B#REF!]/([.B13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16</text:p>
          </table:table-cell>
          <table:table-cell table:formula="of:=IF(&quot;XXX&quot;= [.A140];2*[.B#REF!]*[.B139]/([.B#REF!]+[.B139]);0)" office:value-type="float" office:value="0">
            <text:p>0</text:p>
          </table:table-cell>
        </table:table-row>
        <table:table-row table:style-name="ro2">
          <table:table-cell office:value-type="string">
            <text:p>P:4,</text:p>
          </table:table-cell>
          <table:table-cell office:value-type="string">
            <text:p>TP:0,</text:p>
          </table:table-cell>
          <table:table-cell table:formula="of:=IF(&quot;XXX&quot;= [.A141];2*[.B139]*[.B140]/([.B139]+[.B14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142];2*[.B140]*[.B141]/([.B140]+[.B14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43];2*[.B142]*[.B#REF!]/([.B14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26</text:p>
          </table:table-cell>
          <table:table-cell table:formula="of:=IF(&quot;XXX&quot;= [.A144];2*[.B143]*[.B#REF!]/([.B14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16</text:p>
          </table:table-cell>
          <table:table-cell table:formula="of:=IF(&quot;XXX&quot;= [.A145];2*[.B#REF!]*[.B144]/([.B#REF!]+[.B144]);0)" office:value-type="float" office:value="0">
            <text:p>0</text:p>
          </table:table-cell>
        </table:table-row>
        <table:table-row table:style-name="ro2">
          <table:table-cell office:value-type="string">
            <text:p>P:26,</text:p>
          </table:table-cell>
          <table:table-cell office:value-type="string">
            <text:p>TP:5,</text:p>
          </table:table-cell>
          <table:table-cell table:formula="of:=IF(&quot;XXX&quot;= [.A146];2*[.B144]*[.B145]/([.B144]+[.B14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147];2*[.B145]*[.B146]/([.B145]+[.B14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48];2*[.B147]*[.B#REF!]/([.B14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6/32</text:p>
          </table:table-cell>
          <table:table-cell table:formula="of:=IF(&quot;XXX&quot;= [.A149];2*[.B148]*[.B#REF!]/([.B14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16</text:p>
          </table:table-cell>
          <table:table-cell table:formula="of:=IF(&quot;XXX&quot;= [.A150];2*[.B#REF!]*[.B149]/([.B#REF!]+[.B149]);0)" office:value-type="float" office:value="0">
            <text:p>0</text:p>
          </table:table-cell>
        </table:table-row>
        <table:table-row table:style-name="ro2">
          <table:table-cell office:value-type="string">
            <text:p>P:32,</text:p>
          </table:table-cell>
          <table:table-cell office:value-type="string">
            <text:p>TP:6,</text:p>
          </table:table-cell>
          <table:table-cell table:formula="of:=IF(&quot;XXX&quot;= [.A151];2*[.B149]*[.B150]/([.B149]+[.B150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152];2*[.B150]*[.B151]/([.B150]+[.B151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</text:p>
          </table:table-cell>
          <table:table-cell table:formula="of:=IF(&quot;XXX&quot;= [.A153];2*[.B151]*[.B152]/([.B151]+[.B152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9/126</text:p>
          </table:table-cell>
          <table:table-cell table:formula="of:=IF(&quot;XXX&quot;= [.A154];2*[.B153]*[.B#REF!]/([.B15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9/98</text:p>
          </table:table-cell>
          <table:table-cell table:formula="of:=IF(&quot;XXX&quot;= [.A155];2*[.B#REF!]*[.B154]/([.B#REF!]+[.B154]);0)" office:value-type="float" office:value="0">
            <text:p>0</text:p>
          </table:table-cell>
        </table:table-row>
        <table:table-row table:style-name="ro2">
          <table:table-cell office:value-type="string">
            <text:p>P:126,</text:p>
          </table:table-cell>
          <table:table-cell office:value-type="string">
            <text:p>TP:9,</text:p>
          </table:table-cell>
          <table:table-cell table:formula="of:=IF(&quot;XXX&quot;= [.A156];2*[.B154]*[.B155]/([.B154]+[.B155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57];2*[.B156]*[.B#REF!]/([.B156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158];2*[.B#REF!]*[.B157]/([.B#REF!]+[.B157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159];2*[.B157]*[.B158]/([.B157]+[.B158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2">
            <text:p>2</text:p>
          </table:table-cell>
          <table:table-cell table:formula="of:=IF(&quot;XXX&quot;= [.A160];2*[.B158]*[.B159]/([.B158]+[.B159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714285714285714">
            <text:p>0.0714285714</text:p>
          </table:table-cell>
          <table:table-cell table:formula="of:=IF(&quot;XXX&quot;= [.A161];2*[.B159]*[.B160]/([.B159]+[.B160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0918367346938776">
            <text:p>0.0918367347</text:p>
          </table:table-cell>
          <table:table-cell table:formula="of:=IF(&quot;XXX&quot;= [.A162];2*[.B160]*[.B161]/([.B160]+[.B161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63];2*[.B161]*[.B162]/([.B161]+[.B162]);0)" office:value-type="float" office:value="0.0803571428571429">
            <text:p>0.0803571429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164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65];2*[.B164]*[.B#REF!]/([.B16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166];2*[.B165]*[.B#REF!]/([.B16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16</text:p>
          </table:table-cell>
          <table:table-cell table:formula="of:=IF(&quot;XXX&quot;= [.A167];2*[.B#REF!]*[.B166]/([.B#REF!]+[.B166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168];2*[.B166]*[.B167]/([.B166]+[.B16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169];2*[.B167]*[.B168]/([.B167]+[.B16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70];2*[.B169]*[.B#REF!]/([.B16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/11</text:p>
          </table:table-cell>
          <table:table-cell table:formula="of:=IF(&quot;XXX&quot;= [.A171];2*[.B170]*[.B#REF!]/([.B17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16</text:p>
          </table:table-cell>
          <table:table-cell table:formula="of:=IF(&quot;XXX&quot;= [.A172];2*[.B#REF!]*[.B171]/([.B#REF!]+[.B171]);0)" office:value-type="float" office:value="0">
            <text:p>0</text:p>
          </table:table-cell>
        </table:table-row>
        <table:table-row table:style-name="ro2">
          <table:table-cell office:value-type="string">
            <text:p>P:11,</text:p>
          </table:table-cell>
          <table:table-cell office:value-type="string">
            <text:p>TP:1,</text:p>
          </table:table-cell>
          <table:table-cell table:formula="of:=IF(&quot;XXX&quot;= [.A173];2*[.B171]*[.B172]/([.B171]+[.B17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174];2*[.B172]*[.B173]/([.B172]+[.B17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75];2*[.B174]*[.B#REF!]/([.B17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/2</text:p>
          </table:table-cell>
          <table:table-cell table:formula="of:=IF(&quot;XXX&quot;= [.A176];2*[.B175]*[.B#REF!]/([.B17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16</text:p>
          </table:table-cell>
          <table:table-cell table:formula="of:=IF(&quot;XXX&quot;= [.A177];2*[.B#REF!]*[.B176]/([.B#REF!]+[.B176]);0)" office:value-type="float" office:value="0">
            <text:p>0</text:p>
          </table:table-cell>
        </table:table-row>
        <table:table-row table:style-name="ro2">
          <table:table-cell office:value-type="string">
            <text:p>P:2,</text:p>
          </table:table-cell>
          <table:table-cell office:value-type="string">
            <text:p>TP:1,</text:p>
          </table:table-cell>
          <table:table-cell table:formula="of:=IF(&quot;XXX&quot;= [.A178];2*[.B176]*[.B177]/([.B176]+[.B177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179];2*[.B177]*[.B178]/([.B177]+[.B178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180];2*[.B178]*[.B179]/([.B178]+[.B179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15</text:p>
          </table:table-cell>
          <table:table-cell table:formula="of:=IF(&quot;XXX&quot;= [.A181];2*[.B180]*[.B#REF!]/([.B18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98</text:p>
          </table:table-cell>
          <table:table-cell table:formula="of:=IF(&quot;XXX&quot;= [.A182];2*[.B#REF!]*[.B181]/([.B#REF!]+[.B181]);0)" office:value-type="float" office:value="0">
            <text:p>0</text:p>
          </table:table-cell>
        </table:table-row>
        <table:table-row table:style-name="ro2">
          <table:table-cell office:value-type="string">
            <text:p>P:15,</text:p>
          </table:table-cell>
          <table:table-cell office:value-type="string">
            <text:p>TP:0,</text:p>
          </table:table-cell>
          <table:table-cell table:formula="of:=IF(&quot;XXX&quot;= [.A183];2*[.B181]*[.B182]/([.B181]+[.B182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84];2*[.B183]*[.B#REF!]/([.B183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185];2*[.B#REF!]*[.B184]/([.B#REF!]+[.B184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186];2*[.B184]*[.B185]/([.B184]+[.B185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187];2*[.B185]*[.B186]/([.B185]+[.B186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">
            <text:p>0</text:p>
          </table:table-cell>
          <table:table-cell table:formula="of:=IF(&quot;XXX&quot;= [.A188];2*[.B186]*[.B187]/([.B186]+[.B187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">
            <text:p>0</text:p>
          </table:table-cell>
          <table:table-cell table:formula="of:=IF(&quot;XXX&quot;= [.A189];2*[.B187]*[.B188]/([.B187]+[.B188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90];2*[.B188]*[.B189]/([.B188]+[.B189]);0)" office:value-type="float" office:value="0">
            <text:p>#DIV/0!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191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92];2*[.B191]*[.B#REF!]/([.B19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193];2*[.B192]*[.B#REF!]/([.B19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16</text:p>
          </table:table-cell>
          <table:table-cell table:formula="of:=IF(&quot;XXX&quot;= [.A194];2*[.B#REF!]*[.B193]/([.B#REF!]+[.B193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195];2*[.B193]*[.B194]/([.B193]+[.B19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196];2*[.B194]*[.B195]/([.B194]+[.B19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97];2*[.B196]*[.B#REF!]/([.B19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/14</text:p>
          </table:table-cell>
          <table:table-cell table:formula="of:=IF(&quot;XXX&quot;= [.A198];2*[.B197]*[.B#REF!]/([.B19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/16</text:p>
          </table:table-cell>
          <table:table-cell table:formula="of:=IF(&quot;XXX&quot;= [.A199];2*[.B#REF!]*[.B198]/([.B#REF!]+[.B198]);0)" office:value-type="float" office:value="0">
            <text:p>0</text:p>
          </table:table-cell>
        </table:table-row>
        <table:table-row table:style-name="ro2">
          <table:table-cell office:value-type="string">
            <text:p>P:14,</text:p>
          </table:table-cell>
          <table:table-cell office:value-type="string">
            <text:p>TP:2,</text:p>
          </table:table-cell>
          <table:table-cell table:formula="of:=IF(&quot;XXX&quot;= [.A200];2*[.B198]*[.B199]/([.B198]+[.B19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201];2*[.B199]*[.B200]/([.B199]+[.B20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02];2*[.B201]*[.B#REF!]/([.B20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/6</text:p>
          </table:table-cell>
          <table:table-cell table:formula="of:=IF(&quot;XXX&quot;= [.A203];2*[.B202]*[.B#REF!]/([.B20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/16</text:p>
          </table:table-cell>
          <table:table-cell table:formula="of:=IF(&quot;XXX&quot;= [.A204];2*[.B#REF!]*[.B203]/([.B#REF!]+[.B203]);0)" office:value-type="float" office:value="0">
            <text:p>0</text:p>
          </table:table-cell>
        </table:table-row>
        <table:table-row table:style-name="ro2">
          <table:table-cell office:value-type="string">
            <text:p>P:6,</text:p>
          </table:table-cell>
          <table:table-cell office:value-type="string">
            <text:p>TP:2,</text:p>
          </table:table-cell>
          <table:table-cell table:formula="of:=IF(&quot;XXX&quot;= [.A205];2*[.B203]*[.B204]/([.B203]+[.B204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206];2*[.B204]*[.B205]/([.B204]+[.B205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207];2*[.B205]*[.B206]/([.B205]+[.B206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38</text:p>
          </table:table-cell>
          <table:table-cell table:formula="of:=IF(&quot;XXX&quot;= [.A208];2*[.B207]*[.B#REF!]/([.B20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98</text:p>
          </table:table-cell>
          <table:table-cell table:formula="of:=IF(&quot;XXX&quot;= [.A209];2*[.B#REF!]*[.B208]/([.B#REF!]+[.B208]);0)" office:value-type="float" office:value="0">
            <text:p>0</text:p>
          </table:table-cell>
        </table:table-row>
        <table:table-row table:style-name="ro2">
          <table:table-cell office:value-type="string">
            <text:p>P:38,</text:p>
          </table:table-cell>
          <table:table-cell office:value-type="string">
            <text:p>TP:0,</text:p>
          </table:table-cell>
          <table:table-cell table:formula="of:=IF(&quot;XXX&quot;= [.A210];2*[.B208]*[.B209]/([.B208]+[.B209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11];2*[.B210]*[.B#REF!]/([.B210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212];2*[.B#REF!]*[.B211]/([.B#REF!]+[.B211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213];2*[.B211]*[.B212]/([.B211]+[.B212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214];2*[.B212]*[.B213]/([.B212]+[.B213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">
            <text:p>0</text:p>
          </table:table-cell>
          <table:table-cell table:formula="of:=IF(&quot;XXX&quot;= [.A215];2*[.B213]*[.B214]/([.B213]+[.B214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">
            <text:p>0</text:p>
          </table:table-cell>
          <table:table-cell table:formula="of:=IF(&quot;XXX&quot;= [.A216];2*[.B214]*[.B215]/([.B214]+[.B215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17];2*[.B215]*[.B216]/([.B215]+[.B216]);0)" office:value-type="float" office:value="0">
            <text:p>#DIV/0!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218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19];2*[.B218]*[.B#REF!]/([.B21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5/1619</text:p>
          </table:table-cell>
          <table:table-cell table:formula="of:=IF(&quot;XXX&quot;= [.A220];2*[.B219]*[.B#REF!]/([.B21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5/16</text:p>
          </table:table-cell>
          <table:table-cell table:formula="of:=IF(&quot;XXX&quot;= [.A221];2*[.B#REF!]*[.B220]/([.B#REF!]+[.B220]);0)" office:value-type="float" office:value="0">
            <text:p>0</text:p>
          </table:table-cell>
        </table:table-row>
        <table:table-row table:style-name="ro2">
          <table:table-cell office:value-type="string">
            <text:p>P:1619,</text:p>
          </table:table-cell>
          <table:table-cell office:value-type="string">
            <text:p>TP:15,</text:p>
          </table:table-cell>
          <table:table-cell table:formula="of:=IF(&quot;XXX&quot;= [.A222];2*[.B220]*[.B221]/([.B220]+[.B22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223];2*[.B221]*[.B222]/([.B221]+[.B22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24];2*[.B223]*[.B#REF!]/([.B22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8/33</text:p>
          </table:table-cell>
          <table:table-cell table:formula="of:=IF(&quot;XXX&quot;= [.A225];2*[.B224]*[.B#REF!]/([.B22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8/16</text:p>
          </table:table-cell>
          <table:table-cell table:formula="of:=IF(&quot;XXX&quot;= [.A226];2*[.B#REF!]*[.B225]/([.B#REF!]+[.B225]);0)" office:value-type="float" office:value="0">
            <text:p>0</text:p>
          </table:table-cell>
        </table:table-row>
        <table:table-row table:style-name="ro2">
          <table:table-cell office:value-type="string">
            <text:p>P:33,</text:p>
          </table:table-cell>
          <table:table-cell office:value-type="string">
            <text:p>TP:8,</text:p>
          </table:table-cell>
          <table:table-cell table:formula="of:=IF(&quot;XXX&quot;= [.A227];2*[.B225]*[.B226]/([.B225]+[.B22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228];2*[.B226]*[.B227]/([.B226]+[.B22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29];2*[.B228]*[.B#REF!]/([.B22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8/44</text:p>
          </table:table-cell>
          <table:table-cell table:formula="of:=IF(&quot;XXX&quot;= [.A230];2*[.B229]*[.B#REF!]/([.B22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8/16</text:p>
          </table:table-cell>
          <table:table-cell table:formula="of:=IF(&quot;XXX&quot;= [.A231];2*[.B#REF!]*[.B230]/([.B#REF!]+[.B230]);0)" office:value-type="float" office:value="0">
            <text:p>0</text:p>
          </table:table-cell>
        </table:table-row>
        <table:table-row table:style-name="ro2">
          <table:table-cell office:value-type="string">
            <text:p>P:44,</text:p>
          </table:table-cell>
          <table:table-cell office:value-type="string">
            <text:p>TP:8,</text:p>
          </table:table-cell>
          <table:table-cell table:formula="of:=IF(&quot;XXX&quot;= [.A232];2*[.B230]*[.B231]/([.B230]+[.B231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233];2*[.B231]*[.B232]/([.B231]+[.B232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234];2*[.B232]*[.B233]/([.B232]+[.B233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6/168</text:p>
          </table:table-cell>
          <table:table-cell table:formula="of:=IF(&quot;XXX&quot;= [.A235];2*[.B234]*[.B#REF!]/([.B23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98</text:p>
          </table:table-cell>
          <table:table-cell table:formula="of:=IF(&quot;XXX&quot;= [.A236];2*[.B#REF!]*[.B235]/([.B#REF!]+[.B235]);0)" office:value-type="float" office:value="0">
            <text:p>0</text:p>
          </table:table-cell>
        </table:table-row>
        <table:table-row table:style-name="ro2">
          <table:table-cell office:value-type="string">
            <text:p>P:168,</text:p>
          </table:table-cell>
          <table:table-cell office:value-type="string">
            <text:p>TP:6,</text:p>
          </table:table-cell>
          <table:table-cell table:formula="of:=IF(&quot;XXX&quot;= [.A237];2*[.B235]*[.B236]/([.B235]+[.B23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38];2*[.B237]*[.B#REF!]/([.B237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239];2*[.B#REF!]*[.B238]/([.B#REF!]+[.B238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240];2*[.B238]*[.B239]/([.B238]+[.B239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241];2*[.B239]*[.B240]/([.B239]+[.B240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357142857142857">
            <text:p>0.0357142857</text:p>
          </table:table-cell>
          <table:table-cell table:formula="of:=IF(&quot;XXX&quot;= [.A242];2*[.B240]*[.B241]/([.B240]+[.B241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0612244897959184">
            <text:p>0.0612244898</text:p>
          </table:table-cell>
          <table:table-cell table:formula="of:=IF(&quot;XXX&quot;= [.A243];2*[.B241]*[.B242]/([.B241]+[.B242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44];2*[.B242]*[.B243]/([.B242]+[.B243]);0)" office:value-type="float" office:value="0.0451127819548872">
            <text:p>0.045112782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245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46];2*[.B245]*[.B#REF!]/([.B24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25</text:p>
          </table:table-cell>
          <table:table-cell table:formula="of:=IF(&quot;XXX&quot;= [.A247];2*[.B246]*[.B#REF!]/([.B24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16</text:p>
          </table:table-cell>
          <table:table-cell table:formula="of:=IF(&quot;XXX&quot;= [.A248];2*[.B#REF!]*[.B247]/([.B#REF!]+[.B247]);0)" office:value-type="float" office:value="0">
            <text:p>0</text:p>
          </table:table-cell>
        </table:table-row>
        <table:table-row table:style-name="ro2">
          <table:table-cell office:value-type="string">
            <text:p>P:25,</text:p>
          </table:table-cell>
          <table:table-cell office:value-type="string">
            <text:p>TP:0,</text:p>
          </table:table-cell>
          <table:table-cell table:formula="of:=IF(&quot;XXX&quot;= [.A249];2*[.B247]*[.B248]/([.B247]+[.B24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250];2*[.B248]*[.B249]/([.B248]+[.B24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51];2*[.B250]*[.B#REF!]/([.B25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61</text:p>
          </table:table-cell>
          <table:table-cell table:formula="of:=IF(&quot;XXX&quot;= [.A252];2*[.B251]*[.B#REF!]/([.B25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16</text:p>
          </table:table-cell>
          <table:table-cell table:formula="of:=IF(&quot;XXX&quot;= [.A253];2*[.B#REF!]*[.B252]/([.B#REF!]+[.B252]);0)" office:value-type="float" office:value="0">
            <text:p>0</text:p>
          </table:table-cell>
        </table:table-row>
        <table:table-row table:style-name="ro2">
          <table:table-cell office:value-type="string">
            <text:p>P:61,</text:p>
          </table:table-cell>
          <table:table-cell office:value-type="string">
            <text:p>TP:5,</text:p>
          </table:table-cell>
          <table:table-cell table:formula="of:=IF(&quot;XXX&quot;= [.A254];2*[.B252]*[.B253]/([.B252]+[.B25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255];2*[.B253]*[.B254]/([.B253]+[.B25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56];2*[.B255]*[.B#REF!]/([.B25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/36</text:p>
          </table:table-cell>
          <table:table-cell table:formula="of:=IF(&quot;XXX&quot;= [.A257];2*[.B256]*[.B#REF!]/([.B25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16</text:p>
          </table:table-cell>
          <table:table-cell table:formula="of:=IF(&quot;XXX&quot;= [.A258];2*[.B#REF!]*[.B257]/([.B#REF!]+[.B257]);0)" office:value-type="float" office:value="0">
            <text:p>0</text:p>
          </table:table-cell>
        </table:table-row>
        <table:table-row table:style-name="ro2">
          <table:table-cell office:value-type="string">
            <text:p>P:36,</text:p>
          </table:table-cell>
          <table:table-cell office:value-type="string">
            <text:p>TP:5,</text:p>
          </table:table-cell>
          <table:table-cell table:formula="of:=IF(&quot;XXX&quot;= [.A259];2*[.B257]*[.B258]/([.B257]+[.B258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260];2*[.B258]*[.B259]/([.B258]+[.B259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261];2*[.B259]*[.B260]/([.B259]+[.B260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76</text:p>
          </table:table-cell>
          <table:table-cell table:formula="of:=IF(&quot;XXX&quot;= [.A262];2*[.B261]*[.B#REF!]/([.B26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98</text:p>
          </table:table-cell>
          <table:table-cell table:formula="of:=IF(&quot;XXX&quot;= [.A263];2*[.B#REF!]*[.B262]/([.B#REF!]+[.B262]);0)" office:value-type="float" office:value="0">
            <text:p>0</text:p>
          </table:table-cell>
        </table:table-row>
        <table:table-row table:style-name="ro2">
          <table:table-cell office:value-type="string">
            <text:p>P:76,</text:p>
          </table:table-cell>
          <table:table-cell office:value-type="string">
            <text:p>TP:3,</text:p>
          </table:table-cell>
          <table:table-cell table:formula="of:=IF(&quot;XXX&quot;= [.A264];2*[.B262]*[.B263]/([.B262]+[.B263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65];2*[.B264]*[.B#REF!]/([.B264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266];2*[.B#REF!]*[.B265]/([.B#REF!]+[.B265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267];2*[.B265]*[.B266]/([.B265]+[.B266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2">
            <text:p>2</text:p>
          </table:table-cell>
          <table:table-cell table:formula="of:=IF(&quot;XXX&quot;= [.A268];2*[.B266]*[.B267]/([.B266]+[.B267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394736842105263">
            <text:p>0.0394736842</text:p>
          </table:table-cell>
          <table:table-cell table:formula="of:=IF(&quot;XXX&quot;= [.A269];2*[.B267]*[.B268]/([.B267]+[.B268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0306122448979592">
            <text:p>0.0306122449</text:p>
          </table:table-cell>
          <table:table-cell table:formula="of:=IF(&quot;XXX&quot;= [.A270];2*[.B268]*[.B269]/([.B268]+[.B269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71];2*[.B269]*[.B270]/([.B269]+[.B270]);0)" office:value-type="float" office:value="0.0344827586206897">
            <text:p>0.0344827586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272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73];2*[.B272]*[.B#REF!]/([.B27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274];2*[.B273]*[.B#REF!]/([.B27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16</text:p>
          </table:table-cell>
          <table:table-cell table:formula="of:=IF(&quot;XXX&quot;= [.A275];2*[.B#REF!]*[.B274]/([.B#REF!]+[.B274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276];2*[.B274]*[.B275]/([.B274]+[.B27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277];2*[.B275]*[.B276]/([.B275]+[.B27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78];2*[.B277]*[.B#REF!]/([.B27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/38</text:p>
          </table:table-cell>
          <table:table-cell table:formula="of:=IF(&quot;XXX&quot;= [.A279];2*[.B278]*[.B#REF!]/([.B27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16</text:p>
          </table:table-cell>
          <table:table-cell table:formula="of:=IF(&quot;XXX&quot;= [.A280];2*[.B#REF!]*[.B279]/([.B#REF!]+[.B279]);0)" office:value-type="float" office:value="0">
            <text:p>0</text:p>
          </table:table-cell>
        </table:table-row>
        <table:table-row table:style-name="ro2">
          <table:table-cell office:value-type="string">
            <text:p>P:38,</text:p>
          </table:table-cell>
          <table:table-cell office:value-type="string">
            <text:p>TP:1,</text:p>
          </table:table-cell>
          <table:table-cell table:formula="of:=IF(&quot;XXX&quot;= [.A281];2*[.B279]*[.B280]/([.B279]+[.B28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282];2*[.B280]*[.B281]/([.B280]+[.B28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83];2*[.B282]*[.B#REF!]/([.B28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/6</text:p>
          </table:table-cell>
          <table:table-cell table:formula="of:=IF(&quot;XXX&quot;= [.A284];2*[.B283]*[.B#REF!]/([.B28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16</text:p>
          </table:table-cell>
          <table:table-cell table:formula="of:=IF(&quot;XXX&quot;= [.A285];2*[.B#REF!]*[.B284]/([.B#REF!]+[.B284]);0)" office:value-type="float" office:value="0">
            <text:p>0</text:p>
          </table:table-cell>
        </table:table-row>
        <table:table-row table:style-name="ro2">
          <table:table-cell office:value-type="string">
            <text:p>P:6,</text:p>
          </table:table-cell>
          <table:table-cell office:value-type="string">
            <text:p>TP:1,</text:p>
          </table:table-cell>
          <table:table-cell table:formula="of:=IF(&quot;XXX&quot;= [.A286];2*[.B284]*[.B285]/([.B284]+[.B285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287];2*[.B285]*[.B286]/([.B285]+[.B286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288];2*[.B286]*[.B287]/([.B286]+[.B287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19</text:p>
          </table:table-cell>
          <table:table-cell table:formula="of:=IF(&quot;XXX&quot;= [.A289];2*[.B288]*[.B#REF!]/([.B28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98</text:p>
          </table:table-cell>
          <table:table-cell table:formula="of:=IF(&quot;XXX&quot;= [.A290];2*[.B#REF!]*[.B289]/([.B#REF!]+[.B289]);0)" office:value-type="float" office:value="0">
            <text:p>0</text:p>
          </table:table-cell>
        </table:table-row>
        <table:table-row table:style-name="ro2">
          <table:table-cell office:value-type="string">
            <text:p>P:19,</text:p>
          </table:table-cell>
          <table:table-cell office:value-type="string">
            <text:p>TP:0,</text:p>
          </table:table-cell>
          <table:table-cell table:formula="of:=IF(&quot;XXX&quot;= [.A291];2*[.B289]*[.B290]/([.B289]+[.B29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92];2*[.B291]*[.B#REF!]/([.B291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293];2*[.B#REF!]*[.B292]/([.B#REF!]+[.B292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294];2*[.B292]*[.B293]/([.B292]+[.B293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295];2*[.B293]*[.B294]/([.B293]+[.B294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">
            <text:p>0</text:p>
          </table:table-cell>
          <table:table-cell table:formula="of:=IF(&quot;XXX&quot;= [.A296];2*[.B294]*[.B295]/([.B294]+[.B295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">
            <text:p>0</text:p>
          </table:table-cell>
          <table:table-cell table:formula="of:=IF(&quot;XXX&quot;= [.A297];2*[.B295]*[.B296]/([.B295]+[.B29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98];2*[.B296]*[.B297]/([.B296]+[.B297]);0)" office:value-type="float" office:value="0">
            <text:p>#DIV/0!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299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00];2*[.B299]*[.B#REF!]/([.B29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301];2*[.B300]*[.B#REF!]/([.B30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16</text:p>
          </table:table-cell>
          <table:table-cell table:formula="of:=IF(&quot;XXX&quot;= [.A302];2*[.B#REF!]*[.B301]/([.B#REF!]+[.B301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303];2*[.B301]*[.B302]/([.B301]+[.B30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304];2*[.B302]*[.B303]/([.B302]+[.B30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05];2*[.B304]*[.B#REF!]/([.B30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/6</text:p>
          </table:table-cell>
          <table:table-cell table:formula="of:=IF(&quot;XXX&quot;= [.A306];2*[.B305]*[.B#REF!]/([.B30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16</text:p>
          </table:table-cell>
          <table:table-cell table:formula="of:=IF(&quot;XXX&quot;= [.A307];2*[.B#REF!]*[.B306]/([.B#REF!]+[.B306]);0)" office:value-type="float" office:value="0">
            <text:p>0</text:p>
          </table:table-cell>
        </table:table-row>
        <table:table-row table:style-name="ro2">
          <table:table-cell office:value-type="string">
            <text:p>P:6,</text:p>
          </table:table-cell>
          <table:table-cell office:value-type="string">
            <text:p>TP:1,</text:p>
          </table:table-cell>
          <table:table-cell table:formula="of:=IF(&quot;XXX&quot;= [.A308];2*[.B306]*[.B307]/([.B306]+[.B30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309];2*[.B307]*[.B308]/([.B307]+[.B30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10];2*[.B309]*[.B#REF!]/([.B30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/14</text:p>
          </table:table-cell>
          <table:table-cell table:formula="of:=IF(&quot;XXX&quot;= [.A311];2*[.B310]*[.B#REF!]/([.B31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16</text:p>
          </table:table-cell>
          <table:table-cell table:formula="of:=IF(&quot;XXX&quot;= [.A312];2*[.B#REF!]*[.B311]/([.B#REF!]+[.B311]);0)" office:value-type="float" office:value="0">
            <text:p>0</text:p>
          </table:table-cell>
        </table:table-row>
        <table:table-row table:style-name="ro2">
          <table:table-cell office:value-type="string">
            <text:p>P:14,</text:p>
          </table:table-cell>
          <table:table-cell office:value-type="string">
            <text:p>TP:1,</text:p>
          </table:table-cell>
          <table:table-cell table:formula="of:=IF(&quot;XXX&quot;= [.A313];2*[.B311]*[.B312]/([.B311]+[.B312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314];2*[.B312]*[.B313]/([.B312]+[.B313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315];2*[.B313]*[.B314]/([.B313]+[.B314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/24</text:p>
          </table:table-cell>
          <table:table-cell table:formula="of:=IF(&quot;XXX&quot;= [.A316];2*[.B315]*[.B#REF!]/([.B31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/98</text:p>
          </table:table-cell>
          <table:table-cell table:formula="of:=IF(&quot;XXX&quot;= [.A317];2*[.B#REF!]*[.B316]/([.B#REF!]+[.B316]);0)" office:value-type="float" office:value="0">
            <text:p>0</text:p>
          </table:table-cell>
        </table:table-row>
        <table:table-row table:style-name="ro2">
          <table:table-cell office:value-type="string">
            <text:p>P:24,</text:p>
          </table:table-cell>
          <table:table-cell office:value-type="string">
            <text:p>TP:2,</text:p>
          </table:table-cell>
          <table:table-cell table:formula="of:=IF(&quot;XXX&quot;= [.A318];2*[.B316]*[.B317]/([.B316]+[.B317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19];2*[.B318]*[.B#REF!]/([.B318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320];2*[.B#REF!]*[.B319]/([.B#REF!]+[.B319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321];2*[.B319]*[.B320]/([.B319]+[.B320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322];2*[.B320]*[.B321]/([.B320]+[.B321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833333333333333">
            <text:p>0.0833333333</text:p>
          </table:table-cell>
          <table:table-cell table:formula="of:=IF(&quot;XXX&quot;= [.A323];2*[.B321]*[.B322]/([.B321]+[.B322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0204081632653061">
            <text:p>0.0204081633</text:p>
          </table:table-cell>
          <table:table-cell table:formula="of:=IF(&quot;XXX&quot;= [.A324];2*[.B322]*[.B323]/([.B322]+[.B323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25];2*[.B323]*[.B324]/([.B323]+[.B324]);0)" office:value-type="float" office:value="0.0327868852459016">
            <text:p>0.0327868852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326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27];2*[.B326]*[.B#REF!]/([.B32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9/726</text:p>
          </table:table-cell>
          <table:table-cell table:formula="of:=IF(&quot;XXX&quot;= [.A328];2*[.B327]*[.B#REF!]/([.B32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9/16</text:p>
          </table:table-cell>
          <table:table-cell table:formula="of:=IF(&quot;XXX&quot;= [.A329];2*[.B#REF!]*[.B328]/([.B#REF!]+[.B328]);0)" office:value-type="float" office:value="0">
            <text:p>0</text:p>
          </table:table-cell>
        </table:table-row>
        <table:table-row table:style-name="ro2">
          <table:table-cell office:value-type="string">
            <text:p>P:726,</text:p>
          </table:table-cell>
          <table:table-cell office:value-type="string">
            <text:p>TP:9,</text:p>
          </table:table-cell>
          <table:table-cell table:formula="of:=IF(&quot;XXX&quot;= [.A330];2*[.B328]*[.B329]/([.B328]+[.B32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331];2*[.B329]*[.B330]/([.B329]+[.B33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32];2*[.B331]*[.B#REF!]/([.B33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/23</text:p>
          </table:table-cell>
          <table:table-cell table:formula="of:=IF(&quot;XXX&quot;= [.A333];2*[.B332]*[.B#REF!]/([.B33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16</text:p>
          </table:table-cell>
          <table:table-cell table:formula="of:=IF(&quot;XXX&quot;= [.A334];2*[.B#REF!]*[.B333]/([.B#REF!]+[.B333]);0)" office:value-type="float" office:value="0">
            <text:p>0</text:p>
          </table:table-cell>
        </table:table-row>
        <table:table-row table:style-name="ro2">
          <table:table-cell office:value-type="string">
            <text:p>P:23,</text:p>
          </table:table-cell>
          <table:table-cell office:value-type="string">
            <text:p>TP:4,</text:p>
          </table:table-cell>
          <table:table-cell table:formula="of:=IF(&quot;XXX&quot;= [.A335];2*[.B333]*[.B334]/([.B333]+[.B33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336];2*[.B334]*[.B335]/([.B334]+[.B33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37];2*[.B336]*[.B#REF!]/([.B33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/23</text:p>
          </table:table-cell>
          <table:table-cell table:formula="of:=IF(&quot;XXX&quot;= [.A338];2*[.B337]*[.B#REF!]/([.B33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16</text:p>
          </table:table-cell>
          <table:table-cell table:formula="of:=IF(&quot;XXX&quot;= [.A339];2*[.B#REF!]*[.B338]/([.B#REF!]+[.B338]);0)" office:value-type="float" office:value="0">
            <text:p>0</text:p>
          </table:table-cell>
        </table:table-row>
        <table:table-row table:style-name="ro2">
          <table:table-cell office:value-type="string">
            <text:p>P:23,</text:p>
          </table:table-cell>
          <table:table-cell office:value-type="string">
            <text:p>TP:4,</text:p>
          </table:table-cell>
          <table:table-cell table:formula="of:=IF(&quot;XXX&quot;= [.A340];2*[.B338]*[.B339]/([.B338]+[.B339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341];2*[.B339]*[.B340]/([.B339]+[.B340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342];2*[.B340]*[.B341]/([.B340]+[.B341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/46</text:p>
          </table:table-cell>
          <table:table-cell table:formula="of:=IF(&quot;XXX&quot;= [.A343];2*[.B342]*[.B#REF!]/([.B34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98</text:p>
          </table:table-cell>
          <table:table-cell table:formula="of:=IF(&quot;XXX&quot;= [.A344];2*[.B#REF!]*[.B343]/([.B#REF!]+[.B343]);0)" office:value-type="float" office:value="0">
            <text:p>0</text:p>
          </table:table-cell>
        </table:table-row>
        <table:table-row table:style-name="ro2">
          <table:table-cell office:value-type="string">
            <text:p>P:46,</text:p>
          </table:table-cell>
          <table:table-cell office:value-type="string">
            <text:p>TP:1,</text:p>
          </table:table-cell>
          <table:table-cell table:formula="of:=IF(&quot;XXX&quot;= [.A345];2*[.B343]*[.B344]/([.B343]+[.B344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46];2*[.B345]*[.B#REF!]/([.B345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347];2*[.B#REF!]*[.B346]/([.B#REF!]+[.B346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348];2*[.B346]*[.B347]/([.B346]+[.B347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349];2*[.B347]*[.B348]/([.B347]+[.B348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217391304347826">
            <text:p>0.0217391304</text:p>
          </table:table-cell>
          <table:table-cell table:formula="of:=IF(&quot;XXX&quot;= [.A350];2*[.B348]*[.B349]/([.B348]+[.B349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0102040816326531">
            <text:p>0.0102040816</text:p>
          </table:table-cell>
          <table:table-cell table:formula="of:=IF(&quot;XXX&quot;= [.A351];2*[.B349]*[.B350]/([.B349]+[.B35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52];2*[.B350]*[.B351]/([.B350]+[.B351]);0)" office:value-type="float" office:value="0.0138888888888889">
            <text:p>0.0138888889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353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54];2*[.B353]*[.B#REF!]/([.B35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1</text:p>
          </table:table-cell>
          <table:table-cell table:formula="of:=IF(&quot;XXX&quot;= [.A355];2*[.B354]*[.B#REF!]/([.B35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16</text:p>
          </table:table-cell>
          <table:table-cell table:formula="of:=IF(&quot;XXX&quot;= [.A356];2*[.B#REF!]*[.B355]/([.B#REF!]+[.B355]);0)" office:value-type="float" office:value="0">
            <text:p>0</text:p>
          </table:table-cell>
        </table:table-row>
        <table:table-row table:style-name="ro2">
          <table:table-cell office:value-type="string">
            <text:p>P:1,</text:p>
          </table:table-cell>
          <table:table-cell office:value-type="string">
            <text:p>TP:0,</text:p>
          </table:table-cell>
          <table:table-cell table:formula="of:=IF(&quot;XXX&quot;= [.A357];2*[.B355]*[.B356]/([.B355]+[.B35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358];2*[.B356]*[.B357]/([.B356]+[.B35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59];2*[.B358]*[.B#REF!]/([.B35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/111</text:p>
          </table:table-cell>
          <table:table-cell table:formula="of:=IF(&quot;XXX&quot;= [.A360];2*[.B359]*[.B#REF!]/([.B35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16</text:p>
          </table:table-cell>
          <table:table-cell table:formula="of:=IF(&quot;XXX&quot;= [.A361];2*[.B#REF!]*[.B360]/([.B#REF!]+[.B360]);0)" office:value-type="float" office:value="0">
            <text:p>0</text:p>
          </table:table-cell>
        </table:table-row>
        <table:table-row table:style-name="ro2">
          <table:table-cell office:value-type="string">
            <text:p>P:111,</text:p>
          </table:table-cell>
          <table:table-cell office:value-type="string">
            <text:p>TP:4,</text:p>
          </table:table-cell>
          <table:table-cell table:formula="of:=IF(&quot;XXX&quot;= [.A362];2*[.B360]*[.B361]/([.B360]+[.B36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363];2*[.B361]*[.B362]/([.B361]+[.B36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64];2*[.B363]*[.B#REF!]/([.B36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9</text:p>
          </table:table-cell>
          <table:table-cell table:formula="of:=IF(&quot;XXX&quot;= [.A365];2*[.B364]*[.B#REF!]/([.B36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16</text:p>
          </table:table-cell>
          <table:table-cell table:formula="of:=IF(&quot;XXX&quot;= [.A366];2*[.B#REF!]*[.B365]/([.B#REF!]+[.B365]);0)" office:value-type="float" office:value="0">
            <text:p>0</text:p>
          </table:table-cell>
        </table:table-row>
        <table:table-row table:style-name="ro2">
          <table:table-cell office:value-type="string">
            <text:p>P:9,</text:p>
          </table:table-cell>
          <table:table-cell office:value-type="string">
            <text:p>TP:3,</text:p>
          </table:table-cell>
          <table:table-cell table:formula="of:=IF(&quot;XXX&quot;= [.A367];2*[.B365]*[.B366]/([.B365]+[.B366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368];2*[.B366]*[.B367]/([.B366]+[.B367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369];2*[.B367]*[.B368]/([.B367]+[.B368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/43</text:p>
          </table:table-cell>
          <table:table-cell table:formula="of:=IF(&quot;XXX&quot;= [.A370];2*[.B369]*[.B#REF!]/([.B36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98</text:p>
          </table:table-cell>
          <table:table-cell table:formula="of:=IF(&quot;XXX&quot;= [.A371];2*[.B#REF!]*[.B370]/([.B#REF!]+[.B370]);0)" office:value-type="float" office:value="0">
            <text:p>0</text:p>
          </table:table-cell>
        </table:table-row>
        <table:table-row table:style-name="ro2">
          <table:table-cell office:value-type="string">
            <text:p>P:43,</text:p>
          </table:table-cell>
          <table:table-cell office:value-type="string">
            <text:p>TP:1,</text:p>
          </table:table-cell>
          <table:table-cell table:formula="of:=IF(&quot;XXX&quot;= [.A372];2*[.B370]*[.B371]/([.B370]+[.B371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73];2*[.B372]*[.B#REF!]/([.B372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374];2*[.B#REF!]*[.B373]/([.B#REF!]+[.B373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375];2*[.B373]*[.B374]/([.B373]+[.B374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2">
            <text:p>2</text:p>
          </table:table-cell>
          <table:table-cell table:formula="of:=IF(&quot;XXX&quot;= [.A376];2*[.B374]*[.B375]/([.B374]+[.B375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232558139534884">
            <text:p>0.023255814</text:p>
          </table:table-cell>
          <table:table-cell table:formula="of:=IF(&quot;XXX&quot;= [.A377];2*[.B375]*[.B376]/([.B375]+[.B376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0102040816326531">
            <text:p>0.0102040816</text:p>
          </table:table-cell>
          <table:table-cell table:formula="of:=IF(&quot;XXX&quot;= [.A378];2*[.B376]*[.B377]/([.B376]+[.B377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79];2*[.B377]*[.B378]/([.B377]+[.B378]);0)" office:value-type="float" office:value="0.0141843971631206">
            <text:p>0.0141843972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380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81];2*[.B380]*[.B#REF!]/([.B38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11</text:p>
          </table:table-cell>
          <table:table-cell table:formula="of:=IF(&quot;XXX&quot;= [.A382];2*[.B381]*[.B#REF!]/([.B38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16</text:p>
          </table:table-cell>
          <table:table-cell table:formula="of:=IF(&quot;XXX&quot;= [.A383];2*[.B#REF!]*[.B382]/([.B#REF!]+[.B382]);0)" office:value-type="float" office:value="0">
            <text:p>0</text:p>
          </table:table-cell>
        </table:table-row>
        <table:table-row table:style-name="ro2">
          <table:table-cell office:value-type="string">
            <text:p>P:11,</text:p>
          </table:table-cell>
          <table:table-cell office:value-type="string">
            <text:p>TP:0,</text:p>
          </table:table-cell>
          <table:table-cell table:formula="of:=IF(&quot;XXX&quot;= [.A384];2*[.B382]*[.B383]/([.B382]+[.B38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385];2*[.B383]*[.B384]/([.B383]+[.B38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86];2*[.B385]*[.B#REF!]/([.B38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/12</text:p>
          </table:table-cell>
          <table:table-cell table:formula="of:=IF(&quot;XXX&quot;= [.A387];2*[.B386]*[.B#REF!]/([.B38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/16</text:p>
          </table:table-cell>
          <table:table-cell table:formula="of:=IF(&quot;XXX&quot;= [.A388];2*[.B#REF!]*[.B387]/([.B#REF!]+[.B387]);0)" office:value-type="float" office:value="0">
            <text:p>0</text:p>
          </table:table-cell>
        </table:table-row>
        <table:table-row table:style-name="ro2">
          <table:table-cell office:value-type="string">
            <text:p>P:12,</text:p>
          </table:table-cell>
          <table:table-cell office:value-type="string">
            <text:p>TP:2,</text:p>
          </table:table-cell>
          <table:table-cell table:formula="of:=IF(&quot;XXX&quot;= [.A389];2*[.B387]*[.B388]/([.B387]+[.B38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390];2*[.B388]*[.B389]/([.B388]+[.B38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91];2*[.B390]*[.B#REF!]/([.B390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3/16</text:p>
          </table:table-cell>
          <table:table-cell table:formula="of:=IF(&quot;XXX&quot;= [.A392];2*[.B391]*[.B#REF!]/([.B39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16</text:p>
          </table:table-cell>
          <table:table-cell table:formula="of:=IF(&quot;XXX&quot;= [.A393];2*[.B#REF!]*[.B392]/([.B#REF!]+[.B392]);0)" office:value-type="float" office:value="0">
            <text:p>0</text:p>
          </table:table-cell>
        </table:table-row>
        <table:table-row table:style-name="ro2">
          <table:table-cell office:value-type="string">
            <text:p>P:16,</text:p>
          </table:table-cell>
          <table:table-cell office:value-type="string">
            <text:p>TP:3,</text:p>
          </table:table-cell>
          <table:table-cell table:formula="of:=IF(&quot;XXX&quot;= [.A394];2*[.B392]*[.B393]/([.B392]+[.B393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395];2*[.B393]*[.B394]/([.B393]+[.B394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396];2*[.B394]*[.B395]/([.B394]+[.B395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2/198</text:p>
          </table:table-cell>
          <table:table-cell table:formula="of:=IF(&quot;XXX&quot;= [.A397];2*[.B396]*[.B#REF!]/([.B39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/98</text:p>
          </table:table-cell>
          <table:table-cell table:formula="of:=IF(&quot;XXX&quot;= [.A398];2*[.B#REF!]*[.B397]/([.B#REF!]+[.B397]);0)" office:value-type="float" office:value="0">
            <text:p>0</text:p>
          </table:table-cell>
        </table:table-row>
        <table:table-row table:style-name="ro2">
          <table:table-cell office:value-type="string">
            <text:p>P:198,</text:p>
          </table:table-cell>
          <table:table-cell office:value-type="string">
            <text:p>TP:2,</text:p>
          </table:table-cell>
          <table:table-cell table:formula="of:=IF(&quot;XXX&quot;= [.A399];2*[.B397]*[.B398]/([.B397]+[.B398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00];2*[.B399]*[.B#REF!]/([.B399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401];2*[.B#REF!]*[.B400]/([.B#REF!]+[.B400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402];2*[.B400]*[.B401]/([.B400]+[.B401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403];2*[.B401]*[.B402]/([.B401]+[.B402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101010101010101">
            <text:p>0.0101010101</text:p>
          </table:table-cell>
          <table:table-cell table:formula="of:=IF(&quot;XXX&quot;= [.A404];2*[.B402]*[.B403]/([.B402]+[.B403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0204081632653061">
            <text:p>0.0204081633</text:p>
          </table:table-cell>
          <table:table-cell table:formula="of:=IF(&quot;XXX&quot;= [.A405];2*[.B403]*[.B404]/([.B403]+[.B404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06];2*[.B404]*[.B405]/([.B404]+[.B405]);0)" office:value-type="float" office:value="0.0135135135135135">
            <text:p>0.0135135135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407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08];2*[.B407]*[.B#REF!]/([.B407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409];2*[.B408]*[.B#REF!]/([.B40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16</text:p>
          </table:table-cell>
          <table:table-cell table:formula="of:=IF(&quot;XXX&quot;= [.A410];2*[.B#REF!]*[.B409]/([.B#REF!]+[.B409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411];2*[.B409]*[.B410]/([.B409]+[.B41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412];2*[.B410]*[.B411]/([.B410]+[.B41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13];2*[.B412]*[.B#REF!]/([.B412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2/3</text:p>
          </table:table-cell>
          <table:table-cell table:formula="of:=IF(&quot;XXX&quot;= [.A414];2*[.B413]*[.B#REF!]/([.B41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/16</text:p>
          </table:table-cell>
          <table:table-cell table:formula="of:=IF(&quot;XXX&quot;= [.A415];2*[.B#REF!]*[.B414]/([.B#REF!]+[.B414]);0)" office:value-type="float" office:value="0">
            <text:p>0</text:p>
          </table:table-cell>
        </table:table-row>
        <table:table-row table:style-name="ro2">
          <table:table-cell office:value-type="string">
            <text:p>P:3,</text:p>
          </table:table-cell>
          <table:table-cell office:value-type="string">
            <text:p>TP:2,</text:p>
          </table:table-cell>
          <table:table-cell table:formula="of:=IF(&quot;XXX&quot;= [.A416];2*[.B414]*[.B415]/([.B414]+[.B41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417];2*[.B415]*[.B416]/([.B415]+[.B41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18];2*[.B417]*[.B#REF!]/([.B417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3/15</text:p>
          </table:table-cell>
          <table:table-cell table:formula="of:=IF(&quot;XXX&quot;= [.A419];2*[.B418]*[.B#REF!]/([.B41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16</text:p>
          </table:table-cell>
          <table:table-cell table:formula="of:=IF(&quot;XXX&quot;= [.A420];2*[.B#REF!]*[.B419]/([.B#REF!]+[.B419]);0)" office:value-type="float" office:value="0">
            <text:p>0</text:p>
          </table:table-cell>
        </table:table-row>
        <table:table-row table:style-name="ro2">
          <table:table-cell office:value-type="string">
            <text:p>P:15,</text:p>
          </table:table-cell>
          <table:table-cell office:value-type="string">
            <text:p>TP:3,</text:p>
          </table:table-cell>
          <table:table-cell table:formula="of:=IF(&quot;XXX&quot;= [.A421];2*[.B419]*[.B420]/([.B419]+[.B420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422];2*[.B420]*[.B421]/([.B420]+[.B421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423];2*[.B421]*[.B422]/([.B421]+[.B422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0/53</text:p>
          </table:table-cell>
          <table:table-cell table:formula="of:=IF(&quot;XXX&quot;= [.A424];2*[.B423]*[.B#REF!]/([.B42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98</text:p>
          </table:table-cell>
          <table:table-cell table:formula="of:=IF(&quot;XXX&quot;= [.A425];2*[.B#REF!]*[.B424]/([.B#REF!]+[.B424]);0)" office:value-type="float" office:value="0">
            <text:p>0</text:p>
          </table:table-cell>
        </table:table-row>
        <table:table-row table:style-name="ro2">
          <table:table-cell office:value-type="string">
            <text:p>P:53,</text:p>
          </table:table-cell>
          <table:table-cell office:value-type="string">
            <text:p>TP:0,</text:p>
          </table:table-cell>
          <table:table-cell table:formula="of:=IF(&quot;XXX&quot;= [.A426];2*[.B424]*[.B425]/([.B424]+[.B425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27];2*[.B426]*[.B#REF!]/([.B426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428];2*[.B#REF!]*[.B427]/([.B#REF!]+[.B427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429];2*[.B427]*[.B428]/([.B427]+[.B428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430];2*[.B428]*[.B429]/([.B428]+[.B429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">
            <text:p>0</text:p>
          </table:table-cell>
          <table:table-cell table:formula="of:=IF(&quot;XXX&quot;= [.A431];2*[.B429]*[.B430]/([.B429]+[.B430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">
            <text:p>0</text:p>
          </table:table-cell>
          <table:table-cell table:formula="of:=IF(&quot;XXX&quot;= [.A432];2*[.B430]*[.B431]/([.B430]+[.B431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33];2*[.B431]*[.B432]/([.B431]+[.B432]);0)" office:value-type="float" office:value="0">
            <text:p>#DIV/0!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434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35];2*[.B434]*[.B#REF!]/([.B434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11/759</text:p>
          </table:table-cell>
          <table:table-cell table:formula="of:=IF(&quot;XXX&quot;= [.A436];2*[.B435]*[.B#REF!]/([.B43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1/16</text:p>
          </table:table-cell>
          <table:table-cell table:formula="of:=IF(&quot;XXX&quot;= [.A437];2*[.B#REF!]*[.B436]/([.B#REF!]+[.B436]);0)" office:value-type="float" office:value="0">
            <text:p>0</text:p>
          </table:table-cell>
        </table:table-row>
        <table:table-row table:style-name="ro2">
          <table:table-cell office:value-type="string">
            <text:p>P:759,</text:p>
          </table:table-cell>
          <table:table-cell office:value-type="string">
            <text:p>TP:11,</text:p>
          </table:table-cell>
          <table:table-cell table:formula="of:=IF(&quot;XXX&quot;= [.A438];2*[.B436]*[.B437]/([.B436]+[.B43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439];2*[.B437]*[.B438]/([.B437]+[.B43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40];2*[.B439]*[.B#REF!]/([.B439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4/55</text:p>
          </table:table-cell>
          <table:table-cell table:formula="of:=IF(&quot;XXX&quot;= [.A441];2*[.B440]*[.B#REF!]/([.B44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16</text:p>
          </table:table-cell>
          <table:table-cell table:formula="of:=IF(&quot;XXX&quot;= [.A442];2*[.B#REF!]*[.B441]/([.B#REF!]+[.B441]);0)" office:value-type="float" office:value="0">
            <text:p>0</text:p>
          </table:table-cell>
        </table:table-row>
        <table:table-row table:style-name="ro2">
          <table:table-cell office:value-type="string">
            <text:p>P:55,</text:p>
          </table:table-cell>
          <table:table-cell office:value-type="string">
            <text:p>TP:4,</text:p>
          </table:table-cell>
          <table:table-cell table:formula="of:=IF(&quot;XXX&quot;= [.A443];2*[.B441]*[.B442]/([.B441]+[.B44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444];2*[.B442]*[.B443]/([.B442]+[.B44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45];2*[.B444]*[.B#REF!]/([.B444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5/45</text:p>
          </table:table-cell>
          <table:table-cell table:formula="of:=IF(&quot;XXX&quot;= [.A446];2*[.B445]*[.B#REF!]/([.B44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16</text:p>
          </table:table-cell>
          <table:table-cell table:formula="of:=IF(&quot;XXX&quot;= [.A447];2*[.B#REF!]*[.B446]/([.B#REF!]+[.B446]);0)" office:value-type="float" office:value="0">
            <text:p>0</text:p>
          </table:table-cell>
        </table:table-row>
        <table:table-row table:style-name="ro2">
          <table:table-cell office:value-type="string">
            <text:p>P:45,</text:p>
          </table:table-cell>
          <table:table-cell office:value-type="string">
            <text:p>TP:5,</text:p>
          </table:table-cell>
          <table:table-cell table:formula="of:=IF(&quot;XXX&quot;= [.A448];2*[.B446]*[.B447]/([.B446]+[.B447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449];2*[.B447]*[.B448]/([.B447]+[.B448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450];2*[.B448]*[.B449]/([.B448]+[.B449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27/279</text:p>
          </table:table-cell>
          <table:table-cell table:formula="of:=IF(&quot;XXX&quot;= [.A451];2*[.B450]*[.B#REF!]/([.B45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7/98</text:p>
          </table:table-cell>
          <table:table-cell table:formula="of:=IF(&quot;XXX&quot;= [.A452];2*[.B#REF!]*[.B451]/([.B#REF!]+[.B451]);0)" office:value-type="float" office:value="0">
            <text:p>0</text:p>
          </table:table-cell>
        </table:table-row>
        <table:table-row table:style-name="ro2">
          <table:table-cell office:value-type="string">
            <text:p>P:279,</text:p>
          </table:table-cell>
          <table:table-cell office:value-type="string">
            <text:p>TP:27,</text:p>
          </table:table-cell>
          <table:table-cell table:formula="of:=IF(&quot;XXX&quot;= [.A453];2*[.B451]*[.B452]/([.B451]+[.B452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54];2*[.B453]*[.B#REF!]/([.B453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455];2*[.B#REF!]*[.B454]/([.B#REF!]+[.B454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456];2*[.B454]*[.B455]/([.B454]+[.B455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457];2*[.B455]*[.B456]/([.B455]+[.B456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967741935483871">
            <text:p>0.0967741935</text:p>
          </table:table-cell>
          <table:table-cell table:formula="of:=IF(&quot;XXX&quot;= [.A458];2*[.B456]*[.B457]/([.B456]+[.B457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75510204081633">
            <text:p>0.2755102041</text:p>
          </table:table-cell>
          <table:table-cell table:formula="of:=IF(&quot;XXX&quot;= [.A459];2*[.B457]*[.B458]/([.B457]+[.B458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60];2*[.B458]*[.B459]/([.B458]+[.B459]);0)" office:value-type="float" office:value="0.143236074270557">
            <text:p>0.1432360743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461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62];2*[.B461]*[.B#REF!]/([.B461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0/35</text:p>
          </table:table-cell>
          <table:table-cell table:formula="of:=IF(&quot;XXX&quot;= [.A463];2*[.B462]*[.B#REF!]/([.B46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16</text:p>
          </table:table-cell>
          <table:table-cell table:formula="of:=IF(&quot;XXX&quot;= [.A464];2*[.B#REF!]*[.B463]/([.B#REF!]+[.B463]);0)" office:value-type="float" office:value="0">
            <text:p>0</text:p>
          </table:table-cell>
        </table:table-row>
        <table:table-row table:style-name="ro2">
          <table:table-cell office:value-type="string">
            <text:p>P:35,</text:p>
          </table:table-cell>
          <table:table-cell office:value-type="string">
            <text:p>TP:0,</text:p>
          </table:table-cell>
          <table:table-cell table:formula="of:=IF(&quot;XXX&quot;= [.A465];2*[.B463]*[.B464]/([.B463]+[.B46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466];2*[.B464]*[.B465]/([.B464]+[.B46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67];2*[.B466]*[.B#REF!]/([.B466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3/30</text:p>
          </table:table-cell>
          <table:table-cell table:formula="of:=IF(&quot;XXX&quot;= [.A468];2*[.B467]*[.B#REF!]/([.B46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16</text:p>
          </table:table-cell>
          <table:table-cell table:formula="of:=IF(&quot;XXX&quot;= [.A469];2*[.B#REF!]*[.B468]/([.B#REF!]+[.B468]);0)" office:value-type="float" office:value="0">
            <text:p>0</text:p>
          </table:table-cell>
        </table:table-row>
        <table:table-row table:style-name="ro2">
          <table:table-cell office:value-type="string">
            <text:p>P:30,</text:p>
          </table:table-cell>
          <table:table-cell office:value-type="string">
            <text:p>TP:3,</text:p>
          </table:table-cell>
          <table:table-cell table:formula="of:=IF(&quot;XXX&quot;= [.A470];2*[.B468]*[.B469]/([.B468]+[.B46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471];2*[.B469]*[.B470]/([.B469]+[.B47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72];2*[.B471]*[.B#REF!]/([.B471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11/291</text:p>
          </table:table-cell>
          <table:table-cell table:formula="of:=IF(&quot;XXX&quot;= [.A473];2*[.B472]*[.B#REF!]/([.B47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1/16</text:p>
          </table:table-cell>
          <table:table-cell table:formula="of:=IF(&quot;XXX&quot;= [.A474];2*[.B#REF!]*[.B473]/([.B#REF!]+[.B473]);0)" office:value-type="float" office:value="0">
            <text:p>0</text:p>
          </table:table-cell>
        </table:table-row>
        <table:table-row table:style-name="ro2">
          <table:table-cell office:value-type="string">
            <text:p>P:291,</text:p>
          </table:table-cell>
          <table:table-cell office:value-type="string">
            <text:p>TP:11,</text:p>
          </table:table-cell>
          <table:table-cell table:formula="of:=IF(&quot;XXX&quot;= [.A475];2*[.B473]*[.B474]/([.B473]+[.B474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476];2*[.B474]*[.B475]/([.B474]+[.B475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5408320493067</text:p>
          </table:table-cell>
          <table:table-cell table:formula="of:=IF(&quot;XXX&quot;= [.A477];2*[.B475]*[.B476]/([.B475]+[.B476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74/1457</text:p>
          </table:table-cell>
          <table:table-cell table:formula="of:=IF(&quot;XXX&quot;= [.A478];2*[.B477]*[.B#REF!]/([.B47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4/98</text:p>
          </table:table-cell>
          <table:table-cell table:formula="of:=IF(&quot;XXX&quot;= [.A479];2*[.B#REF!]*[.B478]/([.B#REF!]+[.B478]);0)" office:value-type="float" office:value="0">
            <text:p>0</text:p>
          </table:table-cell>
        </table:table-row>
        <table:table-row table:style-name="ro2">
          <table:table-cell office:value-type="string">
            <text:p>P:1457,</text:p>
          </table:table-cell>
          <table:table-cell office:value-type="string">
            <text:p>TP:74,</text:p>
          </table:table-cell>
          <table:table-cell table:formula="of:=IF(&quot;XXX&quot;= [.A480];2*[.B478]*[.B479]/([.B478]+[.B479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81];2*[.B480]*[.B#REF!]/([.B480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482];2*[.B#REF!]*[.B481]/([.B#REF!]+[.B481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483];2*[.B481]*[.B482]/([.B481]+[.B482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2">
            <text:p>2</text:p>
          </table:table-cell>
          <table:table-cell table:formula="of:=IF(&quot;XXX&quot;= [.A484];2*[.B482]*[.B483]/([.B482]+[.B483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507892930679478">
            <text:p>0.0507892931</text:p>
          </table:table-cell>
          <table:table-cell table:formula="of:=IF(&quot;XXX&quot;= [.A485];2*[.B483]*[.B484]/([.B483]+[.B484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755102040816326">
            <text:p>0.7551020408</text:p>
          </table:table-cell>
          <table:table-cell table:formula="of:=IF(&quot;XXX&quot;= [.A486];2*[.B484]*[.B485]/([.B484]+[.B485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87];2*[.B485]*[.B486]/([.B485]+[.B486]);0)" office:value-type="float" office:value="0.095176848874598">
            <text:p>0.0951768489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488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89];2*[.B488]*[.B#REF!]/([.B488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1/3</text:p>
          </table:table-cell>
          <table:table-cell table:formula="of:=IF(&quot;XXX&quot;= [.A490];2*[.B489]*[.B#REF!]/([.B48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16</text:p>
          </table:table-cell>
          <table:table-cell table:formula="of:=IF(&quot;XXX&quot;= [.A491];2*[.B#REF!]*[.B490]/([.B#REF!]+[.B490]);0)" office:value-type="float" office:value="0">
            <text:p>0</text:p>
          </table:table-cell>
        </table:table-row>
        <table:table-row table:style-name="ro2">
          <table:table-cell office:value-type="string">
            <text:p>P:3,</text:p>
          </table:table-cell>
          <table:table-cell office:value-type="string">
            <text:p>TP:1,</text:p>
          </table:table-cell>
          <table:table-cell table:formula="of:=IF(&quot;XXX&quot;= [.A492];2*[.B490]*[.B491]/([.B490]+[.B49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493];2*[.B491]*[.B492]/([.B491]+[.B49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94];2*[.B493]*[.B#REF!]/([.B493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3/18</text:p>
          </table:table-cell>
          <table:table-cell table:formula="of:=IF(&quot;XXX&quot;= [.A495];2*[.B494]*[.B#REF!]/([.B49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16</text:p>
          </table:table-cell>
          <table:table-cell table:formula="of:=IF(&quot;XXX&quot;= [.A496];2*[.B#REF!]*[.B495]/([.B#REF!]+[.B495]);0)" office:value-type="float" office:value="0">
            <text:p>0</text:p>
          </table:table-cell>
        </table:table-row>
        <table:table-row table:style-name="ro2">
          <table:table-cell office:value-type="string">
            <text:p>P:18,</text:p>
          </table:table-cell>
          <table:table-cell office:value-type="string">
            <text:p>TP:3,</text:p>
          </table:table-cell>
          <table:table-cell table:formula="of:=IF(&quot;XXX&quot;= [.A497];2*[.B495]*[.B496]/([.B495]+[.B49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498];2*[.B496]*[.B497]/([.B496]+[.B49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99];2*[.B498]*[.B#REF!]/([.B498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1/7</text:p>
          </table:table-cell>
          <table:table-cell table:formula="of:=IF(&quot;XXX&quot;= [.A500];2*[.B499]*[.B#REF!]/([.B49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16</text:p>
          </table:table-cell>
          <table:table-cell table:formula="of:=IF(&quot;XXX&quot;= [.A501];2*[.B#REF!]*[.B500]/([.B#REF!]+[.B500]);0)" office:value-type="float" office:value="0">
            <text:p>0</text:p>
          </table:table-cell>
        </table:table-row>
        <table:table-row table:style-name="ro2">
          <table:table-cell office:value-type="string">
            <text:p>P:7,</text:p>
          </table:table-cell>
          <table:table-cell office:value-type="string">
            <text:p>TP:1,</text:p>
          </table:table-cell>
          <table:table-cell table:formula="of:=IF(&quot;XXX&quot;= [.A502];2*[.B500]*[.B501]/([.B500]+[.B501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503];2*[.B501]*[.B502]/([.B501]+[.B502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02053388090349</text:p>
          </table:table-cell>
          <table:table-cell table:formula="of:=IF(&quot;XXX&quot;= [.A504];2*[.B502]*[.B503]/([.B502]+[.B503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4/19</text:p>
          </table:table-cell>
          <table:table-cell table:formula="of:=IF(&quot;XXX&quot;= [.A505];2*[.B504]*[.B#REF!]/([.B50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98</text:p>
          </table:table-cell>
          <table:table-cell table:formula="of:=IF(&quot;XXX&quot;= [.A506];2*[.B#REF!]*[.B505]/([.B#REF!]+[.B505]);0)" office:value-type="float" office:value="0">
            <text:p>0</text:p>
          </table:table-cell>
        </table:table-row>
        <table:table-row table:style-name="ro2">
          <table:table-cell office:value-type="string">
            <text:p>P:19,</text:p>
          </table:table-cell>
          <table:table-cell office:value-type="string">
            <text:p>TP:4,</text:p>
          </table:table-cell>
          <table:table-cell table:formula="of:=IF(&quot;XXX&quot;= [.A507];2*[.B505]*[.B506]/([.B505]+[.B50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08];2*[.B507]*[.B#REF!]/([.B507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509];2*[.B#REF!]*[.B508]/([.B#REF!]+[.B508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510];2*[.B508]*[.B509]/([.B508]+[.B509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511];2*[.B509]*[.B510]/([.B509]+[.B510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210526315789474">
            <text:p>0.2105263158</text:p>
          </table:table-cell>
          <table:table-cell table:formula="of:=IF(&quot;XXX&quot;= [.A512];2*[.B510]*[.B511]/([.B510]+[.B511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0408163265306122">
            <text:p>0.0408163265</text:p>
          </table:table-cell>
          <table:table-cell table:formula="of:=IF(&quot;XXX&quot;= [.A513];2*[.B511]*[.B512]/([.B511]+[.B512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14];2*[.B512]*[.B513]/([.B512]+[.B513]);0)" office:value-type="float" office:value="0.0683760683760683">
            <text:p>0.0683760684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515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16];2*[.B515]*[.B#REF!]/([.B515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8/36</text:p>
          </table:table-cell>
          <table:table-cell table:formula="of:=IF(&quot;XXX&quot;= [.A517];2*[.B516]*[.B#REF!]/([.B51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8/16</text:p>
          </table:table-cell>
          <table:table-cell table:formula="of:=IF(&quot;XXX&quot;= [.A518];2*[.B#REF!]*[.B517]/([.B#REF!]+[.B517]);0)" office:value-type="float" office:value="0">
            <text:p>0</text:p>
          </table:table-cell>
        </table:table-row>
        <table:table-row table:style-name="ro2">
          <table:table-cell office:value-type="string">
            <text:p>P:36,</text:p>
          </table:table-cell>
          <table:table-cell office:value-type="string">
            <text:p>TP:8,</text:p>
          </table:table-cell>
          <table:table-cell table:formula="of:=IF(&quot;XXX&quot;= [.A519];2*[.B517]*[.B518]/([.B517]+[.B51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520];2*[.B518]*[.B519]/([.B518]+[.B51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21];2*[.B520]*[.B#REF!]/([.B520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8/34</text:p>
          </table:table-cell>
          <table:table-cell table:formula="of:=IF(&quot;XXX&quot;= [.A522];2*[.B521]*[.B#REF!]/([.B52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8/16</text:p>
          </table:table-cell>
          <table:table-cell table:formula="of:=IF(&quot;XXX&quot;= [.A523];2*[.B#REF!]*[.B522]/([.B#REF!]+[.B522]);0)" office:value-type="float" office:value="0">
            <text:p>0</text:p>
          </table:table-cell>
        </table:table-row>
        <table:table-row table:style-name="ro2">
          <table:table-cell office:value-type="string">
            <text:p>P:34,</text:p>
          </table:table-cell>
          <table:table-cell office:value-type="string">
            <text:p>TP:8,</text:p>
          </table:table-cell>
          <table:table-cell table:formula="of:=IF(&quot;XXX&quot;= [.A524];2*[.B522]*[.B523]/([.B522]+[.B52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525];2*[.B523]*[.B524]/([.B523]+[.B52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26];2*[.B525]*[.B#REF!]/([.B525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9/55</text:p>
          </table:table-cell>
          <table:table-cell table:formula="of:=IF(&quot;XXX&quot;= [.A527];2*[.B526]*[.B#REF!]/([.B52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9/16</text:p>
          </table:table-cell>
          <table:table-cell table:formula="of:=IF(&quot;XXX&quot;= [.A528];2*[.B#REF!]*[.B527]/([.B#REF!]+[.B527]);0)" office:value-type="float" office:value="0">
            <text:p>0</text:p>
          </table:table-cell>
        </table:table-row>
        <table:table-row table:style-name="ro2">
          <table:table-cell office:value-type="string">
            <text:p>P:55,</text:p>
          </table:table-cell>
          <table:table-cell office:value-type="string">
            <text:p>TP:9,</text:p>
          </table:table-cell>
          <table:table-cell table:formula="of:=IF(&quot;XXX&quot;= [.A529];2*[.B527]*[.B528]/([.B527]+[.B528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530];2*[.B528]*[.B529]/([.B528]+[.B529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531];2*[.B529]*[.B530]/([.B529]+[.B530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29/227</text:p>
          </table:table-cell>
          <table:table-cell table:formula="of:=IF(&quot;XXX&quot;= [.A532];2*[.B531]*[.B#REF!]/([.B53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9/98</text:p>
          </table:table-cell>
          <table:table-cell table:formula="of:=IF(&quot;XXX&quot;= [.A533];2*[.B#REF!]*[.B532]/([.B#REF!]+[.B532]);0)" office:value-type="float" office:value="0">
            <text:p>0</text:p>
          </table:table-cell>
        </table:table-row>
        <table:table-row table:style-name="ro2">
          <table:table-cell office:value-type="string">
            <text:p>P:227,</text:p>
          </table:table-cell>
          <table:table-cell office:value-type="string">
            <text:p>TP:29,</text:p>
          </table:table-cell>
          <table:table-cell table:formula="of:=IF(&quot;XXX&quot;= [.A534];2*[.B532]*[.B533]/([.B532]+[.B533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35];2*[.B534]*[.B#REF!]/([.B534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536];2*[.B#REF!]*[.B535]/([.B#REF!]+[.B535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537];2*[.B535]*[.B536]/([.B535]+[.B536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538];2*[.B536]*[.B537]/([.B536]+[.B537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27753303964758">
            <text:p>0.127753304</text:p>
          </table:table-cell>
          <table:table-cell table:formula="of:=IF(&quot;XXX&quot;= [.A539];2*[.B537]*[.B538]/([.B537]+[.B538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95918367346939">
            <text:p>0.2959183673</text:p>
          </table:table-cell>
          <table:table-cell table:formula="of:=IF(&quot;XXX&quot;= [.A540];2*[.B538]*[.B539]/([.B538]+[.B539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41];2*[.B539]*[.B540]/([.B539]+[.B540]);0)" office:value-type="float" office:value="0.178461538461539">
            <text:p>0.1784615385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542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43];2*[.B542]*[.B#REF!]/([.B542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6/113</text:p>
          </table:table-cell>
          <table:table-cell table:formula="of:=IF(&quot;XXX&quot;= [.A544];2*[.B543]*[.B#REF!]/([.B54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16</text:p>
          </table:table-cell>
          <table:table-cell table:formula="of:=IF(&quot;XXX&quot;= [.A545];2*[.B#REF!]*[.B544]/([.B#REF!]+[.B544]);0)" office:value-type="float" office:value="0">
            <text:p>0</text:p>
          </table:table-cell>
        </table:table-row>
        <table:table-row table:style-name="ro2">
          <table:table-cell office:value-type="string">
            <text:p>P:113,</text:p>
          </table:table-cell>
          <table:table-cell office:value-type="string">
            <text:p>TP:6,</text:p>
          </table:table-cell>
          <table:table-cell table:formula="of:=IF(&quot;XXX&quot;= [.A546];2*[.B544]*[.B545]/([.B544]+[.B54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547];2*[.B545]*[.B546]/([.B545]+[.B54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48];2*[.B547]*[.B#REF!]/([.B547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14/207</text:p>
          </table:table-cell>
          <table:table-cell table:formula="of:=IF(&quot;XXX&quot;= [.A549];2*[.B548]*[.B#REF!]/([.B54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4/16</text:p>
          </table:table-cell>
          <table:table-cell table:formula="of:=IF(&quot;XXX&quot;= [.A550];2*[.B#REF!]*[.B549]/([.B#REF!]+[.B549]);0)" office:value-type="float" office:value="0">
            <text:p>0</text:p>
          </table:table-cell>
        </table:table-row>
        <table:table-row table:style-name="ro2">
          <table:table-cell office:value-type="string">
            <text:p>P:207,</text:p>
          </table:table-cell>
          <table:table-cell office:value-type="string">
            <text:p>TP:14,</text:p>
          </table:table-cell>
          <table:table-cell table:formula="of:=IF(&quot;XXX&quot;= [.A551];2*[.B549]*[.B550]/([.B549]+[.B55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552];2*[.B550]*[.B551]/([.B550]+[.B55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53];2*[.B552]*[.B#REF!]/([.B552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10/28</text:p>
          </table:table-cell>
          <table:table-cell table:formula="of:=IF(&quot;XXX&quot;= [.A554];2*[.B553]*[.B#REF!]/([.B55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0/16</text:p>
          </table:table-cell>
          <table:table-cell table:formula="of:=IF(&quot;XXX&quot;= [.A555];2*[.B#REF!]*[.B554]/([.B#REF!]+[.B554]);0)" office:value-type="float" office:value="0">
            <text:p>0</text:p>
          </table:table-cell>
        </table:table-row>
        <table:table-row table:style-name="ro2">
          <table:table-cell office:value-type="string">
            <text:p>P:28,</text:p>
          </table:table-cell>
          <table:table-cell office:value-type="string">
            <text:p>TP:10,</text:p>
          </table:table-cell>
          <table:table-cell table:formula="of:=IF(&quot;XXX&quot;= [.A556];2*[.B554]*[.B555]/([.B554]+[.B555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557];2*[.B555]*[.B556]/([.B555]+[.B556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558];2*[.B556]*[.B557]/([.B556]+[.B557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14/91</text:p>
          </table:table-cell>
          <table:table-cell table:formula="of:=IF(&quot;XXX&quot;= [.A559];2*[.B558]*[.B#REF!]/([.B55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4/98</text:p>
          </table:table-cell>
          <table:table-cell table:formula="of:=IF(&quot;XXX&quot;= [.A560];2*[.B#REF!]*[.B559]/([.B#REF!]+[.B559]);0)" office:value-type="float" office:value="0">
            <text:p>0</text:p>
          </table:table-cell>
        </table:table-row>
        <table:table-row table:style-name="ro2">
          <table:table-cell office:value-type="string">
            <text:p>P:91,</text:p>
          </table:table-cell>
          <table:table-cell office:value-type="string">
            <text:p>TP:14,</text:p>
          </table:table-cell>
          <table:table-cell table:formula="of:=IF(&quot;XXX&quot;= [.A561];2*[.B559]*[.B560]/([.B559]+[.B56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62];2*[.B561]*[.B#REF!]/([.B561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563];2*[.B#REF!]*[.B562]/([.B#REF!]+[.B562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564];2*[.B562]*[.B563]/([.B562]+[.B563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565];2*[.B563]*[.B564]/([.B563]+[.B564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53846153846154">
            <text:p>0.1538461538</text:p>
          </table:table-cell>
          <table:table-cell table:formula="of:=IF(&quot;XXX&quot;= [.A566];2*[.B564]*[.B565]/([.B564]+[.B565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42857142857143">
            <text:p>0.1428571429</text:p>
          </table:table-cell>
          <table:table-cell table:formula="of:=IF(&quot;XXX&quot;= [.A567];2*[.B565]*[.B566]/([.B565]+[.B56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68];2*[.B566]*[.B567]/([.B566]+[.B567]);0)" office:value-type="float" office:value="0.148148148148148">
            <text:p>0.1481481481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569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70];2*[.B569]*[.B#REF!]/([.B569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7/255</text:p>
          </table:table-cell>
          <table:table-cell table:formula="of:=IF(&quot;XXX&quot;= [.A571];2*[.B570]*[.B#REF!]/([.B57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16</text:p>
          </table:table-cell>
          <table:table-cell table:formula="of:=IF(&quot;XXX&quot;= [.A572];2*[.B#REF!]*[.B571]/([.B#REF!]+[.B571]);0)" office:value-type="float" office:value="0">
            <text:p>0</text:p>
          </table:table-cell>
        </table:table-row>
        <table:table-row table:style-name="ro2">
          <table:table-cell office:value-type="string">
            <text:p>P:255,</text:p>
          </table:table-cell>
          <table:table-cell office:value-type="string">
            <text:p>TP:7,</text:p>
          </table:table-cell>
          <table:table-cell table:formula="of:=IF(&quot;XXX&quot;= [.A573];2*[.B571]*[.B572]/([.B571]+[.B57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574];2*[.B572]*[.B573]/([.B572]+[.B57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75];2*[.B574]*[.B#REF!]/([.B574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576];2*[.B575]*[.B#REF!]/([.B57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16</text:p>
          </table:table-cell>
          <table:table-cell table:formula="of:=IF(&quot;XXX&quot;= [.A577];2*[.B#REF!]*[.B576]/([.B#REF!]+[.B576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578];2*[.B576]*[.B577]/([.B576]+[.B57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579];2*[.B577]*[.B578]/([.B577]+[.B57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80];2*[.B579]*[.B#REF!]/([.B579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581];2*[.B580]*[.B#REF!]/([.B58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16</text:p>
          </table:table-cell>
          <table:table-cell table:formula="of:=IF(&quot;XXX&quot;= [.A582];2*[.B#REF!]*[.B581]/([.B#REF!]+[.B581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583];2*[.B581]*[.B582]/([.B581]+[.B582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584];2*[.B582]*[.B583]/([.B582]+[.B583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</text:p>
          </table:table-cell>
          <table:table-cell table:formula="of:=IF(&quot;XXX&quot;= [.A585];2*[.B583]*[.B584]/([.B583]+[.B584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586];2*[.B585]*[.B#REF!]/([.B58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98</text:p>
          </table:table-cell>
          <table:table-cell table:formula="of:=IF(&quot;XXX&quot;= [.A587];2*[.B#REF!]*[.B586]/([.B#REF!]+[.B586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588];2*[.B586]*[.B587]/([.B586]+[.B587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89];2*[.B588]*[.B#REF!]/([.B588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590];2*[.B#REF!]*[.B589]/([.B#REF!]+[.B589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591];2*[.B589]*[.B590]/([.B589]+[.B590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2">
            <text:p>2</text:p>
          </table:table-cell>
          <table:table-cell table:formula="of:=IF(&quot;XXX&quot;= [.A592];2*[.B590]*[.B591]/([.B590]+[.B591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">
            <text:p>0</text:p>
          </table:table-cell>
          <table:table-cell table:formula="of:=IF(&quot;XXX&quot;= [.A593];2*[.B591]*[.B592]/([.B591]+[.B592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">
            <text:p>0</text:p>
          </table:table-cell>
          <table:table-cell table:formula="of:=IF(&quot;XXX&quot;= [.A594];2*[.B592]*[.B593]/([.B592]+[.B593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95];2*[.B593]*[.B594]/([.B593]+[.B594]);0)" office:value-type="float" office:value="0">
            <text:p>#DIV/0!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596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97];2*[.B596]*[.B#REF!]/([.B596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7/70</text:p>
          </table:table-cell>
          <table:table-cell table:formula="of:=IF(&quot;XXX&quot;= [.A598];2*[.B597]*[.B#REF!]/([.B59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16</text:p>
          </table:table-cell>
          <table:table-cell table:formula="of:=IF(&quot;XXX&quot;= [.A599];2*[.B#REF!]*[.B598]/([.B#REF!]+[.B598]);0)" office:value-type="float" office:value="0">
            <text:p>0</text:p>
          </table:table-cell>
        </table:table-row>
        <table:table-row table:style-name="ro2">
          <table:table-cell office:value-type="string">
            <text:p>P:70,</text:p>
          </table:table-cell>
          <table:table-cell office:value-type="string">
            <text:p>TP:7,</text:p>
          </table:table-cell>
          <table:table-cell table:formula="of:=IF(&quot;XXX&quot;= [.A600];2*[.B598]*[.B599]/([.B598]+[.B59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601];2*[.B599]*[.B600]/([.B599]+[.B60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02];2*[.B601]*[.B#REF!]/([.B601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4/4</text:p>
          </table:table-cell>
          <table:table-cell table:formula="of:=IF(&quot;XXX&quot;= [.A603];2*[.B602]*[.B#REF!]/([.B60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16</text:p>
          </table:table-cell>
          <table:table-cell table:formula="of:=IF(&quot;XXX&quot;= [.A604];2*[.B#REF!]*[.B603]/([.B#REF!]+[.B603]);0)" office:value-type="float" office:value="0">
            <text:p>0</text:p>
          </table:table-cell>
        </table:table-row>
        <table:table-row table:style-name="ro2">
          <table:table-cell office:value-type="string">
            <text:p>P:4,</text:p>
          </table:table-cell>
          <table:table-cell office:value-type="string">
            <text:p>TP:4,</text:p>
          </table:table-cell>
          <table:table-cell table:formula="of:=IF(&quot;XXX&quot;= [.A605];2*[.B603]*[.B604]/([.B603]+[.B60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606];2*[.B604]*[.B605]/([.B604]+[.B60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07];2*[.B606]*[.B#REF!]/([.B606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7/32</text:p>
          </table:table-cell>
          <table:table-cell table:formula="of:=IF(&quot;XXX&quot;= [.A608];2*[.B607]*[.B#REF!]/([.B60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16</text:p>
          </table:table-cell>
          <table:table-cell table:formula="of:=IF(&quot;XXX&quot;= [.A609];2*[.B#REF!]*[.B608]/([.B#REF!]+[.B608]);0)" office:value-type="float" office:value="0">
            <text:p>0</text:p>
          </table:table-cell>
        </table:table-row>
        <table:table-row table:style-name="ro2">
          <table:table-cell office:value-type="string">
            <text:p>P:32,</text:p>
          </table:table-cell>
          <table:table-cell office:value-type="string">
            <text:p>TP:7,</text:p>
          </table:table-cell>
          <table:table-cell table:formula="of:=IF(&quot;XXX&quot;= [.A610];2*[.B608]*[.B609]/([.B608]+[.B609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611];2*[.B609]*[.B610]/([.B609]+[.B610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612];2*[.B610]*[.B611]/([.B610]+[.B611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16/42</text:p>
          </table:table-cell>
          <table:table-cell table:formula="of:=IF(&quot;XXX&quot;= [.A613];2*[.B612]*[.B#REF!]/([.B61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6/98</text:p>
          </table:table-cell>
          <table:table-cell table:formula="of:=IF(&quot;XXX&quot;= [.A614];2*[.B#REF!]*[.B613]/([.B#REF!]+[.B613]);0)" office:value-type="float" office:value="0">
            <text:p>0</text:p>
          </table:table-cell>
        </table:table-row>
        <table:table-row table:style-name="ro2">
          <table:table-cell office:value-type="string">
            <text:p>P:42,</text:p>
          </table:table-cell>
          <table:table-cell office:value-type="string">
            <text:p>TP:16,</text:p>
          </table:table-cell>
          <table:table-cell table:formula="of:=IF(&quot;XXX&quot;= [.A615];2*[.B613]*[.B614]/([.B613]+[.B614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616];2*[.B615]*[.B#REF!]/([.B615]+[.B#REF!]);0)" office:value-type="float" office:value="0">
            <text:p>#VALUE!</text:p>
          </table:table-cell>
        </table:table-row>
        <table:table-row table:style-name="ro2">
          <table:table-cell table:style-name="ce1" office:value-type="string">
            <text:p>learning_rate</text:p>
          </table:table-cell>
          <table:table-cell table:style-name="ce1" office:value-type="string">
            <text:p>2e-05</text:p>
          </table:table-cell>
          <table:table-cell table:style-name="ce1" table:formula="of:=IF(&quot;XXX&quot;= [.A617];2*[.B#REF!]*[.B616]/([.B#REF!]+[.B616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oversampling_ratio</text:p>
          </table:table-cell>
          <table:table-cell table:style-name="ce1" office:value-type="float" office:value="2">
            <text:p>2</text:p>
          </table:table-cell>
          <table:table-cell table:style-name="ce1" table:formula="of:=IF(&quot;XXX&quot;= [.A618];2*[.B616]*[.B617]/([.B616]+[.B617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lass_ratio</text:p>
          </table:table-cell>
          <table:table-cell table:style-name="ce1" office:value-type="float" office:value="4">
            <text:p>4</text:p>
          </table:table-cell>
          <table:table-cell table:style-name="ce1" table:formula="of:=IF(&quot;XXX&quot;= [.A619];2*[.B617]*[.B618]/([.B617]+[.B618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precision</text:p>
          </table:table-cell>
          <table:table-cell table:style-name="ce1" office:value-type="float" office:value="0.380952380952381">
            <text:p>0.380952381</text:p>
          </table:table-cell>
          <table:table-cell table:style-name="ce1" table:formula="of:=IF(&quot;XXX&quot;= [.A620];2*[.B618]*[.B619]/([.B618]+[.B619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recall</text:p>
          </table:table-cell>
          <table:table-cell table:style-name="ce1" office:value-type="float" office:value="0.163265306122449">
            <text:p>0.1632653061</text:p>
          </table:table-cell>
          <table:table-cell table:style-name="ce1" table:formula="of:=IF(&quot;XXX&quot;= [.A621];2*[.B619]*[.B620]/([.B619]+[.B620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622];2*[.B620]*[.B621]/([.B620]+[.B621]);0)" office:value-type="float" office:value="0.228571428571429">
            <text:p>0.2285714286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623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24];2*[.B623]*[.B#REF!]/([.B623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10/55</text:p>
          </table:table-cell>
          <table:table-cell table:formula="of:=IF(&quot;XXX&quot;= [.A625];2*[.B624]*[.B#REF!]/([.B62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0/16</text:p>
          </table:table-cell>
          <table:table-cell table:formula="of:=IF(&quot;XXX&quot;= [.A626];2*[.B#REF!]*[.B625]/([.B#REF!]+[.B625]);0)" office:value-type="float" office:value="0">
            <text:p>0</text:p>
          </table:table-cell>
        </table:table-row>
        <table:table-row table:style-name="ro2">
          <table:table-cell office:value-type="string">
            <text:p>P:55,</text:p>
          </table:table-cell>
          <table:table-cell office:value-type="string">
            <text:p>TP:10,</text:p>
          </table:table-cell>
          <table:table-cell table:formula="of:=IF(&quot;XXX&quot;= [.A627];2*[.B625]*[.B626]/([.B625]+[.B62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628];2*[.B626]*[.B627]/([.B626]+[.B62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29];2*[.B628]*[.B#REF!]/([.B628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6/10</text:p>
          </table:table-cell>
          <table:table-cell table:formula="of:=IF(&quot;XXX&quot;= [.A630];2*[.B629]*[.B#REF!]/([.B62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16</text:p>
          </table:table-cell>
          <table:table-cell table:formula="of:=IF(&quot;XXX&quot;= [.A631];2*[.B#REF!]*[.B630]/([.B#REF!]+[.B630]);0)" office:value-type="float" office:value="0">
            <text:p>0</text:p>
          </table:table-cell>
        </table:table-row>
        <table:table-row table:style-name="ro2">
          <table:table-cell office:value-type="string">
            <text:p>P:10,</text:p>
          </table:table-cell>
          <table:table-cell office:value-type="string">
            <text:p>TP:6,</text:p>
          </table:table-cell>
          <table:table-cell table:formula="of:=IF(&quot;XXX&quot;= [.A632];2*[.B630]*[.B631]/([.B630]+[.B63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633];2*[.B631]*[.B632]/([.B631]+[.B63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34];2*[.B633]*[.B#REF!]/([.B633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8/12</text:p>
          </table:table-cell>
          <table:table-cell table:formula="of:=IF(&quot;XXX&quot;= [.A635];2*[.B634]*[.B#REF!]/([.B63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8/16</text:p>
          </table:table-cell>
          <table:table-cell table:formula="of:=IF(&quot;XXX&quot;= [.A636];2*[.B#REF!]*[.B635]/([.B#REF!]+[.B635]);0)" office:value-type="float" office:value="0">
            <text:p>0</text:p>
          </table:table-cell>
        </table:table-row>
        <table:table-row table:style-name="ro2">
          <table:table-cell office:value-type="string">
            <text:p>P:12,</text:p>
          </table:table-cell>
          <table:table-cell office:value-type="string">
            <text:p>TP:8,</text:p>
          </table:table-cell>
          <table:table-cell table:formula="of:=IF(&quot;XXX&quot;= [.A637];2*[.B635]*[.B636]/([.B635]+[.B636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638];2*[.B636]*[.B637]/([.B636]+[.B637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639];2*[.B637]*[.B638]/([.B637]+[.B638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27/130</text:p>
          </table:table-cell>
          <table:table-cell table:formula="of:=IF(&quot;XXX&quot;= [.A640];2*[.B639]*[.B#REF!]/([.B63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7/98</text:p>
          </table:table-cell>
          <table:table-cell table:formula="of:=IF(&quot;XXX&quot;= [.A641];2*[.B#REF!]*[.B640]/([.B#REF!]+[.B640]);0)" office:value-type="float" office:value="0">
            <text:p>0</text:p>
          </table:table-cell>
        </table:table-row>
        <table:table-row table:style-name="ro2">
          <table:table-cell office:value-type="string">
            <text:p>P:130,</text:p>
          </table:table-cell>
          <table:table-cell office:value-type="string">
            <text:p>TP:27,</text:p>
          </table:table-cell>
          <table:table-cell table:formula="of:=IF(&quot;XXX&quot;= [.A642];2*[.B640]*[.B641]/([.B640]+[.B641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643];2*[.B642]*[.B#REF!]/([.B642]+[.B#REF!]);0)" office:value-type="float" office:value="0">
            <text:p>#VALUE!</text:p>
          </table:table-cell>
        </table:table-row>
        <table:table-row table:style-name="ro2">
          <table:table-cell table:style-name="ce1" office:value-type="string">
            <text:p>learning_rate</text:p>
          </table:table-cell>
          <table:table-cell table:style-name="ce1" office:value-type="string">
            <text:p>2e-05</text:p>
          </table:table-cell>
          <table:table-cell table:style-name="ce1" table:formula="of:=IF(&quot;XXX&quot;= [.A644];2*[.B#REF!]*[.B643]/([.B#REF!]+[.B643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oversampling_ratio</text:p>
          </table:table-cell>
          <table:table-cell table:style-name="ce1" office:value-type="float" office:value="2">
            <text:p>2</text:p>
          </table:table-cell>
          <table:table-cell table:style-name="ce1" table:formula="of:=IF(&quot;XXX&quot;= [.A645];2*[.B643]*[.B644]/([.B643]+[.B644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lass_ratio</text:p>
          </table:table-cell>
          <table:table-cell table:style-name="ce1" office:value-type="float" office:value="8">
            <text:p>8</text:p>
          </table:table-cell>
          <table:table-cell table:style-name="ce1" table:formula="of:=IF(&quot;XXX&quot;= [.A646];2*[.B644]*[.B645]/([.B644]+[.B645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precision</text:p>
          </table:table-cell>
          <table:table-cell table:style-name="ce1" office:value-type="float" office:value="0.207692307692308">
            <text:p>0.2076923077</text:p>
          </table:table-cell>
          <table:table-cell table:style-name="ce1" table:formula="of:=IF(&quot;XXX&quot;= [.A647];2*[.B645]*[.B646]/([.B645]+[.B646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recall</text:p>
          </table:table-cell>
          <table:table-cell table:style-name="ce1" office:value-type="float" office:value="0.275510204081633">
            <text:p>0.2755102041</text:p>
          </table:table-cell>
          <table:table-cell table:style-name="ce1" table:formula="of:=IF(&quot;XXX&quot;= [.A648];2*[.B646]*[.B647]/([.B646]+[.B647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649];2*[.B647]*[.B648]/([.B647]+[.B648]);0)" office:value-type="float" office:value="0.236842105263158">
            <text:p>0.2368421053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650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51];2*[.B650]*[.B#REF!]/([.B650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10/59</text:p>
          </table:table-cell>
          <table:table-cell table:formula="of:=IF(&quot;XXX&quot;= [.A652];2*[.B651]*[.B#REF!]/([.B65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0/16</text:p>
          </table:table-cell>
          <table:table-cell table:formula="of:=IF(&quot;XXX&quot;= [.A653];2*[.B#REF!]*[.B652]/([.B#REF!]+[.B652]);0)" office:value-type="float" office:value="0">
            <text:p>0</text:p>
          </table:table-cell>
        </table:table-row>
        <table:table-row table:style-name="ro2">
          <table:table-cell office:value-type="string">
            <text:p>P:59,</text:p>
          </table:table-cell>
          <table:table-cell office:value-type="string">
            <text:p>TP:10,</text:p>
          </table:table-cell>
          <table:table-cell table:formula="of:=IF(&quot;XXX&quot;= [.A654];2*[.B652]*[.B653]/([.B652]+[.B65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655];2*[.B653]*[.B654]/([.B653]+[.B65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56];2*[.B655]*[.B#REF!]/([.B655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9/33</text:p>
          </table:table-cell>
          <table:table-cell table:formula="of:=IF(&quot;XXX&quot;= [.A657];2*[.B656]*[.B#REF!]/([.B65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9/16</text:p>
          </table:table-cell>
          <table:table-cell table:formula="of:=IF(&quot;XXX&quot;= [.A658];2*[.B#REF!]*[.B657]/([.B#REF!]+[.B657]);0)" office:value-type="float" office:value="0">
            <text:p>0</text:p>
          </table:table-cell>
        </table:table-row>
        <table:table-row table:style-name="ro2">
          <table:table-cell office:value-type="string">
            <text:p>P:33,</text:p>
          </table:table-cell>
          <table:table-cell office:value-type="string">
            <text:p>TP:9,</text:p>
          </table:table-cell>
          <table:table-cell table:formula="of:=IF(&quot;XXX&quot;= [.A659];2*[.B657]*[.B658]/([.B657]+[.B65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660];2*[.B658]*[.B659]/([.B658]+[.B65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61];2*[.B660]*[.B#REF!]/([.B660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7/15</text:p>
          </table:table-cell>
          <table:table-cell table:formula="of:=IF(&quot;XXX&quot;= [.A662];2*[.B661]*[.B#REF!]/([.B66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16</text:p>
          </table:table-cell>
          <table:table-cell table:formula="of:=IF(&quot;XXX&quot;= [.A663];2*[.B#REF!]*[.B662]/([.B#REF!]+[.B662]);0)" office:value-type="float" office:value="0">
            <text:p>0</text:p>
          </table:table-cell>
        </table:table-row>
        <table:table-row table:style-name="ro2">
          <table:table-cell office:value-type="string">
            <text:p>P:15,</text:p>
          </table:table-cell>
          <table:table-cell office:value-type="string">
            <text:p>TP:7,</text:p>
          </table:table-cell>
          <table:table-cell table:formula="of:=IF(&quot;XXX&quot;= [.A664];2*[.B662]*[.B663]/([.B662]+[.B663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665];2*[.B663]*[.B664]/([.B663]+[.B664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666];2*[.B664]*[.B665]/([.B664]+[.B665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1/25</text:p>
          </table:table-cell>
          <table:table-cell table:formula="of:=IF(&quot;XXX&quot;= [.A667];2*[.B666]*[.B#REF!]/([.B66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98</text:p>
          </table:table-cell>
          <table:table-cell table:formula="of:=IF(&quot;XXX&quot;= [.A668];2*[.B#REF!]*[.B667]/([.B#REF!]+[.B667]);0)" office:value-type="float" office:value="0">
            <text:p>0</text:p>
          </table:table-cell>
        </table:table-row>
        <table:table-row table:style-name="ro2">
          <table:table-cell office:value-type="string">
            <text:p>P:25,</text:p>
          </table:table-cell>
          <table:table-cell office:value-type="string">
            <text:p>TP:1,</text:p>
          </table:table-cell>
          <table:table-cell table:formula="of:=IF(&quot;XXX&quot;= [.A669];2*[.B667]*[.B668]/([.B667]+[.B668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670];2*[.B669]*[.B#REF!]/([.B669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671];2*[.B#REF!]*[.B670]/([.B#REF!]+[.B670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672];2*[.B670]*[.B671]/([.B670]+[.B671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673];2*[.B671]*[.B672]/([.B671]+[.B672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4">
            <text:p>0.04</text:p>
          </table:table-cell>
          <table:table-cell table:formula="of:=IF(&quot;XXX&quot;= [.A674];2*[.B672]*[.B673]/([.B672]+[.B673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0102040816326531">
            <text:p>0.0102040816</text:p>
          </table:table-cell>
          <table:table-cell table:formula="of:=IF(&quot;XXX&quot;= [.A675];2*[.B673]*[.B674]/([.B673]+[.B674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676];2*[.B674]*[.B675]/([.B674]+[.B675]);0)" office:value-type="float" office:value="0.0162601626016261">
            <text:p>0.0162601626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677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78];2*[.B677]*[.B#REF!]/([.B677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12/149</text:p>
          </table:table-cell>
          <table:table-cell table:formula="of:=IF(&quot;XXX&quot;= [.A679];2*[.B678]*[.B#REF!]/([.B67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2/16</text:p>
          </table:table-cell>
          <table:table-cell table:formula="of:=IF(&quot;XXX&quot;= [.A680];2*[.B#REF!]*[.B679]/([.B#REF!]+[.B679]);0)" office:value-type="float" office:value="0">
            <text:p>0</text:p>
          </table:table-cell>
        </table:table-row>
        <table:table-row table:style-name="ro2">
          <table:table-cell office:value-type="string">
            <text:p>P:149,</text:p>
          </table:table-cell>
          <table:table-cell office:value-type="string">
            <text:p>TP:12,</text:p>
          </table:table-cell>
          <table:table-cell table:formula="of:=IF(&quot;XXX&quot;= [.A681];2*[.B679]*[.B680]/([.B679]+[.B68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682];2*[.B680]*[.B681]/([.B680]+[.B68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83];2*[.B682]*[.B#REF!]/([.B682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11/18</text:p>
          </table:table-cell>
          <table:table-cell table:formula="of:=IF(&quot;XXX&quot;= [.A684];2*[.B683]*[.B#REF!]/([.B68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1/16</text:p>
          </table:table-cell>
          <table:table-cell table:formula="of:=IF(&quot;XXX&quot;= [.A685];2*[.B#REF!]*[.B684]/([.B#REF!]+[.B684]);0)" office:value-type="float" office:value="0">
            <text:p>0</text:p>
          </table:table-cell>
        </table:table-row>
        <table:table-row table:style-name="ro2">
          <table:table-cell office:value-type="string">
            <text:p>P:18,</text:p>
          </table:table-cell>
          <table:table-cell office:value-type="string">
            <text:p>TP:11,</text:p>
          </table:table-cell>
          <table:table-cell table:formula="of:=IF(&quot;XXX&quot;= [.A686];2*[.B684]*[.B685]/([.B684]+[.B68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687];2*[.B685]*[.B686]/([.B685]+[.B68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88];2*[.B687]*[.B#REF!]/([.B687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11/19</text:p>
          </table:table-cell>
          <table:table-cell table:formula="of:=IF(&quot;XXX&quot;= [.A689];2*[.B688]*[.B#REF!]/([.B68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1/16</text:p>
          </table:table-cell>
          <table:table-cell table:formula="of:=IF(&quot;XXX&quot;= [.A690];2*[.B#REF!]*[.B689]/([.B#REF!]+[.B689]);0)" office:value-type="float" office:value="0">
            <text:p>0</text:p>
          </table:table-cell>
        </table:table-row>
        <table:table-row table:style-name="ro2">
          <table:table-cell office:value-type="string">
            <text:p>P:19,</text:p>
          </table:table-cell>
          <table:table-cell office:value-type="string">
            <text:p>TP:11,</text:p>
          </table:table-cell>
          <table:table-cell table:formula="of:=IF(&quot;XXX&quot;= [.A691];2*[.B689]*[.B690]/([.B689]+[.B690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692];2*[.B690]*[.B691]/([.B690]+[.B691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693];2*[.B691]*[.B692]/([.B691]+[.B692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17/59</text:p>
          </table:table-cell>
          <table:table-cell table:formula="of:=IF(&quot;XXX&quot;= [.A694];2*[.B693]*[.B#REF!]/([.B69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7/98</text:p>
          </table:table-cell>
          <table:table-cell table:formula="of:=IF(&quot;XXX&quot;= [.A695];2*[.B#REF!]*[.B694]/([.B#REF!]+[.B694]);0)" office:value-type="float" office:value="0">
            <text:p>0</text:p>
          </table:table-cell>
        </table:table-row>
        <table:table-row table:style-name="ro2">
          <table:table-cell office:value-type="string">
            <text:p>P:59,</text:p>
          </table:table-cell>
          <table:table-cell office:value-type="string">
            <text:p>TP:17,</text:p>
          </table:table-cell>
          <table:table-cell table:formula="of:=IF(&quot;XXX&quot;= [.A696];2*[.B694]*[.B695]/([.B694]+[.B695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697];2*[.B696]*[.B#REF!]/([.B696]+[.B#REF!]);0)" office:value-type="float" office:value="0">
            <text:p>#VALUE!</text:p>
          </table:table-cell>
        </table:table-row>
        <table:table-row table:style-name="ro2">
          <table:table-cell table:style-name="ce1" office:value-type="string">
            <text:p>learning_rate</text:p>
          </table:table-cell>
          <table:table-cell table:style-name="ce1" office:value-type="string">
            <text:p>2e-05</text:p>
          </table:table-cell>
          <table:table-cell table:style-name="ce1" table:formula="of:=IF(&quot;XXX&quot;= [.A698];2*[.B#REF!]*[.B697]/([.B#REF!]+[.B697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oversampling_ratio</text:p>
          </table:table-cell>
          <table:table-cell table:style-name="ce1" office:value-type="float" office:value="4">
            <text:p>4</text:p>
          </table:table-cell>
          <table:table-cell table:style-name="ce1" table:formula="of:=IF(&quot;XXX&quot;= [.A699];2*[.B697]*[.B698]/([.B697]+[.B698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lass_ratio</text:p>
          </table:table-cell>
          <table:table-cell table:style-name="ce1" office:value-type="float" office:value="2">
            <text:p>2</text:p>
          </table:table-cell>
          <table:table-cell table:style-name="ce1" table:formula="of:=IF(&quot;XXX&quot;= [.A700];2*[.B698]*[.B699]/([.B698]+[.B699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precision</text:p>
          </table:table-cell>
          <table:table-cell table:style-name="ce1" office:value-type="float" office:value="0.288135593220339">
            <text:p>0.2881355932</text:p>
          </table:table-cell>
          <table:table-cell table:style-name="ce1" table:formula="of:=IF(&quot;XXX&quot;= [.A701];2*[.B699]*[.B700]/([.B699]+[.B700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recall</text:p>
          </table:table-cell>
          <table:table-cell table:style-name="ce1" office:value-type="float" office:value="0.173469387755102">
            <text:p>0.1734693878</text:p>
          </table:table-cell>
          <table:table-cell table:style-name="ce1" table:formula="of:=IF(&quot;XXX&quot;= [.A702];2*[.B700]*[.B701]/([.B700]+[.B701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703];2*[.B701]*[.B702]/([.B701]+[.B702]);0)" office:value-type="float" office:value="0.21656050955414">
            <text:p>0.2165605096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704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05];2*[.B704]*[.B#REF!]/([.B704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8/99</text:p>
          </table:table-cell>
          <table:table-cell table:formula="of:=IF(&quot;XXX&quot;= [.A706];2*[.B705]*[.B#REF!]/([.B70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8/16</text:p>
          </table:table-cell>
          <table:table-cell table:formula="of:=IF(&quot;XXX&quot;= [.A707];2*[.B#REF!]*[.B706]/([.B#REF!]+[.B706]);0)" office:value-type="float" office:value="0">
            <text:p>0</text:p>
          </table:table-cell>
        </table:table-row>
        <table:table-row table:style-name="ro2">
          <table:table-cell office:value-type="string">
            <text:p>P:99,</text:p>
          </table:table-cell>
          <table:table-cell office:value-type="string">
            <text:p>TP:8,</text:p>
          </table:table-cell>
          <table:table-cell table:formula="of:=IF(&quot;XXX&quot;= [.A708];2*[.B706]*[.B707]/([.B706]+[.B70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709];2*[.B707]*[.B708]/([.B707]+[.B70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10];2*[.B709]*[.B#REF!]/([.B709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7/28</text:p>
          </table:table-cell>
          <table:table-cell table:formula="of:=IF(&quot;XXX&quot;= [.A711];2*[.B710]*[.B#REF!]/([.B71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16</text:p>
          </table:table-cell>
          <table:table-cell table:formula="of:=IF(&quot;XXX&quot;= [.A712];2*[.B#REF!]*[.B711]/([.B#REF!]+[.B711]);0)" office:value-type="float" office:value="0">
            <text:p>0</text:p>
          </table:table-cell>
        </table:table-row>
        <table:table-row table:style-name="ro2">
          <table:table-cell office:value-type="string">
            <text:p>P:28,</text:p>
          </table:table-cell>
          <table:table-cell office:value-type="string">
            <text:p>TP:7,</text:p>
          </table:table-cell>
          <table:table-cell table:formula="of:=IF(&quot;XXX&quot;= [.A713];2*[.B711]*[.B712]/([.B711]+[.B71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714];2*[.B712]*[.B713]/([.B712]+[.B71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15];2*[.B714]*[.B#REF!]/([.B714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5/10</text:p>
          </table:table-cell>
          <table:table-cell table:formula="of:=IF(&quot;XXX&quot;= [.A716];2*[.B715]*[.B#REF!]/([.B71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16</text:p>
          </table:table-cell>
          <table:table-cell table:formula="of:=IF(&quot;XXX&quot;= [.A717];2*[.B#REF!]*[.B716]/([.B#REF!]+[.B716]);0)" office:value-type="float" office:value="0">
            <text:p>0</text:p>
          </table:table-cell>
        </table:table-row>
        <table:table-row table:style-name="ro2">
          <table:table-cell office:value-type="string">
            <text:p>P:10,</text:p>
          </table:table-cell>
          <table:table-cell office:value-type="string">
            <text:p>TP:5,</text:p>
          </table:table-cell>
          <table:table-cell table:formula="of:=IF(&quot;XXX&quot;= [.A718];2*[.B716]*[.B717]/([.B716]+[.B717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719];2*[.B717]*[.B718]/([.B717]+[.B718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720];2*[.B718]*[.B719]/([.B718]+[.B719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1/29</text:p>
          </table:table-cell>
          <table:table-cell table:formula="of:=IF(&quot;XXX&quot;= [.A721];2*[.B720]*[.B#REF!]/([.B72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98</text:p>
          </table:table-cell>
          <table:table-cell table:formula="of:=IF(&quot;XXX&quot;= [.A722];2*[.B#REF!]*[.B721]/([.B#REF!]+[.B721]);0)" office:value-type="float" office:value="0">
            <text:p>0</text:p>
          </table:table-cell>
        </table:table-row>
        <table:table-row table:style-name="ro2">
          <table:table-cell office:value-type="string">
            <text:p>P:29,</text:p>
          </table:table-cell>
          <table:table-cell office:value-type="string">
            <text:p>TP:1,</text:p>
          </table:table-cell>
          <table:table-cell table:formula="of:=IF(&quot;XXX&quot;= [.A723];2*[.B721]*[.B722]/([.B721]+[.B722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24];2*[.B723]*[.B#REF!]/([.B723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725];2*[.B#REF!]*[.B724]/([.B#REF!]+[.B724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726];2*[.B724]*[.B725]/([.B724]+[.B725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727];2*[.B725]*[.B726]/([.B725]+[.B726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344827586206897">
            <text:p>0.0344827586</text:p>
          </table:table-cell>
          <table:table-cell table:formula="of:=IF(&quot;XXX&quot;= [.A728];2*[.B726]*[.B727]/([.B726]+[.B727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0102040816326531">
            <text:p>0.0102040816</text:p>
          </table:table-cell>
          <table:table-cell table:formula="of:=IF(&quot;XXX&quot;= [.A729];2*[.B727]*[.B728]/([.B727]+[.B728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30];2*[.B728]*[.B729]/([.B728]+[.B729]);0)" office:value-type="float" office:value="0.015748031496063">
            <text:p>0.0157480315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731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32];2*[.B731]*[.B#REF!]/([.B731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1/2</text:p>
          </table:table-cell>
          <table:table-cell table:formula="of:=IF(&quot;XXX&quot;= [.A733];2*[.B732]*[.B#REF!]/([.B73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/16</text:p>
          </table:table-cell>
          <table:table-cell table:formula="of:=IF(&quot;XXX&quot;= [.A734];2*[.B#REF!]*[.B733]/([.B#REF!]+[.B733]);0)" office:value-type="float" office:value="0">
            <text:p>0</text:p>
          </table:table-cell>
        </table:table-row>
        <table:table-row table:style-name="ro2">
          <table:table-cell office:value-type="string">
            <text:p>P:2,</text:p>
          </table:table-cell>
          <table:table-cell office:value-type="string">
            <text:p>TP:1,</text:p>
          </table:table-cell>
          <table:table-cell table:formula="of:=IF(&quot;XXX&quot;= [.A735];2*[.B733]*[.B734]/([.B733]+[.B73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736];2*[.B734]*[.B735]/([.B734]+[.B73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37];2*[.B736]*[.B#REF!]/([.B736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7/36</text:p>
          </table:table-cell>
          <table:table-cell table:formula="of:=IF(&quot;XXX&quot;= [.A738];2*[.B737]*[.B#REF!]/([.B73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16</text:p>
          </table:table-cell>
          <table:table-cell table:formula="of:=IF(&quot;XXX&quot;= [.A739];2*[.B#REF!]*[.B738]/([.B#REF!]+[.B738]);0)" office:value-type="float" office:value="0">
            <text:p>0</text:p>
          </table:table-cell>
        </table:table-row>
        <table:table-row table:style-name="ro2">
          <table:table-cell office:value-type="string">
            <text:p>P:36,</text:p>
          </table:table-cell>
          <table:table-cell office:value-type="string">
            <text:p>TP:7,</text:p>
          </table:table-cell>
          <table:table-cell table:formula="of:=IF(&quot;XXX&quot;= [.A740];2*[.B738]*[.B739]/([.B738]+[.B73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741];2*[.B739]*[.B740]/([.B739]+[.B74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42];2*[.B741]*[.B#REF!]/([.B741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6/19</text:p>
          </table:table-cell>
          <table:table-cell table:formula="of:=IF(&quot;XXX&quot;= [.A743];2*[.B742]*[.B#REF!]/([.B74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16</text:p>
          </table:table-cell>
          <table:table-cell table:formula="of:=IF(&quot;XXX&quot;= [.A744];2*[.B#REF!]*[.B743]/([.B#REF!]+[.B743]);0)" office:value-type="float" office:value="0">
            <text:p>0</text:p>
          </table:table-cell>
        </table:table-row>
        <table:table-row table:style-name="ro2">
          <table:table-cell office:value-type="string">
            <text:p>P:19,</text:p>
          </table:table-cell>
          <table:table-cell office:value-type="string">
            <text:p>TP:6,</text:p>
          </table:table-cell>
          <table:table-cell table:formula="of:=IF(&quot;XXX&quot;= [.A745];2*[.B743]*[.B744]/([.B743]+[.B744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746];2*[.B744]*[.B745]/([.B744]+[.B745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747];2*[.B745]*[.B746]/([.B745]+[.B746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0/22</text:p>
          </table:table-cell>
          <table:table-cell table:formula="of:=IF(&quot;XXX&quot;= [.A748];2*[.B747]*[.B#REF!]/([.B74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98</text:p>
          </table:table-cell>
          <table:table-cell table:formula="of:=IF(&quot;XXX&quot;= [.A749];2*[.B#REF!]*[.B748]/([.B#REF!]+[.B748]);0)" office:value-type="float" office:value="0">
            <text:p>0</text:p>
          </table:table-cell>
        </table:table-row>
        <table:table-row table:style-name="ro2">
          <table:table-cell office:value-type="string">
            <text:p>P:22,</text:p>
          </table:table-cell>
          <table:table-cell office:value-type="string">
            <text:p>TP:0,</text:p>
          </table:table-cell>
          <table:table-cell table:formula="of:=IF(&quot;XXX&quot;= [.A750];2*[.B748]*[.B749]/([.B748]+[.B749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51];2*[.B750]*[.B#REF!]/([.B750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752];2*[.B#REF!]*[.B751]/([.B#REF!]+[.B751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753];2*[.B751]*[.B752]/([.B751]+[.B752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754];2*[.B752]*[.B753]/([.B752]+[.B753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">
            <text:p>0</text:p>
          </table:table-cell>
          <table:table-cell table:formula="of:=IF(&quot;XXX&quot;= [.A755];2*[.B753]*[.B754]/([.B753]+[.B754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">
            <text:p>0</text:p>
          </table:table-cell>
          <table:table-cell table:formula="of:=IF(&quot;XXX&quot;= [.A756];2*[.B754]*[.B755]/([.B754]+[.B755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57];2*[.B755]*[.B756]/([.B755]+[.B756]);0)" office:value-type="float" office:value="0">
            <text:p>#DIV/0!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758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59];2*[.B758]*[.B#REF!]/([.B758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7/107</text:p>
          </table:table-cell>
          <table:table-cell table:formula="of:=IF(&quot;XXX&quot;= [.A760];2*[.B759]*[.B#REF!]/([.B75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16</text:p>
          </table:table-cell>
          <table:table-cell table:formula="of:=IF(&quot;XXX&quot;= [.A761];2*[.B#REF!]*[.B760]/([.B#REF!]+[.B760]);0)" office:value-type="float" office:value="0">
            <text:p>0</text:p>
          </table:table-cell>
        </table:table-row>
        <table:table-row table:style-name="ro2">
          <table:table-cell office:value-type="string">
            <text:p>P:107,</text:p>
          </table:table-cell>
          <table:table-cell office:value-type="string">
            <text:p>TP:7,</text:p>
          </table:table-cell>
          <table:table-cell table:formula="of:=IF(&quot;XXX&quot;= [.A762];2*[.B760]*[.B761]/([.B760]+[.B76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763];2*[.B761]*[.B762]/([.B761]+[.B76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64];2*[.B763]*[.B#REF!]/([.B763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7/12</text:p>
          </table:table-cell>
          <table:table-cell table:formula="of:=IF(&quot;XXX&quot;= [.A765];2*[.B764]*[.B#REF!]/([.B76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16</text:p>
          </table:table-cell>
          <table:table-cell table:formula="of:=IF(&quot;XXX&quot;= [.A766];2*[.B#REF!]*[.B765]/([.B#REF!]+[.B765]);0)" office:value-type="float" office:value="0">
            <text:p>0</text:p>
          </table:table-cell>
        </table:table-row>
        <table:table-row table:style-name="ro2">
          <table:table-cell office:value-type="string">
            <text:p>P:12,</text:p>
          </table:table-cell>
          <table:table-cell office:value-type="string">
            <text:p>TP:7,</text:p>
          </table:table-cell>
          <table:table-cell table:formula="of:=IF(&quot;XXX&quot;= [.A767];2*[.B765]*[.B766]/([.B765]+[.B76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768];2*[.B766]*[.B767]/([.B766]+[.B76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69];2*[.B768]*[.B#REF!]/([.B768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7/141</text:p>
          </table:table-cell>
          <table:table-cell table:formula="of:=IF(&quot;XXX&quot;= [.A770];2*[.B769]*[.B#REF!]/([.B76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16</text:p>
          </table:table-cell>
          <table:table-cell table:formula="of:=IF(&quot;XXX&quot;= [.A771];2*[.B#REF!]*[.B770]/([.B#REF!]+[.B770]);0)" office:value-type="float" office:value="0">
            <text:p>0</text:p>
          </table:table-cell>
        </table:table-row>
        <table:table-row table:style-name="ro2">
          <table:table-cell office:value-type="string">
            <text:p>P:141,</text:p>
          </table:table-cell>
          <table:table-cell office:value-type="string">
            <text:p>TP:7,</text:p>
          </table:table-cell>
          <table:table-cell table:formula="of:=IF(&quot;XXX&quot;= [.A772];2*[.B770]*[.B771]/([.B770]+[.B771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773];2*[.B771]*[.B772]/([.B771]+[.B772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774];2*[.B772]*[.B773]/([.B772]+[.B773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48/755</text:p>
          </table:table-cell>
          <table:table-cell table:formula="of:=IF(&quot;XXX&quot;= [.A775];2*[.B774]*[.B#REF!]/([.B77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8/98</text:p>
          </table:table-cell>
          <table:table-cell table:formula="of:=IF(&quot;XXX&quot;= [.A776];2*[.B#REF!]*[.B775]/([.B#REF!]+[.B775]);0)" office:value-type="float" office:value="0">
            <text:p>0</text:p>
          </table:table-cell>
        </table:table-row>
        <table:table-row table:style-name="ro2">
          <table:table-cell office:value-type="string">
            <text:p>P:755,</text:p>
          </table:table-cell>
          <table:table-cell office:value-type="string">
            <text:p>TP:48,</text:p>
          </table:table-cell>
          <table:table-cell table:formula="of:=IF(&quot;XXX&quot;= [.A777];2*[.B775]*[.B776]/([.B775]+[.B77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78];2*[.B777]*[.B#REF!]/([.B777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779];2*[.B#REF!]*[.B778]/([.B#REF!]+[.B778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780];2*[.B778]*[.B779]/([.B778]+[.B779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781];2*[.B779]*[.B780]/([.B779]+[.B780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635761589403974">
            <text:p>0.0635761589</text:p>
          </table:table-cell>
          <table:table-cell table:formula="of:=IF(&quot;XXX&quot;= [.A782];2*[.B780]*[.B781]/([.B780]+[.B781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489795918367347">
            <text:p>0.4897959184</text:p>
          </table:table-cell>
          <table:table-cell table:formula="of:=IF(&quot;XXX&quot;= [.A783];2*[.B781]*[.B782]/([.B781]+[.B782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84];2*[.B782]*[.B783]/([.B782]+[.B783]);0)" office:value-type="float" office:value="0.112543962485346">
            <text:p>0.1125439625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785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86];2*[.B785]*[.B#REF!]/([.B785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7/26</text:p>
          </table:table-cell>
          <table:table-cell table:formula="of:=IF(&quot;XXX&quot;= [.A787];2*[.B786]*[.B#REF!]/([.B78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16</text:p>
          </table:table-cell>
          <table:table-cell table:formula="of:=IF(&quot;XXX&quot;= [.A788];2*[.B#REF!]*[.B787]/([.B#REF!]+[.B787]);0)" office:value-type="float" office:value="0">
            <text:p>0</text:p>
          </table:table-cell>
        </table:table-row>
        <table:table-row table:style-name="ro2">
          <table:table-cell office:value-type="string">
            <text:p>P:26,</text:p>
          </table:table-cell>
          <table:table-cell office:value-type="string">
            <text:p>TP:7,</text:p>
          </table:table-cell>
          <table:table-cell table:formula="of:=IF(&quot;XXX&quot;= [.A789];2*[.B787]*[.B788]/([.B787]+[.B78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790];2*[.B788]*[.B789]/([.B788]+[.B78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91];2*[.B790]*[.B#REF!]/([.B790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7/8</text:p>
          </table:table-cell>
          <table:table-cell table:formula="of:=IF(&quot;XXX&quot;= [.A792];2*[.B791]*[.B#REF!]/([.B79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16</text:p>
          </table:table-cell>
          <table:table-cell table:formula="of:=IF(&quot;XXX&quot;= [.A793];2*[.B#REF!]*[.B792]/([.B#REF!]+[.B792]);0)" office:value-type="float" office:value="0">
            <text:p>0</text:p>
          </table:table-cell>
        </table:table-row>
        <table:table-row table:style-name="ro2">
          <table:table-cell office:value-type="string">
            <text:p>P:8,</text:p>
          </table:table-cell>
          <table:table-cell office:value-type="string">
            <text:p>TP:7,</text:p>
          </table:table-cell>
          <table:table-cell table:formula="of:=IF(&quot;XXX&quot;= [.A794];2*[.B792]*[.B793]/([.B792]+[.B79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795];2*[.B793]*[.B794]/([.B793]+[.B79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96];2*[.B795]*[.B#REF!]/([.B795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7/16</text:p>
          </table:table-cell>
          <table:table-cell table:formula="of:=IF(&quot;XXX&quot;= [.A797];2*[.B796]*[.B#REF!]/([.B79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/16</text:p>
          </table:table-cell>
          <table:table-cell table:formula="of:=IF(&quot;XXX&quot;= [.A798];2*[.B#REF!]*[.B797]/([.B#REF!]+[.B797]);0)" office:value-type="float" office:value="0">
            <text:p>0</text:p>
          </table:table-cell>
        </table:table-row>
        <table:table-row table:style-name="ro2">
          <table:table-cell office:value-type="string">
            <text:p>P:16,</text:p>
          </table:table-cell>
          <table:table-cell office:value-type="string">
            <text:p>TP:7,</text:p>
          </table:table-cell>
          <table:table-cell table:formula="of:=IF(&quot;XXX&quot;= [.A799];2*[.B797]*[.B798]/([.B797]+[.B798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800];2*[.B798]*[.B799]/([.B798]+[.B799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801];2*[.B799]*[.B800]/([.B799]+[.B800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10/95</text:p>
          </table:table-cell>
          <table:table-cell table:formula="of:=IF(&quot;XXX&quot;= [.A802];2*[.B801]*[.B#REF!]/([.B80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0/98</text:p>
          </table:table-cell>
          <table:table-cell table:formula="of:=IF(&quot;XXX&quot;= [.A803];2*[.B#REF!]*[.B802]/([.B#REF!]+[.B802]);0)" office:value-type="float" office:value="0">
            <text:p>0</text:p>
          </table:table-cell>
        </table:table-row>
        <table:table-row table:style-name="ro2">
          <table:table-cell office:value-type="string">
            <text:p>P:95,</text:p>
          </table:table-cell>
          <table:table-cell office:value-type="string">
            <text:p>TP:10,</text:p>
          </table:table-cell>
          <table:table-cell table:formula="of:=IF(&quot;XXX&quot;= [.A804];2*[.B802]*[.B803]/([.B802]+[.B803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05];2*[.B804]*[.B#REF!]/([.B804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806];2*[.B#REF!]*[.B805]/([.B#REF!]+[.B805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807];2*[.B805]*[.B806]/([.B805]+[.B806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2">
            <text:p>2</text:p>
          </table:table-cell>
          <table:table-cell table:formula="of:=IF(&quot;XXX&quot;= [.A808];2*[.B806]*[.B807]/([.B806]+[.B807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05263157894737">
            <text:p>0.1052631579</text:p>
          </table:table-cell>
          <table:table-cell table:formula="of:=IF(&quot;XXX&quot;= [.A809];2*[.B807]*[.B808]/([.B807]+[.B808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02040816326531">
            <text:p>0.1020408163</text:p>
          </table:table-cell>
          <table:table-cell table:formula="of:=IF(&quot;XXX&quot;= [.A810];2*[.B808]*[.B809]/([.B808]+[.B809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11];2*[.B809]*[.B810]/([.B809]+[.B810]);0)" office:value-type="float" office:value="0.103626943005182">
            <text:p>0.103626943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812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13];2*[.B812]*[.B#REF!]/([.B812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3/22</text:p>
          </table:table-cell>
          <table:table-cell table:formula="of:=IF(&quot;XXX&quot;= [.A814];2*[.B813]*[.B#REF!]/([.B81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16</text:p>
          </table:table-cell>
          <table:table-cell table:formula="of:=IF(&quot;XXX&quot;= [.A815];2*[.B#REF!]*[.B814]/([.B#REF!]+[.B814]);0)" office:value-type="float" office:value="0">
            <text:p>0</text:p>
          </table:table-cell>
        </table:table-row>
        <table:table-row table:style-name="ro2">
          <table:table-cell office:value-type="string">
            <text:p>P:22,</text:p>
          </table:table-cell>
          <table:table-cell office:value-type="string">
            <text:p>TP:3,</text:p>
          </table:table-cell>
          <table:table-cell table:formula="of:=IF(&quot;XXX&quot;= [.A816];2*[.B814]*[.B815]/([.B814]+[.B81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817];2*[.B815]*[.B816]/([.B815]+[.B81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18];2*[.B817]*[.B#REF!]/([.B81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9/42</text:p>
          </table:table-cell>
          <table:table-cell table:formula="of:=IF(&quot;XXX&quot;= [.A819];2*[.B818]*[.B#REF!]/([.B81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9/16</text:p>
          </table:table-cell>
          <table:table-cell table:formula="of:=IF(&quot;XXX&quot;= [.A820];2*[.B#REF!]*[.B819]/([.B#REF!]+[.B819]);0)" office:value-type="float" office:value="0">
            <text:p>0</text:p>
          </table:table-cell>
        </table:table-row>
        <table:table-row table:style-name="ro2">
          <table:table-cell office:value-type="string">
            <text:p>P:42,</text:p>
          </table:table-cell>
          <table:table-cell office:value-type="string">
            <text:p>TP:9,</text:p>
          </table:table-cell>
          <table:table-cell table:formula="of:=IF(&quot;XXX&quot;= [.A821];2*[.B819]*[.B820]/([.B819]+[.B82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822];2*[.B820]*[.B821]/([.B820]+[.B82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23];2*[.B822]*[.B#REF!]/([.B82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6/11</text:p>
          </table:table-cell>
          <table:table-cell table:formula="of:=IF(&quot;XXX&quot;= [.A824];2*[.B823]*[.B#REF!]/([.B82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16</text:p>
          </table:table-cell>
          <table:table-cell table:formula="of:=IF(&quot;XXX&quot;= [.A825];2*[.B#REF!]*[.B824]/([.B#REF!]+[.B824]);0)" office:value-type="float" office:value="0">
            <text:p>0</text:p>
          </table:table-cell>
        </table:table-row>
        <table:table-row table:style-name="ro2">
          <table:table-cell office:value-type="string">
            <text:p>P:11,</text:p>
          </table:table-cell>
          <table:table-cell office:value-type="string">
            <text:p>TP:6,</text:p>
          </table:table-cell>
          <table:table-cell table:formula="of:=IF(&quot;XXX&quot;= [.A826];2*[.B824]*[.B825]/([.B824]+[.B825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827];2*[.B825]*[.B826]/([.B825]+[.B826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828];2*[.B826]*[.B827]/([.B826]+[.B827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31</text:p>
          </table:table-cell>
          <table:table-cell table:formula="of:=IF(&quot;XXX&quot;= [.A829];2*[.B828]*[.B#REF!]/([.B82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98</text:p>
          </table:table-cell>
          <table:table-cell table:formula="of:=IF(&quot;XXX&quot;= [.A830];2*[.B#REF!]*[.B829]/([.B#REF!]+[.B829]);0)" office:value-type="float" office:value="0">
            <text:p>0</text:p>
          </table:table-cell>
        </table:table-row>
        <table:table-row table:style-name="ro2">
          <table:table-cell office:value-type="string">
            <text:p>P:31,</text:p>
          </table:table-cell>
          <table:table-cell office:value-type="string">
            <text:p>TP:0,</text:p>
          </table:table-cell>
          <table:table-cell table:formula="of:=IF(&quot;XXX&quot;= [.A831];2*[.B829]*[.B830]/([.B829]+[.B83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32];2*[.B831]*[.B#REF!]/([.B831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833];2*[.B#REF!]*[.B832]/([.B#REF!]+[.B832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834];2*[.B832]*[.B833]/([.B832]+[.B833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835];2*[.B833]*[.B834]/([.B833]+[.B834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">
            <text:p>0</text:p>
          </table:table-cell>
          <table:table-cell table:formula="of:=IF(&quot;XXX&quot;= [.A836];2*[.B834]*[.B835]/([.B834]+[.B835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">
            <text:p>0</text:p>
          </table:table-cell>
          <table:table-cell table:formula="of:=IF(&quot;XXX&quot;= [.A837];2*[.B835]*[.B836]/([.B835]+[.B83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38];2*[.B836]*[.B837]/([.B836]+[.B837]);0)" office:value-type="float" office:value="0">
            <text:p>#DIV/0!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839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40];2*[.B839]*[.B#REF!]/([.B83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/6</text:p>
          </table:table-cell>
          <table:table-cell table:formula="of:=IF(&quot;XXX&quot;= [.A841];2*[.B840]*[.B#REF!]/([.B84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16</text:p>
          </table:table-cell>
          <table:table-cell table:formula="of:=IF(&quot;XXX&quot;= [.A842];2*[.B#REF!]*[.B841]/([.B#REF!]+[.B841]);0)" office:value-type="float" office:value="0">
            <text:p>0</text:p>
          </table:table-cell>
        </table:table-row>
        <table:table-row table:style-name="ro2">
          <table:table-cell office:value-type="string">
            <text:p>P:6,</text:p>
          </table:table-cell>
          <table:table-cell office:value-type="string">
            <text:p>TP:4,</text:p>
          </table:table-cell>
          <table:table-cell table:formula="of:=IF(&quot;XXX&quot;= [.A843];2*[.B841]*[.B842]/([.B841]+[.B84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844];2*[.B842]*[.B843]/([.B842]+[.B84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45];2*[.B844]*[.B#REF!]/([.B84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6/10</text:p>
          </table:table-cell>
          <table:table-cell table:formula="of:=IF(&quot;XXX&quot;= [.A846];2*[.B845]*[.B#REF!]/([.B84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16</text:p>
          </table:table-cell>
          <table:table-cell table:formula="of:=IF(&quot;XXX&quot;= [.A847];2*[.B#REF!]*[.B846]/([.B#REF!]+[.B846]);0)" office:value-type="float" office:value="0">
            <text:p>0</text:p>
          </table:table-cell>
        </table:table-row>
        <table:table-row table:style-name="ro2">
          <table:table-cell office:value-type="string">
            <text:p>P:10,</text:p>
          </table:table-cell>
          <table:table-cell office:value-type="string">
            <text:p>TP:6,</text:p>
          </table:table-cell>
          <table:table-cell table:formula="of:=IF(&quot;XXX&quot;= [.A848];2*[.B846]*[.B847]/([.B846]+[.B84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849];2*[.B847]*[.B848]/([.B847]+[.B84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50];2*[.B849]*[.B#REF!]/([.B84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6/15</text:p>
          </table:table-cell>
          <table:table-cell table:formula="of:=IF(&quot;XXX&quot;= [.A851];2*[.B850]*[.B#REF!]/([.B85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16</text:p>
          </table:table-cell>
          <table:table-cell table:formula="of:=IF(&quot;XXX&quot;= [.A852];2*[.B#REF!]*[.B851]/([.B#REF!]+[.B851]);0)" office:value-type="float" office:value="0">
            <text:p>0</text:p>
          </table:table-cell>
        </table:table-row>
        <table:table-row table:style-name="ro2">
          <table:table-cell office:value-type="string">
            <text:p>P:15,</text:p>
          </table:table-cell>
          <table:table-cell office:value-type="string">
            <text:p>TP:6,</text:p>
          </table:table-cell>
          <table:table-cell table:formula="of:=IF(&quot;XXX&quot;= [.A853];2*[.B851]*[.B852]/([.B851]+[.B852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854];2*[.B852]*[.B853]/([.B852]+[.B853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855];2*[.B853]*[.B854]/([.B853]+[.B854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98</text:p>
          </table:table-cell>
          <table:table-cell table:formula="of:=IF(&quot;XXX&quot;= [.A856];2*[.B855]*[.B#REF!]/([.B855]+[.B#REF!]);0)" office:value-type="float" office:value="0">
            <text:p>0</text:p>
          </table:table-cell>
        </table:table-row>
        <table:table-row table:style-name="ro2">
          <table:table-cell office:value-type="string">
            <text:p>P:28,</text:p>
          </table:table-cell>
          <table:table-cell office:value-type="string">
            <text:p>TP:5,</text:p>
          </table:table-cell>
          <table:table-cell table:formula="of:=IF(&quot;XXX&quot;= [.A857];2*[.B#REF!]*[.B856]/([.B#REF!]+[.B85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58];2*[.B857]*[.B#REF!]/([.B857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859];2*[.B#REF!]*[.B858]/([.B#REF!]+[.B858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860];2*[.B858]*[.B859]/([.B858]+[.B859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861];2*[.B859]*[.B860]/([.B859]+[.B860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78571428571429">
            <text:p>0.1785714286</text:p>
          </table:table-cell>
          <table:table-cell table:formula="of:=IF(&quot;XXX&quot;= [.A862];2*[.B860]*[.B861]/([.B860]+[.B861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0510204081632653">
            <text:p>0.0510204082</text:p>
          </table:table-cell>
          <table:table-cell table:formula="of:=IF(&quot;XXX&quot;= [.A863];2*[.B861]*[.B862]/([.B861]+[.B862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64];2*[.B862]*[.B863]/([.B862]+[.B863]);0)" office:value-type="float" office:value="0.0793650793650794">
            <text:p>0.0793650794</text:p>
          </table:table-cell>
        </table:table-row>
      </table:table>
      <table:table table:name="ROLLING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table:number-columns-repeated="2"/>
          <table:table-cell table:formula="of:=IF(&quot;XXX&quot;= [.A1];2*b#ref!*b#ref!/(b#ref!+b#ref!);0)" office:value-type="string" office:string-value="Err:508">
            <text:p>Err:508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2];2*b#ref!*[.B1]/(b#ref!+[.B1]);0)" office:value-type="string" office:string-value="Err:508">
            <text:p>Err:508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];2*[.B2]*[.B#REF!]/([.B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8/260</text:p>
          </table:table-cell>
          <table:table-cell table:formula="of:=IF(&quot;XXX&quot;= [.A4];2*[.B3]*[.B#REF!]/([.B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8/59</text:p>
          </table:table-cell>
          <table:table-cell table:formula="of:=IF(&quot;XXX&quot;= [.A5];2*[.B#REF!]*[.B4]/([.B#REF!]+[.B4]);0)" office:value-type="float" office:value="0">
            <text:p>0</text:p>
          </table:table-cell>
        </table:table-row>
        <table:table-row table:style-name="ro2">
          <table:table-cell office:value-type="string">
            <text:p>P:260,</text:p>
          </table:table-cell>
          <table:table-cell office:value-type="string">
            <text:p>TP:8,</text:p>
          </table:table-cell>
          <table:table-cell table:formula="of:=IF(&quot;XXX&quot;= [.A6];2*[.B4]*[.B5]/([.B4]+[.B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7];2*[.B5]*[.B6]/([.B5]+[.B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];2*[.B7]*[.B#REF!]/([.B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3/310</text:p>
          </table:table-cell>
          <table:table-cell table:formula="of:=IF(&quot;XXX&quot;= [.A9];2*[.B8]*[.B#REF!]/([.B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3/59</text:p>
          </table:table-cell>
          <table:table-cell table:formula="of:=IF(&quot;XXX&quot;= [.A10];2*[.B#REF!]*[.B9]/([.B#REF!]+[.B9]);0)" office:value-type="float" office:value="0">
            <text:p>0</text:p>
          </table:table-cell>
        </table:table-row>
        <table:table-row table:style-name="ro2">
          <table:table-cell office:value-type="string">
            <text:p>P:310,</text:p>
          </table:table-cell>
          <table:table-cell office:value-type="string">
            <text:p>TP:33,</text:p>
          </table:table-cell>
          <table:table-cell table:formula="of:=IF(&quot;XXX&quot;= [.A11];2*[.B9]*[.B10]/([.B9]+[.B1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12];2*[.B10]*[.B11]/([.B10]+[.B1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3];2*[.B12]*[.B#REF!]/([.B1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1/193</text:p>
          </table:table-cell>
          <table:table-cell table:formula="of:=IF(&quot;XXX&quot;= [.A14];2*[.B13]*[.B#REF!]/([.B1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1/59</text:p>
          </table:table-cell>
          <table:table-cell table:formula="of:=IF(&quot;XXX&quot;= [.A15];2*[.B#REF!]*[.B14]/([.B#REF!]+[.B14]);0)" office:value-type="float" office:value="0">
            <text:p>0</text:p>
          </table:table-cell>
        </table:table-row>
        <table:table-row table:style-name="ro2">
          <table:table-cell office:value-type="string">
            <text:p>P:193,</text:p>
          </table:table-cell>
          <table:table-cell office:value-type="string">
            <text:p>TP:31,</text:p>
          </table:table-cell>
          <table:table-cell table:formula="of:=IF(&quot;XXX&quot;= [.A16];2*[.B14]*[.B15]/([.B14]+[.B15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17];2*[.B15]*[.B16]/([.B15]+[.B16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18];2*[.B16]*[.B17]/([.B16]+[.B17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81/3177</text:p>
          </table:table-cell>
          <table:table-cell table:formula="of:=IF(&quot;XXX&quot;= [.A19];2*[.B18]*[.B#REF!]/([.B1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81/693</text:p>
          </table:table-cell>
          <table:table-cell table:formula="of:=IF(&quot;XXX&quot;= [.A20];2*[.B#REF!]*[.B19]/([.B#REF!]+[.B19]);0)" office:value-type="float" office:value="0">
            <text:p>0</text:p>
          </table:table-cell>
        </table:table-row>
        <table:table-row table:style-name="ro2">
          <table:table-cell office:value-type="string">
            <text:p>P:3177,</text:p>
          </table:table-cell>
          <table:table-cell office:value-type="string">
            <text:p>TP:281,</text:p>
          </table:table-cell>
          <table:table-cell table:formula="of:=IF(&quot;XXX&quot;= [.A21];2*[.B19]*[.B20]/([.B19]+[.B2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2];2*[.B21]*[.B#REF!]/([.B21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23];2*[.B#REF!]*[.B22]/([.B#REF!]+[.B22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24];2*[.B22]*[.B23]/([.B22]+[.B23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25];2*[.B23]*[.B24]/([.B23]+[.B24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884482215926975">
            <text:p>0.0884482216</text:p>
          </table:table-cell>
          <table:table-cell table:formula="of:=IF(&quot;XXX&quot;= [.A26];2*[.B24]*[.B25]/([.B24]+[.B25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405483405483406">
            <text:p>0.4054834055</text:p>
          </table:table-cell>
          <table:table-cell table:formula="of:=IF(&quot;XXX&quot;= [.A27];2*[.B25]*[.B26]/([.B25]+[.B2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8];2*[.B26]*[.B27]/([.B26]+[.B27]);0)" office:value-type="float" office:value="0.145219638242894">
            <text:p>0.1452196382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29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0];2*[.B29]*[.B#REF!]/([.B2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1</text:p>
          </table:table-cell>
          <table:table-cell table:formula="of:=IF(&quot;XXX&quot;= [.A31];2*[.B30]*[.B#REF!]/([.B3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59</text:p>
          </table:table-cell>
          <table:table-cell table:formula="of:=IF(&quot;XXX&quot;= [.A32];2*[.B#REF!]*[.B31]/([.B#REF!]+[.B31]);0)" office:value-type="float" office:value="0">
            <text:p>0</text:p>
          </table:table-cell>
        </table:table-row>
        <table:table-row table:style-name="ro2">
          <table:table-cell office:value-type="string">
            <text:p>P:1,</text:p>
          </table:table-cell>
          <table:table-cell office:value-type="string">
            <text:p>TP:0,</text:p>
          </table:table-cell>
          <table:table-cell table:formula="of:=IF(&quot;XXX&quot;= [.A33];2*[.B31]*[.B32]/([.B31]+[.B3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34];2*[.B32]*[.B33]/([.B32]+[.B3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5];2*[.B34]*[.B#REF!]/([.B3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2/73</text:p>
          </table:table-cell>
          <table:table-cell table:formula="of:=IF(&quot;XXX&quot;= [.A36];2*[.B35]*[.B#REF!]/([.B3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2/59</text:p>
          </table:table-cell>
          <table:table-cell table:formula="of:=IF(&quot;XXX&quot;= [.A37];2*[.B#REF!]*[.B36]/([.B#REF!]+[.B36]);0)" office:value-type="float" office:value="0">
            <text:p>0</text:p>
          </table:table-cell>
        </table:table-row>
        <table:table-row table:style-name="ro2">
          <table:table-cell office:value-type="string">
            <text:p>P:73,</text:p>
          </table:table-cell>
          <table:table-cell office:value-type="string">
            <text:p>TP:12,</text:p>
          </table:table-cell>
          <table:table-cell table:formula="of:=IF(&quot;XXX&quot;= [.A38];2*[.B36]*[.B37]/([.B36]+[.B3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39];2*[.B37]*[.B38]/([.B37]+[.B3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0];2*[.B39]*[.B#REF!]/([.B3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1/49</text:p>
          </table:table-cell>
          <table:table-cell table:formula="of:=IF(&quot;XXX&quot;= [.A41];2*[.B40]*[.B#REF!]/([.B4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1/59</text:p>
          </table:table-cell>
          <table:table-cell table:formula="of:=IF(&quot;XXX&quot;= [.A42];2*[.B#REF!]*[.B41]/([.B#REF!]+[.B41]);0)" office:value-type="float" office:value="0">
            <text:p>0</text:p>
          </table:table-cell>
        </table:table-row>
        <table:table-row table:style-name="ro2">
          <table:table-cell office:value-type="string">
            <text:p>P:49,</text:p>
          </table:table-cell>
          <table:table-cell office:value-type="string">
            <text:p>TP:11,</text:p>
          </table:table-cell>
          <table:table-cell table:formula="of:=IF(&quot;XXX&quot;= [.A43];2*[.B41]*[.B42]/([.B41]+[.B42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44];2*[.B42]*[.B43]/([.B42]+[.B43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45];2*[.B43]*[.B44]/([.B43]+[.B44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95/1479</text:p>
          </table:table-cell>
          <table:table-cell table:formula="of:=IF(&quot;XXX&quot;= [.A46];2*[.B45]*[.B#REF!]/([.B4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95/693</text:p>
          </table:table-cell>
          <table:table-cell table:formula="of:=IF(&quot;XXX&quot;= [.A47];2*[.B#REF!]*[.B46]/([.B#REF!]+[.B46]);0)" office:value-type="float" office:value="0">
            <text:p>0</text:p>
          </table:table-cell>
        </table:table-row>
        <table:table-row table:style-name="ro2">
          <table:table-cell office:value-type="string">
            <text:p>P:1479,</text:p>
          </table:table-cell>
          <table:table-cell office:value-type="string">
            <text:p>TP:195,</text:p>
          </table:table-cell>
          <table:table-cell table:formula="of:=IF(&quot;XXX&quot;= [.A48];2*[.B46]*[.B47]/([.B46]+[.B47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9];2*[.B48]*[.B#REF!]/([.B48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50];2*[.B#REF!]*[.B49]/([.B#REF!]+[.B49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51];2*[.B49]*[.B50]/([.B49]+[.B50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2">
            <text:p>2</text:p>
          </table:table-cell>
          <table:table-cell table:formula="of:=IF(&quot;XXX&quot;= [.A52];2*[.B50]*[.B51]/([.B50]+[.B51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3184584178499">
            <text:p>0.1318458418</text:p>
          </table:table-cell>
          <table:table-cell table:formula="of:=IF(&quot;XXX&quot;= [.A53];2*[.B51]*[.B52]/([.B51]+[.B52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81385281385281">
            <text:p>0.2813852814</text:p>
          </table:table-cell>
          <table:table-cell table:formula="of:=IF(&quot;XXX&quot;= [.A54];2*[.B52]*[.B53]/([.B52]+[.B53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5];2*[.B53]*[.B54]/([.B53]+[.B54]);0)" office:value-type="float" office:value="0.179558011049724">
            <text:p>0.179558011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56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7];2*[.B56]*[.B#REF!]/([.B5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58];2*[.B57]*[.B#REF!]/([.B5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59</text:p>
          </table:table-cell>
          <table:table-cell table:formula="of:=IF(&quot;XXX&quot;= [.A59];2*[.B#REF!]*[.B58]/([.B#REF!]+[.B58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60];2*[.B58]*[.B59]/([.B58]+[.B5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61];2*[.B59]*[.B60]/([.B59]+[.B6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2];2*[.B61]*[.B#REF!]/([.B6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5/97</text:p>
          </table:table-cell>
          <table:table-cell table:formula="of:=IF(&quot;XXX&quot;= [.A63];2*[.B62]*[.B#REF!]/([.B6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5/59</text:p>
          </table:table-cell>
          <table:table-cell table:formula="of:=IF(&quot;XXX&quot;= [.A64];2*[.B#REF!]*[.B63]/([.B#REF!]+[.B63]);0)" office:value-type="float" office:value="0">
            <text:p>0</text:p>
          </table:table-cell>
        </table:table-row>
        <table:table-row table:style-name="ro2">
          <table:table-cell office:value-type="string">
            <text:p>P:97,</text:p>
          </table:table-cell>
          <table:table-cell office:value-type="string">
            <text:p>TP:15,</text:p>
          </table:table-cell>
          <table:table-cell table:formula="of:=IF(&quot;XXX&quot;= [.A65];2*[.B63]*[.B64]/([.B63]+[.B6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66];2*[.B64]*[.B65]/([.B64]+[.B6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7];2*[.B66]*[.B#REF!]/([.B6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9/129</text:p>
          </table:table-cell>
          <table:table-cell table:formula="of:=IF(&quot;XXX&quot;= [.A68];2*[.B67]*[.B#REF!]/([.B6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9/59</text:p>
          </table:table-cell>
          <table:table-cell table:formula="of:=IF(&quot;XXX&quot;= [.A69];2*[.B#REF!]*[.B68]/([.B#REF!]+[.B68]);0)" office:value-type="float" office:value="0">
            <text:p>0</text:p>
          </table:table-cell>
        </table:table-row>
        <table:table-row table:style-name="ro2">
          <table:table-cell office:value-type="string">
            <text:p>P:129,</text:p>
          </table:table-cell>
          <table:table-cell office:value-type="string">
            <text:p>TP:19,</text:p>
          </table:table-cell>
          <table:table-cell table:formula="of:=IF(&quot;XXX&quot;= [.A70];2*[.B68]*[.B69]/([.B68]+[.B69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71];2*[.B69]*[.B70]/([.B69]+[.B70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72];2*[.B70]*[.B71]/([.B70]+[.B71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59/1748</text:p>
          </table:table-cell>
          <table:table-cell table:formula="of:=IF(&quot;XXX&quot;= [.A73];2*[.B72]*[.B#REF!]/([.B7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59/693</text:p>
          </table:table-cell>
          <table:table-cell table:formula="of:=IF(&quot;XXX&quot;= [.A74];2*[.B#REF!]*[.B73]/([.B#REF!]+[.B73]);0)" office:value-type="float" office:value="0">
            <text:p>0</text:p>
          </table:table-cell>
        </table:table-row>
        <table:table-row table:style-name="ro2">
          <table:table-cell office:value-type="string">
            <text:p>P:1748,</text:p>
          </table:table-cell>
          <table:table-cell office:value-type="string">
            <text:p>TP:259,</text:p>
          </table:table-cell>
          <table:table-cell table:formula="of:=IF(&quot;XXX&quot;= [.A75];2*[.B73]*[.B74]/([.B73]+[.B74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6];2*[.B75]*[.B#REF!]/([.B75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77];2*[.B#REF!]*[.B76]/([.B#REF!]+[.B76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78];2*[.B76]*[.B77]/([.B76]+[.B77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79];2*[.B77]*[.B78]/([.B77]+[.B78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48169336384439">
            <text:p>0.1481693364</text:p>
          </table:table-cell>
          <table:table-cell table:formula="of:=IF(&quot;XXX&quot;= [.A80];2*[.B78]*[.B79]/([.B78]+[.B79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373737373737374">
            <text:p>0.3737373737</text:p>
          </table:table-cell>
          <table:table-cell table:formula="of:=IF(&quot;XXX&quot;= [.A81];2*[.B79]*[.B80]/([.B79]+[.B8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2];2*[.B80]*[.B81]/([.B80]+[.B81]);0)" office:value-type="float" office:value="0.212208111429742">
            <text:p>0.2122081114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83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4];2*[.B83]*[.B#REF!]/([.B8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85];2*[.B84]*[.B#REF!]/([.B8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59</text:p>
          </table:table-cell>
          <table:table-cell table:formula="of:=IF(&quot;XXX&quot;= [.A86];2*[.B#REF!]*[.B85]/([.B#REF!]+[.B85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87];2*[.B85]*[.B86]/([.B85]+[.B8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88];2*[.B86]*[.B87]/([.B86]+[.B8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9];2*[.B88]*[.B#REF!]/([.B8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6/118</text:p>
          </table:table-cell>
          <table:table-cell table:formula="of:=IF(&quot;XXX&quot;= [.A90];2*[.B89]*[.B#REF!]/([.B8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6/59</text:p>
          </table:table-cell>
          <table:table-cell table:formula="of:=IF(&quot;XXX&quot;= [.A91];2*[.B#REF!]*[.B90]/([.B#REF!]+[.B90]);0)" office:value-type="float" office:value="0">
            <text:p>0</text:p>
          </table:table-cell>
        </table:table-row>
        <table:table-row table:style-name="ro2">
          <table:table-cell office:value-type="string">
            <text:p>P:118,</text:p>
          </table:table-cell>
          <table:table-cell office:value-type="string">
            <text:p>TP:16,</text:p>
          </table:table-cell>
          <table:table-cell table:formula="of:=IF(&quot;XXX&quot;= [.A92];2*[.B90]*[.B91]/([.B90]+[.B9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93];2*[.B91]*[.B92]/([.B91]+[.B9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94];2*[.B93]*[.B#REF!]/([.B9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9/65</text:p>
          </table:table-cell>
          <table:table-cell table:formula="of:=IF(&quot;XXX&quot;= [.A95];2*[.B94]*[.B#REF!]/([.B9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9/59</text:p>
          </table:table-cell>
          <table:table-cell table:formula="of:=IF(&quot;XXX&quot;= [.A96];2*[.B#REF!]*[.B95]/([.B#REF!]+[.B95]);0)" office:value-type="float" office:value="0">
            <text:p>0</text:p>
          </table:table-cell>
        </table:table-row>
        <table:table-row table:style-name="ro2">
          <table:table-cell office:value-type="string">
            <text:p>P:65,</text:p>
          </table:table-cell>
          <table:table-cell office:value-type="string">
            <text:p>TP:9,</text:p>
          </table:table-cell>
          <table:table-cell table:formula="of:=IF(&quot;XXX&quot;= [.A97];2*[.B95]*[.B96]/([.B95]+[.B96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98];2*[.B96]*[.B97]/([.B96]+[.B97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99];2*[.B97]*[.B98]/([.B97]+[.B98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26/525</text:p>
          </table:table-cell>
          <table:table-cell table:formula="of:=IF(&quot;XXX&quot;= [.A100];2*[.B99]*[.B#REF!]/([.B9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26/693</text:p>
          </table:table-cell>
          <table:table-cell table:formula="of:=IF(&quot;XXX&quot;= [.A101];2*[.B#REF!]*[.B100]/([.B#REF!]+[.B100]);0)" office:value-type="float" office:value="0">
            <text:p>0</text:p>
          </table:table-cell>
        </table:table-row>
        <table:table-row table:style-name="ro2">
          <table:table-cell office:value-type="string">
            <text:p>P:525,</text:p>
          </table:table-cell>
          <table:table-cell office:value-type="string">
            <text:p>TP:126,</text:p>
          </table:table-cell>
          <table:table-cell table:formula="of:=IF(&quot;XXX&quot;= [.A102];2*[.B100]*[.B101]/([.B100]+[.B101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03];2*[.B102]*[.B#REF!]/([.B102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104];2*[.B#REF!]*[.B103]/([.B#REF!]+[.B103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105];2*[.B103]*[.B104]/([.B103]+[.B104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106];2*[.B104]*[.B105]/([.B104]+[.B105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24">
            <text:p>0.24</text:p>
          </table:table-cell>
          <table:table-cell table:formula="of:=IF(&quot;XXX&quot;= [.A107];2*[.B105]*[.B106]/([.B105]+[.B106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81818181818182">
            <text:p>0.1818181818</text:p>
          </table:table-cell>
          <table:table-cell table:formula="of:=IF(&quot;XXX&quot;= [.A108];2*[.B106]*[.B107]/([.B106]+[.B107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09];2*[.B107]*[.B108]/([.B107]+[.B108]);0)" office:value-type="float" office:value="0.206896551724138">
            <text:p>0.2068965517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110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11];2*[.B110]*[.B#REF!]/([.B11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1/780</text:p>
          </table:table-cell>
          <table:table-cell table:formula="of:=IF(&quot;XXX&quot;= [.A112];2*[.B111]*[.B#REF!]/([.B11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1/59</text:p>
          </table:table-cell>
          <table:table-cell table:formula="of:=IF(&quot;XXX&quot;= [.A113];2*[.B#REF!]*[.B112]/([.B#REF!]+[.B112]);0)" office:value-type="float" office:value="0">
            <text:p>0</text:p>
          </table:table-cell>
        </table:table-row>
        <table:table-row table:style-name="ro2">
          <table:table-cell office:value-type="string">
            <text:p>P:780,</text:p>
          </table:table-cell>
          <table:table-cell office:value-type="string">
            <text:p>TP:31,</text:p>
          </table:table-cell>
          <table:table-cell table:formula="of:=IF(&quot;XXX&quot;= [.A114];2*[.B112]*[.B113]/([.B112]+[.B11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115];2*[.B113]*[.B114]/([.B113]+[.B11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16];2*[.B115]*[.B#REF!]/([.B11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2/132</text:p>
          </table:table-cell>
          <table:table-cell table:formula="of:=IF(&quot;XXX&quot;= [.A117];2*[.B116]*[.B#REF!]/([.B11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2/59</text:p>
          </table:table-cell>
          <table:table-cell table:formula="of:=IF(&quot;XXX&quot;= [.A118];2*[.B#REF!]*[.B117]/([.B#REF!]+[.B117]);0)" office:value-type="float" office:value="0">
            <text:p>0</text:p>
          </table:table-cell>
        </table:table-row>
        <table:table-row table:style-name="ro2">
          <table:table-cell office:value-type="string">
            <text:p>P:132,</text:p>
          </table:table-cell>
          <table:table-cell office:value-type="string">
            <text:p>TP:22,</text:p>
          </table:table-cell>
          <table:table-cell table:formula="of:=IF(&quot;XXX&quot;= [.A119];2*[.B117]*[.B118]/([.B117]+[.B11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120];2*[.B118]*[.B119]/([.B118]+[.B11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21];2*[.B120]*[.B#REF!]/([.B12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5/94</text:p>
          </table:table-cell>
          <table:table-cell table:formula="of:=IF(&quot;XXX&quot;= [.A122];2*[.B121]*[.B#REF!]/([.B12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5/59</text:p>
          </table:table-cell>
          <table:table-cell table:formula="of:=IF(&quot;XXX&quot;= [.A123];2*[.B#REF!]*[.B122]/([.B#REF!]+[.B122]);0)" office:value-type="float" office:value="0">
            <text:p>0</text:p>
          </table:table-cell>
        </table:table-row>
        <table:table-row table:style-name="ro2">
          <table:table-cell office:value-type="string">
            <text:p>P:94,</text:p>
          </table:table-cell>
          <table:table-cell office:value-type="string">
            <text:p>TP:15,</text:p>
          </table:table-cell>
          <table:table-cell table:formula="of:=IF(&quot;XXX&quot;= [.A124];2*[.B122]*[.B123]/([.B122]+[.B123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125];2*[.B123]*[.B124]/([.B123]+[.B124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126];2*[.B124]*[.B125]/([.B124]+[.B125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38/1085</text:p>
          </table:table-cell>
          <table:table-cell table:formula="of:=IF(&quot;XXX&quot;= [.A127];2*[.B126]*[.B#REF!]/([.B12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38/693</text:p>
          </table:table-cell>
          <table:table-cell table:formula="of:=IF(&quot;XXX&quot;= [.A128];2*[.B#REF!]*[.B127]/([.B#REF!]+[.B127]);0)" office:value-type="float" office:value="0">
            <text:p>0</text:p>
          </table:table-cell>
        </table:table-row>
        <table:table-row table:style-name="ro2">
          <table:table-cell office:value-type="string">
            <text:p>P:1085,</text:p>
          </table:table-cell>
          <table:table-cell office:value-type="string">
            <text:p>TP:138,</text:p>
          </table:table-cell>
          <table:table-cell table:formula="of:=IF(&quot;XXX&quot;= [.A129];2*[.B127]*[.B128]/([.B127]+[.B128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30];2*[.B129]*[.B#REF!]/([.B129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131];2*[.B#REF!]*[.B130]/([.B#REF!]+[.B130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132];2*[.B130]*[.B131]/([.B130]+[.B131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133];2*[.B131]*[.B132]/([.B131]+[.B132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27188940092166">
            <text:p>0.1271889401</text:p>
          </table:table-cell>
          <table:table-cell table:formula="of:=IF(&quot;XXX&quot;= [.A134];2*[.B132]*[.B133]/([.B132]+[.B133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99134199134199">
            <text:p>0.1991341991</text:p>
          </table:table-cell>
          <table:table-cell table:formula="of:=IF(&quot;XXX&quot;= [.A135];2*[.B133]*[.B134]/([.B133]+[.B134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36];2*[.B134]*[.B135]/([.B134]+[.B135]);0)" office:value-type="float" office:value="0.155230596175478">
            <text:p>0.1552305962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137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38];2*[.B137]*[.B#REF!]/([.B13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4/582</text:p>
          </table:table-cell>
          <table:table-cell table:formula="of:=IF(&quot;XXX&quot;= [.A139];2*[.B138]*[.B#REF!]/([.B13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4/59</text:p>
          </table:table-cell>
          <table:table-cell table:formula="of:=IF(&quot;XXX&quot;= [.A140];2*[.B#REF!]*[.B139]/([.B#REF!]+[.B139]);0)" office:value-type="float" office:value="0">
            <text:p>0</text:p>
          </table:table-cell>
        </table:table-row>
        <table:table-row table:style-name="ro2">
          <table:table-cell office:value-type="string">
            <text:p>P:582,</text:p>
          </table:table-cell>
          <table:table-cell office:value-type="string">
            <text:p>TP:24,</text:p>
          </table:table-cell>
          <table:table-cell table:formula="of:=IF(&quot;XXX&quot;= [.A141];2*[.B139]*[.B140]/([.B139]+[.B14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142];2*[.B140]*[.B141]/([.B140]+[.B14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43];2*[.B142]*[.B#REF!]/([.B14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8/172</text:p>
          </table:table-cell>
          <table:table-cell table:formula="of:=IF(&quot;XXX&quot;= [.A144];2*[.B143]*[.B#REF!]/([.B14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8/59</text:p>
          </table:table-cell>
          <table:table-cell table:formula="of:=IF(&quot;XXX&quot;= [.A145];2*[.B#REF!]*[.B144]/([.B#REF!]+[.B144]);0)" office:value-type="float" office:value="0">
            <text:p>0</text:p>
          </table:table-cell>
        </table:table-row>
        <table:table-row table:style-name="ro2">
          <table:table-cell office:value-type="string">
            <text:p>P:172,</text:p>
          </table:table-cell>
          <table:table-cell office:value-type="string">
            <text:p>TP:18,</text:p>
          </table:table-cell>
          <table:table-cell table:formula="of:=IF(&quot;XXX&quot;= [.A146];2*[.B144]*[.B145]/([.B144]+[.B14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147];2*[.B145]*[.B146]/([.B145]+[.B14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48];2*[.B147]*[.B#REF!]/([.B14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7/84</text:p>
          </table:table-cell>
          <table:table-cell table:formula="of:=IF(&quot;XXX&quot;= [.A149];2*[.B148]*[.B#REF!]/([.B14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7/59</text:p>
          </table:table-cell>
          <table:table-cell table:formula="of:=IF(&quot;XXX&quot;= [.A150];2*[.B#REF!]*[.B149]/([.B#REF!]+[.B149]);0)" office:value-type="float" office:value="0">
            <text:p>0</text:p>
          </table:table-cell>
        </table:table-row>
        <table:table-row table:style-name="ro2">
          <table:table-cell office:value-type="string">
            <text:p>P:84,</text:p>
          </table:table-cell>
          <table:table-cell office:value-type="string">
            <text:p>TP:17,</text:p>
          </table:table-cell>
          <table:table-cell table:formula="of:=IF(&quot;XXX&quot;= [.A151];2*[.B149]*[.B150]/([.B149]+[.B150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152];2*[.B150]*[.B151]/([.B150]+[.B151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153];2*[.B151]*[.B152]/([.B151]+[.B152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64/1326</text:p>
          </table:table-cell>
          <table:table-cell table:formula="of:=IF(&quot;XXX&quot;= [.A154];2*[.B153]*[.B#REF!]/([.B15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64/693</text:p>
          </table:table-cell>
          <table:table-cell table:formula="of:=IF(&quot;XXX&quot;= [.A155];2*[.B#REF!]*[.B154]/([.B#REF!]+[.B154]);0)" office:value-type="float" office:value="0">
            <text:p>0</text:p>
          </table:table-cell>
        </table:table-row>
        <table:table-row table:style-name="ro2">
          <table:table-cell office:value-type="string">
            <text:p>P:1326,</text:p>
          </table:table-cell>
          <table:table-cell office:value-type="string">
            <text:p>TP:264,</text:p>
          </table:table-cell>
          <table:table-cell table:formula="of:=IF(&quot;XXX&quot;= [.A156];2*[.B154]*[.B155]/([.B154]+[.B155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157];2*[.B156]*[.B#REF!]/([.B156]+[.B#REF!]);0)" office:value-type="float" office:value="0">
            <text:p>#VALUE!</text:p>
          </table:table-cell>
        </table:table-row>
        <table:table-row table:style-name="ro2">
          <table:table-cell table:style-name="ce1" office:value-type="string">
            <text:p>learning_rate</text:p>
          </table:table-cell>
          <table:table-cell table:style-name="ce1" office:value-type="string">
            <text:p>2e-06</text:p>
          </table:table-cell>
          <table:table-cell table:style-name="ce1" table:formula="of:=IF(&quot;XXX&quot;= [.A158];2*[.B#REF!]*[.B157]/([.B#REF!]+[.B157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oversampling_ratio</text:p>
          </table:table-cell>
          <table:table-cell table:style-name="ce1" office:value-type="float" office:value="2">
            <text:p>2</text:p>
          </table:table-cell>
          <table:table-cell table:style-name="ce1" table:formula="of:=IF(&quot;XXX&quot;= [.A159];2*[.B157]*[.B158]/([.B157]+[.B158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lass_ratio</text:p>
          </table:table-cell>
          <table:table-cell table:style-name="ce1" office:value-type="float" office:value="2">
            <text:p>2</text:p>
          </table:table-cell>
          <table:table-cell table:style-name="ce1" table:formula="of:=IF(&quot;XXX&quot;= [.A160];2*[.B158]*[.B159]/([.B158]+[.B159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precision</text:p>
          </table:table-cell>
          <table:table-cell table:style-name="ce1" office:value-type="float" office:value="0.199095022624434">
            <text:p>0.1990950226</text:p>
          </table:table-cell>
          <table:table-cell table:style-name="ce1" table:formula="of:=IF(&quot;XXX&quot;= [.A161];2*[.B159]*[.B160]/([.B159]+[.B160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recall</text:p>
          </table:table-cell>
          <table:table-cell table:style-name="ce1" office:value-type="float" office:value="0.380952380952381">
            <text:p>0.380952381</text:p>
          </table:table-cell>
          <table:table-cell table:style-name="ce1" table:formula="of:=IF(&quot;XXX&quot;= [.A162];2*[.B160]*[.B161]/([.B160]+[.B161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163];2*[.B161]*[.B162]/([.B161]+[.B162]);0)" office:value-type="float" office:value="0.261515601783061">
            <text:p>0.2615156018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164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65];2*[.B164]*[.B#REF!]/([.B16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166];2*[.B165]*[.B#REF!]/([.B16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59</text:p>
          </table:table-cell>
          <table:table-cell table:formula="of:=IF(&quot;XXX&quot;= [.A167];2*[.B#REF!]*[.B166]/([.B#REF!]+[.B166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168];2*[.B166]*[.B167]/([.B166]+[.B16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169];2*[.B167]*[.B168]/([.B167]+[.B16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70];2*[.B169]*[.B#REF!]/([.B16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8/43</text:p>
          </table:table-cell>
          <table:table-cell table:formula="of:=IF(&quot;XXX&quot;= [.A171];2*[.B170]*[.B#REF!]/([.B17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8/59</text:p>
          </table:table-cell>
          <table:table-cell table:formula="of:=IF(&quot;XXX&quot;= [.A172];2*[.B#REF!]*[.B171]/([.B#REF!]+[.B171]);0)" office:value-type="float" office:value="0">
            <text:p>0</text:p>
          </table:table-cell>
        </table:table-row>
        <table:table-row table:style-name="ro2">
          <table:table-cell office:value-type="string">
            <text:p>P:43,</text:p>
          </table:table-cell>
          <table:table-cell office:value-type="string">
            <text:p>TP:18,</text:p>
          </table:table-cell>
          <table:table-cell table:formula="of:=IF(&quot;XXX&quot;= [.A173];2*[.B171]*[.B172]/([.B171]+[.B17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174];2*[.B172]*[.B173]/([.B172]+[.B17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75];2*[.B174]*[.B#REF!]/([.B17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8/89</text:p>
          </table:table-cell>
          <table:table-cell table:formula="of:=IF(&quot;XXX&quot;= [.A176];2*[.B175]*[.B#REF!]/([.B17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8/59</text:p>
          </table:table-cell>
          <table:table-cell table:formula="of:=IF(&quot;XXX&quot;= [.A177];2*[.B#REF!]*[.B176]/([.B#REF!]+[.B176]);0)" office:value-type="float" office:value="0">
            <text:p>0</text:p>
          </table:table-cell>
        </table:table-row>
        <table:table-row table:style-name="ro2">
          <table:table-cell office:value-type="string">
            <text:p>P:89,</text:p>
          </table:table-cell>
          <table:table-cell office:value-type="string">
            <text:p>TP:18,</text:p>
          </table:table-cell>
          <table:table-cell table:formula="of:=IF(&quot;XXX&quot;= [.A178];2*[.B176]*[.B177]/([.B176]+[.B177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179];2*[.B177]*[.B178]/([.B177]+[.B178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180];2*[.B178]*[.B179]/([.B178]+[.B179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79/808</text:p>
          </table:table-cell>
          <table:table-cell table:formula="of:=IF(&quot;XXX&quot;= [.A181];2*[.B180]*[.B#REF!]/([.B18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9/693</text:p>
          </table:table-cell>
          <table:table-cell table:formula="of:=IF(&quot;XXX&quot;= [.A182];2*[.B#REF!]*[.B181]/([.B#REF!]+[.B181]);0)" office:value-type="float" office:value="0">
            <text:p>0</text:p>
          </table:table-cell>
        </table:table-row>
        <table:table-row table:style-name="ro2">
          <table:table-cell office:value-type="string">
            <text:p>P:808,</text:p>
          </table:table-cell>
          <table:table-cell office:value-type="string">
            <text:p>TP:79,</text:p>
          </table:table-cell>
          <table:table-cell table:formula="of:=IF(&quot;XXX&quot;= [.A183];2*[.B181]*[.B182]/([.B181]+[.B182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84];2*[.B183]*[.B#REF!]/([.B183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185];2*[.B#REF!]*[.B184]/([.B#REF!]+[.B184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186];2*[.B184]*[.B185]/([.B184]+[.B185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187];2*[.B185]*[.B186]/([.B185]+[.B186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977722772277228">
            <text:p>0.0977722772</text:p>
          </table:table-cell>
          <table:table-cell table:formula="of:=IF(&quot;XXX&quot;= [.A188];2*[.B186]*[.B187]/([.B186]+[.B187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13997113997114">
            <text:p>0.113997114</text:p>
          </table:table-cell>
          <table:table-cell table:formula="of:=IF(&quot;XXX&quot;= [.A189];2*[.B187]*[.B188]/([.B187]+[.B188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190];2*[.B188]*[.B189]/([.B188]+[.B189]);0)" office:value-type="float" office:value="0.105263157894737">
            <text:p>0.1052631579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191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92];2*[.B191]*[.B#REF!]/([.B19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193];2*[.B192]*[.B#REF!]/([.B19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59</text:p>
          </table:table-cell>
          <table:table-cell table:formula="of:=IF(&quot;XXX&quot;= [.A194];2*[.B#REF!]*[.B193]/([.B#REF!]+[.B193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195];2*[.B193]*[.B194]/([.B193]+[.B19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196];2*[.B194]*[.B195]/([.B194]+[.B19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197];2*[.B196]*[.B#REF!]/([.B19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/20</text:p>
          </table:table-cell>
          <table:table-cell table:formula="of:=IF(&quot;XXX&quot;= [.A198];2*[.B197]*[.B#REF!]/([.B19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/59</text:p>
          </table:table-cell>
          <table:table-cell table:formula="of:=IF(&quot;XXX&quot;= [.A199];2*[.B#REF!]*[.B198]/([.B#REF!]+[.B198]);0)" office:value-type="float" office:value="0">
            <text:p>0</text:p>
          </table:table-cell>
        </table:table-row>
        <table:table-row table:style-name="ro2">
          <table:table-cell office:value-type="string">
            <text:p>P:20,</text:p>
          </table:table-cell>
          <table:table-cell office:value-type="string">
            <text:p>TP:2,</text:p>
          </table:table-cell>
          <table:table-cell table:formula="of:=IF(&quot;XXX&quot;= [.A200];2*[.B198]*[.B199]/([.B198]+[.B19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201];2*[.B199]*[.B200]/([.B199]+[.B20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02];2*[.B201]*[.B#REF!]/([.B20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9/59</text:p>
          </table:table-cell>
          <table:table-cell table:formula="of:=IF(&quot;XXX&quot;= [.A203];2*[.B202]*[.B#REF!]/([.B20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9/59</text:p>
          </table:table-cell>
          <table:table-cell table:formula="of:=IF(&quot;XXX&quot;= [.A204];2*[.B#REF!]*[.B203]/([.B#REF!]+[.B203]);0)" office:value-type="float" office:value="0">
            <text:p>0</text:p>
          </table:table-cell>
        </table:table-row>
        <table:table-row table:style-name="ro2">
          <table:table-cell office:value-type="string">
            <text:p>P:59,</text:p>
          </table:table-cell>
          <table:table-cell office:value-type="string">
            <text:p>TP:9,</text:p>
          </table:table-cell>
          <table:table-cell table:formula="of:=IF(&quot;XXX&quot;= [.A205];2*[.B203]*[.B204]/([.B203]+[.B204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206];2*[.B204]*[.B205]/([.B204]+[.B205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207];2*[.B205]*[.B206]/([.B205]+[.B206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75/2409</text:p>
          </table:table-cell>
          <table:table-cell table:formula="of:=IF(&quot;XXX&quot;= [.A208];2*[.B207]*[.B#REF!]/([.B20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75/693</text:p>
          </table:table-cell>
          <table:table-cell table:formula="of:=IF(&quot;XXX&quot;= [.A209];2*[.B#REF!]*[.B208]/([.B#REF!]+[.B208]);0)" office:value-type="float" office:value="0">
            <text:p>0</text:p>
          </table:table-cell>
        </table:table-row>
        <table:table-row table:style-name="ro2">
          <table:table-cell office:value-type="string">
            <text:p>P:2409,</text:p>
          </table:table-cell>
          <table:table-cell office:value-type="string">
            <text:p>TP:175,</text:p>
          </table:table-cell>
          <table:table-cell table:formula="of:=IF(&quot;XXX&quot;= [.A210];2*[.B208]*[.B209]/([.B208]+[.B209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11];2*[.B210]*[.B#REF!]/([.B210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212];2*[.B#REF!]*[.B211]/([.B#REF!]+[.B211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213];2*[.B211]*[.B212]/([.B211]+[.B212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214];2*[.B212]*[.B213]/([.B212]+[.B213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726442507264425">
            <text:p>0.0726442507</text:p>
          </table:table-cell>
          <table:table-cell table:formula="of:=IF(&quot;XXX&quot;= [.A215];2*[.B213]*[.B214]/([.B213]+[.B214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52525252525252">
            <text:p>0.2525252525</text:p>
          </table:table-cell>
          <table:table-cell table:formula="of:=IF(&quot;XXX&quot;= [.A216];2*[.B214]*[.B215]/([.B214]+[.B215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17];2*[.B215]*[.B216]/([.B215]+[.B216]);0)" office:value-type="float" office:value="0.112830431979368">
            <text:p>0.112830432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218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19];2*[.B218]*[.B#REF!]/([.B21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8/1040</text:p>
          </table:table-cell>
          <table:table-cell table:formula="of:=IF(&quot;XXX&quot;= [.A220];2*[.B219]*[.B#REF!]/([.B21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8/59</text:p>
          </table:table-cell>
          <table:table-cell table:formula="of:=IF(&quot;XXX&quot;= [.A221];2*[.B#REF!]*[.B220]/([.B#REF!]+[.B220]);0)" office:value-type="float" office:value="0">
            <text:p>0</text:p>
          </table:table-cell>
        </table:table-row>
        <table:table-row table:style-name="ro2">
          <table:table-cell office:value-type="string">
            <text:p>P:1040,</text:p>
          </table:table-cell>
          <table:table-cell office:value-type="string">
            <text:p>TP:38,</text:p>
          </table:table-cell>
          <table:table-cell table:formula="of:=IF(&quot;XXX&quot;= [.A222];2*[.B220]*[.B221]/([.B220]+[.B22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223];2*[.B221]*[.B222]/([.B221]+[.B22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24];2*[.B223]*[.B#REF!]/([.B22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7/235</text:p>
          </table:table-cell>
          <table:table-cell table:formula="of:=IF(&quot;XXX&quot;= [.A225];2*[.B224]*[.B#REF!]/([.B22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7/59</text:p>
          </table:table-cell>
          <table:table-cell table:formula="of:=IF(&quot;XXX&quot;= [.A226];2*[.B#REF!]*[.B225]/([.B#REF!]+[.B225]);0)" office:value-type="float" office:value="0">
            <text:p>0</text:p>
          </table:table-cell>
        </table:table-row>
        <table:table-row table:style-name="ro2">
          <table:table-cell office:value-type="string">
            <text:p>P:235,</text:p>
          </table:table-cell>
          <table:table-cell office:value-type="string">
            <text:p>TP:27,</text:p>
          </table:table-cell>
          <table:table-cell table:formula="of:=IF(&quot;XXX&quot;= [.A227];2*[.B225]*[.B226]/([.B225]+[.B22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228];2*[.B226]*[.B227]/([.B226]+[.B22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29];2*[.B228]*[.B#REF!]/([.B22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3/185</text:p>
          </table:table-cell>
          <table:table-cell table:formula="of:=IF(&quot;XXX&quot;= [.A230];2*[.B229]*[.B#REF!]/([.B22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3/59</text:p>
          </table:table-cell>
          <table:table-cell table:formula="of:=IF(&quot;XXX&quot;= [.A231];2*[.B#REF!]*[.B230]/([.B#REF!]+[.B230]);0)" office:value-type="float" office:value="0">
            <text:p>0</text:p>
          </table:table-cell>
        </table:table-row>
        <table:table-row table:style-name="ro2">
          <table:table-cell office:value-type="string">
            <text:p>P:185,</text:p>
          </table:table-cell>
          <table:table-cell office:value-type="string">
            <text:p>TP:23,</text:p>
          </table:table-cell>
          <table:table-cell table:formula="of:=IF(&quot;XXX&quot;= [.A232];2*[.B230]*[.B231]/([.B230]+[.B231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233];2*[.B231]*[.B232]/([.B231]+[.B232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234];2*[.B232]*[.B233]/([.B232]+[.B233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00/2144</text:p>
          </table:table-cell>
          <table:table-cell table:formula="of:=IF(&quot;XXX&quot;= [.A235];2*[.B234]*[.B#REF!]/([.B23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00/693</text:p>
          </table:table-cell>
          <table:table-cell table:formula="of:=IF(&quot;XXX&quot;= [.A236];2*[.B#REF!]*[.B235]/([.B#REF!]+[.B235]);0)" office:value-type="float" office:value="0">
            <text:p>0</text:p>
          </table:table-cell>
        </table:table-row>
        <table:table-row table:style-name="ro2">
          <table:table-cell office:value-type="string">
            <text:p>P:2144,</text:p>
          </table:table-cell>
          <table:table-cell office:value-type="string">
            <text:p>TP:400,</text:p>
          </table:table-cell>
          <table:table-cell table:formula="of:=IF(&quot;XXX&quot;= [.A237];2*[.B235]*[.B236]/([.B235]+[.B236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238];2*[.B237]*[.B#REF!]/([.B237]+[.B#REF!]);0)" office:value-type="float" office:value="0">
            <text:p>#VALUE!</text:p>
          </table:table-cell>
        </table:table-row>
        <table:table-row table:style-name="ro2">
          <table:table-cell table:style-name="ce1" office:value-type="string">
            <text:p>learning_rate</text:p>
          </table:table-cell>
          <table:table-cell table:style-name="ce1" office:value-type="string">
            <text:p>2e-06</text:p>
          </table:table-cell>
          <table:table-cell table:style-name="ce1" table:formula="of:=IF(&quot;XXX&quot;= [.A239];2*[.B#REF!]*[.B238]/([.B#REF!]+[.B238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oversampling_ratio</text:p>
          </table:table-cell>
          <table:table-cell table:style-name="ce1" office:value-type="float" office:value="4">
            <text:p>4</text:p>
          </table:table-cell>
          <table:table-cell table:style-name="ce1" table:formula="of:=IF(&quot;XXX&quot;= [.A240];2*[.B238]*[.B239]/([.B238]+[.B239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lass_ratio</text:p>
          </table:table-cell>
          <table:table-cell table:style-name="ce1" office:value-type="float" office:value="1">
            <text:p>1</text:p>
          </table:table-cell>
          <table:table-cell table:style-name="ce1" table:formula="of:=IF(&quot;XXX&quot;= [.A241];2*[.B239]*[.B240]/([.B239]+[.B240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precision</text:p>
          </table:table-cell>
          <table:table-cell table:style-name="ce1" office:value-type="float" office:value="0.186567164179104">
            <text:p>0.1865671642</text:p>
          </table:table-cell>
          <table:table-cell table:style-name="ce1" table:formula="of:=IF(&quot;XXX&quot;= [.A242];2*[.B240]*[.B241]/([.B240]+[.B241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recall</text:p>
          </table:table-cell>
          <table:table-cell table:style-name="ce1" office:value-type="float" office:value="0.577200577200577">
            <text:p>0.5772005772</text:p>
          </table:table-cell>
          <table:table-cell table:style-name="ce1" table:formula="of:=IF(&quot;XXX&quot;= [.A243];2*[.B241]*[.B242]/([.B241]+[.B242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244];2*[.B242]*[.B243]/([.B242]+[.B243]);0)" office:value-type="float" office:value="0.28198801550934">
            <text:p>0.2819880155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245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46];2*[.B245]*[.B#REF!]/([.B24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247];2*[.B246]*[.B#REF!]/([.B24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59</text:p>
          </table:table-cell>
          <table:table-cell table:formula="of:=IF(&quot;XXX&quot;= [.A248];2*[.B#REF!]*[.B247]/([.B#REF!]+[.B247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249];2*[.B247]*[.B248]/([.B247]+[.B24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250];2*[.B248]*[.B249]/([.B248]+[.B24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51];2*[.B250]*[.B#REF!]/([.B25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4/222</text:p>
          </table:table-cell>
          <table:table-cell table:formula="of:=IF(&quot;XXX&quot;= [.A252];2*[.B251]*[.B#REF!]/([.B25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4/59</text:p>
          </table:table-cell>
          <table:table-cell table:formula="of:=IF(&quot;XXX&quot;= [.A253];2*[.B#REF!]*[.B252]/([.B#REF!]+[.B252]);0)" office:value-type="float" office:value="0">
            <text:p>0</text:p>
          </table:table-cell>
        </table:table-row>
        <table:table-row table:style-name="ro2">
          <table:table-cell office:value-type="string">
            <text:p>P:222,</text:p>
          </table:table-cell>
          <table:table-cell office:value-type="string">
            <text:p>TP:24,</text:p>
          </table:table-cell>
          <table:table-cell table:formula="of:=IF(&quot;XXX&quot;= [.A254];2*[.B252]*[.B253]/([.B252]+[.B25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255];2*[.B253]*[.B254]/([.B253]+[.B25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56];2*[.B255]*[.B#REF!]/([.B25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8/91</text:p>
          </table:table-cell>
          <table:table-cell table:formula="of:=IF(&quot;XXX&quot;= [.A257];2*[.B256]*[.B#REF!]/([.B25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8/59</text:p>
          </table:table-cell>
          <table:table-cell table:formula="of:=IF(&quot;XXX&quot;= [.A258];2*[.B#REF!]*[.B257]/([.B#REF!]+[.B257]);0)" office:value-type="float" office:value="0">
            <text:p>0</text:p>
          </table:table-cell>
        </table:table-row>
        <table:table-row table:style-name="ro2">
          <table:table-cell office:value-type="string">
            <text:p>P:91,</text:p>
          </table:table-cell>
          <table:table-cell office:value-type="string">
            <text:p>TP:18,</text:p>
          </table:table-cell>
          <table:table-cell table:formula="of:=IF(&quot;XXX&quot;= [.A259];2*[.B257]*[.B258]/([.B257]+[.B258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260];2*[.B258]*[.B259]/([.B258]+[.B259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261];2*[.B259]*[.B260]/([.B259]+[.B260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35/1056</text:p>
          </table:table-cell>
          <table:table-cell table:formula="of:=IF(&quot;XXX&quot;= [.A262];2*[.B261]*[.B#REF!]/([.B26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35/693</text:p>
          </table:table-cell>
          <table:table-cell table:formula="of:=IF(&quot;XXX&quot;= [.A263];2*[.B#REF!]*[.B262]/([.B#REF!]+[.B262]);0)" office:value-type="float" office:value="0">
            <text:p>0</text:p>
          </table:table-cell>
        </table:table-row>
        <table:table-row table:style-name="ro2">
          <table:table-cell office:value-type="string">
            <text:p>P:1056,</text:p>
          </table:table-cell>
          <table:table-cell office:value-type="string">
            <text:p>TP:235,</text:p>
          </table:table-cell>
          <table:table-cell table:formula="of:=IF(&quot;XXX&quot;= [.A264];2*[.B262]*[.B263]/([.B262]+[.B263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265];2*[.B264]*[.B#REF!]/([.B264]+[.B#REF!]);0)" office:value-type="float" office:value="0">
            <text:p>#VALUE!</text:p>
          </table:table-cell>
        </table:table-row>
        <table:table-row table:style-name="ro2">
          <table:table-cell table:style-name="ce1" office:value-type="string">
            <text:p>learning_rate</text:p>
          </table:table-cell>
          <table:table-cell table:style-name="ce1" office:value-type="string">
            <text:p>2e-06</text:p>
          </table:table-cell>
          <table:table-cell table:style-name="ce1" table:formula="of:=IF(&quot;XXX&quot;= [.A266];2*[.B#REF!]*[.B265]/([.B#REF!]+[.B265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oversampling_ratio</text:p>
          </table:table-cell>
          <table:table-cell table:style-name="ce1" office:value-type="float" office:value="4">
            <text:p>4</text:p>
          </table:table-cell>
          <table:table-cell table:style-name="ce1" table:formula="of:=IF(&quot;XXX&quot;= [.A267];2*[.B265]*[.B266]/([.B265]+[.B266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lass_ratio</text:p>
          </table:table-cell>
          <table:table-cell table:style-name="ce1" office:value-type="float" office:value="2">
            <text:p>2</text:p>
          </table:table-cell>
          <table:table-cell table:style-name="ce1" table:formula="of:=IF(&quot;XXX&quot;= [.A268];2*[.B266]*[.B267]/([.B266]+[.B267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precision</text:p>
          </table:table-cell>
          <table:table-cell table:style-name="ce1" office:value-type="float" office:value="0.222537878787879">
            <text:p>0.2225378788</text:p>
          </table:table-cell>
          <table:table-cell table:style-name="ce1" table:formula="of:=IF(&quot;XXX&quot;= [.A269];2*[.B267]*[.B268]/([.B267]+[.B268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recall</text:p>
          </table:table-cell>
          <table:table-cell table:style-name="ce1" office:value-type="float" office:value="0.339105339105339">
            <text:p>0.3391053391</text:p>
          </table:table-cell>
          <table:table-cell table:style-name="ce1" table:formula="of:=IF(&quot;XXX&quot;= [.A270];2*[.B268]*[.B269]/([.B268]+[.B269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271];2*[.B269]*[.B270]/([.B269]+[.B270]);0)" office:value-type="float" office:value="0.268724985706118">
            <text:p>0.2687249857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272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73];2*[.B272]*[.B#REF!]/([.B27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274];2*[.B273]*[.B#REF!]/([.B27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59</text:p>
          </table:table-cell>
          <table:table-cell table:formula="of:=IF(&quot;XXX&quot;= [.A275];2*[.B#REF!]*[.B274]/([.B#REF!]+[.B274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276];2*[.B274]*[.B275]/([.B274]+[.B27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277];2*[.B275]*[.B276]/([.B275]+[.B27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78];2*[.B277]*[.B#REF!]/([.B27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5/118</text:p>
          </table:table-cell>
          <table:table-cell table:formula="of:=IF(&quot;XXX&quot;= [.A279];2*[.B278]*[.B#REF!]/([.B27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5/59</text:p>
          </table:table-cell>
          <table:table-cell table:formula="of:=IF(&quot;XXX&quot;= [.A280];2*[.B#REF!]*[.B279]/([.B#REF!]+[.B279]);0)" office:value-type="float" office:value="0">
            <text:p>0</text:p>
          </table:table-cell>
        </table:table-row>
        <table:table-row table:style-name="ro2">
          <table:table-cell office:value-type="string">
            <text:p>P:118,</text:p>
          </table:table-cell>
          <table:table-cell office:value-type="string">
            <text:p>TP:25,</text:p>
          </table:table-cell>
          <table:table-cell table:formula="of:=IF(&quot;XXX&quot;= [.A281];2*[.B279]*[.B280]/([.B279]+[.B28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282];2*[.B280]*[.B281]/([.B280]+[.B28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283];2*[.B282]*[.B#REF!]/([.B28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1/81</text:p>
          </table:table-cell>
          <table:table-cell table:formula="of:=IF(&quot;XXX&quot;= [.A284];2*[.B283]*[.B#REF!]/([.B28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1/59</text:p>
          </table:table-cell>
          <table:table-cell table:formula="of:=IF(&quot;XXX&quot;= [.A285];2*[.B#REF!]*[.B284]/([.B#REF!]+[.B284]);0)" office:value-type="float" office:value="0">
            <text:p>0</text:p>
          </table:table-cell>
        </table:table-row>
        <table:table-row table:style-name="ro2">
          <table:table-cell office:value-type="string">
            <text:p>P:81,</text:p>
          </table:table-cell>
          <table:table-cell office:value-type="string">
            <text:p>TP:21,</text:p>
          </table:table-cell>
          <table:table-cell table:formula="of:=IF(&quot;XXX&quot;= [.A286];2*[.B284]*[.B285]/([.B284]+[.B285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287];2*[.B285]*[.B286]/([.B285]+[.B286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288];2*[.B286]*[.B287]/([.B286]+[.B287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81/862</text:p>
          </table:table-cell>
          <table:table-cell table:formula="of:=IF(&quot;XXX&quot;= [.A289];2*[.B288]*[.B#REF!]/([.B28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81/693</text:p>
          </table:table-cell>
          <table:table-cell table:formula="of:=IF(&quot;XXX&quot;= [.A290];2*[.B#REF!]*[.B289]/([.B#REF!]+[.B289]);0)" office:value-type="float" office:value="0">
            <text:p>0</text:p>
          </table:table-cell>
        </table:table-row>
        <table:table-row table:style-name="ro2">
          <table:table-cell office:value-type="string">
            <text:p>P:862,</text:p>
          </table:table-cell>
          <table:table-cell office:value-type="string">
            <text:p>TP:181,</text:p>
          </table:table-cell>
          <table:table-cell table:formula="of:=IF(&quot;XXX&quot;= [.A291];2*[.B289]*[.B290]/([.B289]+[.B29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92];2*[.B291]*[.B#REF!]/([.B291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293];2*[.B#REF!]*[.B292]/([.B#REF!]+[.B292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294];2*[.B292]*[.B293]/([.B292]+[.B293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295];2*[.B293]*[.B294]/([.B293]+[.B294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209976798143851">
            <text:p>0.2099767981</text:p>
          </table:table-cell>
          <table:table-cell table:formula="of:=IF(&quot;XXX&quot;= [.A296];2*[.B294]*[.B295]/([.B294]+[.B295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61183261183261">
            <text:p>0.2611832612</text:p>
          </table:table-cell>
          <table:table-cell table:formula="of:=IF(&quot;XXX&quot;= [.A297];2*[.B295]*[.B296]/([.B295]+[.B29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298];2*[.B296]*[.B297]/([.B296]+[.B297]);0)" office:value-type="float" office:value="0.232797427652733">
            <text:p>0.2327974277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299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00];2*[.B299]*[.B#REF!]/([.B29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301];2*[.B300]*[.B#REF!]/([.B30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59</text:p>
          </table:table-cell>
          <table:table-cell table:formula="of:=IF(&quot;XXX&quot;= [.A302];2*[.B#REF!]*[.B301]/([.B#REF!]+[.B301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303];2*[.B301]*[.B302]/([.B301]+[.B30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304];2*[.B302]*[.B303]/([.B302]+[.B30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05];2*[.B304]*[.B#REF!]/([.B30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1/18</text:p>
          </table:table-cell>
          <table:table-cell table:formula="of:=IF(&quot;XXX&quot;= [.A306];2*[.B305]*[.B#REF!]/([.B30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1/59</text:p>
          </table:table-cell>
          <table:table-cell table:formula="of:=IF(&quot;XXX&quot;= [.A307];2*[.B#REF!]*[.B306]/([.B#REF!]+[.B306]);0)" office:value-type="float" office:value="0">
            <text:p>0</text:p>
          </table:table-cell>
        </table:table-row>
        <table:table-row table:style-name="ro2">
          <table:table-cell office:value-type="string">
            <text:p>P:18,</text:p>
          </table:table-cell>
          <table:table-cell office:value-type="string">
            <text:p>TP:11,</text:p>
          </table:table-cell>
          <table:table-cell table:formula="of:=IF(&quot;XXX&quot;= [.A308];2*[.B306]*[.B307]/([.B306]+[.B30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309];2*[.B307]*[.B308]/([.B307]+[.B30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10];2*[.B309]*[.B#REF!]/([.B30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2/36</text:p>
          </table:table-cell>
          <table:table-cell table:formula="of:=IF(&quot;XXX&quot;= [.A311];2*[.B310]*[.B#REF!]/([.B31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2/59</text:p>
          </table:table-cell>
          <table:table-cell table:formula="of:=IF(&quot;XXX&quot;= [.A312];2*[.B#REF!]*[.B311]/([.B#REF!]+[.B311]);0)" office:value-type="float" office:value="0">
            <text:p>0</text:p>
          </table:table-cell>
        </table:table-row>
        <table:table-row table:style-name="ro2">
          <table:table-cell office:value-type="string">
            <text:p>P:36,</text:p>
          </table:table-cell>
          <table:table-cell office:value-type="string">
            <text:p>TP:12,</text:p>
          </table:table-cell>
          <table:table-cell table:formula="of:=IF(&quot;XXX&quot;= [.A313];2*[.B311]*[.B312]/([.B311]+[.B312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314];2*[.B312]*[.B313]/([.B312]+[.B313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315];2*[.B313]*[.B314]/([.B313]+[.B314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21/343</text:p>
          </table:table-cell>
          <table:table-cell table:formula="of:=IF(&quot;XXX&quot;= [.A316];2*[.B315]*[.B#REF!]/([.B31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21/693</text:p>
          </table:table-cell>
          <table:table-cell table:formula="of:=IF(&quot;XXX&quot;= [.A317];2*[.B#REF!]*[.B316]/([.B#REF!]+[.B316]);0)" office:value-type="float" office:value="0">
            <text:p>0</text:p>
          </table:table-cell>
        </table:table-row>
        <table:table-row table:style-name="ro2">
          <table:table-cell office:value-type="string">
            <text:p>P:343,</text:p>
          </table:table-cell>
          <table:table-cell office:value-type="string">
            <text:p>TP:121,</text:p>
          </table:table-cell>
          <table:table-cell table:formula="of:=IF(&quot;XXX&quot;= [.A318];2*[.B316]*[.B317]/([.B316]+[.B317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19];2*[.B318]*[.B#REF!]/([.B318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320];2*[.B#REF!]*[.B319]/([.B#REF!]+[.B319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321];2*[.B319]*[.B320]/([.B319]+[.B320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322];2*[.B320]*[.B321]/([.B320]+[.B321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352769679300292">
            <text:p>0.3527696793</text:p>
          </table:table-cell>
          <table:table-cell table:formula="of:=IF(&quot;XXX&quot;= [.A323];2*[.B321]*[.B322]/([.B321]+[.B322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74603174603175">
            <text:p>0.1746031746</text:p>
          </table:table-cell>
          <table:table-cell table:formula="of:=IF(&quot;XXX&quot;= [.A324];2*[.B322]*[.B323]/([.B322]+[.B323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25];2*[.B323]*[.B324]/([.B323]+[.B324]);0)" office:value-type="float" office:value="0.233590733590734">
            <text:p>0.2335907336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326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27];2*[.B326]*[.B#REF!]/([.B32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0/531</text:p>
          </table:table-cell>
          <table:table-cell table:formula="of:=IF(&quot;XXX&quot;= [.A328];2*[.B327]*[.B#REF!]/([.B32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0/59</text:p>
          </table:table-cell>
          <table:table-cell table:formula="of:=IF(&quot;XXX&quot;= [.A329];2*[.B#REF!]*[.B328]/([.B#REF!]+[.B328]);0)" office:value-type="float" office:value="0">
            <text:p>0</text:p>
          </table:table-cell>
        </table:table-row>
        <table:table-row table:style-name="ro2">
          <table:table-cell office:value-type="string">
            <text:p>P:531,</text:p>
          </table:table-cell>
          <table:table-cell office:value-type="string">
            <text:p>TP:30,</text:p>
          </table:table-cell>
          <table:table-cell table:formula="of:=IF(&quot;XXX&quot;= [.A330];2*[.B328]*[.B329]/([.B328]+[.B32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331];2*[.B329]*[.B330]/([.B329]+[.B33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32];2*[.B331]*[.B#REF!]/([.B33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1/163</text:p>
          </table:table-cell>
          <table:table-cell table:formula="of:=IF(&quot;XXX&quot;= [.A333];2*[.B332]*[.B#REF!]/([.B33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1/59</text:p>
          </table:table-cell>
          <table:table-cell table:formula="of:=IF(&quot;XXX&quot;= [.A334];2*[.B#REF!]*[.B333]/([.B#REF!]+[.B333]);0)" office:value-type="float" office:value="0">
            <text:p>0</text:p>
          </table:table-cell>
        </table:table-row>
        <table:table-row table:style-name="ro2">
          <table:table-cell office:value-type="string">
            <text:p>P:163,</text:p>
          </table:table-cell>
          <table:table-cell office:value-type="string">
            <text:p>TP:21,</text:p>
          </table:table-cell>
          <table:table-cell table:formula="of:=IF(&quot;XXX&quot;= [.A335];2*[.B333]*[.B334]/([.B333]+[.B33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336];2*[.B334]*[.B335]/([.B334]+[.B33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37];2*[.B336]*[.B#REF!]/([.B33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0/143</text:p>
          </table:table-cell>
          <table:table-cell table:formula="of:=IF(&quot;XXX&quot;= [.A338];2*[.B337]*[.B#REF!]/([.B33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0/59</text:p>
          </table:table-cell>
          <table:table-cell table:formula="of:=IF(&quot;XXX&quot;= [.A339];2*[.B#REF!]*[.B338]/([.B#REF!]+[.B338]);0)" office:value-type="float" office:value="0">
            <text:p>0</text:p>
          </table:table-cell>
        </table:table-row>
        <table:table-row table:style-name="ro2">
          <table:table-cell office:value-type="string">
            <text:p>P:143,</text:p>
          </table:table-cell>
          <table:table-cell office:value-type="string">
            <text:p>TP:20,</text:p>
          </table:table-cell>
          <table:table-cell table:formula="of:=IF(&quot;XXX&quot;= [.A340];2*[.B338]*[.B339]/([.B338]+[.B339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341];2*[.B339]*[.B340]/([.B339]+[.B340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342];2*[.B340]*[.B341]/([.B340]+[.B341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58/2612</text:p>
          </table:table-cell>
          <table:table-cell table:formula="of:=IF(&quot;XXX&quot;= [.A343];2*[.B342]*[.B#REF!]/([.B34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58/693</text:p>
          </table:table-cell>
          <table:table-cell table:formula="of:=IF(&quot;XXX&quot;= [.A344];2*[.B#REF!]*[.B343]/([.B#REF!]+[.B343]);0)" office:value-type="float" office:value="0">
            <text:p>0</text:p>
          </table:table-cell>
        </table:table-row>
        <table:table-row table:style-name="ro2">
          <table:table-cell office:value-type="string">
            <text:p>P:2612,</text:p>
          </table:table-cell>
          <table:table-cell office:value-type="string">
            <text:p>TP:258,</text:p>
          </table:table-cell>
          <table:table-cell table:formula="of:=IF(&quot;XXX&quot;= [.A345];2*[.B343]*[.B344]/([.B343]+[.B344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46];2*[.B345]*[.B#REF!]/([.B345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347];2*[.B#REF!]*[.B346]/([.B#REF!]+[.B346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348];2*[.B346]*[.B347]/([.B346]+[.B347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349];2*[.B347]*[.B348]/([.B347]+[.B348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987748851454824">
            <text:p>0.0987748851</text:p>
          </table:table-cell>
          <table:table-cell table:formula="of:=IF(&quot;XXX&quot;= [.A350];2*[.B348]*[.B349]/([.B348]+[.B349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372294372294372">
            <text:p>0.3722943723</text:p>
          </table:table-cell>
          <table:table-cell table:formula="of:=IF(&quot;XXX&quot;= [.A351];2*[.B349]*[.B350]/([.B349]+[.B35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52];2*[.B350]*[.B351]/([.B350]+[.B351]);0)" office:value-type="float" office:value="0.156127080181543">
            <text:p>0.1561270802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353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54];2*[.B353]*[.B#REF!]/([.B35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8/274</text:p>
          </table:table-cell>
          <table:table-cell table:formula="of:=IF(&quot;XXX&quot;= [.A355];2*[.B354]*[.B#REF!]/([.B35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8/59</text:p>
          </table:table-cell>
          <table:table-cell table:formula="of:=IF(&quot;XXX&quot;= [.A356];2*[.B#REF!]*[.B355]/([.B#REF!]+[.B355]);0)" office:value-type="float" office:value="0">
            <text:p>0</text:p>
          </table:table-cell>
        </table:table-row>
        <table:table-row table:style-name="ro2">
          <table:table-cell office:value-type="string">
            <text:p>P:274,</text:p>
          </table:table-cell>
          <table:table-cell office:value-type="string">
            <text:p>TP:8,</text:p>
          </table:table-cell>
          <table:table-cell table:formula="of:=IF(&quot;XXX&quot;= [.A357];2*[.B355]*[.B356]/([.B355]+[.B35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358];2*[.B356]*[.B357]/([.B356]+[.B35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59];2*[.B358]*[.B#REF!]/([.B35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5/136</text:p>
          </table:table-cell>
          <table:table-cell table:formula="of:=IF(&quot;XXX&quot;= [.A360];2*[.B359]*[.B#REF!]/([.B35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5/59</text:p>
          </table:table-cell>
          <table:table-cell table:formula="of:=IF(&quot;XXX&quot;= [.A361];2*[.B#REF!]*[.B360]/([.B#REF!]+[.B360]);0)" office:value-type="float" office:value="0">
            <text:p>0</text:p>
          </table:table-cell>
        </table:table-row>
        <table:table-row table:style-name="ro2">
          <table:table-cell office:value-type="string">
            <text:p>P:136,</text:p>
          </table:table-cell>
          <table:table-cell office:value-type="string">
            <text:p>TP:25,</text:p>
          </table:table-cell>
          <table:table-cell table:formula="of:=IF(&quot;XXX&quot;= [.A362];2*[.B360]*[.B361]/([.B360]+[.B36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363];2*[.B361]*[.B362]/([.B361]+[.B36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64];2*[.B363]*[.B#REF!]/([.B36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3/96</text:p>
          </table:table-cell>
          <table:table-cell table:formula="of:=IF(&quot;XXX&quot;= [.A365];2*[.B364]*[.B#REF!]/([.B36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3/59</text:p>
          </table:table-cell>
          <table:table-cell table:formula="of:=IF(&quot;XXX&quot;= [.A366];2*[.B#REF!]*[.B365]/([.B#REF!]+[.B365]);0)" office:value-type="float" office:value="0">
            <text:p>0</text:p>
          </table:table-cell>
        </table:table-row>
        <table:table-row table:style-name="ro2">
          <table:table-cell office:value-type="string">
            <text:p>P:96,</text:p>
          </table:table-cell>
          <table:table-cell office:value-type="string">
            <text:p>TP:23,</text:p>
          </table:table-cell>
          <table:table-cell table:formula="of:=IF(&quot;XXX&quot;= [.A367];2*[.B365]*[.B366]/([.B365]+[.B366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368];2*[.B366]*[.B367]/([.B366]+[.B367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369];2*[.B367]*[.B368]/([.B367]+[.B368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70/1873</text:p>
          </table:table-cell>
          <table:table-cell table:formula="of:=IF(&quot;XXX&quot;= [.A370];2*[.B369]*[.B#REF!]/([.B36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70/693</text:p>
          </table:table-cell>
          <table:table-cell table:formula="of:=IF(&quot;XXX&quot;= [.A371];2*[.B#REF!]*[.B370]/([.B#REF!]+[.B370]);0)" office:value-type="float" office:value="0">
            <text:p>0</text:p>
          </table:table-cell>
        </table:table-row>
        <table:table-row table:style-name="ro2">
          <table:table-cell office:value-type="string">
            <text:p>P:1873,</text:p>
          </table:table-cell>
          <table:table-cell office:value-type="string">
            <text:p>TP:270,</text:p>
          </table:table-cell>
          <table:table-cell table:formula="of:=IF(&quot;XXX&quot;= [.A372];2*[.B370]*[.B371]/([.B370]+[.B371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73];2*[.B372]*[.B#REF!]/([.B372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374];2*[.B#REF!]*[.B373]/([.B#REF!]+[.B373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375];2*[.B373]*[.B374]/([.B373]+[.B374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2">
            <text:p>2</text:p>
          </table:table-cell>
          <table:table-cell table:formula="of:=IF(&quot;XXX&quot;= [.A376];2*[.B374]*[.B375]/([.B374]+[.B375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44153764014949">
            <text:p>0.144153764</text:p>
          </table:table-cell>
          <table:table-cell table:formula="of:=IF(&quot;XXX&quot;= [.A377];2*[.B375]*[.B376]/([.B375]+[.B376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38961038961039">
            <text:p>0.3896103896</text:p>
          </table:table-cell>
          <table:table-cell table:formula="of:=IF(&quot;XXX&quot;= [.A378];2*[.B376]*[.B377]/([.B376]+[.B377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379];2*[.B377]*[.B378]/([.B377]+[.B378]);0)" office:value-type="float" office:value="0.210444271239283">
            <text:p>0.2104442712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380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81];2*[.B380]*[.B#REF!]/([.B38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382];2*[.B381]*[.B#REF!]/([.B38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59</text:p>
          </table:table-cell>
          <table:table-cell table:formula="of:=IF(&quot;XXX&quot;= [.A383];2*[.B#REF!]*[.B382]/([.B#REF!]+[.B382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384];2*[.B382]*[.B383]/([.B382]+[.B38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385];2*[.B383]*[.B384]/([.B383]+[.B38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86];2*[.B385]*[.B#REF!]/([.B38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5/61</text:p>
          </table:table-cell>
          <table:table-cell table:formula="of:=IF(&quot;XXX&quot;= [.A387];2*[.B386]*[.B#REF!]/([.B38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5/59</text:p>
          </table:table-cell>
          <table:table-cell table:formula="of:=IF(&quot;XXX&quot;= [.A388];2*[.B#REF!]*[.B387]/([.B#REF!]+[.B387]);0)" office:value-type="float" office:value="0">
            <text:p>0</text:p>
          </table:table-cell>
        </table:table-row>
        <table:table-row table:style-name="ro2">
          <table:table-cell office:value-type="string">
            <text:p>P:61,</text:p>
          </table:table-cell>
          <table:table-cell office:value-type="string">
            <text:p>TP:15,</text:p>
          </table:table-cell>
          <table:table-cell table:formula="of:=IF(&quot;XXX&quot;= [.A389];2*[.B387]*[.B388]/([.B387]+[.B38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390];2*[.B388]*[.B389]/([.B388]+[.B38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391];2*[.B390]*[.B#REF!]/([.B39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6/53</text:p>
          </table:table-cell>
          <table:table-cell table:formula="of:=IF(&quot;XXX&quot;= [.A392];2*[.B391]*[.B#REF!]/([.B39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6/59</text:p>
          </table:table-cell>
          <table:table-cell table:formula="of:=IF(&quot;XXX&quot;= [.A393];2*[.B#REF!]*[.B392]/([.B#REF!]+[.B392]);0)" office:value-type="float" office:value="0">
            <text:p>0</text:p>
          </table:table-cell>
        </table:table-row>
        <table:table-row table:style-name="ro2">
          <table:table-cell office:value-type="string">
            <text:p>P:53,</text:p>
          </table:table-cell>
          <table:table-cell office:value-type="string">
            <text:p>TP:16,</text:p>
          </table:table-cell>
          <table:table-cell table:formula="of:=IF(&quot;XXX&quot;= [.A394];2*[.B392]*[.B393]/([.B392]+[.B393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395];2*[.B393]*[.B394]/([.B393]+[.B394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396];2*[.B394]*[.B395]/([.B394]+[.B395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75/757</text:p>
          </table:table-cell>
          <table:table-cell table:formula="of:=IF(&quot;XXX&quot;= [.A397];2*[.B396]*[.B#REF!]/([.B39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75/693</text:p>
          </table:table-cell>
          <table:table-cell table:formula="of:=IF(&quot;XXX&quot;= [.A398];2*[.B#REF!]*[.B397]/([.B#REF!]+[.B397]);0)" office:value-type="float" office:value="0">
            <text:p>0</text:p>
          </table:table-cell>
        </table:table-row>
        <table:table-row table:style-name="ro2">
          <table:table-cell office:value-type="string">
            <text:p>P:757,</text:p>
          </table:table-cell>
          <table:table-cell office:value-type="string">
            <text:p>TP:175,</text:p>
          </table:table-cell>
          <table:table-cell table:formula="of:=IF(&quot;XXX&quot;= [.A399];2*[.B397]*[.B398]/([.B397]+[.B398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00];2*[.B399]*[.B#REF!]/([.B399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401];2*[.B#REF!]*[.B400]/([.B#REF!]+[.B400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402];2*[.B400]*[.B401]/([.B400]+[.B401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403];2*[.B401]*[.B402]/([.B401]+[.B402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231175693527081">
            <text:p>0.2311756935</text:p>
          </table:table-cell>
          <table:table-cell table:formula="of:=IF(&quot;XXX&quot;= [.A404];2*[.B402]*[.B403]/([.B402]+[.B403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52525252525252">
            <text:p>0.2525252525</text:p>
          </table:table-cell>
          <table:table-cell table:formula="of:=IF(&quot;XXX&quot;= [.A405];2*[.B403]*[.B404]/([.B403]+[.B404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06];2*[.B404]*[.B405]/([.B404]+[.B405]);0)" office:value-type="float" office:value="0.241379310344828">
            <text:p>0.2413793103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407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08];2*[.B407]*[.B#REF!]/([.B40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0/0</text:p>
          </table:table-cell>
          <table:table-cell table:formula="of:=IF(&quot;XXX&quot;= [.A409];2*[.B408]*[.B#REF!]/([.B40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0/59</text:p>
          </table:table-cell>
          <table:table-cell table:formula="of:=IF(&quot;XXX&quot;= [.A410];2*[.B#REF!]*[.B409]/([.B#REF!]+[.B409]);0)" office:value-type="float" office:value="0">
            <text:p>0</text:p>
          </table:table-cell>
        </table:table-row>
        <table:table-row table:style-name="ro2">
          <table:table-cell office:value-type="string">
            <text:p>P:0,</text:p>
          </table:table-cell>
          <table:table-cell office:value-type="string">
            <text:p>TP:0,</text:p>
          </table:table-cell>
          <table:table-cell table:formula="of:=IF(&quot;XXX&quot;= [.A411];2*[.B409]*[.B410]/([.B409]+[.B41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412];2*[.B410]*[.B411]/([.B410]+[.B41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13];2*[.B412]*[.B#REF!]/([.B41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/15</text:p>
          </table:table-cell>
          <table:table-cell table:formula="of:=IF(&quot;XXX&quot;= [.A414];2*[.B413]*[.B#REF!]/([.B41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/59</text:p>
          </table:table-cell>
          <table:table-cell table:formula="of:=IF(&quot;XXX&quot;= [.A415];2*[.B#REF!]*[.B414]/([.B#REF!]+[.B414]);0)" office:value-type="float" office:value="0">
            <text:p>0</text:p>
          </table:table-cell>
        </table:table-row>
        <table:table-row table:style-name="ro2">
          <table:table-cell office:value-type="string">
            <text:p>P:15,</text:p>
          </table:table-cell>
          <table:table-cell office:value-type="string">
            <text:p>TP:3,</text:p>
          </table:table-cell>
          <table:table-cell table:formula="of:=IF(&quot;XXX&quot;= [.A416];2*[.B414]*[.B415]/([.B414]+[.B41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417];2*[.B415]*[.B416]/([.B415]+[.B41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18];2*[.B417]*[.B#REF!]/([.B41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1/30</text:p>
          </table:table-cell>
          <table:table-cell table:formula="of:=IF(&quot;XXX&quot;= [.A419];2*[.B418]*[.B#REF!]/([.B41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1/59</text:p>
          </table:table-cell>
          <table:table-cell table:formula="of:=IF(&quot;XXX&quot;= [.A420];2*[.B#REF!]*[.B419]/([.B#REF!]+[.B419]);0)" office:value-type="float" office:value="0">
            <text:p>0</text:p>
          </table:table-cell>
        </table:table-row>
        <table:table-row table:style-name="ro2">
          <table:table-cell office:value-type="string">
            <text:p>P:30,</text:p>
          </table:table-cell>
          <table:table-cell office:value-type="string">
            <text:p>TP:11,</text:p>
          </table:table-cell>
          <table:table-cell table:formula="of:=IF(&quot;XXX&quot;= [.A421];2*[.B419]*[.B420]/([.B419]+[.B420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422];2*[.B420]*[.B421]/([.B420]+[.B421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423];2*[.B421]*[.B422]/([.B421]+[.B422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04/335</text:p>
          </table:table-cell>
          <table:table-cell table:formula="of:=IF(&quot;XXX&quot;= [.A424];2*[.B423]*[.B#REF!]/([.B42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04/693</text:p>
          </table:table-cell>
          <table:table-cell table:formula="of:=IF(&quot;XXX&quot;= [.A425];2*[.B#REF!]*[.B424]/([.B#REF!]+[.B424]);0)" office:value-type="float" office:value="0">
            <text:p>0</text:p>
          </table:table-cell>
        </table:table-row>
        <table:table-row table:style-name="ro2">
          <table:table-cell office:value-type="string">
            <text:p>P:335,</text:p>
          </table:table-cell>
          <table:table-cell office:value-type="string">
            <text:p>TP:104,</text:p>
          </table:table-cell>
          <table:table-cell table:formula="of:=IF(&quot;XXX&quot;= [.A426];2*[.B424]*[.B425]/([.B424]+[.B425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27];2*[.B426]*[.B#REF!]/([.B426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6</text:p>
          </table:table-cell>
          <table:table-cell table:formula="of:=IF(&quot;XXX&quot;= [.A428];2*[.B#REF!]*[.B427]/([.B#REF!]+[.B427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429];2*[.B427]*[.B428]/([.B427]+[.B428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430];2*[.B428]*[.B429]/([.B428]+[.B429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31044776119403">
            <text:p>0.3104477612</text:p>
          </table:table-cell>
          <table:table-cell table:formula="of:=IF(&quot;XXX&quot;= [.A431];2*[.B429]*[.B430]/([.B429]+[.B430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5007215007215">
            <text:p>0.1500721501</text:p>
          </table:table-cell>
          <table:table-cell table:formula="of:=IF(&quot;XXX&quot;= [.A432];2*[.B430]*[.B431]/([.B430]+[.B431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33];2*[.B431]*[.B432]/([.B431]+[.B432]);0)" office:value-type="float" office:value="0.202334630350194">
            <text:p>0.2023346304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434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35];2*[.B434]*[.B#REF!]/([.B43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2/353</text:p>
          </table:table-cell>
          <table:table-cell table:formula="of:=IF(&quot;XXX&quot;= [.A436];2*[.B435]*[.B#REF!]/([.B43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2/59</text:p>
          </table:table-cell>
          <table:table-cell table:formula="of:=IF(&quot;XXX&quot;= [.A437];2*[.B#REF!]*[.B436]/([.B#REF!]+[.B436]);0)" office:value-type="float" office:value="0">
            <text:p>0</text:p>
          </table:table-cell>
        </table:table-row>
        <table:table-row table:style-name="ro2">
          <table:table-cell office:value-type="string">
            <text:p>P:353,</text:p>
          </table:table-cell>
          <table:table-cell office:value-type="string">
            <text:p>TP:32,</text:p>
          </table:table-cell>
          <table:table-cell table:formula="of:=IF(&quot;XXX&quot;= [.A438];2*[.B436]*[.B437]/([.B436]+[.B43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439];2*[.B437]*[.B438]/([.B437]+[.B43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40];2*[.B439]*[.B#REF!]/([.B43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3/123</text:p>
          </table:table-cell>
          <table:table-cell table:formula="of:=IF(&quot;XXX&quot;= [.A441];2*[.B440]*[.B#REF!]/([.B44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3/59</text:p>
          </table:table-cell>
          <table:table-cell table:formula="of:=IF(&quot;XXX&quot;= [.A442];2*[.B#REF!]*[.B441]/([.B#REF!]+[.B441]);0)" office:value-type="float" office:value="0">
            <text:p>0</text:p>
          </table:table-cell>
        </table:table-row>
        <table:table-row table:style-name="ro2">
          <table:table-cell office:value-type="string">
            <text:p>P:123,</text:p>
          </table:table-cell>
          <table:table-cell office:value-type="string">
            <text:p>TP:23,</text:p>
          </table:table-cell>
          <table:table-cell table:formula="of:=IF(&quot;XXX&quot;= [.A443];2*[.B441]*[.B442]/([.B441]+[.B44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444];2*[.B442]*[.B443]/([.B442]+[.B44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45];2*[.B444]*[.B#REF!]/([.B44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3/128</text:p>
          </table:table-cell>
          <table:table-cell table:formula="of:=IF(&quot;XXX&quot;= [.A446];2*[.B445]*[.B#REF!]/([.B44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3/59</text:p>
          </table:table-cell>
          <table:table-cell table:formula="of:=IF(&quot;XXX&quot;= [.A447];2*[.B#REF!]*[.B446]/([.B#REF!]+[.B446]);0)" office:value-type="float" office:value="0">
            <text:p>0</text:p>
          </table:table-cell>
        </table:table-row>
        <table:table-row table:style-name="ro2">
          <table:table-cell office:value-type="string">
            <text:p>P:128,</text:p>
          </table:table-cell>
          <table:table-cell office:value-type="string">
            <text:p>TP:23,</text:p>
          </table:table-cell>
          <table:table-cell table:formula="of:=IF(&quot;XXX&quot;= [.A448];2*[.B446]*[.B447]/([.B446]+[.B447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449];2*[.B447]*[.B448]/([.B447]+[.B448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450];2*[.B448]*[.B449]/([.B448]+[.B449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94/1944</text:p>
          </table:table-cell>
          <table:table-cell table:formula="of:=IF(&quot;XXX&quot;= [.A451];2*[.B450]*[.B#REF!]/([.B45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94/693</text:p>
          </table:table-cell>
          <table:table-cell table:formula="of:=IF(&quot;XXX&quot;= [.A452];2*[.B#REF!]*[.B451]/([.B#REF!]+[.B451]);0)" office:value-type="float" office:value="0">
            <text:p>0</text:p>
          </table:table-cell>
        </table:table-row>
        <table:table-row table:style-name="ro2">
          <table:table-cell office:value-type="string">
            <text:p>P:1944,</text:p>
          </table:table-cell>
          <table:table-cell office:value-type="string">
            <text:p>TP:194,</text:p>
          </table:table-cell>
          <table:table-cell table:formula="of:=IF(&quot;XXX&quot;= [.A453];2*[.B451]*[.B452]/([.B451]+[.B452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54];2*[.B453]*[.B#REF!]/([.B453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455];2*[.B#REF!]*[.B454]/([.B#REF!]+[.B454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456];2*[.B454]*[.B455]/([.B454]+[.B455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457];2*[.B455]*[.B456]/([.B455]+[.B456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997942386831276">
            <text:p>0.0997942387</text:p>
          </table:table-cell>
          <table:table-cell table:formula="of:=IF(&quot;XXX&quot;= [.A458];2*[.B456]*[.B457]/([.B456]+[.B457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7994227994228">
            <text:p>0.2799422799</text:p>
          </table:table-cell>
          <table:table-cell table:formula="of:=IF(&quot;XXX&quot;= [.A459];2*[.B457]*[.B458]/([.B457]+[.B458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60];2*[.B458]*[.B459]/([.B458]+[.B459]);0)" office:value-type="float" office:value="0.14713689799014">
            <text:p>0.147136898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461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62];2*[.B461]*[.B#REF!]/([.B46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2/76</text:p>
          </table:table-cell>
          <table:table-cell table:formula="of:=IF(&quot;XXX&quot;= [.A463];2*[.B462]*[.B#REF!]/([.B46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2/59</text:p>
          </table:table-cell>
          <table:table-cell table:formula="of:=IF(&quot;XXX&quot;= [.A464];2*[.B#REF!]*[.B463]/([.B#REF!]+[.B463]);0)" office:value-type="float" office:value="0">
            <text:p>0</text:p>
          </table:table-cell>
        </table:table-row>
        <table:table-row table:style-name="ro2">
          <table:table-cell office:value-type="string">
            <text:p>P:76,</text:p>
          </table:table-cell>
          <table:table-cell office:value-type="string">
            <text:p>TP:12,</text:p>
          </table:table-cell>
          <table:table-cell table:formula="of:=IF(&quot;XXX&quot;= [.A465];2*[.B463]*[.B464]/([.B463]+[.B46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466];2*[.B464]*[.B465]/([.B464]+[.B46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67];2*[.B466]*[.B#REF!]/([.B46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2/104</text:p>
          </table:table-cell>
          <table:table-cell table:formula="of:=IF(&quot;XXX&quot;= [.A468];2*[.B467]*[.B#REF!]/([.B46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2/59</text:p>
          </table:table-cell>
          <table:table-cell table:formula="of:=IF(&quot;XXX&quot;= [.A469];2*[.B#REF!]*[.B468]/([.B#REF!]+[.B468]);0)" office:value-type="float" office:value="0">
            <text:p>0</text:p>
          </table:table-cell>
        </table:table-row>
        <table:table-row table:style-name="ro2">
          <table:table-cell office:value-type="string">
            <text:p>P:104,</text:p>
          </table:table-cell>
          <table:table-cell office:value-type="string">
            <text:p>TP:12,</text:p>
          </table:table-cell>
          <table:table-cell table:formula="of:=IF(&quot;XXX&quot;= [.A470];2*[.B468]*[.B469]/([.B468]+[.B46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471];2*[.B469]*[.B470]/([.B469]+[.B47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72];2*[.B471]*[.B#REF!]/([.B47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3/265</text:p>
          </table:table-cell>
          <table:table-cell table:formula="of:=IF(&quot;XXX&quot;= [.A473];2*[.B472]*[.B#REF!]/([.B47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3/59</text:p>
          </table:table-cell>
          <table:table-cell table:formula="of:=IF(&quot;XXX&quot;= [.A474];2*[.B#REF!]*[.B473]/([.B#REF!]+[.B473]);0)" office:value-type="float" office:value="0">
            <text:p>0</text:p>
          </table:table-cell>
        </table:table-row>
        <table:table-row table:style-name="ro2">
          <table:table-cell office:value-type="string">
            <text:p>P:265,</text:p>
          </table:table-cell>
          <table:table-cell office:value-type="string">
            <text:p>TP:23,</text:p>
          </table:table-cell>
          <table:table-cell table:formula="of:=IF(&quot;XXX&quot;= [.A475];2*[.B473]*[.B474]/([.B473]+[.B474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476];2*[.B474]*[.B475]/([.B474]+[.B475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477];2*[.B475]*[.B476]/([.B475]+[.B476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30/4346</text:p>
          </table:table-cell>
          <table:table-cell table:formula="of:=IF(&quot;XXX&quot;= [.A478];2*[.B477]*[.B#REF!]/([.B47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30/693</text:p>
          </table:table-cell>
          <table:table-cell table:formula="of:=IF(&quot;XXX&quot;= [.A479];2*[.B#REF!]*[.B478]/([.B#REF!]+[.B478]);0)" office:value-type="float" office:value="0">
            <text:p>0</text:p>
          </table:table-cell>
        </table:table-row>
        <table:table-row table:style-name="ro2">
          <table:table-cell office:value-type="string">
            <text:p>P:4346,</text:p>
          </table:table-cell>
          <table:table-cell office:value-type="string">
            <text:p>TP:330,</text:p>
          </table:table-cell>
          <table:table-cell table:formula="of:=IF(&quot;XXX&quot;= [.A480];2*[.B478]*[.B479]/([.B478]+[.B479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81];2*[.B480]*[.B#REF!]/([.B480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482];2*[.B#REF!]*[.B481]/([.B#REF!]+[.B481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483];2*[.B481]*[.B482]/([.B481]+[.B482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2">
            <text:p>2</text:p>
          </table:table-cell>
          <table:table-cell table:formula="of:=IF(&quot;XXX&quot;= [.A484];2*[.B482]*[.B483]/([.B482]+[.B483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759318913943857">
            <text:p>0.0759318914</text:p>
          </table:table-cell>
          <table:table-cell table:formula="of:=IF(&quot;XXX&quot;= [.A485];2*[.B483]*[.B484]/([.B483]+[.B484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476190476190476">
            <text:p>0.4761904762</text:p>
          </table:table-cell>
          <table:table-cell table:formula="of:=IF(&quot;XXX&quot;= [.A486];2*[.B484]*[.B485]/([.B484]+[.B485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487];2*[.B485]*[.B486]/([.B485]+[.B486]);0)" office:value-type="float" office:value="0.130978368723953">
            <text:p>0.1309783687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488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89];2*[.B488]*[.B#REF!]/([.B48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9/208</text:p>
          </table:table-cell>
          <table:table-cell table:formula="of:=IF(&quot;XXX&quot;= [.A490];2*[.B489]*[.B#REF!]/([.B48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9/59</text:p>
          </table:table-cell>
          <table:table-cell table:formula="of:=IF(&quot;XXX&quot;= [.A491];2*[.B#REF!]*[.B490]/([.B#REF!]+[.B490]);0)" office:value-type="float" office:value="0">
            <text:p>0</text:p>
          </table:table-cell>
        </table:table-row>
        <table:table-row table:style-name="ro2">
          <table:table-cell office:value-type="string">
            <text:p>P:208,</text:p>
          </table:table-cell>
          <table:table-cell office:value-type="string">
            <text:p>TP:29,</text:p>
          </table:table-cell>
          <table:table-cell table:formula="of:=IF(&quot;XXX&quot;= [.A492];2*[.B490]*[.B491]/([.B490]+[.B49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493];2*[.B491]*[.B492]/([.B491]+[.B49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94];2*[.B493]*[.B#REF!]/([.B49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3/71</text:p>
          </table:table-cell>
          <table:table-cell table:formula="of:=IF(&quot;XXX&quot;= [.A495];2*[.B494]*[.B#REF!]/([.B49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3/59</text:p>
          </table:table-cell>
          <table:table-cell table:formula="of:=IF(&quot;XXX&quot;= [.A496];2*[.B#REF!]*[.B495]/([.B#REF!]+[.B495]);0)" office:value-type="float" office:value="0">
            <text:p>0</text:p>
          </table:table-cell>
        </table:table-row>
        <table:table-row table:style-name="ro2">
          <table:table-cell office:value-type="string">
            <text:p>P:71,</text:p>
          </table:table-cell>
          <table:table-cell office:value-type="string">
            <text:p>TP:13,</text:p>
          </table:table-cell>
          <table:table-cell table:formula="of:=IF(&quot;XXX&quot;= [.A497];2*[.B495]*[.B496]/([.B495]+[.B49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498];2*[.B496]*[.B497]/([.B496]+[.B49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499];2*[.B498]*[.B#REF!]/([.B49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4/40</text:p>
          </table:table-cell>
          <table:table-cell table:formula="of:=IF(&quot;XXX&quot;= [.A500];2*[.B499]*[.B#REF!]/([.B49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59</text:p>
          </table:table-cell>
          <table:table-cell table:formula="of:=IF(&quot;XXX&quot;= [.A501];2*[.B#REF!]*[.B500]/([.B#REF!]+[.B500]);0)" office:value-type="float" office:value="0">
            <text:p>0</text:p>
          </table:table-cell>
        </table:table-row>
        <table:table-row table:style-name="ro2">
          <table:table-cell office:value-type="string">
            <text:p>P:40,</text:p>
          </table:table-cell>
          <table:table-cell office:value-type="string">
            <text:p>TP:4,</text:p>
          </table:table-cell>
          <table:table-cell table:formula="of:=IF(&quot;XXX&quot;= [.A502];2*[.B500]*[.B501]/([.B500]+[.B501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503];2*[.B501]*[.B502]/([.B501]+[.B502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504];2*[.B502]*[.B503]/([.B502]+[.B503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74/679</text:p>
          </table:table-cell>
          <table:table-cell table:formula="of:=IF(&quot;XXX&quot;= [.A505];2*[.B504]*[.B#REF!]/([.B50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74/693</text:p>
          </table:table-cell>
          <table:table-cell table:formula="of:=IF(&quot;XXX&quot;= [.A506];2*[.B#REF!]*[.B505]/([.B#REF!]+[.B505]);0)" office:value-type="float" office:value="0">
            <text:p>0</text:p>
          </table:table-cell>
        </table:table-row>
        <table:table-row table:style-name="ro2">
          <table:table-cell office:value-type="string">
            <text:p>P:679,</text:p>
          </table:table-cell>
          <table:table-cell office:value-type="string">
            <text:p>TP:174,</text:p>
          </table:table-cell>
          <table:table-cell table:formula="of:=IF(&quot;XXX&quot;= [.A507];2*[.B505]*[.B506]/([.B505]+[.B506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508];2*[.B507]*[.B#REF!]/([.B507]+[.B#REF!]);0)" office:value-type="float" office:value="0">
            <text:p>#VALUE!</text:p>
          </table:table-cell>
        </table:table-row>
        <table:table-row table:style-name="ro2">
          <table:table-cell table:style-name="ce1" office:value-type="string">
            <text:p>learning_rate</text:p>
          </table:table-cell>
          <table:table-cell table:style-name="ce1" office:value-type="string">
            <text:p>2e-05</text:p>
          </table:table-cell>
          <table:table-cell table:style-name="ce1" table:formula="of:=IF(&quot;XXX&quot;= [.A509];2*[.B#REF!]*[.B508]/([.B#REF!]+[.B508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oversampling_ratio</text:p>
          </table:table-cell>
          <table:table-cell table:style-name="ce1" office:value-type="float" office:value="1">
            <text:p>1</text:p>
          </table:table-cell>
          <table:table-cell table:style-name="ce1" table:formula="of:=IF(&quot;XXX&quot;= [.A510];2*[.B508]*[.B509]/([.B508]+[.B509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lass_ratio</text:p>
          </table:table-cell>
          <table:table-cell table:style-name="ce1" office:value-type="float" office:value="4">
            <text:p>4</text:p>
          </table:table-cell>
          <table:table-cell table:style-name="ce1" table:formula="of:=IF(&quot;XXX&quot;= [.A511];2*[.B509]*[.B510]/([.B509]+[.B510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precision</text:p>
          </table:table-cell>
          <table:table-cell table:style-name="ce1" office:value-type="float" office:value="0.256259204712813">
            <text:p>0.2562592047</text:p>
          </table:table-cell>
          <table:table-cell table:style-name="ce1" table:formula="of:=IF(&quot;XXX&quot;= [.A512];2*[.B510]*[.B511]/([.B510]+[.B511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recall</text:p>
          </table:table-cell>
          <table:table-cell table:style-name="ce1" office:value-type="float" office:value="0.251082251082251">
            <text:p>0.2510822511</text:p>
          </table:table-cell>
          <table:table-cell table:style-name="ce1" table:formula="of:=IF(&quot;XXX&quot;= [.A513];2*[.B511]*[.B512]/([.B511]+[.B512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514];2*[.B512]*[.B513]/([.B512]+[.B513]);0)" office:value-type="float" office:value="0.253644314868805">
            <text:p>0.2536443149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515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16];2*[.B515]*[.B#REF!]/([.B51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7/150</text:p>
          </table:table-cell>
          <table:table-cell table:formula="of:=IF(&quot;XXX&quot;= [.A517];2*[.B516]*[.B#REF!]/([.B51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7/59</text:p>
          </table:table-cell>
          <table:table-cell table:formula="of:=IF(&quot;XXX&quot;= [.A518];2*[.B#REF!]*[.B517]/([.B#REF!]+[.B517]);0)" office:value-type="float" office:value="0">
            <text:p>0</text:p>
          </table:table-cell>
        </table:table-row>
        <table:table-row table:style-name="ro2">
          <table:table-cell office:value-type="string">
            <text:p>P:150,</text:p>
          </table:table-cell>
          <table:table-cell office:value-type="string">
            <text:p>TP:17,</text:p>
          </table:table-cell>
          <table:table-cell table:formula="of:=IF(&quot;XXX&quot;= [.A519];2*[.B517]*[.B518]/([.B517]+[.B51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520];2*[.B518]*[.B519]/([.B518]+[.B51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21];2*[.B520]*[.B#REF!]/([.B52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6/145</text:p>
          </table:table-cell>
          <table:table-cell table:formula="of:=IF(&quot;XXX&quot;= [.A522];2*[.B521]*[.B#REF!]/([.B52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6/59</text:p>
          </table:table-cell>
          <table:table-cell table:formula="of:=IF(&quot;XXX&quot;= [.A523];2*[.B#REF!]*[.B522]/([.B#REF!]+[.B522]);0)" office:value-type="float" office:value="0">
            <text:p>0</text:p>
          </table:table-cell>
        </table:table-row>
        <table:table-row table:style-name="ro2">
          <table:table-cell office:value-type="string">
            <text:p>P:145,</text:p>
          </table:table-cell>
          <table:table-cell office:value-type="string">
            <text:p>TP:16,</text:p>
          </table:table-cell>
          <table:table-cell table:formula="of:=IF(&quot;XXX&quot;= [.A524];2*[.B522]*[.B523]/([.B522]+[.B52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525];2*[.B523]*[.B524]/([.B523]+[.B52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26];2*[.B525]*[.B#REF!]/([.B52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8/80</text:p>
          </table:table-cell>
          <table:table-cell table:formula="of:=IF(&quot;XXX&quot;= [.A527];2*[.B526]*[.B#REF!]/([.B52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8/59</text:p>
          </table:table-cell>
          <table:table-cell table:formula="of:=IF(&quot;XXX&quot;= [.A528];2*[.B#REF!]*[.B527]/([.B#REF!]+[.B527]);0)" office:value-type="float" office:value="0">
            <text:p>0</text:p>
          </table:table-cell>
        </table:table-row>
        <table:table-row table:style-name="ro2">
          <table:table-cell office:value-type="string">
            <text:p>P:80,</text:p>
          </table:table-cell>
          <table:table-cell office:value-type="string">
            <text:p>TP:8,</text:p>
          </table:table-cell>
          <table:table-cell table:formula="of:=IF(&quot;XXX&quot;= [.A529];2*[.B527]*[.B528]/([.B527]+[.B528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530];2*[.B528]*[.B529]/([.B528]+[.B529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531];2*[.B529]*[.B530]/([.B529]+[.B530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82/845</text:p>
          </table:table-cell>
          <table:table-cell table:formula="of:=IF(&quot;XXX&quot;= [.A532];2*[.B531]*[.B#REF!]/([.B53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82/693</text:p>
          </table:table-cell>
          <table:table-cell table:formula="of:=IF(&quot;XXX&quot;= [.A533];2*[.B#REF!]*[.B532]/([.B#REF!]+[.B532]);0)" office:value-type="float" office:value="0">
            <text:p>0</text:p>
          </table:table-cell>
        </table:table-row>
        <table:table-row table:style-name="ro2">
          <table:table-cell office:value-type="string">
            <text:p>P:845,</text:p>
          </table:table-cell>
          <table:table-cell office:value-type="string">
            <text:p>TP:82,</text:p>
          </table:table-cell>
          <table:table-cell table:formula="of:=IF(&quot;XXX&quot;= [.A534];2*[.B532]*[.B533]/([.B532]+[.B533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35];2*[.B534]*[.B#REF!]/([.B534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536];2*[.B#REF!]*[.B535]/([.B#REF!]+[.B535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1">
            <text:p>1</text:p>
          </table:table-cell>
          <table:table-cell table:formula="of:=IF(&quot;XXX&quot;= [.A537];2*[.B535]*[.B536]/([.B535]+[.B536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538];2*[.B536]*[.B537]/([.B536]+[.B537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970414201183432">
            <text:p>0.0970414201</text:p>
          </table:table-cell>
          <table:table-cell table:formula="of:=IF(&quot;XXX&quot;= [.A539];2*[.B537]*[.B538]/([.B537]+[.B538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18326118326118">
            <text:p>0.1183261183</text:p>
          </table:table-cell>
          <table:table-cell table:formula="of:=IF(&quot;XXX&quot;= [.A540];2*[.B538]*[.B539]/([.B538]+[.B539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41];2*[.B539]*[.B540]/([.B539]+[.B540]);0)" office:value-type="float" office:value="0.106631989596879">
            <text:p>0.1066319896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542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43];2*[.B542]*[.B#REF!]/([.B54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3/265</text:p>
          </table:table-cell>
          <table:table-cell table:formula="of:=IF(&quot;XXX&quot;= [.A544];2*[.B543]*[.B#REF!]/([.B54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3/59</text:p>
          </table:table-cell>
          <table:table-cell table:formula="of:=IF(&quot;XXX&quot;= [.A545];2*[.B#REF!]*[.B544]/([.B#REF!]+[.B544]);0)" office:value-type="float" office:value="0">
            <text:p>0</text:p>
          </table:table-cell>
        </table:table-row>
        <table:table-row table:style-name="ro2">
          <table:table-cell office:value-type="string">
            <text:p>P:265,</text:p>
          </table:table-cell>
          <table:table-cell office:value-type="string">
            <text:p>TP:23,</text:p>
          </table:table-cell>
          <table:table-cell table:formula="of:=IF(&quot;XXX&quot;= [.A546];2*[.B544]*[.B545]/([.B544]+[.B54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547];2*[.B545]*[.B546]/([.B545]+[.B54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48];2*[.B547]*[.B#REF!]/([.B54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2/150</text:p>
          </table:table-cell>
          <table:table-cell table:formula="of:=IF(&quot;XXX&quot;= [.A549];2*[.B548]*[.B#REF!]/([.B54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2/59</text:p>
          </table:table-cell>
          <table:table-cell table:formula="of:=IF(&quot;XXX&quot;= [.A550];2*[.B#REF!]*[.B549]/([.B#REF!]+[.B549]);0)" office:value-type="float" office:value="0">
            <text:p>0</text:p>
          </table:table-cell>
        </table:table-row>
        <table:table-row table:style-name="ro2">
          <table:table-cell office:value-type="string">
            <text:p>P:150,</text:p>
          </table:table-cell>
          <table:table-cell office:value-type="string">
            <text:p>TP:22,</text:p>
          </table:table-cell>
          <table:table-cell table:formula="of:=IF(&quot;XXX&quot;= [.A551];2*[.B549]*[.B550]/([.B549]+[.B55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552];2*[.B550]*[.B551]/([.B550]+[.B55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53];2*[.B552]*[.B#REF!]/([.B55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1/138</text:p>
          </table:table-cell>
          <table:table-cell table:formula="of:=IF(&quot;XXX&quot;= [.A554];2*[.B553]*[.B#REF!]/([.B55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1/59</text:p>
          </table:table-cell>
          <table:table-cell table:formula="of:=IF(&quot;XXX&quot;= [.A555];2*[.B#REF!]*[.B554]/([.B#REF!]+[.B554]);0)" office:value-type="float" office:value="0">
            <text:p>0</text:p>
          </table:table-cell>
        </table:table-row>
        <table:table-row table:style-name="ro2">
          <table:table-cell office:value-type="string">
            <text:p>P:138,</text:p>
          </table:table-cell>
          <table:table-cell office:value-type="string">
            <text:p>TP:21,</text:p>
          </table:table-cell>
          <table:table-cell table:formula="of:=IF(&quot;XXX&quot;= [.A556];2*[.B554]*[.B555]/([.B554]+[.B555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557];2*[.B555]*[.B556]/([.B555]+[.B556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558];2*[.B556]*[.B557]/([.B556]+[.B557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47/2031</text:p>
          </table:table-cell>
          <table:table-cell table:formula="of:=IF(&quot;XXX&quot;= [.A559];2*[.B558]*[.B#REF!]/([.B55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47/693</text:p>
          </table:table-cell>
          <table:table-cell table:formula="of:=IF(&quot;XXX&quot;= [.A560];2*[.B#REF!]*[.B559]/([.B#REF!]+[.B559]);0)" office:value-type="float" office:value="0">
            <text:p>0</text:p>
          </table:table-cell>
        </table:table-row>
        <table:table-row table:style-name="ro2">
          <table:table-cell office:value-type="string">
            <text:p>P:2031,</text:p>
          </table:table-cell>
          <table:table-cell office:value-type="string">
            <text:p>TP:247,</text:p>
          </table:table-cell>
          <table:table-cell table:formula="of:=IF(&quot;XXX&quot;= [.A561];2*[.B559]*[.B560]/([.B559]+[.B56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62];2*[.B561]*[.B#REF!]/([.B561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563];2*[.B#REF!]*[.B562]/([.B#REF!]+[.B562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564];2*[.B562]*[.B563]/([.B562]+[.B563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565];2*[.B563]*[.B564]/([.B563]+[.B564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21614967996061">
            <text:p>0.121614968</text:p>
          </table:table-cell>
          <table:table-cell table:formula="of:=IF(&quot;XXX&quot;= [.A566];2*[.B564]*[.B565]/([.B564]+[.B565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356421356421356">
            <text:p>0.3564213564</text:p>
          </table:table-cell>
          <table:table-cell table:formula="of:=IF(&quot;XXX&quot;= [.A567];2*[.B565]*[.B566]/([.B565]+[.B56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68];2*[.B566]*[.B567]/([.B566]+[.B567]);0)" office:value-type="float" office:value="0.181350954478708">
            <text:p>0.1813509545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569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70];2*[.B569]*[.B#REF!]/([.B56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0/439</text:p>
          </table:table-cell>
          <table:table-cell table:formula="of:=IF(&quot;XXX&quot;= [.A571];2*[.B570]*[.B#REF!]/([.B57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0/59</text:p>
          </table:table-cell>
          <table:table-cell table:formula="of:=IF(&quot;XXX&quot;= [.A572];2*[.B#REF!]*[.B571]/([.B#REF!]+[.B571]);0)" office:value-type="float" office:value="0">
            <text:p>0</text:p>
          </table:table-cell>
        </table:table-row>
        <table:table-row table:style-name="ro2">
          <table:table-cell office:value-type="string">
            <text:p>P:439,</text:p>
          </table:table-cell>
          <table:table-cell office:value-type="string">
            <text:p>TP:30,</text:p>
          </table:table-cell>
          <table:table-cell table:formula="of:=IF(&quot;XXX&quot;= [.A573];2*[.B571]*[.B572]/([.B571]+[.B57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574];2*[.B572]*[.B573]/([.B572]+[.B57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75];2*[.B574]*[.B#REF!]/([.B57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1/71</text:p>
          </table:table-cell>
          <table:table-cell table:formula="of:=IF(&quot;XXX&quot;= [.A576];2*[.B575]*[.B#REF!]/([.B57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1/59</text:p>
          </table:table-cell>
          <table:table-cell table:formula="of:=IF(&quot;XXX&quot;= [.A577];2*[.B#REF!]*[.B576]/([.B#REF!]+[.B576]);0)" office:value-type="float" office:value="0">
            <text:p>0</text:p>
          </table:table-cell>
        </table:table-row>
        <table:table-row table:style-name="ro2">
          <table:table-cell office:value-type="string">
            <text:p>P:71,</text:p>
          </table:table-cell>
          <table:table-cell office:value-type="string">
            <text:p>TP:21,</text:p>
          </table:table-cell>
          <table:table-cell table:formula="of:=IF(&quot;XXX&quot;= [.A578];2*[.B576]*[.B577]/([.B576]+[.B57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579];2*[.B577]*[.B578]/([.B577]+[.B57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80];2*[.B579]*[.B#REF!]/([.B57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4/38</text:p>
          </table:table-cell>
          <table:table-cell table:formula="of:=IF(&quot;XXX&quot;= [.A581];2*[.B580]*[.B#REF!]/([.B58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4/59</text:p>
          </table:table-cell>
          <table:table-cell table:formula="of:=IF(&quot;XXX&quot;= [.A582];2*[.B#REF!]*[.B581]/([.B#REF!]+[.B581]);0)" office:value-type="float" office:value="0">
            <text:p>0</text:p>
          </table:table-cell>
        </table:table-row>
        <table:table-row table:style-name="ro2">
          <table:table-cell office:value-type="string">
            <text:p>P:38,</text:p>
          </table:table-cell>
          <table:table-cell office:value-type="string">
            <text:p>TP:14,</text:p>
          </table:table-cell>
          <table:table-cell table:formula="of:=IF(&quot;XXX&quot;= [.A583];2*[.B581]*[.B582]/([.B581]+[.B582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584];2*[.B582]*[.B583]/([.B582]+[.B583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585];2*[.B583]*[.B584]/([.B583]+[.B584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16/778</text:p>
          </table:table-cell>
          <table:table-cell table:formula="of:=IF(&quot;XXX&quot;= [.A586];2*[.B585]*[.B#REF!]/([.B58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16/693</text:p>
          </table:table-cell>
          <table:table-cell table:formula="of:=IF(&quot;XXX&quot;= [.A587];2*[.B#REF!]*[.B586]/([.B#REF!]+[.B586]);0)" office:value-type="float" office:value="0">
            <text:p>0</text:p>
          </table:table-cell>
        </table:table-row>
        <table:table-row table:style-name="ro2">
          <table:table-cell office:value-type="string">
            <text:p>P:778,</text:p>
          </table:table-cell>
          <table:table-cell office:value-type="string">
            <text:p>TP:116,</text:p>
          </table:table-cell>
          <table:table-cell table:formula="of:=IF(&quot;XXX&quot;= [.A588];2*[.B586]*[.B587]/([.B586]+[.B587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89];2*[.B588]*[.B#REF!]/([.B588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590];2*[.B#REF!]*[.B589]/([.B#REF!]+[.B589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591];2*[.B589]*[.B590]/([.B589]+[.B590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2">
            <text:p>2</text:p>
          </table:table-cell>
          <table:table-cell table:formula="of:=IF(&quot;XXX&quot;= [.A592];2*[.B590]*[.B591]/([.B590]+[.B591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49100257069409">
            <text:p>0.1491002571</text:p>
          </table:table-cell>
          <table:table-cell table:formula="of:=IF(&quot;XXX&quot;= [.A593];2*[.B591]*[.B592]/([.B591]+[.B592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67388167388167">
            <text:p>0.1673881674</text:p>
          </table:table-cell>
          <table:table-cell table:formula="of:=IF(&quot;XXX&quot;= [.A594];2*[.B592]*[.B593]/([.B592]+[.B593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595];2*[.B593]*[.B594]/([.B593]+[.B594]);0)" office:value-type="float" office:value="0.157715839564922">
            <text:p>0.1577158396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596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597];2*[.B596]*[.B#REF!]/([.B59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4/181</text:p>
          </table:table-cell>
          <table:table-cell table:formula="of:=IF(&quot;XXX&quot;= [.A598];2*[.B597]*[.B#REF!]/([.B59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4/59</text:p>
          </table:table-cell>
          <table:table-cell table:formula="of:=IF(&quot;XXX&quot;= [.A599];2*[.B#REF!]*[.B598]/([.B#REF!]+[.B598]);0)" office:value-type="float" office:value="0">
            <text:p>0</text:p>
          </table:table-cell>
        </table:table-row>
        <table:table-row table:style-name="ro2">
          <table:table-cell office:value-type="string">
            <text:p>P:181,</text:p>
          </table:table-cell>
          <table:table-cell office:value-type="string">
            <text:p>TP:24,</text:p>
          </table:table-cell>
          <table:table-cell table:formula="of:=IF(&quot;XXX&quot;= [.A600];2*[.B598]*[.B599]/([.B598]+[.B59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601];2*[.B599]*[.B600]/([.B599]+[.B60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02];2*[.B601]*[.B#REF!]/([.B601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6/15</text:p>
          </table:table-cell>
          <table:table-cell table:formula="of:=IF(&quot;XXX&quot;= [.A603];2*[.B602]*[.B#REF!]/([.B60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/59</text:p>
          </table:table-cell>
          <table:table-cell table:formula="of:=IF(&quot;XXX&quot;= [.A604];2*[.B#REF!]*[.B603]/([.B#REF!]+[.B603]);0)" office:value-type="float" office:value="0">
            <text:p>0</text:p>
          </table:table-cell>
        </table:table-row>
        <table:table-row table:style-name="ro2">
          <table:table-cell office:value-type="string">
            <text:p>P:15,</text:p>
          </table:table-cell>
          <table:table-cell office:value-type="string">
            <text:p>TP:6,</text:p>
          </table:table-cell>
          <table:table-cell table:formula="of:=IF(&quot;XXX&quot;= [.A605];2*[.B603]*[.B604]/([.B603]+[.B60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606];2*[.B604]*[.B605]/([.B604]+[.B60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07];2*[.B606]*[.B#REF!]/([.B606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4/64</text:p>
          </table:table-cell>
          <table:table-cell table:formula="of:=IF(&quot;XXX&quot;= [.A608];2*[.B607]*[.B#REF!]/([.B60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4/59</text:p>
          </table:table-cell>
          <table:table-cell table:formula="of:=IF(&quot;XXX&quot;= [.A609];2*[.B#REF!]*[.B608]/([.B#REF!]+[.B608]);0)" office:value-type="float" office:value="0">
            <text:p>0</text:p>
          </table:table-cell>
        </table:table-row>
        <table:table-row table:style-name="ro2">
          <table:table-cell office:value-type="string">
            <text:p>P:64,</text:p>
          </table:table-cell>
          <table:table-cell office:value-type="string">
            <text:p>TP:14,</text:p>
          </table:table-cell>
          <table:table-cell table:formula="of:=IF(&quot;XXX&quot;= [.A610];2*[.B608]*[.B609]/([.B608]+[.B609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611];2*[.B609]*[.B610]/([.B609]+[.B610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612];2*[.B610]*[.B611]/([.B610]+[.B611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67/754</text:p>
          </table:table-cell>
          <table:table-cell table:formula="of:=IF(&quot;XXX&quot;= [.A613];2*[.B612]*[.B#REF!]/([.B61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7/693</text:p>
          </table:table-cell>
          <table:table-cell table:formula="of:=IF(&quot;XXX&quot;= [.A614];2*[.B#REF!]*[.B613]/([.B#REF!]+[.B613]);0)" office:value-type="float" office:value="0">
            <text:p>0</text:p>
          </table:table-cell>
        </table:table-row>
        <table:table-row table:style-name="ro2">
          <table:table-cell office:value-type="string">
            <text:p>P:754,</text:p>
          </table:table-cell>
          <table:table-cell office:value-type="string">
            <text:p>TP:67,</text:p>
          </table:table-cell>
          <table:table-cell table:formula="of:=IF(&quot;XXX&quot;= [.A615];2*[.B613]*[.B614]/([.B613]+[.B614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616];2*[.B615]*[.B#REF!]/([.B615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617];2*[.B#REF!]*[.B616]/([.B#REF!]+[.B616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618];2*[.B616]*[.B617]/([.B616]+[.B617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619];2*[.B617]*[.B618]/([.B617]+[.B618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888594164456233">
            <text:p>0.0888594164</text:p>
          </table:table-cell>
          <table:table-cell table:formula="of:=IF(&quot;XXX&quot;= [.A620];2*[.B618]*[.B619]/([.B618]+[.B619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0966810966810967">
            <text:p>0.0966810967</text:p>
          </table:table-cell>
          <table:table-cell table:formula="of:=IF(&quot;XXX&quot;= [.A621];2*[.B619]*[.B620]/([.B619]+[.B62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622];2*[.B620]*[.B621]/([.B620]+[.B621]);0)" office:value-type="float" office:value="0.0926053904630269">
            <text:p>0.0926053905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623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24];2*[.B623]*[.B#REF!]/([.B62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4/516</text:p>
          </table:table-cell>
          <table:table-cell table:formula="of:=IF(&quot;XXX&quot;= [.A625];2*[.B624]*[.B#REF!]/([.B62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4/59</text:p>
          </table:table-cell>
          <table:table-cell table:formula="of:=IF(&quot;XXX&quot;= [.A626];2*[.B#REF!]*[.B625]/([.B#REF!]+[.B625]);0)" office:value-type="float" office:value="0">
            <text:p>0</text:p>
          </table:table-cell>
        </table:table-row>
        <table:table-row table:style-name="ro2">
          <table:table-cell office:value-type="string">
            <text:p>P:516,</text:p>
          </table:table-cell>
          <table:table-cell office:value-type="string">
            <text:p>TP:34,</text:p>
          </table:table-cell>
          <table:table-cell table:formula="of:=IF(&quot;XXX&quot;= [.A627];2*[.B625]*[.B626]/([.B625]+[.B62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628];2*[.B626]*[.B627]/([.B626]+[.B62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29];2*[.B628]*[.B#REF!]/([.B628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3/68</text:p>
          </table:table-cell>
          <table:table-cell table:formula="of:=IF(&quot;XXX&quot;= [.A630];2*[.B629]*[.B#REF!]/([.B62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3/59</text:p>
          </table:table-cell>
          <table:table-cell table:formula="of:=IF(&quot;XXX&quot;= [.A631];2*[.B#REF!]*[.B630]/([.B#REF!]+[.B630]);0)" office:value-type="float" office:value="0">
            <text:p>0</text:p>
          </table:table-cell>
        </table:table-row>
        <table:table-row table:style-name="ro2">
          <table:table-cell office:value-type="string">
            <text:p>P:68,</text:p>
          </table:table-cell>
          <table:table-cell office:value-type="string">
            <text:p>TP:13,</text:p>
          </table:table-cell>
          <table:table-cell table:formula="of:=IF(&quot;XXX&quot;= [.A632];2*[.B630]*[.B631]/([.B630]+[.B63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633];2*[.B631]*[.B632]/([.B631]+[.B63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34];2*[.B633]*[.B#REF!]/([.B633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9/71</text:p>
          </table:table-cell>
          <table:table-cell table:formula="of:=IF(&quot;XXX&quot;= [.A635];2*[.B634]*[.B#REF!]/([.B63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9/59</text:p>
          </table:table-cell>
          <table:table-cell table:formula="of:=IF(&quot;XXX&quot;= [.A636];2*[.B#REF!]*[.B635]/([.B#REF!]+[.B635]);0)" office:value-type="float" office:value="0">
            <text:p>0</text:p>
          </table:table-cell>
        </table:table-row>
        <table:table-row table:style-name="ro2">
          <table:table-cell office:value-type="string">
            <text:p>P:71,</text:p>
          </table:table-cell>
          <table:table-cell office:value-type="string">
            <text:p>TP:9,</text:p>
          </table:table-cell>
          <table:table-cell table:formula="of:=IF(&quot;XXX&quot;= [.A637];2*[.B635]*[.B636]/([.B635]+[.B636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638];2*[.B636]*[.B637]/([.B636]+[.B637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639];2*[.B637]*[.B638]/([.B637]+[.B638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01/1173</text:p>
          </table:table-cell>
          <table:table-cell table:formula="of:=IF(&quot;XXX&quot;= [.A640];2*[.B639]*[.B#REF!]/([.B63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01/693</text:p>
          </table:table-cell>
          <table:table-cell table:formula="of:=IF(&quot;XXX&quot;= [.A641];2*[.B#REF!]*[.B640]/([.B#REF!]+[.B640]);0)" office:value-type="float" office:value="0">
            <text:p>0</text:p>
          </table:table-cell>
        </table:table-row>
        <table:table-row table:style-name="ro2">
          <table:table-cell office:value-type="string">
            <text:p>P:1173,</text:p>
          </table:table-cell>
          <table:table-cell office:value-type="string">
            <text:p>TP:101,</text:p>
          </table:table-cell>
          <table:table-cell table:formula="of:=IF(&quot;XXX&quot;= [.A642];2*[.B640]*[.B641]/([.B640]+[.B641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643];2*[.B642]*[.B#REF!]/([.B642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644];2*[.B#REF!]*[.B643]/([.B#REF!]+[.B643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2">
            <text:p>2</text:p>
          </table:table-cell>
          <table:table-cell table:formula="of:=IF(&quot;XXX&quot;= [.A645];2*[.B643]*[.B644]/([.B643]+[.B644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646];2*[.B644]*[.B645]/([.B644]+[.B645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861040068201194">
            <text:p>0.0861040068</text:p>
          </table:table-cell>
          <table:table-cell table:formula="of:=IF(&quot;XXX&quot;= [.A647];2*[.B645]*[.B646]/([.B645]+[.B646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45743145743146">
            <text:p>0.1457431457</text:p>
          </table:table-cell>
          <table:table-cell table:formula="of:=IF(&quot;XXX&quot;= [.A648];2*[.B646]*[.B647]/([.B646]+[.B647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649];2*[.B647]*[.B648]/([.B647]+[.B648]);0)" office:value-type="float" office:value="0.108252947481243">
            <text:p>0.1082529475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650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51];2*[.B650]*[.B#REF!]/([.B65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30/211</text:p>
          </table:table-cell>
          <table:table-cell table:formula="of:=IF(&quot;XXX&quot;= [.A652];2*[.B651]*[.B#REF!]/([.B65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30/59</text:p>
          </table:table-cell>
          <table:table-cell table:formula="of:=IF(&quot;XXX&quot;= [.A653];2*[.B#REF!]*[.B652]/([.B#REF!]+[.B652]);0)" office:value-type="float" office:value="0">
            <text:p>0</text:p>
          </table:table-cell>
        </table:table-row>
        <table:table-row table:style-name="ro2">
          <table:table-cell office:value-type="string">
            <text:p>P:211,</text:p>
          </table:table-cell>
          <table:table-cell office:value-type="string">
            <text:p>TP:30,</text:p>
          </table:table-cell>
          <table:table-cell table:formula="of:=IF(&quot;XXX&quot;= [.A654];2*[.B652]*[.B653]/([.B652]+[.B65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655];2*[.B653]*[.B654]/([.B653]+[.B65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56];2*[.B655]*[.B#REF!]/([.B655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6/106</text:p>
          </table:table-cell>
          <table:table-cell table:formula="of:=IF(&quot;XXX&quot;= [.A657];2*[.B656]*[.B#REF!]/([.B65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6/59</text:p>
          </table:table-cell>
          <table:table-cell table:formula="of:=IF(&quot;XXX&quot;= [.A658];2*[.B#REF!]*[.B657]/([.B#REF!]+[.B657]);0)" office:value-type="float" office:value="0">
            <text:p>0</text:p>
          </table:table-cell>
        </table:table-row>
        <table:table-row table:style-name="ro2">
          <table:table-cell office:value-type="string">
            <text:p>P:106,</text:p>
          </table:table-cell>
          <table:table-cell office:value-type="string">
            <text:p>TP:16,</text:p>
          </table:table-cell>
          <table:table-cell table:formula="of:=IF(&quot;XXX&quot;= [.A659];2*[.B657]*[.B658]/([.B657]+[.B65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660];2*[.B658]*[.B659]/([.B658]+[.B65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61];2*[.B660]*[.B#REF!]/([.B660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1/38</text:p>
          </table:table-cell>
          <table:table-cell table:formula="of:=IF(&quot;XXX&quot;= [.A662];2*[.B661]*[.B#REF!]/([.B66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1/59</text:p>
          </table:table-cell>
          <table:table-cell table:formula="of:=IF(&quot;XXX&quot;= [.A663];2*[.B#REF!]*[.B662]/([.B#REF!]+[.B662]);0)" office:value-type="float" office:value="0">
            <text:p>0</text:p>
          </table:table-cell>
        </table:table-row>
        <table:table-row table:style-name="ro2">
          <table:table-cell office:value-type="string">
            <text:p>P:38,</text:p>
          </table:table-cell>
          <table:table-cell office:value-type="string">
            <text:p>TP:11,</text:p>
          </table:table-cell>
          <table:table-cell table:formula="of:=IF(&quot;XXX&quot;= [.A664];2*[.B662]*[.B663]/([.B662]+[.B663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665];2*[.B663]*[.B664]/([.B663]+[.B664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666];2*[.B664]*[.B665]/([.B664]+[.B665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69/469</text:p>
          </table:table-cell>
          <table:table-cell table:formula="of:=IF(&quot;XXX&quot;= [.A667];2*[.B666]*[.B#REF!]/([.B66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69/693</text:p>
          </table:table-cell>
          <table:table-cell table:formula="of:=IF(&quot;XXX&quot;= [.A668];2*[.B#REF!]*[.B667]/([.B#REF!]+[.B667]);0)" office:value-type="float" office:value="0">
            <text:p>0</text:p>
          </table:table-cell>
        </table:table-row>
        <table:table-row table:style-name="ro2">
          <table:table-cell office:value-type="string">
            <text:p>P:469,</text:p>
          </table:table-cell>
          <table:table-cell office:value-type="string">
            <text:p>TP:169,</text:p>
          </table:table-cell>
          <table:table-cell table:formula="of:=IF(&quot;XXX&quot;= [.A669];2*[.B667]*[.B668]/([.B667]+[.B668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670];2*[.B669]*[.B#REF!]/([.B669]+[.B#REF!]);0)" office:value-type="float" office:value="0">
            <text:p>#VALUE!</text:p>
          </table:table-cell>
        </table:table-row>
        <table:table-row table:style-name="ro2">
          <table:table-cell table:style-name="ce1" office:value-type="string">
            <text:p>learning_rate</text:p>
          </table:table-cell>
          <table:table-cell table:style-name="ce1" office:value-type="string">
            <text:p>2e-05</text:p>
          </table:table-cell>
          <table:table-cell table:style-name="ce1" table:formula="of:=IF(&quot;XXX&quot;= [.A671];2*[.B#REF!]*[.B670]/([.B#REF!]+[.B670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oversampling_ratio</text:p>
          </table:table-cell>
          <table:table-cell table:style-name="ce1" office:value-type="float" office:value="4">
            <text:p>4</text:p>
          </table:table-cell>
          <table:table-cell table:style-name="ce1" table:formula="of:=IF(&quot;XXX&quot;= [.A672];2*[.B670]*[.B671]/([.B670]+[.B671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class_ratio</text:p>
          </table:table-cell>
          <table:table-cell table:style-name="ce1" office:value-type="float" office:value="1">
            <text:p>1</text:p>
          </table:table-cell>
          <table:table-cell table:style-name="ce1" table:formula="of:=IF(&quot;XXX&quot;= [.A673];2*[.B671]*[.B672]/([.B671]+[.B672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precision</text:p>
          </table:table-cell>
          <table:table-cell table:style-name="ce1" office:value-type="float" office:value="0.360341151385927">
            <text:p>0.3603411514</text:p>
          </table:table-cell>
          <table:table-cell table:style-name="ce1" table:formula="of:=IF(&quot;XXX&quot;= [.A674];2*[.B672]*[.B673]/([.B672]+[.B673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recall</text:p>
          </table:table-cell>
          <table:table-cell table:style-name="ce1" office:value-type="float" office:value="0.243867243867244">
            <text:p>0.2438672439</text:p>
          </table:table-cell>
          <table:table-cell table:style-name="ce1" table:formula="of:=IF(&quot;XXX&quot;= [.A675];2*[.B673]*[.B674]/([.B673]+[.B674]);0)" office:value-type="float" office:value="0">
            <text:p>0</text:p>
          </table:table-cell>
        </table:table-row>
        <table:table-row table:style-name="ro2">
          <table:table-cell table:style-name="ce1" office:value-type="string">
            <text:p>XXX</text:p>
          </table:table-cell>
          <table:table-cell table:style-name="ce1"/>
          <table:table-cell table:style-name="ce1" table:formula="of:=IF(&quot;XXX&quot;= [.A676];2*[.B674]*[.B675]/([.B674]+[.B675]);0)" office:value-type="float" office:value="0.290877796901893">
            <text:p>0.2908777969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677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78];2*[.B677]*[.B#REF!]/([.B677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28/141</text:p>
          </table:table-cell>
          <table:table-cell table:formula="of:=IF(&quot;XXX&quot;= [.A679];2*[.B678]*[.B#REF!]/([.B67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8/59</text:p>
          </table:table-cell>
          <table:table-cell table:formula="of:=IF(&quot;XXX&quot;= [.A680];2*[.B#REF!]*[.B679]/([.B#REF!]+[.B679]);0)" office:value-type="float" office:value="0">
            <text:p>0</text:p>
          </table:table-cell>
        </table:table-row>
        <table:table-row table:style-name="ro2">
          <table:table-cell office:value-type="string">
            <text:p>P:141,</text:p>
          </table:table-cell>
          <table:table-cell office:value-type="string">
            <text:p>TP:28,</text:p>
          </table:table-cell>
          <table:table-cell table:formula="of:=IF(&quot;XXX&quot;= [.A681];2*[.B679]*[.B680]/([.B679]+[.B68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682];2*[.B680]*[.B681]/([.B680]+[.B68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83];2*[.B682]*[.B#REF!]/([.B682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22/69</text:p>
          </table:table-cell>
          <table:table-cell table:formula="of:=IF(&quot;XXX&quot;= [.A684];2*[.B683]*[.B#REF!]/([.B68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2/59</text:p>
          </table:table-cell>
          <table:table-cell table:formula="of:=IF(&quot;XXX&quot;= [.A685];2*[.B#REF!]*[.B684]/([.B#REF!]+[.B684]);0)" office:value-type="float" office:value="0">
            <text:p>0</text:p>
          </table:table-cell>
        </table:table-row>
        <table:table-row table:style-name="ro2">
          <table:table-cell office:value-type="string">
            <text:p>P:69,</text:p>
          </table:table-cell>
          <table:table-cell office:value-type="string">
            <text:p>TP:22,</text:p>
          </table:table-cell>
          <table:table-cell table:formula="of:=IF(&quot;XXX&quot;= [.A686];2*[.B684]*[.B685]/([.B684]+[.B68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687];2*[.B685]*[.B686]/([.B685]+[.B68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688];2*[.B687]*[.B#REF!]/([.B687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18/58</text:p>
          </table:table-cell>
          <table:table-cell table:formula="of:=IF(&quot;XXX&quot;= [.A689];2*[.B688]*[.B#REF!]/([.B68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8/59</text:p>
          </table:table-cell>
          <table:table-cell table:formula="of:=IF(&quot;XXX&quot;= [.A690];2*[.B#REF!]*[.B689]/([.B#REF!]+[.B689]);0)" office:value-type="float" office:value="0">
            <text:p>0</text:p>
          </table:table-cell>
        </table:table-row>
        <table:table-row table:style-name="ro2">
          <table:table-cell office:value-type="string">
            <text:p>P:58,</text:p>
          </table:table-cell>
          <table:table-cell office:value-type="string">
            <text:p>TP:18,</text:p>
          </table:table-cell>
          <table:table-cell table:formula="of:=IF(&quot;XXX&quot;= [.A691];2*[.B689]*[.B690]/([.B689]+[.B690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692];2*[.B690]*[.B691]/([.B690]+[.B691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693];2*[.B691]*[.B692]/([.B691]+[.B692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68/886</text:p>
          </table:table-cell>
          <table:table-cell table:formula="of:=IF(&quot;XXX&quot;= [.A694];2*[.B693]*[.B#REF!]/([.B69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8/693</text:p>
          </table:table-cell>
          <table:table-cell table:formula="of:=IF(&quot;XXX&quot;= [.A695];2*[.B#REF!]*[.B694]/([.B#REF!]+[.B694]);0)" office:value-type="float" office:value="0">
            <text:p>0</text:p>
          </table:table-cell>
        </table:table-row>
        <table:table-row table:style-name="ro2">
          <table:table-cell office:value-type="string">
            <text:p>P:886,</text:p>
          </table:table-cell>
          <table:table-cell office:value-type="string">
            <text:p>TP:68,</text:p>
          </table:table-cell>
          <table:table-cell table:formula="of:=IF(&quot;XXX&quot;= [.A696];2*[.B694]*[.B695]/([.B694]+[.B695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697];2*[.B696]*[.B#REF!]/([.B696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698];2*[.B#REF!]*[.B697]/([.B#REF!]+[.B697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699];2*[.B697]*[.B698]/([.B697]+[.B698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2">
            <text:p>2</text:p>
          </table:table-cell>
          <table:table-cell table:formula="of:=IF(&quot;XXX&quot;= [.A700];2*[.B698]*[.B699]/([.B698]+[.B699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767494356659142">
            <text:p>0.0767494357</text:p>
          </table:table-cell>
          <table:table-cell table:formula="of:=IF(&quot;XXX&quot;= [.A701];2*[.B699]*[.B700]/([.B699]+[.B700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0981240981240981">
            <text:p>0.0981240981</text:p>
          </table:table-cell>
          <table:table-cell table:formula="of:=IF(&quot;XXX&quot;= [.A702];2*[.B700]*[.B701]/([.B700]+[.B701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03];2*[.B701]*[.B702]/([.B701]+[.B702]);0)" office:value-type="float" office:value="0.0861304623179227">
            <text:p>0.0861304623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704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05];2*[.B704]*[.B#REF!]/([.B704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14/136</text:p>
          </table:table-cell>
          <table:table-cell table:formula="of:=IF(&quot;XXX&quot;= [.A706];2*[.B705]*[.B#REF!]/([.B70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4/59</text:p>
          </table:table-cell>
          <table:table-cell table:formula="of:=IF(&quot;XXX&quot;= [.A707];2*[.B#REF!]*[.B706]/([.B#REF!]+[.B706]);0)" office:value-type="float" office:value="0">
            <text:p>0</text:p>
          </table:table-cell>
        </table:table-row>
        <table:table-row table:style-name="ro2">
          <table:table-cell office:value-type="string">
            <text:p>P:136,</text:p>
          </table:table-cell>
          <table:table-cell office:value-type="string">
            <text:p>TP:14,</text:p>
          </table:table-cell>
          <table:table-cell table:formula="of:=IF(&quot;XXX&quot;= [.A708];2*[.B706]*[.B707]/([.B706]+[.B70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709];2*[.B707]*[.B708]/([.B707]+[.B70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10];2*[.B709]*[.B#REF!]/([.B709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4/24</text:p>
          </table:table-cell>
          <table:table-cell table:formula="of:=IF(&quot;XXX&quot;= [.A711];2*[.B710]*[.B#REF!]/([.B71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59</text:p>
          </table:table-cell>
          <table:table-cell table:formula="of:=IF(&quot;XXX&quot;= [.A712];2*[.B#REF!]*[.B711]/([.B#REF!]+[.B711]);0)" office:value-type="float" office:value="0">
            <text:p>0</text:p>
          </table:table-cell>
        </table:table-row>
        <table:table-row table:style-name="ro2">
          <table:table-cell office:value-type="string">
            <text:p>P:24,</text:p>
          </table:table-cell>
          <table:table-cell office:value-type="string">
            <text:p>TP:4,</text:p>
          </table:table-cell>
          <table:table-cell table:formula="of:=IF(&quot;XXX&quot;= [.A713];2*[.B711]*[.B712]/([.B711]+[.B71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714];2*[.B712]*[.B713]/([.B712]+[.B71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15];2*[.B714]*[.B#REF!]/([.B714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4/15</text:p>
          </table:table-cell>
          <table:table-cell table:formula="of:=IF(&quot;XXX&quot;= [.A716];2*[.B715]*[.B#REF!]/([.B71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4/59</text:p>
          </table:table-cell>
          <table:table-cell table:formula="of:=IF(&quot;XXX&quot;= [.A717];2*[.B#REF!]*[.B716]/([.B#REF!]+[.B716]);0)" office:value-type="float" office:value="0">
            <text:p>0</text:p>
          </table:table-cell>
        </table:table-row>
        <table:table-row table:style-name="ro2">
          <table:table-cell office:value-type="string">
            <text:p>P:15,</text:p>
          </table:table-cell>
          <table:table-cell office:value-type="string">
            <text:p>TP:4,</text:p>
          </table:table-cell>
          <table:table-cell table:formula="of:=IF(&quot;XXX&quot;= [.A718];2*[.B716]*[.B717]/([.B716]+[.B717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719];2*[.B717]*[.B718]/([.B717]+[.B718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720];2*[.B718]*[.B719]/([.B718]+[.B719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88/420</text:p>
          </table:table-cell>
          <table:table-cell table:formula="of:=IF(&quot;XXX&quot;= [.A721];2*[.B720]*[.B#REF!]/([.B72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88/693</text:p>
          </table:table-cell>
          <table:table-cell table:formula="of:=IF(&quot;XXX&quot;= [.A722];2*[.B#REF!]*[.B721]/([.B#REF!]+[.B721]);0)" office:value-type="float" office:value="0">
            <text:p>0</text:p>
          </table:table-cell>
        </table:table-row>
        <table:table-row table:style-name="ro2">
          <table:table-cell office:value-type="string">
            <text:p>P:420,</text:p>
          </table:table-cell>
          <table:table-cell office:value-type="string">
            <text:p>TP:88,</text:p>
          </table:table-cell>
          <table:table-cell table:formula="of:=IF(&quot;XXX&quot;= [.A723];2*[.B721]*[.B722]/([.B721]+[.B722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24];2*[.B723]*[.B#REF!]/([.B723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725];2*[.B#REF!]*[.B724]/([.B#REF!]+[.B724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726];2*[.B724]*[.B725]/([.B724]+[.B725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727];2*[.B725]*[.B726]/([.B725]+[.B726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20952380952381">
            <text:p>0.2095238095</text:p>
          </table:table-cell>
          <table:table-cell table:formula="of:=IF(&quot;XXX&quot;= [.A728];2*[.B726]*[.B727]/([.B726]+[.B727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26984126984127">
            <text:p>0.126984127</text:p>
          </table:table-cell>
          <table:table-cell table:formula="of:=IF(&quot;XXX&quot;= [.A729];2*[.B727]*[.B728]/([.B727]+[.B728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30];2*[.B728]*[.B729]/([.B728]+[.B729]);0)" office:value-type="float" office:value="0.158131176999102">
            <text:p>0.158131177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731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32];2*[.B731]*[.B#REF!]/([.B731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9/40</text:p>
          </table:table-cell>
          <table:table-cell table:formula="of:=IF(&quot;XXX&quot;= [.A733];2*[.B732]*[.B#REF!]/([.B73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9/59</text:p>
          </table:table-cell>
          <table:table-cell table:formula="of:=IF(&quot;XXX&quot;= [.A734];2*[.B#REF!]*[.B733]/([.B#REF!]+[.B733]);0)" office:value-type="float" office:value="0">
            <text:p>0</text:p>
          </table:table-cell>
        </table:table-row>
        <table:table-row table:style-name="ro2">
          <table:table-cell office:value-type="string">
            <text:p>P:40,</text:p>
          </table:table-cell>
          <table:table-cell office:value-type="string">
            <text:p>TP:9,</text:p>
          </table:table-cell>
          <table:table-cell table:formula="of:=IF(&quot;XXX&quot;= [.A735];2*[.B733]*[.B734]/([.B733]+[.B734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736];2*[.B734]*[.B735]/([.B734]+[.B735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37];2*[.B736]*[.B#REF!]/([.B736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8/38</text:p>
          </table:table-cell>
          <table:table-cell table:formula="of:=IF(&quot;XXX&quot;= [.A738];2*[.B737]*[.B#REF!]/([.B73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8/59</text:p>
          </table:table-cell>
          <table:table-cell table:formula="of:=IF(&quot;XXX&quot;= [.A739];2*[.B#REF!]*[.B738]/([.B#REF!]+[.B738]);0)" office:value-type="float" office:value="0">
            <text:p>0</text:p>
          </table:table-cell>
        </table:table-row>
        <table:table-row table:style-name="ro2">
          <table:table-cell office:value-type="string">
            <text:p>P:38,</text:p>
          </table:table-cell>
          <table:table-cell office:value-type="string">
            <text:p>TP:8,</text:p>
          </table:table-cell>
          <table:table-cell table:formula="of:=IF(&quot;XXX&quot;= [.A740];2*[.B738]*[.B739]/([.B738]+[.B739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741];2*[.B739]*[.B740]/([.B739]+[.B740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42];2*[.B741]*[.B#REF!]/([.B741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5/19</text:p>
          </table:table-cell>
          <table:table-cell table:formula="of:=IF(&quot;XXX&quot;= [.A743];2*[.B742]*[.B#REF!]/([.B742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/59</text:p>
          </table:table-cell>
          <table:table-cell table:formula="of:=IF(&quot;XXX&quot;= [.A744];2*[.B#REF!]*[.B743]/([.B#REF!]+[.B743]);0)" office:value-type="float" office:value="0">
            <text:p>0</text:p>
          </table:table-cell>
        </table:table-row>
        <table:table-row table:style-name="ro2">
          <table:table-cell office:value-type="string">
            <text:p>P:19,</text:p>
          </table:table-cell>
          <table:table-cell office:value-type="string">
            <text:p>TP:5,</text:p>
          </table:table-cell>
          <table:table-cell table:formula="of:=IF(&quot;XXX&quot;= [.A745];2*[.B743]*[.B744]/([.B743]+[.B744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746];2*[.B744]*[.B745]/([.B744]+[.B745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747];2*[.B745]*[.B746]/([.B745]+[.B746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68/471</text:p>
          </table:table-cell>
          <table:table-cell table:formula="of:=IF(&quot;XXX&quot;= [.A748];2*[.B747]*[.B#REF!]/([.B747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68/693</text:p>
          </table:table-cell>
          <table:table-cell table:formula="of:=IF(&quot;XXX&quot;= [.A749];2*[.B#REF!]*[.B748]/([.B#REF!]+[.B748]);0)" office:value-type="float" office:value="0">
            <text:p>0</text:p>
          </table:table-cell>
        </table:table-row>
        <table:table-row table:style-name="ro2">
          <table:table-cell office:value-type="string">
            <text:p>P:471,</text:p>
          </table:table-cell>
          <table:table-cell office:value-type="string">
            <text:p>TP:68,</text:p>
          </table:table-cell>
          <table:table-cell table:formula="of:=IF(&quot;XXX&quot;= [.A750];2*[.B748]*[.B749]/([.B748]+[.B749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51];2*[.B750]*[.B#REF!]/([.B750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752];2*[.B#REF!]*[.B751]/([.B#REF!]+[.B751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4">
            <text:p>4</text:p>
          </table:table-cell>
          <table:table-cell table:formula="of:=IF(&quot;XXX&quot;= [.A753];2*[.B751]*[.B752]/([.B751]+[.B752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754];2*[.B752]*[.B753]/([.B752]+[.B753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44373673036093">
            <text:p>0.144373673</text:p>
          </table:table-cell>
          <table:table-cell table:formula="of:=IF(&quot;XXX&quot;= [.A755];2*[.B753]*[.B754]/([.B753]+[.B754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0981240981240981">
            <text:p>0.0981240981</text:p>
          </table:table-cell>
          <table:table-cell table:formula="of:=IF(&quot;XXX&quot;= [.A756];2*[.B754]*[.B755]/([.B754]+[.B755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57];2*[.B755]*[.B756]/([.B755]+[.B756]);0)" office:value-type="float" office:value="0.116838487972508">
            <text:p>0.116838488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758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59];2*[.B758]*[.B#REF!]/([.B758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24/124</text:p>
          </table:table-cell>
          <table:table-cell table:formula="of:=IF(&quot;XXX&quot;= [.A760];2*[.B759]*[.B#REF!]/([.B75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4/59</text:p>
          </table:table-cell>
          <table:table-cell table:formula="of:=IF(&quot;XXX&quot;= [.A761];2*[.B#REF!]*[.B760]/([.B#REF!]+[.B760]);0)" office:value-type="float" office:value="0">
            <text:p>0</text:p>
          </table:table-cell>
        </table:table-row>
        <table:table-row table:style-name="ro2">
          <table:table-cell office:value-type="string">
            <text:p>P:124,</text:p>
          </table:table-cell>
          <table:table-cell office:value-type="string">
            <text:p>TP:24,</text:p>
          </table:table-cell>
          <table:table-cell table:formula="of:=IF(&quot;XXX&quot;= [.A762];2*[.B760]*[.B761]/([.B760]+[.B761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763];2*[.B761]*[.B762]/([.B761]+[.B762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64];2*[.B763]*[.B#REF!]/([.B763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23/87</text:p>
          </table:table-cell>
          <table:table-cell table:formula="of:=IF(&quot;XXX&quot;= [.A765];2*[.B764]*[.B#REF!]/([.B76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3/59</text:p>
          </table:table-cell>
          <table:table-cell table:formula="of:=IF(&quot;XXX&quot;= [.A766];2*[.B#REF!]*[.B765]/([.B#REF!]+[.B765]);0)" office:value-type="float" office:value="0">
            <text:p>0</text:p>
          </table:table-cell>
        </table:table-row>
        <table:table-row table:style-name="ro2">
          <table:table-cell office:value-type="string">
            <text:p>P:87,</text:p>
          </table:table-cell>
          <table:table-cell office:value-type="string">
            <text:p>TP:23,</text:p>
          </table:table-cell>
          <table:table-cell table:formula="of:=IF(&quot;XXX&quot;= [.A767];2*[.B765]*[.B766]/([.B765]+[.B766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768];2*[.B766]*[.B767]/([.B766]+[.B767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69];2*[.B768]*[.B#REF!]/([.B768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23/94</text:p>
          </table:table-cell>
          <table:table-cell table:formula="of:=IF(&quot;XXX&quot;= [.A770];2*[.B769]*[.B#REF!]/([.B769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3/59</text:p>
          </table:table-cell>
          <table:table-cell table:formula="of:=IF(&quot;XXX&quot;= [.A771];2*[.B#REF!]*[.B770]/([.B#REF!]+[.B770]);0)" office:value-type="float" office:value="0">
            <text:p>0</text:p>
          </table:table-cell>
        </table:table-row>
        <table:table-row table:style-name="ro2">
          <table:table-cell office:value-type="string">
            <text:p>P:94,</text:p>
          </table:table-cell>
          <table:table-cell office:value-type="string">
            <text:p>TP:23,</text:p>
          </table:table-cell>
          <table:table-cell table:formula="of:=IF(&quot;XXX&quot;= [.A772];2*[.B770]*[.B771]/([.B770]+[.B771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773];2*[.B771]*[.B772]/([.B771]+[.B772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1.0</text:p>
          </table:table-cell>
          <table:table-cell table:formula="of:=IF(&quot;XXX&quot;= [.A774];2*[.B772]*[.B773]/([.B772]+[.B773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176/1271</text:p>
          </table:table-cell>
          <table:table-cell table:formula="of:=IF(&quot;XXX&quot;= [.A775];2*[.B774]*[.B#REF!]/([.B774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76/693</text:p>
          </table:table-cell>
          <table:table-cell table:formula="of:=IF(&quot;XXX&quot;= [.A776];2*[.B#REF!]*[.B775]/([.B#REF!]+[.B775]);0)" office:value-type="float" office:value="0">
            <text:p>0</text:p>
          </table:table-cell>
        </table:table-row>
        <table:table-row table:style-name="ro2">
          <table:table-cell office:value-type="string">
            <text:p>P:1271,</text:p>
          </table:table-cell>
          <table:table-cell office:value-type="string">
            <text:p>TP:176,</text:p>
          </table:table-cell>
          <table:table-cell table:formula="of:=IF(&quot;XXX&quot;= [.A777];2*[.B775]*[.B776]/([.B775]+[.B77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78];2*[.B777]*[.B#REF!]/([.B777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779];2*[.B#REF!]*[.B778]/([.B#REF!]+[.B778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780];2*[.B778]*[.B779]/([.B778]+[.B779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1">
            <text:p>1</text:p>
          </table:table-cell>
          <table:table-cell table:formula="of:=IF(&quot;XXX&quot;= [.A781];2*[.B779]*[.B780]/([.B779]+[.B780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38473642800944">
            <text:p>0.1384736428</text:p>
          </table:table-cell>
          <table:table-cell table:formula="of:=IF(&quot;XXX&quot;= [.A782];2*[.B780]*[.B781]/([.B780]+[.B781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253968253968254">
            <text:p>0.253968254</text:p>
          </table:table-cell>
          <table:table-cell table:formula="of:=IF(&quot;XXX&quot;= [.A783];2*[.B781]*[.B782]/([.B781]+[.B782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784];2*[.B782]*[.B783]/([.B782]+[.B783]);0)" office:value-type="float" office:value="0.179226069246436">
            <text:p>0.1792260692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785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86];2*[.B785]*[.B#REF!]/([.B785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24/151</text:p>
          </table:table-cell>
          <table:table-cell table:formula="of:=IF(&quot;XXX&quot;= [.A787];2*[.B786]*[.B#REF!]/([.B78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4/59</text:p>
          </table:table-cell>
          <table:table-cell table:formula="of:=IF(&quot;XXX&quot;= [.A788];2*[.B#REF!]*[.B787]/([.B#REF!]+[.B787]);0)" office:value-type="float" office:value="0">
            <text:p>0</text:p>
          </table:table-cell>
        </table:table-row>
        <table:table-row table:style-name="ro2">
          <table:table-cell office:value-type="string">
            <text:p>P:151,</text:p>
          </table:table-cell>
          <table:table-cell office:value-type="string">
            <text:p>TP:24,</text:p>
          </table:table-cell>
          <table:table-cell table:formula="of:=IF(&quot;XXX&quot;= [.A789];2*[.B787]*[.B788]/([.B787]+[.B788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790];2*[.B788]*[.B789]/([.B788]+[.B789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91];2*[.B790]*[.B#REF!]/([.B790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23/180</text:p>
          </table:table-cell>
          <table:table-cell table:formula="of:=IF(&quot;XXX&quot;= [.A792];2*[.B791]*[.B#REF!]/([.B79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3/59</text:p>
          </table:table-cell>
          <table:table-cell table:formula="of:=IF(&quot;XXX&quot;= [.A793];2*[.B#REF!]*[.B792]/([.B#REF!]+[.B792]);0)" office:value-type="float" office:value="0">
            <text:p>0</text:p>
          </table:table-cell>
        </table:table-row>
        <table:table-row table:style-name="ro2">
          <table:table-cell office:value-type="string">
            <text:p>P:180,</text:p>
          </table:table-cell>
          <table:table-cell office:value-type="string">
            <text:p>TP:23,</text:p>
          </table:table-cell>
          <table:table-cell table:formula="of:=IF(&quot;XXX&quot;= [.A794];2*[.B792]*[.B793]/([.B792]+[.B793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795];2*[.B793]*[.B794]/([.B793]+[.B794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796];2*[.B795]*[.B#REF!]/([.B795]+[.B#REF!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14/42</text:p>
          </table:table-cell>
          <table:table-cell table:formula="of:=IF(&quot;XXX&quot;= [.A797];2*[.B796]*[.B#REF!]/([.B796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4/59</text:p>
          </table:table-cell>
          <table:table-cell table:formula="of:=IF(&quot;XXX&quot;= [.A798];2*[.B#REF!]*[.B797]/([.B#REF!]+[.B797]);0)" office:value-type="float" office:value="0">
            <text:p>0</text:p>
          </table:table-cell>
        </table:table-row>
        <table:table-row table:style-name="ro2">
          <table:table-cell office:value-type="string">
            <text:p>P:42,</text:p>
          </table:table-cell>
          <table:table-cell office:value-type="string">
            <text:p>TP:14,</text:p>
          </table:table-cell>
          <table:table-cell table:formula="of:=IF(&quot;XXX&quot;= [.A799];2*[.B797]*[.B798]/([.B797]+[.B798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800];2*[.B798]*[.B799]/([.B798]+[.B799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2.0012004801920766</text:p>
          </table:table-cell>
          <table:table-cell table:formula="of:=IF(&quot;XXX&quot;= [.A801];2*[.B799]*[.B800]/([.B799]+[.B800]);0)" office:value-type="float" office:value="0">
            <text:p>0</text:p>
          </table:table-cell>
        </table:table-row>
        <table:table-row table:style-name="ro2">
          <table:table-cell office:value-type="string">
            <text:p>Precission:</text:p>
          </table:table-cell>
          <table:table-cell office:value-type="string">
            <text:p>88/484</text:p>
          </table:table-cell>
          <table:table-cell table:formula="of:=IF(&quot;XXX&quot;= [.A802];2*[.B801]*[.B#REF!]/([.B801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88/693</text:p>
          </table:table-cell>
          <table:table-cell table:formula="of:=IF(&quot;XXX&quot;= [.A803];2*[.B#REF!]*[.B802]/([.B#REF!]+[.B802]);0)" office:value-type="float" office:value="0">
            <text:p>0</text:p>
          </table:table-cell>
        </table:table-row>
        <table:table-row table:style-name="ro2">
          <table:table-cell office:value-type="string">
            <text:p>P:484,</text:p>
          </table:table-cell>
          <table:table-cell office:value-type="string">
            <text:p>TP:88,</text:p>
          </table:table-cell>
          <table:table-cell table:formula="of:=IF(&quot;XXX&quot;= [.A804];2*[.B802]*[.B803]/([.B802]+[.B803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05];2*[.B804]*[.B#REF!]/([.B804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806];2*[.B#REF!]*[.B805]/([.B#REF!]+[.B805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807];2*[.B805]*[.B806]/([.B805]+[.B806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2">
            <text:p>2</text:p>
          </table:table-cell>
          <table:table-cell table:formula="of:=IF(&quot;XXX&quot;= [.A808];2*[.B806]*[.B807]/([.B806]+[.B807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181818181818182">
            <text:p>0.1818181818</text:p>
          </table:table-cell>
          <table:table-cell table:formula="of:=IF(&quot;XXX&quot;= [.A809];2*[.B807]*[.B808]/([.B807]+[.B808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26984126984127">
            <text:p>0.126984127</text:p>
          </table:table-cell>
          <table:table-cell table:formula="of:=IF(&quot;XXX&quot;= [.A810];2*[.B808]*[.B809]/([.B808]+[.B809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11];2*[.B809]*[.B810]/([.B809]+[.B810]);0)" office:value-type="float" office:value="0.149532710280374">
            <text:p>0.1495327103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812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13];2*[.B812]*[.B#REF!]/([.B81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1/69</text:p>
          </table:table-cell>
          <table:table-cell table:formula="of:=IF(&quot;XXX&quot;= [.A814];2*[.B813]*[.B#REF!]/([.B81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1/59</text:p>
          </table:table-cell>
          <table:table-cell table:formula="of:=IF(&quot;XXX&quot;= [.A815];2*[.B#REF!]*[.B814]/([.B#REF!]+[.B814]);0)" office:value-type="float" office:value="0">
            <text:p>0</text:p>
          </table:table-cell>
        </table:table-row>
        <table:table-row table:style-name="ro2">
          <table:table-cell office:value-type="string">
            <text:p>P:69,</text:p>
          </table:table-cell>
          <table:table-cell office:value-type="string">
            <text:p>TP:21,</text:p>
          </table:table-cell>
          <table:table-cell table:formula="of:=IF(&quot;XXX&quot;= [.A816];2*[.B814]*[.B815]/([.B814]+[.B815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817];2*[.B815]*[.B816]/([.B815]+[.B816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18];2*[.B817]*[.B#REF!]/([.B817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3/109</text:p>
          </table:table-cell>
          <table:table-cell table:formula="of:=IF(&quot;XXX&quot;= [.A819];2*[.B818]*[.B#REF!]/([.B81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3/59</text:p>
          </table:table-cell>
          <table:table-cell table:formula="of:=IF(&quot;XXX&quot;= [.A820];2*[.B#REF!]*[.B819]/([.B#REF!]+[.B819]);0)" office:value-type="float" office:value="0">
            <text:p>0</text:p>
          </table:table-cell>
        </table:table-row>
        <table:table-row table:style-name="ro2">
          <table:table-cell office:value-type="string">
            <text:p>P:109,</text:p>
          </table:table-cell>
          <table:table-cell office:value-type="string">
            <text:p>TP:23,</text:p>
          </table:table-cell>
          <table:table-cell table:formula="of:=IF(&quot;XXX&quot;= [.A821];2*[.B819]*[.B820]/([.B819]+[.B820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822];2*[.B820]*[.B821]/([.B820]+[.B821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23];2*[.B822]*[.B#REF!]/([.B822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7/85</text:p>
          </table:table-cell>
          <table:table-cell table:formula="of:=IF(&quot;XXX&quot;= [.A824];2*[.B823]*[.B#REF!]/([.B823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7/59</text:p>
          </table:table-cell>
          <table:table-cell table:formula="of:=IF(&quot;XXX&quot;= [.A825];2*[.B#REF!]*[.B824]/([.B#REF!]+[.B824]);0)" office:value-type="float" office:value="0">
            <text:p>0</text:p>
          </table:table-cell>
        </table:table-row>
        <table:table-row table:style-name="ro2">
          <table:table-cell office:value-type="string">
            <text:p>P:85,</text:p>
          </table:table-cell>
          <table:table-cell office:value-type="string">
            <text:p>TP:17,</text:p>
          </table:table-cell>
          <table:table-cell table:formula="of:=IF(&quot;XXX&quot;= [.A826];2*[.B824]*[.B825]/([.B824]+[.B825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827];2*[.B825]*[.B826]/([.B825]+[.B826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4.0</text:p>
          </table:table-cell>
          <table:table-cell table:formula="of:=IF(&quot;XXX&quot;= [.A828];2*[.B826]*[.B827]/([.B826]+[.B827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79/949</text:p>
          </table:table-cell>
          <table:table-cell table:formula="of:=IF(&quot;XXX&quot;= [.A829];2*[.B828]*[.B#REF!]/([.B828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79/693</text:p>
          </table:table-cell>
          <table:table-cell table:formula="of:=IF(&quot;XXX&quot;= [.A830];2*[.B#REF!]*[.B829]/([.B#REF!]+[.B829]);0)" office:value-type="float" office:value="0">
            <text:p>0</text:p>
          </table:table-cell>
        </table:table-row>
        <table:table-row table:style-name="ro2">
          <table:table-cell office:value-type="string">
            <text:p>P:949,</text:p>
          </table:table-cell>
          <table:table-cell office:value-type="string">
            <text:p>TP:79,</text:p>
          </table:table-cell>
          <table:table-cell table:formula="of:=IF(&quot;XXX&quot;= [.A831];2*[.B829]*[.B830]/([.B829]+[.B830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32];2*[.B831]*[.B#REF!]/([.B831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833];2*[.B#REF!]*[.B832]/([.B#REF!]+[.B832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834];2*[.B832]*[.B833]/([.B832]+[.B833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4">
            <text:p>4</text:p>
          </table:table-cell>
          <table:table-cell table:formula="of:=IF(&quot;XXX&quot;= [.A835];2*[.B833]*[.B834]/([.B833]+[.B834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083245521601686">
            <text:p>0.0832455216</text:p>
          </table:table-cell>
          <table:table-cell table:formula="of:=IF(&quot;XXX&quot;= [.A836];2*[.B834]*[.B835]/([.B834]+[.B835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113997113997114">
            <text:p>0.113997114</text:p>
          </table:table-cell>
          <table:table-cell table:formula="of:=IF(&quot;XXX&quot;= [.A837];2*[.B835]*[.B836]/([.B835]+[.B836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38];2*[.B836]*[.B837]/([.B836]+[.B837]);0)" office:value-type="float" office:value="0.0962241169305725">
            <text:p>0.0962241169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0/3</text:p>
          </table:table-cell>
          <table:table-cell table:formula="of:=IF(&quot;XXX&quot;= [.A839];2*[.B#REF!]*[.B#REF!]/([.B#REF!]+[.B#REF!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40];2*[.B839]*[.B#REF!]/([.B83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0/70</text:p>
          </table:table-cell>
          <table:table-cell table:formula="of:=IF(&quot;XXX&quot;= [.A841];2*[.B840]*[.B#REF!]/([.B84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0/59</text:p>
          </table:table-cell>
          <table:table-cell table:formula="of:=IF(&quot;XXX&quot;= [.A842];2*[.B#REF!]*[.B841]/([.B#REF!]+[.B841]);0)" office:value-type="float" office:value="0">
            <text:p>0</text:p>
          </table:table-cell>
        </table:table-row>
        <table:table-row table:style-name="ro2">
          <table:table-cell office:value-type="string">
            <text:p>P:70,</text:p>
          </table:table-cell>
          <table:table-cell office:value-type="string">
            <text:p>TP:20,</text:p>
          </table:table-cell>
          <table:table-cell table:formula="of:=IF(&quot;XXX&quot;= [.A843];2*[.B841]*[.B842]/([.B841]+[.B842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1/3</text:p>
          </table:table-cell>
          <table:table-cell table:formula="of:=IF(&quot;XXX&quot;= [.A844];2*[.B842]*[.B843]/([.B842]+[.B843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45];2*[.B844]*[.B#REF!]/([.B844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15/108</text:p>
          </table:table-cell>
          <table:table-cell table:formula="of:=IF(&quot;XXX&quot;= [.A846];2*[.B845]*[.B#REF!]/([.B84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15/59</text:p>
          </table:table-cell>
          <table:table-cell table:formula="of:=IF(&quot;XXX&quot;= [.A847];2*[.B#REF!]*[.B846]/([.B#REF!]+[.B846]);0)" office:value-type="float" office:value="0">
            <text:p>0</text:p>
          </table:table-cell>
        </table:table-row>
        <table:table-row table:style-name="ro2">
          <table:table-cell office:value-type="string">
            <text:p>P:108,</text:p>
          </table:table-cell>
          <table:table-cell office:value-type="string">
            <text:p>TP:15,</text:p>
          </table:table-cell>
          <table:table-cell table:formula="of:=IF(&quot;XXX&quot;= [.A848];2*[.B846]*[.B847]/([.B846]+[.B847]);0)" office:value-type="float" office:value="0">
            <text:p>0</text:p>
          </table:table-cell>
        </table:table-row>
        <table:table-row table:style-name="ro2">
          <table:table-cell office:value-type="string">
            <text:p>Epoch</text:p>
          </table:table-cell>
          <table:table-cell office:value-type="string">
            <text:p>2/3</text:p>
          </table:table-cell>
          <table:table-cell table:formula="of:=IF(&quot;XXX&quot;= [.A849];2*[.B847]*[.B848]/([.B847]+[.B848]);0)" office:value-type="float" office:value="0">
            <text:p>0</text:p>
          </table:table-cell>
        </table:table-row>
        <table:table-row table:style-name="ro2">
          <table:table-cell office:value-type="string">
            <text:p>Loss</text:p>
          </table:table-cell>
          <table:table-cell office:value-type="string">
            <text:p>in</text:p>
          </table:table-cell>
          <table:table-cell table:formula="of:=IF(&quot;XXX&quot;= [.A850];2*[.B849]*[.B#REF!]/([.B849]+[.B#REF!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2/12</text:p>
          </table:table-cell>
          <table:table-cell table:formula="of:=IF(&quot;XXX&quot;= [.A851];2*[.B850]*[.B#REF!]/([.B850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2/59</text:p>
          </table:table-cell>
          <table:table-cell table:formula="of:=IF(&quot;XXX&quot;= [.A852];2*[.B#REF!]*[.B851]/([.B#REF!]+[.B851]);0)" office:value-type="float" office:value="0">
            <text:p>0</text:p>
          </table:table-cell>
        </table:table-row>
        <table:table-row table:style-name="ro2">
          <table:table-cell office:value-type="string">
            <text:p>P:12,</text:p>
          </table:table-cell>
          <table:table-cell office:value-type="string">
            <text:p>TP:2,</text:p>
          </table:table-cell>
          <table:table-cell table:formula="of:=IF(&quot;XXX&quot;= [.A853];2*[.B851]*[.B852]/([.B851]+[.B852]);0)" office:value-type="float" office:value="0">
            <text:p>0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saw</text:p>
          </table:table-cell>
          <table:table-cell table:formula="of:=IF(&quot;XXX&quot;= [.A854];2*[.B852]*[.B853]/([.B852]+[.B853]);0)" office:value-type="float" office:value="0">
            <text:p>0</text:p>
          </table:table-cell>
        </table:table-row>
        <table:table-row table:style-name="ro2">
          <table:table-cell office:value-type="string">
            <text:p>Ratio</text:p>
          </table:table-cell>
          <table:table-cell office:value-type="string">
            <text:p>1:8.00900900900901</text:p>
          </table:table-cell>
          <table:table-cell table:formula="of:=IF(&quot;XXX&quot;= [.A855];2*[.B853]*[.B854]/([.B853]+[.B854]);0)" office:value-type="float" office:value="0">
            <text:p>0</text:p>
          </table:table-cell>
        </table:table-row>
        <table:table-row table:style-name="ro1">
          <table:table-cell office:value-type="string">
            <text:p>Precission:</text:p>
          </table:table-cell>
          <table:table-cell office:value-type="string">
            <text:p>56/245</text:p>
          </table:table-cell>
          <table:table-cell table:formula="of:=IF(&quot;XXX&quot;= [.A856];2*[.B855]*[.B#REF!]/([.B855]+[.B#REF!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string">
            <text:p>56/693</text:p>
          </table:table-cell>
          <table:table-cell table:formula="of:=IF(&quot;XXX&quot;= [.A857];2*[.B#REF!]*[.B856]/([.B#REF!]+[.B856]);0)" office:value-type="float" office:value="0">
            <text:p>0</text:p>
          </table:table-cell>
        </table:table-row>
        <table:table-row table:style-name="ro2">
          <table:table-cell office:value-type="string">
            <text:p>P:245,</text:p>
          </table:table-cell>
          <table:table-cell office:value-type="string">
            <text:p>TP:56,</text:p>
          </table:table-cell>
          <table:table-cell table:formula="of:=IF(&quot;XXX&quot;= [.A858];2*[.B856]*[.B857]/([.B856]+[.B857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59];2*[.B858]*[.B#REF!]/([.B858]+[.B#REF!]);0)" office:value-type="float" office:value="0">
            <text:p>#VALUE!</text:p>
          </table:table-cell>
        </table:table-row>
        <table:table-row table:style-name="ro2">
          <table:table-cell office:value-type="string">
            <text:p>learning_rate</text:p>
          </table:table-cell>
          <table:table-cell office:value-type="string">
            <text:p>2e-05</text:p>
          </table:table-cell>
          <table:table-cell table:formula="of:=IF(&quot;XXX&quot;= [.A860];2*[.B#REF!]*[.B859]/([.B#REF!]+[.B859]);0)" office:value-type="float" office:value="0">
            <text:p>0</text:p>
          </table:table-cell>
        </table:table-row>
        <table:table-row table:style-name="ro2">
          <table:table-cell office:value-type="string">
            <text:p>oversampling_ratio</text:p>
          </table:table-cell>
          <table:table-cell office:value-type="float" office:value="-1">
            <text:p>-1</text:p>
          </table:table-cell>
          <table:table-cell table:formula="of:=IF(&quot;XXX&quot;= [.A861];2*[.B859]*[.B860]/([.B859]+[.B860]);0)" office:value-type="float" office:value="0">
            <text:p>0</text:p>
          </table:table-cell>
        </table:table-row>
        <table:table-row table:style-name="ro2">
          <table:table-cell office:value-type="string">
            <text:p>class_ratio</text:p>
          </table:table-cell>
          <table:table-cell office:value-type="float" office:value="8">
            <text:p>8</text:p>
          </table:table-cell>
          <table:table-cell table:formula="of:=IF(&quot;XXX&quot;= [.A862];2*[.B860]*[.B861]/([.B860]+[.B861]);0)" office:value-type="float" office:value="0">
            <text:p>0</text:p>
          </table:table-cell>
        </table:table-row>
        <table:table-row table:style-name="ro2">
          <table:table-cell office:value-type="string">
            <text:p>precision</text:p>
          </table:table-cell>
          <table:table-cell office:value-type="float" office:value="0.228571428571429">
            <text:p>0.2285714286</text:p>
          </table:table-cell>
          <table:table-cell table:formula="of:=IF(&quot;XXX&quot;= [.A863];2*[.B861]*[.B862]/([.B861]+[.B862]);0)" office:value-type="float" office:value="0">
            <text:p>0</text:p>
          </table:table-cell>
        </table:table-row>
        <table:table-row table:style-name="ro2">
          <table:table-cell office:value-type="string">
            <text:p>recall</text:p>
          </table:table-cell>
          <table:table-cell office:value-type="float" office:value="0.0808080808080808">
            <text:p>0.0808080808</text:p>
          </table:table-cell>
          <table:table-cell table:formula="of:=IF(&quot;XXX&quot;= [.A864];2*[.B862]*[.B863]/([.B862]+[.B863]);0)" office:value-type="float" office:value="0">
            <text:p>0</text:p>
          </table:table-cell>
        </table:table-row>
        <table:table-row table:style-name="ro2">
          <table:table-cell office:value-type="string">
            <text:p>XXX</text:p>
          </table:table-cell>
          <table:table-cell/>
          <table:table-cell table:formula="of:=IF(&quot;XXX&quot;= [.A865];2*[.B863]*[.B864]/([.B863]+[.B864]);0)" office:value-type="float" office:value="0.119402985074627">
            <text:p>0.1194029851</text:p>
          </table:table-cell>
        </table:table-row>
      </table:table>
      <table:database-ranges>
        <table:database-range table:name="__Anonymous_Sheet_DB__1" table:target-range-address="ROLLING.A1:ROLLING.C1048258" table:display-filter-buttons="true"/>
        <table:database-range table:name="__Anonymous_Sheet_DB__2" table:target-range-address="EDITS.A1:EDITS.C1048258" table:display-filter-buttons="true"/>
        <table:database-range table:name="__Anonymous_Sheet_DB__3" table:target-range-address="ADDED.A1:ADDED.C1048258" table:display-filter-buttons="true"/>
        <table:database-range table:name="__Anonymous_Sheet_DB__4" table:target-range-address="AST.A1:AST.C1048222" table:display-filter-buttons="true"/>
        <table:database-range table:target-range-address="EDITS.A1:EDITS.AMJ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7">11/07/2022</text:date>, <text:time>12:0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7T09:10:29.89</meta:creation-date>
    <dc:date>2022-11-07T12:09:33.87</dc:date>
    <meta:editing-duration>PT26M53S</meta:editing-duration>
    <meta:editing-cycles>10</meta:editing-cycles>
    <meta:generator>OpenOffice/4.1.11$Win32 OpenOffice.org_project/4111m1$Build-9808</meta:generator>
    <meta:document-statistic meta:table-count="4" meta:cell-count="10274" meta:object-count="0"/>
  </office:meta>
</office:document-meta>
</file>